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2" svg:font-family="'Times New Roman'"/>
    <style:font-face style:name="Verdana" svg:font-family="Verdana, Geneva, sans-serif"/>
    <style:font-face style:name="sans-serif" svg:font-family="sans-serif"/>
    <style:font-face style:name="TimesNewRomanPSMT" svg:font-family="TimesNewRomanPSMT"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2" style:family="table">
      <style:table-properties style:width="16.917cm" fo:margin-left="-0.208cm" table:align="left" style:writing-mode="lr-tb"/>
    </style:style>
    <style:style style:name="Таблица2.A" style:family="table-column">
      <style:table-column-properties style:column-width="3.276cm"/>
    </style:style>
    <style:style style:name="Таблица2.B" style:family="table-column">
      <style:table-column-properties style:column-width="3.302cm"/>
    </style:style>
    <style:style style:name="Таблица2.C" style:family="table-column">
      <style:table-column-properties style:column-width="3.96cm"/>
    </style:style>
    <style:style style:name="Таблица2.D" style:family="table-column">
      <style:table-column-properties style:column-width="6.38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top" fo:padding-left="0.191cm" fo:padding-right="0.191cm" fo:padding-top="0cm" fo:padding-bottom="0cm" fo:border="0.018cm solid #000000" style:writing-mode="lr-tb"/>
    </style:style>
    <style:style style:name="Таблица4" style:family="table">
      <style:table-properties style:width="15.884cm" fo:margin-left="-0.644cm" table:align="left" style:writing-mode="lr-tb"/>
    </style:style>
    <style:style style:name="Таблица4.A" style:family="table-column">
      <style:table-column-properties style:column-width="3.177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E1" style:family="table-cell">
      <style:table-cell-properties style:vertical-align="top" fo:padding-left="0.191cm" fo:padding-right="0.191cm" fo:padding-top="0cm" fo:padding-bottom="0cm" fo:border="0.018cm solid #000000" style:writing-mode="lr-tb"/>
    </style:style>
    <style:style style:name="Таблица4.C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E2" style:family="table-cell" style:data-style-name="N0">
      <style:table-cell-properties style:vertical-align="top" fo:padding-left="0.191cm" fo:padding-right="0.191cm" fo:padding-top="0cm" fo:padding-bottom="0cm" fo:border="0.018cm solid #000000" style:writing-mode="lr-tb"/>
    </style:style>
    <style:style style:name="Таблица4.A4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E4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A4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E47"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 style:family="table" style:master-page-name="">
      <style:table-properties style:width="16.646cm" fo:margin-left="-0.118cm" fo:margin-right="0.473cm" style:page-number="0" table:align="margins" style:writing-mode="lr-tb"/>
    </style:style>
    <style:style style:name="Таблица3.A" style:family="table-column">
      <style:table-column-properties style:column-width="2.205cm" style:rel-column-width="1250*"/>
    </style:style>
    <style:style style:name="Таблица3.B" style:family="table-column">
      <style:table-column-properties style:column-width="4.233cm" style:rel-column-width="2400*"/>
    </style:style>
    <style:style style:name="Таблица3.C" style:family="table-column">
      <style:table-column-properties style:column-width="4.881cm" style:rel-column-width="2767*"/>
    </style:style>
    <style:style style:name="Таблица3.D" style:family="table-column">
      <style:table-column-properties style:column-width="5.327cm" style:rel-column-width="3020*"/>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191cm" fo:padding-right="0.191cm" fo:padding-top="0cm" fo:padding-bottom="0cm" fo:border="0.018cm solid #000000" style:writing-mode="lr-tb"/>
    </style:style>
    <style:style style:name="Таблица3.A20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D20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 style:family="table">
      <style:table-properties style:width="16.736cm" fo:margin-left="-0.208cm" table:align="left" style:writing-mode="lr-tb"/>
    </style:style>
    <style:style style:name="Таблица1.A" style:family="table-column">
      <style:table-column-properties style:column-width="1.672cm"/>
    </style:style>
    <style:style style:name="Таблица1.B" style:family="table-column">
      <style:table-column-properties style:column-width="15.064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B1" style:family="table-cell">
      <style:table-cell-properties style:vertical-align="top" fo:padding-left="0.191cm" fo:padding-right="0.191cm" fo:padding-top="0cm" fo:padding-bottom="0cm" fo:border="0.018cm solid #000000" style:writing-mode="lr-tb"/>
    </style:style>
    <style:style style:name="Таблица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A9"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paragraph-properties fo:text-align="center" style:justify-single-word="false" style:snap-to-layout-grid="false"/>
      <style:text-properties fo:font-size="14pt" fo:font-weight="bold" officeooo:paragraph-rsid="001da41f" style:font-size-asian="14pt" style:font-weight-asian="bold"/>
    </style:style>
    <style:style style:name="P2" style:family="paragraph" style:parent-style-name="Standard">
      <style:paragraph-properties fo:text-align="justify" style:justify-single-word="false" style:snap-to-layout-grid="false"/>
      <style:text-properties fo:font-size="14pt" fo:font-weight="bold" officeooo:rsid="001da41f" officeooo:paragraph-rsid="001da41f" style:font-size-asian="14pt" style:font-weight-asian="bold"/>
    </style:style>
    <style:style style:name="P3" style:family="paragraph" style:parent-style-name="Standard">
      <style:paragraph-properties fo:text-align="center" style:justify-single-word="false" style:snap-to-layout-grid="false"/>
      <style:text-properties fo:font-size="14pt" officeooo:paragraph-rsid="001da41f" style:font-size-asian="14pt"/>
    </style:style>
    <style:style style:name="P4" style:family="paragraph" style:parent-style-name="Standard">
      <style:paragraph-properties fo:text-align="center" style:justify-single-word="false" style:snap-to-layout-grid="false"/>
      <style:text-properties fo:font-size="14pt" officeooo:rsid="00ff40a6" officeooo:paragraph-rsid="00ff40a6" style:font-size-asian="14pt"/>
    </style:style>
    <style:style style:name="P5" style:family="paragraph" style:parent-style-name="Standard">
      <style:text-properties fo:font-weight="bold" officeooo:rsid="00163eca" officeooo:paragraph-rsid="0104ccae" style:font-weight-asian="bold" style:font-weight-complex="bold"/>
    </style:style>
    <style:style style:name="P6" style:family="paragraph" style:parent-style-name="Standard">
      <style:paragraph-properties>
        <style:tab-stops>
          <style:tab-stop style:position="0.183cm"/>
        </style:tab-stops>
      </style:paragraph-properties>
      <style:text-properties fo:font-weight="bold" officeooo:rsid="00165dfa" officeooo:paragraph-rsid="01055b67" style:font-weight-asian="bold" style:font-weight-complex="bold"/>
    </style:style>
    <style:style style:name="P7" style:family="paragraph" style:parent-style-name="Standard">
      <style:paragraph-properties>
        <style:tab-stops>
          <style:tab-stop style:position="0.183cm"/>
        </style:tab-stops>
      </style:paragraph-properties>
      <style:text-properties fo:font-weight="bold" officeooo:rsid="01055b67" officeooo:paragraph-rsid="01055b67" style:font-weight-asian="bold" style:font-weight-complex="bold"/>
    </style:style>
    <style:style style:name="P8" style:family="paragraph" style:parent-style-name="Standard">
      <style:paragraph-properties style:snap-to-layout-grid="false"/>
      <style:text-properties fo:font-weight="bold" officeooo:paragraph-rsid="0108f875" style:font-weight-asian="bold"/>
    </style:style>
    <style:style style:name="P9" style:family="paragraph" style:parent-style-name="Standard">
      <style:paragraph-properties>
        <style:tab-stops>
          <style:tab-stop style:position="0.183cm"/>
        </style:tab-stops>
      </style:paragraph-properties>
      <style:text-properties style:use-window-font-color="true" fo:font-weight="bold" officeooo:rsid="00163eca" officeooo:paragraph-rsid="0102e39b" style:font-weight-asian="bold" style:font-weight-complex="bold"/>
    </style:style>
    <style:style style:name="P10" style:family="paragraph" style:parent-style-name="Standard">
      <style:text-properties fo:color="#33a3a3" fo:font-style="normal" officeooo:rsid="00f881c7" officeooo:paragraph-rsid="01061a8e" style:font-style-asian="normal" style:font-style-complex="normal"/>
    </style:style>
    <style:style style:name="P11" style:family="paragraph" style:parent-style-name="Standard">
      <style:paragraph-properties>
        <style:tab-stops>
          <style:tab-stop style:position="0.183cm"/>
        </style:tab-stops>
      </style:paragraph-properties>
      <style:text-properties style:text-position="0% 100%" fo:font-style="normal" fo:font-weight="bold" officeooo:rsid="0099672e" officeooo:paragraph-rsid="01061a8e" style:font-style-asian="normal" style:font-weight-asian="bold" style:font-style-complex="normal" style:font-weight-complex="bold"/>
    </style:style>
    <style:style style:name="P12" style:family="paragraph" style:parent-style-name="Standard">
      <style:paragraph-properties style:snap-to-layout-grid="false"/>
      <style:text-properties officeooo:paragraph-rsid="0108f875"/>
    </style:style>
    <style:style style:name="P13" style:family="paragraph" style:parent-style-name="Standard">
      <style:paragraph-properties fo:text-align="justify" style:justify-single-word="false" style:snap-to-layout-grid="false">
        <style:tab-stops>
          <style:tab-stop style:position="0cm"/>
        </style:tab-stops>
      </style:paragraph-properties>
      <style:text-properties officeooo:paragraph-rsid="0108f875" style:font-style-complex="italic" style:font-weight-complex="bold"/>
    </style:style>
    <style:style style:name="P14" style:family="paragraph" style:parent-style-name="Standard">
      <style:paragraph-properties fo:text-align="justify" style:justify-single-word="false" style:snap-to-layout-grid="false"/>
      <style:text-properties officeooo:paragraph-rsid="0108f875"/>
    </style:style>
    <style:style style:name="P15" style:family="paragraph" style:parent-style-name="Standard">
      <style:text-properties officeooo:paragraph-rsid="0108f875"/>
    </style:style>
    <style:style style:name="P16" style:family="paragraph" style:parent-style-name="Standard">
      <style:paragraph-properties fo:margin-left="0cm" fo:margin-right="0cm" fo:text-align="justify" style:justify-single-word="false" fo:text-indent="1cm" style:auto-text-indent="false"/>
      <style:text-properties fo:font-size="14pt" officeooo:paragraph-rsid="001da41f" style:font-size-asian="14pt"/>
    </style:style>
    <style:style style:name="P17" style:family="paragraph" style:parent-style-name="Standard">
      <style:paragraph-properties fo:margin-left="0cm" fo:margin-right="0cm" fo:text-align="justify" style:justify-single-word="false" fo:text-indent="1cm" style:auto-text-indent="false"/>
      <style:text-properties officeooo:rsid="001c5e82" officeooo:paragraph-rsid="001da41f"/>
    </style:style>
    <style:style style:name="P18" style:family="paragraph" style:parent-style-name="Text_20_body">
      <style:paragraph-properties fo:margin-left="0cm" fo:margin-right="0cm" fo:text-indent="1cm" style:auto-text-indent="false"/>
      <style:text-properties officeooo:rsid="001da41f" officeooo:paragraph-rsid="001da41f"/>
    </style:style>
    <style:style style:name="P19" style:family="paragraph" style:parent-style-name="Text_20_body">
      <style:paragraph-properties fo:margin-left="0cm" fo:margin-right="0cm" fo:text-indent="1cm" style:auto-text-indent="false"/>
      <style:text-properties officeooo:rsid="001fb28a" officeooo:paragraph-rsid="001fb28a"/>
    </style:style>
    <style:style style:name="P20" style:family="paragraph" style:parent-style-name="Standard">
      <style:paragraph-properties fo:margin-left="0cm" fo:margin-right="0cm" fo:text-align="center" style:justify-single-word="false" fo:text-indent="1cm" style:auto-text-indent="false" fo:break-before="page"/>
      <style:text-properties fo:font-size="14pt" fo:font-weight="bold" officeooo:rsid="001346bf" officeooo:paragraph-rsid="001346bf" style:font-size-asian="14pt" style:font-weight-asian="bold"/>
    </style:style>
    <style:style style:name="P21" style:family="paragraph" style:parent-style-name="Text_20_body">
      <style:text-properties officeooo:paragraph-rsid="0014dcb2"/>
    </style:style>
    <style:style style:name="P22" style:family="paragraph" style:parent-style-name="Text_20_body">
      <style:text-properties officeooo:paragraph-rsid="0018314a"/>
    </style:style>
    <style:style style:name="P23" style:family="paragraph" style:parent-style-name="Text_20_body">
      <style:text-properties officeooo:paragraph-rsid="00194cba"/>
    </style:style>
    <style:style style:name="P24" style:family="paragraph" style:parent-style-name="Text_20_body">
      <style:text-properties officeooo:paragraph-rsid="001fb28a"/>
    </style:style>
    <style:style style:name="P25" style:family="paragraph" style:parent-style-name="Text_20_body">
      <style:text-properties officeooo:paragraph-rsid="002060d6"/>
    </style:style>
    <style:style style:name="P26" style:family="paragraph" style:parent-style-name="Text_20_body">
      <style:text-properties officeooo:paragraph-rsid="0021c8c5"/>
    </style:style>
    <style:style style:name="P27" style:family="paragraph" style:parent-style-name="Text_20_body">
      <style:text-properties fo:font-weight="normal" officeooo:paragraph-rsid="0028acca" style:font-weight-asian="normal" style:font-weight-complex="normal"/>
    </style:style>
    <style:style style:name="P28" style:family="paragraph" style:parent-style-name="Text_20_body">
      <style:text-properties fo:font-weight="normal" officeooo:rsid="0027818a" officeooo:paragraph-rsid="0027818a" style:font-weight-asian="normal" style:font-weight-complex="normal"/>
    </style:style>
    <style:style style:name="P29" style:family="paragraph" style:parent-style-name="Text_20_body">
      <style:text-properties officeooo:paragraph-rsid="0028acca"/>
    </style:style>
    <style:style style:name="P30" style:family="paragraph" style:parent-style-name="Text_20_body">
      <style:text-properties officeooo:rsid="00174c5e" officeooo:paragraph-rsid="00174c5e"/>
    </style:style>
    <style:style style:name="P31" style:family="paragraph" style:parent-style-name="Text_20_body">
      <style:text-properties officeooo:rsid="00194cba" officeooo:paragraph-rsid="0018314a"/>
    </style:style>
    <style:style style:name="P32" style:family="paragraph" style:parent-style-name="Text_20_body">
      <style:text-properties officeooo:rsid="0019d6ca" officeooo:paragraph-rsid="0019d6ca"/>
    </style:style>
    <style:style style:name="P33" style:family="paragraph" style:parent-style-name="Text_20_body">
      <style:text-properties officeooo:rsid="001c5e82" officeooo:paragraph-rsid="001c5e82"/>
    </style:style>
    <style:style style:name="P34" style:family="paragraph" style:parent-style-name="Text_20_body">
      <style:text-properties officeooo:rsid="001fb28a" officeooo:paragraph-rsid="001fb28a"/>
    </style:style>
    <style:style style:name="P35" style:family="paragraph" style:parent-style-name="Text_20_body">
      <style:text-properties fo:font-style="italic" fo:font-weight="bold" officeooo:rsid="002060d6" officeooo:paragraph-rsid="0021c8c5" style:font-style-asian="italic" style:font-weight-asian="bold" style:font-style-complex="italic" style:font-weight-complex="bold"/>
    </style:style>
    <style:style style:name="P36" style:family="paragraph" style:parent-style-name="Text_20_body">
      <style:text-properties fo:font-weight="bold" officeooo:rsid="0023b3f8" style:font-weight-asian="bold" style:font-weight-complex="bold"/>
    </style:style>
    <style:style style:name="P37" style:family="paragraph" style:parent-style-name="Text_20_body">
      <style:text-properties officeooo:rsid="0027818a" officeooo:paragraph-rsid="0027818a"/>
    </style:style>
    <style:style style:name="P38" style:family="paragraph" style:parent-style-name="Text_20_body">
      <style:text-properties officeooo:rsid="00284329" officeooo:paragraph-rsid="00284329"/>
    </style:style>
    <style:style style:name="P39" style:family="paragraph" style:parent-style-name="Text_20_body">
      <style:text-properties fo:color="#33a3a3"/>
    </style:style>
    <style:style style:name="P40" style:family="paragraph" style:parent-style-name="Text_20_body">
      <style:text-properties officeooo:paragraph-rsid="01055b67"/>
    </style:style>
    <style:style style:name="P41" style:family="paragraph" style:parent-style-name="Text_20_body">
      <style:text-properties officeooo:paragraph-rsid="01061a8e"/>
    </style:style>
    <style:style style:name="P42" style:family="paragraph" style:parent-style-name="Вопрос_20_теста">
      <style:text-properties officeooo:paragraph-rsid="003346d1"/>
    </style:style>
    <style:style style:name="P43" style:family="paragraph" style:parent-style-name="Вопрос_20_теста">
      <style:text-properties fo:color="#33a3a3" officeooo:paragraph-rsid="003445b1"/>
    </style:style>
    <style:style style:name="P44" style:family="paragraph" style:parent-style-name="Вопрос_20_теста">
      <style:text-properties fo:color="#33a3a3" fo:font-style="normal" officeooo:rsid="0038c859" officeooo:paragraph-rsid="0038c859" style:font-style-asian="normal" style:font-style-complex="normal"/>
    </style:style>
    <style:style style:name="P45" style:family="paragraph" style:parent-style-name="Вопрос_20_теста">
      <style:text-properties fo:color="#33a3a3" fo:font-style="normal" officeooo:rsid="002f7f58" officeooo:paragraph-rsid="002f7f58" style:font-style-asian="normal" style:font-style-complex="normal"/>
    </style:style>
    <style:style style:name="P46" style:family="paragraph" style:parent-style-name="Вопрос_20_теста">
      <style:text-properties fo:color="#33a3a3" fo:font-style="normal" officeooo:rsid="003346d1" officeooo:paragraph-rsid="003346d1" style:font-style-asian="normal" style:font-style-complex="normal"/>
    </style:style>
    <style:style style:name="P47" style:family="paragraph" style:parent-style-name="Вопрос_20_теста">
      <style:text-properties fo:color="#33a3a3" fo:font-style="normal" officeooo:rsid="003b83f7" officeooo:paragraph-rsid="003b83f7" style:font-style-asian="normal" style:font-style-complex="normal"/>
    </style:style>
    <style:style style:name="P48" style:family="paragraph" style:parent-style-name="Вопрос_20_теста">
      <style:text-properties fo:color="#33a3a3" fo:font-style="normal" officeooo:rsid="003d238a" officeooo:paragraph-rsid="003d238a" style:font-style-asian="normal" style:font-style-complex="normal"/>
    </style:style>
    <style:style style:name="P49" style:family="paragraph" style:parent-style-name="Вопрос_20_теста">
      <style:text-properties fo:color="#33a3a3" fo:font-style="normal" officeooo:rsid="00635de2" officeooo:paragraph-rsid="00635de2" style:font-style-asian="normal" style:font-style-complex="normal"/>
    </style:style>
    <style:style style:name="P50" style:family="paragraph" style:parent-style-name="Вопрос_20_теста">
      <style:text-properties fo:color="#33a3a3" fo:font-style="normal" officeooo:rsid="00410fc2" officeooo:paragraph-rsid="00410fc2" style:font-style-asian="normal" style:font-style-complex="normal"/>
    </style:style>
    <style:style style:name="P51" style:family="paragraph" style:parent-style-name="Вопрос_20_теста">
      <style:text-properties fo:color="#33a3a3" fo:font-style="normal" officeooo:rsid="0073f3a3" officeooo:paragraph-rsid="0073f3a3" style:font-style-asian="normal" style:font-style-complex="normal"/>
    </style:style>
    <style:style style:name="P52" style:family="paragraph" style:parent-style-name="Вопрос_20_теста">
      <style:text-properties fo:color="#33a3a3" fo:font-style="normal" officeooo:rsid="00785dcd" officeooo:paragraph-rsid="00785dcd" style:font-style-asian="normal" style:font-style-complex="normal"/>
    </style:style>
    <style:style style:name="P53" style:family="paragraph" style:parent-style-name="Вопрос_20_теста">
      <style:text-properties fo:color="#33a3a3" fo:font-style="normal" officeooo:rsid="0078446a" officeooo:paragraph-rsid="0078446a" style:font-style-asian="normal" style:font-style-complex="normal"/>
    </style:style>
    <style:style style:name="P54" style:family="paragraph" style:parent-style-name="Вопрос_20_теста">
      <style:text-properties fo:color="#33a3a3" fo:font-style="normal" officeooo:rsid="006ef049" officeooo:paragraph-rsid="008f9756" style:font-style-asian="normal" style:font-style-complex="normal"/>
    </style:style>
    <style:style style:name="P55" style:family="paragraph" style:parent-style-name="Вопрос_20_теста">
      <style:text-properties fo:color="#33a3a3" fo:font-style="normal" officeooo:rsid="00a3c105" officeooo:paragraph-rsid="00a3c105" style:font-style-asian="normal" style:font-style-complex="normal"/>
    </style:style>
    <style:style style:name="P56" style:family="paragraph" style:parent-style-name="Вопрос_20_теста">
      <style:text-properties fo:color="#33a3a3" fo:font-style="normal" officeooo:rsid="00868e39" officeooo:paragraph-rsid="010305e0" style:font-style-asian="normal" style:font-style-complex="normal"/>
    </style:style>
    <style:style style:name="P57" style:family="paragraph" style:parent-style-name="Вопрос_20_теста">
      <style:text-properties fo:color="#33a3a3" fo:font-style="normal" officeooo:rsid="00f47f12" officeooo:paragraph-rsid="00f47f12" style:font-style-asian="normal" style:font-style-complex="normal"/>
    </style:style>
    <style:style style:name="P58" style:family="paragraph" style:parent-style-name="Вопрос_20_теста">
      <style:text-properties fo:color="#33a3a3" fo:font-style="normal" officeooo:rsid="00f545af" officeooo:paragraph-rsid="00f545af" style:font-style-asian="normal" style:font-style-complex="normal"/>
    </style:style>
    <style:style style:name="P59" style:family="paragraph" style:parent-style-name="Вопрос_20_теста">
      <style:text-properties fo:color="#33a3a3" fo:font-style="normal" officeooo:rsid="00f881c7" officeooo:paragraph-rsid="01061a8e" style:font-style-asian="normal" style:font-style-complex="normal"/>
    </style:style>
    <style:style style:name="P60" style:family="paragraph" style:parent-style-name="Вопрос_20_теста">
      <style:text-properties fo:color="#33a3a3" fo:font-style="normal" fo:font-weight="normal" officeooo:rsid="002f45fd" officeooo:paragraph-rsid="003346d1" style:font-style-asian="normal" style:font-weight-asian="normal" style:font-style-complex="normal" style:font-weight-complex="normal"/>
    </style:style>
    <style:style style:name="P61" style:family="paragraph" style:parent-style-name="Вопрос_20_теста">
      <style:text-properties fo:color="#33a3a3" fo:font-style="normal" fo:font-weight="normal" officeooo:rsid="00326801" officeooo:paragraph-rsid="00326801" style:font-style-asian="normal" style:font-weight-asian="normal" style:font-style-complex="normal" style:font-weight-complex="normal"/>
    </style:style>
    <style:style style:name="P62" style:family="paragraph" style:parent-style-name="Вопрос_20_теста">
      <style:text-properties fo:color="#33a3a3" fo:font-style="normal" fo:font-weight="normal" officeooo:rsid="00373626" officeooo:paragraph-rsid="00373626" style:font-style-asian="normal" style:font-weight-asian="normal" style:font-style-complex="normal" style:font-weight-complex="normal"/>
    </style:style>
    <style:style style:name="P63" style:family="paragraph" style:parent-style-name="Вопрос_20_теста">
      <style:text-properties fo:color="#33a3a3" fo:font-style="normal" fo:font-weight="normal" officeooo:rsid="003d04b6" officeooo:paragraph-rsid="003e3696" style:font-style-asian="normal" style:font-weight-asian="normal" style:font-style-complex="normal" style:font-weight-complex="normal"/>
    </style:style>
    <style:style style:name="P64" style:family="paragraph" style:parent-style-name="Вопрос_20_теста">
      <style:text-properties fo:color="#33a3a3" fo:font-style="normal" fo:font-weight="normal" officeooo:rsid="0050730f" officeooo:paragraph-rsid="0050730f" style:font-style-asian="normal" style:font-weight-asian="normal" style:font-style-complex="normal" style:font-weight-complex="normal"/>
    </style:style>
    <style:style style:name="P65" style:family="paragraph" style:parent-style-name="Вопрос_20_теста">
      <style:text-properties fo:color="#33a3a3" fo:font-style="normal" fo:font-weight="normal" officeooo:rsid="004c65d2" officeooo:paragraph-rsid="004c65d2" style:font-style-asian="normal" style:font-weight-asian="normal" style:font-style-complex="normal" style:font-weight-complex="normal"/>
    </style:style>
    <style:style style:name="P66" style:family="paragraph" style:parent-style-name="Вопрос_20_теста">
      <style:text-properties fo:color="#33a3a3" fo:font-style="normal" fo:font-weight="normal" officeooo:rsid="004c65d2" officeooo:paragraph-rsid="004d2645" style:font-style-asian="normal" style:font-weight-asian="normal" style:font-style-complex="normal" style:font-weight-complex="normal"/>
    </style:style>
    <style:style style:name="P67" style:family="paragraph" style:parent-style-name="Вопрос_20_теста">
      <style:text-properties fo:color="#33a3a3" fo:font-style="normal" fo:font-weight="normal" officeooo:rsid="00555561" officeooo:paragraph-rsid="00555561" style:font-style-asian="normal" style:font-weight-asian="normal" style:font-style-complex="normal" style:font-weight-complex="normal"/>
    </style:style>
    <style:style style:name="P68" style:family="paragraph" style:parent-style-name="Вопрос_20_теста">
      <style:text-properties fo:color="#33a3a3" fo:font-style="normal" fo:font-weight="normal" officeooo:rsid="005646c0" officeooo:paragraph-rsid="005646c0" style:font-style-asian="normal" style:font-weight-asian="normal" style:font-style-complex="normal" style:font-weight-complex="normal"/>
    </style:style>
    <style:style style:name="P69" style:family="paragraph" style:parent-style-name="Вопрос_20_теста">
      <style:text-properties fo:color="#33a3a3" fo:font-style="normal" fo:font-weight="normal" officeooo:rsid="00524351" officeooo:paragraph-rsid="00524351" style:font-style-asian="normal" style:font-weight-asian="normal" style:font-style-complex="normal" style:font-weight-complex="normal"/>
    </style:style>
    <style:style style:name="P70" style:family="paragraph" style:parent-style-name="Вопрос_20_теста">
      <style:text-properties fo:color="#33a3a3" fo:font-style="normal" fo:font-weight="normal" officeooo:rsid="005391b5" officeooo:paragraph-rsid="005391b5" style:font-style-asian="normal" style:font-weight-asian="normal" style:font-style-complex="normal" style:font-weight-complex="normal"/>
    </style:style>
    <style:style style:name="P71" style:family="paragraph" style:parent-style-name="Вопрос_20_теста">
      <style:text-properties fo:color="#33a3a3" fo:font-style="normal" fo:font-weight="normal" officeooo:rsid="0064e2f1" officeooo:paragraph-rsid="0064e2f1" style:font-style-asian="normal" style:font-weight-asian="normal" style:font-style-complex="normal" style:font-weight-complex="normal"/>
    </style:style>
    <style:style style:name="P72" style:family="paragraph" style:parent-style-name="Вопрос_20_теста">
      <style:text-properties fo:color="#33a3a3" fo:font-style="normal" fo:font-weight="normal" officeooo:rsid="004d2645" officeooo:paragraph-rsid="004d2645" style:font-style-asian="normal" style:font-weight-asian="normal" style:font-style-complex="normal" style:font-weight-complex="normal"/>
    </style:style>
    <style:style style:name="P73" style:family="paragraph" style:parent-style-name="Вопрос_20_теста">
      <style:text-properties fo:color="#33a3a3" fo:font-style="normal" fo:font-weight="normal" officeooo:rsid="004f2b9c" officeooo:paragraph-rsid="004f2b9c" style:font-style-asian="normal" style:font-weight-asian="normal" style:font-style-complex="normal" style:font-weight-complex="normal"/>
    </style:style>
    <style:style style:name="P74" style:family="paragraph" style:parent-style-name="Вопрос_20_теста">
      <style:text-properties fo:color="#33a3a3" fo:font-style="normal" fo:font-weight="normal" officeooo:rsid="005be25f" officeooo:paragraph-rsid="005be25f" style:font-style-asian="normal" style:font-weight-asian="normal" style:font-style-complex="normal" style:font-weight-complex="normal"/>
    </style:style>
    <style:style style:name="P75" style:family="paragraph" style:parent-style-name="Вопрос_20_теста">
      <style:text-properties fo:color="#33a3a3" fo:font-style="normal" fo:font-weight="normal" officeooo:rsid="005d3f06" officeooo:paragraph-rsid="005d3f06" style:font-style-asian="normal" style:font-weight-asian="normal" style:font-style-complex="normal" style:font-weight-complex="normal"/>
    </style:style>
    <style:style style:name="P76" style:family="paragraph" style:parent-style-name="Вопрос_20_теста">
      <style:text-properties fo:color="#33a3a3" fo:font-style="normal" fo:font-weight="normal" officeooo:rsid="005ef703" officeooo:paragraph-rsid="005ef703" style:font-style-asian="normal" style:font-weight-asian="normal" style:font-style-complex="normal" style:font-weight-complex="normal"/>
    </style:style>
    <style:style style:name="P77" style:family="paragraph" style:parent-style-name="Вопрос_20_теста">
      <style:text-properties fo:color="#33a3a3" fo:font-style="normal" fo:font-weight="normal" officeooo:rsid="006a4088" officeooo:paragraph-rsid="006a4088" style:font-style-asian="normal" style:font-weight-asian="normal" style:font-style-complex="normal" style:font-weight-complex="normal"/>
    </style:style>
    <style:style style:name="P78" style:family="paragraph" style:parent-style-name="Вопрос_20_теста">
      <style:text-properties fo:color="#33a3a3" fo:font-style="normal" fo:font-weight="normal" officeooo:rsid="006a4088" officeooo:paragraph-rsid="0076f9aa" style:font-style-asian="normal" style:font-weight-asian="normal" style:font-style-complex="normal" style:font-weight-complex="normal"/>
    </style:style>
    <style:style style:name="P79" style:family="paragraph" style:parent-style-name="Вопрос_20_теста">
      <style:text-properties fo:color="#33a3a3" fo:font-style="normal" fo:font-weight="normal" officeooo:rsid="007a4018" officeooo:paragraph-rsid="007a4018" style:font-style-asian="normal" style:font-weight-asian="normal" style:font-style-complex="normal" style:font-weight-complex="normal"/>
    </style:style>
    <style:style style:name="P80" style:family="paragraph" style:parent-style-name="Вопрос_20_теста">
      <style:text-properties fo:color="#33a3a3" fo:font-style="normal" fo:font-weight="normal" officeooo:rsid="0094074b" officeooo:paragraph-rsid="0094074b" style:font-style-asian="normal" style:font-weight-asian="normal" style:font-style-complex="normal" style:font-weight-complex="normal"/>
    </style:style>
    <style:style style:name="P81" style:family="paragraph" style:parent-style-name="Вопрос_20_теста">
      <style:text-properties fo:color="#33a3a3" fo:font-style="normal" fo:font-weight="normal" officeooo:rsid="003fba3a" officeooo:paragraph-rsid="003fba3a" style:font-style-asian="normal" style:font-weight-asian="normal" style:font-style-complex="normal" style:font-weight-complex="normal"/>
    </style:style>
    <style:style style:name="P82" style:family="paragraph" style:parent-style-name="Вопрос_20_теста">
      <style:text-properties fo:color="#33a3a3" fo:font-style="normal" style:text-underline-style="none" officeooo:rsid="00f6d1cf" officeooo:paragraph-rsid="00f6d1cf" style:font-style-asian="normal" style:font-style-complex="normal"/>
    </style:style>
    <style:style style:name="P83" style:family="paragraph" style:parent-style-name="Вопрос_20_теста">
      <style:text-properties fo:color="#33a3a3" officeooo:rsid="003fba3a" officeooo:paragraph-rsid="003fba3a"/>
    </style:style>
    <style:style style:name="P84" style:family="paragraph" style:parent-style-name="Вопрос_20_теста">
      <style:text-properties fo:color="#33a3a3" officeooo:rsid="00423d6f" officeooo:paragraph-rsid="00423d6f"/>
    </style:style>
    <style:style style:name="P85" style:family="paragraph" style:parent-style-name="Вопрос_20_теста">
      <style:text-properties fo:color="#33a3a3" officeooo:rsid="004397ab" officeooo:paragraph-rsid="004397ab"/>
    </style:style>
    <style:style style:name="P86" style:family="paragraph" style:parent-style-name="Вопрос_20_теста">
      <style:text-properties fo:color="#33a3a3" officeooo:rsid="007a7f54" officeooo:paragraph-rsid="007a7f54"/>
    </style:style>
    <style:style style:name="P87" style:family="paragraph" style:parent-style-name="Вопрос_20_теста">
      <style:text-properties fo:color="#33a3a3" officeooo:rsid="007a7f54" officeooo:paragraph-rsid="0102e39b"/>
    </style:style>
    <style:style style:name="P88" style:family="paragraph" style:parent-style-name="Вопрос_20_теста">
      <style:text-properties fo:color="#33a3a3" officeooo:paragraph-rsid="01055b67"/>
    </style:style>
    <style:style style:name="P89" style:family="paragraph" style:parent-style-name="Вопрос_20_теста">
      <style:text-properties fo:color="#33a3a3" officeooo:rsid="006ef049" officeooo:paragraph-rsid="006ef049"/>
    </style:style>
    <style:style style:name="P90" style:family="paragraph" style:parent-style-name="Вопрос_20_теста">
      <style:text-properties fo:color="#33a3a3" fo:font-style="italic" officeooo:rsid="00f7f512" officeooo:paragraph-rsid="00f7f512" style:font-style-asian="italic" style:font-style-complex="italic"/>
    </style:style>
    <style:style style:name="P91" style:family="paragraph" style:parent-style-name="Вопрос_20_теста">
      <style:text-properties fo:color="#33a3a3" style:text-position="0% 100%" fo:font-style="normal" fo:font-weight="normal" officeooo:rsid="00fa5339" officeooo:paragraph-rsid="00fa5339" style:font-style-asian="normal" style:font-weight-asian="normal" style:font-style-complex="normal" style:font-weight-complex="normal"/>
    </style:style>
    <style:style style:name="P92" style:family="paragraph" style:parent-style-name="Вопрос_20_теста">
      <style:text-properties fo:color="#33a3a3" style:text-position="0% 100%" fo:font-style="normal" fo:font-weight="normal" officeooo:rsid="00fa8851" officeooo:paragraph-rsid="01061a8e" style:font-style-asian="normal" style:font-weight-asian="normal" style:font-style-complex="normal" style:font-weight-complex="normal"/>
    </style:style>
    <style:style style:name="P93" style:family="paragraph" style:parent-style-name="Вопрос_20_теста">
      <style:text-properties officeooo:paragraph-rsid="003d04b6"/>
    </style:style>
    <style:style style:name="P94" style:family="paragraph" style:parent-style-name="Вопрос_20_теста">
      <style:text-properties officeooo:paragraph-rsid="0069e386"/>
    </style:style>
    <style:style style:name="P95" style:family="paragraph" style:parent-style-name="Вопрос_20_теста">
      <style:text-properties officeooo:paragraph-rsid="0104ccae"/>
    </style:style>
    <style:style style:name="P96" style:family="paragraph" style:parent-style-name="Вопрос_20_теста">
      <style:text-properties officeooo:paragraph-rsid="01061a8e"/>
    </style:style>
    <style:style style:name="P97" style:family="paragraph" style:parent-style-name="Вопрос_20_теста">
      <style:text-properties officeooo:rsid="0089567e" officeooo:paragraph-rsid="010305e0"/>
    </style:style>
    <style:style style:name="P98" style:family="paragraph" style:parent-style-name="Вопрос_20_теста">
      <style:paragraph-properties fo:margin-top="0cm" fo:margin-bottom="0cm" fo:text-align="justify" style:justify-single-word="false"/>
      <style:text-properties fo:color="#33a3a3" fo:font-style="normal" officeooo:rsid="007f8767" officeooo:paragraph-rsid="0084a567" style:font-style-asian="normal" style:font-style-complex="normal"/>
    </style:style>
    <style:style style:name="P99" style:family="paragraph" style:parent-style-name="Вопрос_20_теста">
      <style:paragraph-properties fo:margin-top="0cm" fo:margin-bottom="0cm" fo:text-align="justify" style:justify-single-word="false"/>
      <style:text-properties fo:color="#33a3a3" fo:font-style="normal" officeooo:rsid="0082fac1" officeooo:paragraph-rsid="0084a567" style:font-style-asian="normal" style:font-style-complex="normal"/>
    </style:style>
    <style:style style:name="P100" style:family="paragraph" style:parent-style-name="Вопрос_20_теста">
      <style:paragraph-properties fo:margin-top="0cm" fo:margin-bottom="0cm" fo:text-align="justify" style:justify-single-word="false"/>
      <style:text-properties fo:color="#33a3a3" fo:font-style="normal" officeooo:rsid="0082fac1" officeooo:paragraph-rsid="0082fac1" style:font-style-asian="normal" style:font-style-complex="normal"/>
    </style:style>
    <style:style style:name="P101" style:family="paragraph" style:parent-style-name="Вопрос_20_теста">
      <style:paragraph-properties fo:margin-top="0cm" fo:margin-bottom="0cm" fo:text-align="justify" style:justify-single-word="false"/>
      <style:text-properties fo:color="#33a3a3" fo:font-style="normal" officeooo:rsid="0081ab15" officeooo:paragraph-rsid="0084a567" style:font-style-asian="normal" style:font-style-complex="normal"/>
    </style:style>
    <style:style style:name="P102" style:family="paragraph" style:parent-style-name="Вопрос_20_теста">
      <style:paragraph-properties fo:margin-top="0cm" fo:margin-bottom="0cm" fo:text-align="justify" style:justify-single-word="false"/>
      <style:text-properties fo:color="#33a3a3" fo:font-style="normal" officeooo:rsid="0089567e" officeooo:paragraph-rsid="0089567e" style:font-style-asian="normal" style:font-style-complex="normal"/>
    </style:style>
    <style:style style:name="P103" style:family="paragraph" style:parent-style-name="Вопрос_20_теста">
      <style:paragraph-properties fo:margin-top="0cm" fo:margin-bottom="0cm" fo:text-align="justify" style:justify-single-word="false"/>
      <style:text-properties fo:color="#33a3a3" fo:font-style="normal" officeooo:rsid="008a86ec" officeooo:paragraph-rsid="008a86ec" style:font-style-asian="normal" style:font-style-complex="normal"/>
    </style:style>
    <style:style style:name="P104" style:family="paragraph" style:parent-style-name="Вопрос_20_теста">
      <style:paragraph-properties fo:margin-top="0cm" fo:margin-bottom="0cm" fo:text-align="justify" style:justify-single-word="false"/>
      <style:text-properties fo:color="#33a3a3" fo:font-style="normal" officeooo:rsid="008c3d90" officeooo:paragraph-rsid="008c3d90" style:font-style-asian="normal" style:font-style-complex="normal"/>
    </style:style>
    <style:style style:name="P105" style:family="paragraph" style:parent-style-name="Вопрос_20_теста">
      <style:paragraph-properties fo:margin-top="0cm" fo:margin-bottom="0cm" fo:text-align="justify" style:justify-single-word="false"/>
      <style:text-properties fo:color="#33a3a3" fo:font-style="normal" officeooo:rsid="00910e1b" officeooo:paragraph-rsid="00910e1b" style:font-style-asian="normal" style:font-style-complex="normal"/>
    </style:style>
    <style:style style:name="P106" style:family="paragraph" style:parent-style-name="Вопрос_20_теста">
      <style:paragraph-properties fo:margin-top="0cm" fo:margin-bottom="0cm" fo:text-align="justify" style:justify-single-word="false"/>
      <style:text-properties fo:color="#33a3a3" fo:font-style="normal" officeooo:rsid="0094074b" officeooo:paragraph-rsid="00948483" style:font-style-asian="normal" style:font-style-complex="normal"/>
    </style:style>
    <style:style style:name="P107" style:family="paragraph" style:parent-style-name="Вопрос_20_теста">
      <style:paragraph-properties fo:margin-top="0cm" fo:margin-bottom="0cm" fo:text-align="justify" style:justify-single-word="false"/>
      <style:text-properties fo:color="#33a3a3" fo:font-style="normal" officeooo:rsid="00a3c105" officeooo:paragraph-rsid="00a3c105" style:font-style-asian="normal" style:font-style-complex="normal"/>
    </style:style>
    <style:style style:name="P108" style:family="paragraph" style:parent-style-name="Вопрос_20_теста">
      <style:paragraph-properties fo:margin-top="0cm" fo:margin-bottom="0cm" fo:text-align="justify" style:justify-single-word="false"/>
      <style:text-properties fo:color="#33a3a3" fo:font-style="normal" officeooo:rsid="00819ab3" officeooo:paragraph-rsid="0084a567" style:font-style-asian="normal" style:font-style-complex="normal"/>
    </style:style>
    <style:style style:name="P109" style:family="paragraph" style:parent-style-name="Вопрос_20_теста">
      <style:paragraph-properties fo:margin-top="0cm" fo:margin-bottom="0cm" fo:text-align="justify" style:justify-single-word="false"/>
      <style:text-properties fo:color="#33a3a3" fo:font-style="normal" officeooo:rsid="00b98550" officeooo:paragraph-rsid="00b98550" style:font-style-asian="normal" style:font-style-complex="normal"/>
    </style:style>
    <style:style style:name="P110" style:family="paragraph" style:parent-style-name="Вопрос_20_теста">
      <style:paragraph-properties fo:margin-top="0cm" fo:margin-bottom="0cm" fo:text-align="justify" style:justify-single-word="false"/>
      <style:text-properties fo:color="#33a3a3" fo:font-style="normal" officeooo:rsid="00cdffe9" officeooo:paragraph-rsid="00cdffe9" style:font-style-asian="normal" style:font-style-complex="normal"/>
    </style:style>
    <style:style style:name="P111" style:family="paragraph" style:parent-style-name="Вопрос_20_теста">
      <style:paragraph-properties fo:margin-top="0cm" fo:margin-bottom="0cm" fo:text-align="justify" style:justify-single-word="false"/>
      <style:text-properties fo:color="#33a3a3" fo:font-style="normal" officeooo:rsid="00ceed3a" officeooo:paragraph-rsid="00ceed3a" style:font-style-asian="normal" style:font-style-complex="normal"/>
    </style:style>
    <style:style style:name="P112" style:family="paragraph" style:parent-style-name="Вопрос_20_теста">
      <style:paragraph-properties fo:margin-top="0cm" fo:margin-bottom="0cm" fo:text-align="justify" style:justify-single-word="false"/>
      <style:text-properties fo:color="#33a3a3" fo:font-style="normal" officeooo:rsid="00bdda79" officeooo:paragraph-rsid="00bdda79" style:font-style-asian="normal" style:font-style-complex="normal"/>
    </style:style>
    <style:style style:name="P113" style:family="paragraph" style:parent-style-name="Вопрос_20_теста">
      <style:paragraph-properties fo:margin-top="0cm" fo:margin-bottom="0cm" fo:text-align="justify" style:justify-single-word="false"/>
      <style:text-properties fo:color="#33a3a3" fo:font-style="normal" officeooo:rsid="00c2e2df" officeooo:paragraph-rsid="00c2e2df" style:font-style-asian="normal" style:font-style-complex="normal"/>
    </style:style>
    <style:style style:name="P114" style:family="paragraph" style:parent-style-name="Вопрос_20_теста">
      <style:paragraph-properties fo:margin-top="0cm" fo:margin-bottom="0cm" fo:text-align="justify" style:justify-single-word="false"/>
      <style:text-properties fo:color="#33a3a3" fo:font-style="normal" officeooo:rsid="00c72fcb" officeooo:paragraph-rsid="00c72fcb" style:font-style-asian="normal" style:font-style-complex="normal"/>
    </style:style>
    <style:style style:name="P115" style:family="paragraph" style:parent-style-name="Вопрос_20_теста">
      <style:paragraph-properties fo:margin-top="0cm" fo:margin-bottom="0cm" fo:text-align="justify" style:justify-single-word="false"/>
      <style:text-properties fo:color="#33a3a3" fo:font-style="normal" officeooo:rsid="00d47fb2" officeooo:paragraph-rsid="00d47fb2" style:font-style-asian="normal" style:font-style-complex="normal"/>
    </style:style>
    <style:style style:name="P116" style:family="paragraph" style:parent-style-name="Вопрос_20_теста">
      <style:paragraph-properties fo:margin-top="0cm" fo:margin-bottom="0cm" fo:text-align="justify" style:justify-single-word="false"/>
      <style:text-properties fo:color="#33a3a3" fo:font-style="normal" officeooo:rsid="00c99e5c" officeooo:paragraph-rsid="00c99e5c" style:font-style-asian="normal" style:font-style-complex="normal"/>
    </style:style>
    <style:style style:name="P117" style:family="paragraph" style:parent-style-name="Вопрос_20_теста">
      <style:paragraph-properties fo:margin-top="0cm" fo:margin-bottom="0cm" fo:text-align="justify" style:justify-single-word="false"/>
      <style:text-properties fo:color="#33a3a3" fo:font-style="normal" officeooo:rsid="00d6853f" officeooo:paragraph-rsid="00d6853f" style:font-style-asian="normal" style:font-style-complex="normal"/>
    </style:style>
    <style:style style:name="P118" style:family="paragraph" style:parent-style-name="Вопрос_20_теста">
      <style:paragraph-properties fo:margin-top="0cm" fo:margin-bottom="0cm" fo:text-align="justify" style:justify-single-word="false"/>
      <style:text-properties fo:color="#33a3a3" fo:font-style="normal" officeooo:rsid="00d7a055" officeooo:paragraph-rsid="00d7a055" style:font-style-asian="normal" style:font-style-complex="normal"/>
    </style:style>
    <style:style style:name="P119" style:family="paragraph" style:parent-style-name="Вопрос_20_теста">
      <style:paragraph-properties fo:margin-top="0cm" fo:margin-bottom="0cm" fo:text-align="justify" style:justify-single-word="false"/>
      <style:text-properties fo:color="#33a3a3" fo:font-style="normal" officeooo:rsid="00d96e66" officeooo:paragraph-rsid="00d96e66" style:font-style-asian="normal" style:font-style-complex="normal"/>
    </style:style>
    <style:style style:name="P120" style:family="paragraph" style:parent-style-name="Вопрос_20_теста">
      <style:paragraph-properties fo:margin-top="0cm" fo:margin-bottom="0cm" fo:text-align="justify" style:justify-single-word="false"/>
      <style:text-properties fo:color="#33a3a3" fo:font-style="normal" officeooo:rsid="00dad04c" officeooo:paragraph-rsid="00dad04c" style:font-style-asian="normal" style:font-style-complex="normal"/>
    </style:style>
    <style:style style:name="P121" style:family="paragraph" style:parent-style-name="Вопрос_20_теста">
      <style:paragraph-properties fo:margin-top="0cm" fo:margin-bottom="0cm" fo:text-align="justify" style:justify-single-word="false"/>
      <style:text-properties fo:color="#33a3a3" fo:font-style="normal" officeooo:rsid="00dbc7bf" officeooo:paragraph-rsid="00dbc7bf" style:font-style-asian="normal" style:font-style-complex="normal"/>
    </style:style>
    <style:style style:name="P122" style:family="paragraph" style:parent-style-name="Вопрос_20_теста">
      <style:paragraph-properties fo:margin-top="0cm" fo:margin-bottom="0cm" fo:text-align="justify" style:justify-single-word="false"/>
      <style:text-properties fo:color="#33a3a3" fo:font-style="normal" officeooo:rsid="00dc9dbf" officeooo:paragraph-rsid="00dc9dbf" style:font-style-asian="normal" style:font-style-complex="normal"/>
    </style:style>
    <style:style style:name="P123" style:family="paragraph" style:parent-style-name="Вопрос_20_теста">
      <style:paragraph-properties fo:margin-top="0cm" fo:margin-bottom="0cm" fo:text-align="justify" style:justify-single-word="false"/>
      <style:text-properties fo:color="#33a3a3" fo:font-style="normal" officeooo:rsid="00de6491" officeooo:paragraph-rsid="00de6491" style:font-style-asian="normal" style:font-style-complex="normal"/>
    </style:style>
    <style:style style:name="P124" style:family="paragraph" style:parent-style-name="Вопрос_20_теста">
      <style:paragraph-properties fo:margin-top="0cm" fo:margin-bottom="0cm" fo:text-align="justify" style:justify-single-word="false"/>
      <style:text-properties fo:color="#33a3a3" fo:font-style="normal" officeooo:rsid="00e53cb0" officeooo:paragraph-rsid="00e53cb0" style:font-style-asian="normal" style:font-style-complex="normal"/>
    </style:style>
    <style:style style:name="P125" style:family="paragraph" style:parent-style-name="Вопрос_20_теста">
      <style:paragraph-properties fo:margin-top="0cm" fo:margin-bottom="0cm" fo:text-align="justify" style:justify-single-word="false"/>
      <style:text-properties fo:color="#33a3a3" fo:font-style="normal" officeooo:rsid="00e75e3d" officeooo:paragraph-rsid="00e75e3d" style:font-style-asian="normal" style:font-style-complex="normal"/>
    </style:style>
    <style:style style:name="P126" style:family="paragraph" style:parent-style-name="Вопрос_20_теста">
      <style:paragraph-properties fo:margin-top="0cm" fo:margin-bottom="0cm" fo:text-align="justify" style:justify-single-word="false"/>
      <style:text-properties fo:color="#33a3a3" fo:font-style="normal" officeooo:rsid="00ea0b25" officeooo:paragraph-rsid="00ea0b25" style:font-style-asian="normal" style:font-style-complex="normal"/>
    </style:style>
    <style:style style:name="P127" style:family="paragraph" style:parent-style-name="Вопрос_20_теста">
      <style:paragraph-properties fo:margin-top="0cm" fo:margin-bottom="0cm" fo:text-align="justify" style:justify-single-word="false"/>
      <style:text-properties fo:color="#33a3a3" fo:font-style="normal" officeooo:rsid="00eec5d6" officeooo:paragraph-rsid="00eec5d6" style:font-style-asian="normal" style:font-style-complex="normal"/>
    </style:style>
    <style:style style:name="P128" style:family="paragraph" style:parent-style-name="Вопрос_20_теста">
      <style:paragraph-properties fo:margin-top="0cm" fo:margin-bottom="0cm" fo:text-align="justify" style:justify-single-word="false"/>
      <style:text-properties fo:color="#33a3a3" fo:font-style="normal" officeooo:rsid="00ec9ffd" officeooo:paragraph-rsid="00ec9ffd" style:font-style-asian="normal" style:font-style-complex="normal"/>
    </style:style>
    <style:style style:name="P129" style:family="paragraph" style:parent-style-name="Вопрос_20_теста">
      <style:paragraph-properties fo:margin-top="0cm" fo:margin-bottom="0cm" fo:text-align="justify" style:justify-single-word="false"/>
      <style:text-properties fo:color="#33a3a3" fo:font-style="normal" officeooo:rsid="00ed302d" officeooo:paragraph-rsid="00ed302d" style:font-style-asian="normal" style:font-style-complex="normal"/>
    </style:style>
    <style:style style:name="P130" style:family="paragraph" style:parent-style-name="Вопрос_20_теста">
      <style:paragraph-properties fo:margin-top="0cm" fo:margin-bottom="0cm" fo:text-align="justify" style:justify-single-word="false"/>
      <style:text-properties fo:color="#33a3a3" fo:font-style="normal" officeooo:rsid="00ef6778" officeooo:paragraph-rsid="00ef9336" style:font-style-asian="normal" style:font-style-complex="normal"/>
    </style:style>
    <style:style style:name="P131" style:family="paragraph" style:parent-style-name="Вопрос_20_теста">
      <style:paragraph-properties fo:margin-top="0cm" fo:margin-bottom="0cm" fo:text-align="justify" style:justify-single-word="false"/>
      <style:text-properties fo:color="#33a3a3" fo:font-style="normal" officeooo:rsid="00ef9336" officeooo:paragraph-rsid="00ef9336" style:font-style-asian="normal" style:font-style-complex="normal"/>
    </style:style>
    <style:style style:name="P132" style:family="paragraph" style:parent-style-name="Вопрос_20_теста">
      <style:paragraph-properties fo:margin-top="0cm" fo:margin-bottom="0cm" fo:text-align="justify" style:justify-single-word="false"/>
      <style:text-properties fo:color="#33a3a3" fo:font-style="normal" officeooo:rsid="00cb57f8" officeooo:paragraph-rsid="00cb57f8" style:font-style-asian="normal" style:font-style-complex="normal"/>
    </style:style>
    <style:style style:name="P133" style:family="paragraph" style:parent-style-name="Вопрос_20_теста">
      <style:paragraph-properties fo:margin-top="0cm" fo:margin-bottom="0cm" fo:text-align="justify" style:justify-single-word="false"/>
      <style:text-properties fo:color="#33a3a3" fo:font-style="normal" officeooo:rsid="00cc6e90" officeooo:paragraph-rsid="00cc6e90" style:font-style-asian="normal" style:font-style-complex="normal"/>
    </style:style>
    <style:style style:name="P134" style:family="paragraph" style:parent-style-name="Вопрос_20_теста">
      <style:paragraph-properties fo:margin-top="0cm" fo:margin-bottom="0cm" fo:text-align="justify" style:justify-single-word="false"/>
      <style:text-properties fo:color="#33a3a3" officeooo:rsid="00aa3514" officeooo:paragraph-rsid="00aa3514"/>
    </style:style>
    <style:style style:name="P135" style:family="paragraph" style:parent-style-name="Вопрос_20_теста">
      <style:paragraph-properties fo:margin-top="0cm" fo:margin-bottom="0cm" fo:text-align="justify" style:justify-single-word="false"/>
      <style:text-properties fo:color="#33a3a3" officeooo:rsid="00dffcf4" officeooo:paragraph-rsid="00dffcf4"/>
    </style:style>
    <style:style style:name="P136" style:family="paragraph" style:parent-style-name="Вопрос_20_теста">
      <style:paragraph-properties fo:margin-top="0cm" fo:margin-bottom="0cm" fo:text-align="justify" style:justify-single-word="false"/>
      <style:text-properties fo:color="#33a3a3" officeooo:rsid="00e06b91" officeooo:paragraph-rsid="00e06b91"/>
    </style:style>
    <style:style style:name="P137" style:family="paragraph" style:parent-style-name="Вопрос_20_теста">
      <style:paragraph-properties fo:margin-top="0cm" fo:margin-bottom="0cm" fo:text-align="justify" style:justify-single-word="false"/>
      <style:text-properties fo:color="#33a3a3" officeooo:rsid="00e2aae8" officeooo:paragraph-rsid="00e2aae8"/>
    </style:style>
    <style:style style:name="P138" style:family="paragraph" style:parent-style-name="Вопрос_20_теста">
      <style:paragraph-properties fo:margin-top="0cm" fo:margin-bottom="0cm" fo:text-align="justify" style:justify-single-word="false"/>
      <style:text-properties fo:color="#33a3a3" officeooo:rsid="00e45f70" officeooo:paragraph-rsid="00e45f70"/>
    </style:style>
    <style:style style:name="P139" style:family="paragraph" style:parent-style-name="Вопрос_20_теста">
      <style:paragraph-properties fo:margin-top="0cm" fo:margin-bottom="0cm" fo:text-align="justify" style:justify-single-word="false"/>
      <style:text-properties fo:color="#33a3a3" officeooo:rsid="00e53cb0" officeooo:paragraph-rsid="00e53cb0"/>
    </style:style>
    <style:style style:name="P140" style:family="paragraph" style:parent-style-name="Вопрос_20_теста">
      <style:paragraph-properties fo:margin-top="0cm" fo:margin-bottom="0cm" fo:text-align="justify" style:justify-single-word="false"/>
      <style:text-properties officeooo:paragraph-rsid="00de6491"/>
    </style:style>
    <style:style style:name="P141" style:family="paragraph" style:parent-style-name="Вопрос_20_теста">
      <style:paragraph-properties fo:margin-top="0cm" fo:margin-bottom="0cm" fo:text-align="justify" style:justify-single-word="false"/>
      <style:text-properties officeooo:paragraph-rsid="00ebd1d8"/>
    </style:style>
    <style:style style:name="P142" style:family="paragraph" style:parent-style-name="Вопрос_20_теста">
      <style:paragraph-properties fo:margin-top="0cm" fo:margin-bottom="0cm" fo:text-align="justify" style:justify-single-word="false"/>
      <style:text-properties fo:font-style="normal" officeooo:rsid="00cb57f8" officeooo:paragraph-rsid="00cb57f8" style:font-style-asian="normal" style:font-style-complex="normal"/>
    </style:style>
    <style:style style:name="P143" style:family="paragraph" style:parent-style-name="Standard">
      <style:paragraph-properties fo:margin-top="0cm" fo:margin-bottom="0cm" fo:text-align="justify" style:justify-single-word="false">
        <style:tab-stops>
          <style:tab-stop style:position="0.183cm"/>
        </style:tab-stops>
      </style:paragraph-properties>
      <style:text-properties style:use-window-font-color="true" fo:font-style="normal" fo:font-weight="bold" officeooo:rsid="00d62065" officeooo:paragraph-rsid="01055b67" style:font-style-asian="normal" style:font-weight-asian="bold" style:font-style-complex="normal" style:font-weight-complex="bold"/>
    </style:style>
    <style:style style:name="P144" style:family="paragraph" style:parent-style-name="Вопрос_20_теста" style:master-page-name="">
      <style:paragraph-properties fo:margin-top="0cm" fo:margin-bottom="0cm" fo:text-align="justify" style:justify-single-word="false" style:page-number="auto"/>
      <style:text-properties fo:color="#33a3a3" officeooo:rsid="00aa3514" officeooo:paragraph-rsid="00aa3514"/>
    </style:style>
    <style:style style:name="P145" style:family="paragraph" style:parent-style-name="Standard" style:list-style-name="L1">
      <style:text-properties fo:font-weight="bold" officeooo:rsid="00163eca" officeooo:paragraph-rsid="0025b245" style:font-weight-asian="bold" style:font-weight-complex="bold"/>
    </style:style>
    <style:style style:name="P146" style:family="paragraph" style:parent-style-name="Standard" style:list-style-name="L1">
      <style:text-properties fo:font-weight="bold" officeooo:rsid="00163eca" officeooo:paragraph-rsid="0104ccae" style:font-weight-asian="bold" style:font-weight-complex="bold"/>
    </style:style>
    <style:style style:name="P147" style:family="paragraph" style:parent-style-name="Standard" style:list-style-name="L1">
      <style:text-properties fo:font-weight="bold" officeooo:rsid="00163eca" officeooo:paragraph-rsid="01055b67" style:font-weight-asian="bold" style:font-weight-complex="bold"/>
    </style:style>
    <style:style style:name="P148" style:family="paragraph" style:parent-style-name="Standard" style:list-style-name="L1">
      <style:text-properties fo:font-weight="bold" officeooo:rsid="00163eca" officeooo:paragraph-rsid="01061a8e" style:font-weight-asian="bold" style:font-weight-complex="bold"/>
    </style:style>
    <style:style style:name="P149" style:family="paragraph" style:parent-style-name="Standard" style:list-style-name="L1">
      <style:paragraph-properties>
        <style:tab-stops>
          <style:tab-stop style:position="0.183cm"/>
        </style:tab-stops>
      </style:paragraph-properties>
      <style:text-properties fo:font-weight="bold" officeooo:rsid="00163eca" officeooo:paragraph-rsid="0025b245" style:font-weight-asian="bold" style:font-weight-complex="bold"/>
    </style:style>
    <style:style style:name="P150" style:family="paragraph" style:parent-style-name="Standard" style:list-style-name="L1">
      <style:paragraph-properties>
        <style:tab-stops>
          <style:tab-stop style:position="0.183cm"/>
        </style:tab-stops>
      </style:paragraph-properties>
      <style:text-properties fo:font-weight="bold" officeooo:rsid="00163eca" officeooo:paragraph-rsid="01055b67" style:font-weight-asian="bold" style:font-weight-complex="bold"/>
    </style:style>
    <style:style style:name="P151" style:family="paragraph" style:parent-style-name="Standard" style:list-style-name="L1">
      <style:paragraph-properties>
        <style:tab-stops>
          <style:tab-stop style:position="0.183cm"/>
        </style:tab-stops>
      </style:paragraph-properties>
      <style:text-properties fo:font-weight="bold" officeooo:rsid="00163eca" officeooo:paragraph-rsid="01061a8e" style:font-weight-asian="bold" style:font-weight-complex="bold"/>
    </style:style>
    <style:style style:name="P152" style:family="paragraph" style:parent-style-name="Standard" style:list-style-name="L1">
      <style:paragraph-properties>
        <style:tab-stops>
          <style:tab-stop style:position="0.183cm"/>
        </style:tab-stops>
      </style:paragraph-properties>
      <style:text-properties fo:font-weight="bold" officeooo:rsid="00163eca" officeooo:paragraph-rsid="013f25ee" style:font-weight-asian="bold" style:font-weight-complex="bold"/>
    </style:style>
    <style:style style:name="P153" style:family="paragraph" style:parent-style-name="Standard" style:list-style-name="L1">
      <style:paragraph-properties>
        <style:tab-stops>
          <style:tab-stop style:position="0.183cm"/>
        </style:tab-stops>
      </style:paragraph-properties>
      <style:text-properties fo:font-weight="bold" officeooo:rsid="00165dfa" officeooo:paragraph-rsid="0025b245" style:font-weight-asian="bold" style:font-weight-complex="bold"/>
    </style:style>
    <style:style style:name="P154" style:family="paragraph" style:parent-style-name="Standard" style:list-style-name="L1">
      <style:paragraph-properties>
        <style:tab-stops>
          <style:tab-stop style:position="0.183cm"/>
        </style:tab-stops>
      </style:paragraph-properties>
      <style:text-properties fo:font-weight="bold" officeooo:rsid="00165dfa" officeooo:paragraph-rsid="01061a8e" style:font-weight-asian="bold" style:font-weight-complex="bold"/>
    </style:style>
    <style:style style:name="P155" style:family="paragraph" style:parent-style-name="Standard" style:list-style-name="L1">
      <style:paragraph-properties>
        <style:tab-stops>
          <style:tab-stop style:position="0.183cm"/>
        </style:tab-stops>
      </style:paragraph-properties>
      <style:text-properties fo:font-weight="bold" officeooo:paragraph-rsid="01055b67" style:font-weight-asian="bold" style:font-weight-complex="bold"/>
    </style:style>
    <style:style style:name="P156" style:family="paragraph" style:parent-style-name="Standard">
      <style:paragraph-properties style:snap-to-layout-grid="false"/>
      <style:text-properties fo:font-weight="bold" officeooo:rsid="010d0249" officeooo:paragraph-rsid="010d0249" style:font-weight-asian="bold"/>
    </style:style>
    <style:style style:name="P157" style:family="paragraph" style:parent-style-name="Standard">
      <style:paragraph-properties style:snap-to-layout-grid="false"/>
      <style:text-properties fo:font-weight="bold" officeooo:paragraph-rsid="010e0828" style:font-weight-asian="bold"/>
    </style:style>
    <style:style style:name="P158" style:family="paragraph" style:parent-style-name="Standard">
      <style:paragraph-properties style:snap-to-layout-grid="false"/>
      <style:text-properties fo:font-weight="bold" officeooo:paragraph-rsid="010fd122" style:font-weight-asian="bold"/>
    </style:style>
    <style:style style:name="P159" style:family="paragraph" style:parent-style-name="Standard">
      <style:paragraph-properties style:snap-to-layout-grid="false"/>
      <style:text-properties fo:font-weight="bold" officeooo:paragraph-rsid="010fec82" style:font-weight-asian="bold"/>
    </style:style>
    <style:style style:name="P160" style:family="paragraph" style:parent-style-name="Standard">
      <style:paragraph-properties style:snap-to-layout-grid="false"/>
      <style:text-properties fo:font-weight="bold" officeooo:paragraph-rsid="0108f875" style:font-weight-asian="bold"/>
    </style:style>
    <style:style style:name="P161" style:family="paragraph" style:parent-style-name="Standard">
      <style:paragraph-properties style:snap-to-layout-grid="false"/>
      <style:text-properties fo:font-weight="bold" officeooo:paragraph-rsid="0110fe10" style:font-weight-asian="bold"/>
    </style:style>
    <style:style style:name="P162" style:family="paragraph" style:parent-style-name="Standard">
      <style:text-properties fo:font-weight="bold" officeooo:paragraph-rsid="0108f875" style:font-weight-asian="bold"/>
    </style:style>
    <style:style style:name="P163" style:family="paragraph" style:parent-style-name="Standard">
      <style:paragraph-properties style:snap-to-layout-grid="false"/>
      <style:text-properties fo:font-weight="bold" officeooo:rsid="010a5a1d" officeooo:paragraph-rsid="010a5a1d" style:font-weight-asian="bold"/>
    </style:style>
    <style:style style:name="P164" style:family="paragraph" style:parent-style-name="Standard">
      <style:paragraph-properties style:snap-to-layout-grid="false"/>
      <style:text-properties fo:font-weight="bold" officeooo:rsid="010cea9f" officeooo:paragraph-rsid="010cea9f" style:font-weight-asian="bold"/>
    </style:style>
    <style:style style:name="P165" style:family="paragraph" style:parent-style-name="Standard" style:list-style-name="L1">
      <style:paragraph-properties>
        <style:tab-stops>
          <style:tab-stop style:position="0.183cm"/>
        </style:tab-stops>
      </style:paragraph-properties>
      <style:text-properties officeooo:rsid="00163eca" officeooo:paragraph-rsid="0025b245"/>
    </style:style>
    <style:style style:name="P166" style:family="paragraph" style:parent-style-name="Standard" style:list-style-name="L1">
      <style:paragraph-properties>
        <style:tab-stops>
          <style:tab-stop style:position="0.183cm"/>
        </style:tab-stops>
      </style:paragraph-properties>
      <style:text-properties style:use-window-font-color="true" fo:font-weight="bold" officeooo:rsid="00163eca" officeooo:paragraph-rsid="0102e39b" style:font-weight-asian="bold" style:font-weight-complex="bold"/>
    </style:style>
    <style:style style:name="P167" style:family="paragraph" style:parent-style-name="Standard">
      <style:paragraph-properties style:snap-to-layout-grid="false"/>
      <style:text-properties style:use-window-font-color="true" style:font-name="TimesNewRomanPSMT" fo:font-size="12pt" officeooo:paragraph-rsid="0108f875" style:font-name-asian="TimesNewRomanPSMT" style:font-size-asian="12pt" style:font-name-complex="TimesNewRomanPSMT" style:font-size-complex="12pt"/>
    </style:style>
    <style:style style:name="P168" style:family="paragraph" style:parent-style-name="Standard">
      <style:paragraph-properties style:snap-to-layout-grid="false"/>
      <style:text-properties style:use-window-font-color="true" style:font-name="TimesNewRomanPSMT" fo:font-size="12pt" officeooo:paragraph-rsid="0112763f" style:font-name-asian="TimesNewRomanPSMT" style:font-size-asian="14pt" style:font-name-complex="TimesNewRomanPSMT" style:font-size-complex="14pt"/>
    </style:style>
    <style:style style:name="P169" style:family="paragraph" style:parent-style-name="Standard">
      <style:paragraph-properties style:snap-to-layout-grid="false"/>
      <style:text-properties style:use-window-font-color="true" style:font-name="TimesNewRomanPSMT" fo:font-size="12pt" officeooo:paragraph-rsid="0108f875" style:font-name-asian="TimesNewRomanPSMT" style:font-size-asian="14pt" style:font-name-complex="TimesNewRomanPSMT" style:font-size-complex="14pt"/>
    </style:style>
    <style:style style:name="P170" style:family="paragraph" style:parent-style-name="Standard">
      <style:paragraph-properties fo:text-align="justify" style:justify-single-word="false" style:snap-to-layout-grid="false">
        <style:tab-stops>
          <style:tab-stop style:position="0cm"/>
        </style:tab-stops>
      </style:paragraph-properties>
      <style:text-properties style:use-window-font-color="true" fo:font-size="12pt" officeooo:paragraph-rsid="010cea9f"/>
    </style:style>
    <style:style style:name="P171" style:family="paragraph" style:parent-style-name="Standard">
      <style:paragraph-properties style:snap-to-layout-grid="false"/>
      <style:text-properties style:use-window-font-color="true" fo:font-size="12pt" fo:font-weight="bold" officeooo:rsid="010d0249" officeooo:paragraph-rsid="010d0249" style:font-weight-asian="bold"/>
    </style:style>
    <style:style style:name="P172" style:family="paragraph" style:parent-style-name="Standard">
      <style:paragraph-properties style:snap-to-layout-grid="false"/>
      <style:text-properties style:use-window-font-color="true" fo:font-size="12pt" fo:font-weight="bold" officeooo:rsid="010a5a1d" officeooo:paragraph-rsid="010a5a1d" style:font-weight-asian="bold"/>
    </style:style>
    <style:style style:name="P173" style:family="paragraph" style:parent-style-name="Standard">
      <style:paragraph-properties style:snap-to-layout-grid="false"/>
      <style:text-properties style:use-window-font-color="true" fo:font-size="12pt" fo:font-weight="bold" officeooo:rsid="010cea9f" officeooo:paragraph-rsid="010cea9f" style:font-weight-asian="bold"/>
    </style:style>
    <style:style style:name="P174" style:family="paragraph" style:parent-style-name="Standard">
      <style:paragraph-properties style:snap-to-layout-grid="false"/>
      <style:text-properties style:use-window-font-color="true" fo:font-size="12pt" officeooo:rsid="010d0249" officeooo:paragraph-rsid="010d0249"/>
    </style:style>
    <style:style style:name="P175" style:family="paragraph" style:parent-style-name="Standard">
      <style:paragraph-properties style:snap-to-layout-grid="false"/>
      <style:text-properties style:use-window-font-color="true" fo:font-size="12pt" officeooo:rsid="010b7ca2" officeooo:paragraph-rsid="010b7ca2"/>
    </style:style>
    <style:style style:name="P176" style:family="paragraph" style:parent-style-name="Standard">
      <style:paragraph-properties fo:text-align="justify" style:justify-single-word="false" style:snap-to-layout-grid="false">
        <style:tab-stops>
          <style:tab-stop style:position="0cm"/>
        </style:tab-stops>
      </style:paragraph-properties>
      <style:text-properties style:use-window-font-color="true" fo:font-size="12pt" officeooo:rsid="010cea9f" officeooo:paragraph-rsid="010cea9f" style:font-style-complex="italic" style:font-weight-complex="bold"/>
    </style:style>
    <style:style style:name="P177" style:family="paragraph" style:parent-style-name="Standard">
      <style:paragraph-properties style:snap-to-layout-grid="false"/>
      <style:text-properties officeooo:rsid="010cea9f" officeooo:paragraph-rsid="010cea9f"/>
    </style:style>
    <style:style style:name="P178" style:family="paragraph" style:parent-style-name="Standard">
      <style:paragraph-properties style:snap-to-layout-grid="false"/>
      <style:text-properties officeooo:rsid="010cea9f" officeooo:paragraph-rsid="0110fe10"/>
    </style:style>
    <style:style style:name="P179" style:family="paragraph" style:parent-style-name="Standard">
      <style:paragraph-properties fo:text-align="justify" style:justify-single-word="false" style:snap-to-layout-grid="false"/>
      <style:text-properties officeooo:rsid="010cea9f" officeooo:paragraph-rsid="0108f875"/>
    </style:style>
    <style:style style:name="P180" style:family="paragraph" style:parent-style-name="Standard">
      <style:paragraph-properties fo:text-align="justify" style:justify-single-word="false" style:snap-to-layout-grid="false"/>
      <style:text-properties officeooo:rsid="010cea9f" officeooo:paragraph-rsid="0110fe10"/>
    </style:style>
    <style:style style:name="P181" style:family="paragraph" style:parent-style-name="Standard">
      <style:paragraph-properties style:snap-to-layout-grid="false"/>
      <style:text-properties officeooo:rsid="010d0249" officeooo:paragraph-rsid="010d0249"/>
    </style:style>
    <style:style style:name="P182" style:family="paragraph" style:parent-style-name="Standard">
      <style:paragraph-properties style:snap-to-layout-grid="false"/>
      <style:text-properties officeooo:rsid="010d0249" officeooo:paragraph-rsid="0110fe10"/>
    </style:style>
    <style:style style:name="P183" style:family="paragraph" style:parent-style-name="Standard">
      <style:paragraph-properties style:snap-to-layout-grid="false"/>
      <style:text-properties officeooo:rsid="010d0249" officeooo:paragraph-rsid="0112763f"/>
    </style:style>
    <style:style style:name="P184" style:family="paragraph" style:parent-style-name="Standard">
      <style:paragraph-properties style:snap-to-layout-grid="false"/>
      <style:text-properties officeooo:paragraph-rsid="010e0828"/>
    </style:style>
    <style:style style:name="P185" style:family="paragraph" style:parent-style-name="Standard">
      <style:paragraph-properties style:snap-to-layout-grid="false"/>
      <style:text-properties officeooo:paragraph-rsid="010fd122"/>
    </style:style>
    <style:style style:name="P186" style:family="paragraph" style:parent-style-name="Standard">
      <style:paragraph-properties style:snap-to-layout-grid="false"/>
      <style:text-properties officeooo:paragraph-rsid="010fec82"/>
    </style:style>
    <style:style style:name="P187" style:family="paragraph" style:parent-style-name="Standard">
      <style:paragraph-properties style:snap-to-layout-grid="false"/>
      <style:text-properties officeooo:paragraph-rsid="01137036"/>
    </style:style>
    <style:style style:name="P188" style:family="paragraph" style:parent-style-name="Standard">
      <style:paragraph-properties style:snap-to-layout-grid="false"/>
      <style:text-properties officeooo:paragraph-rsid="011ab37b"/>
    </style:style>
    <style:style style:name="P189" style:family="paragraph" style:parent-style-name="Standard">
      <style:paragraph-properties fo:text-align="justify" style:justify-single-word="false" style:snap-to-layout-grid="false"/>
      <style:text-properties officeooo:paragraph-rsid="010e0828"/>
    </style:style>
    <style:style style:name="P190" style:family="paragraph" style:parent-style-name="Standard">
      <style:paragraph-properties fo:text-align="justify" style:justify-single-word="false" style:snap-to-layout-grid="false"/>
      <style:text-properties officeooo:paragraph-rsid="010fd122"/>
    </style:style>
    <style:style style:name="P191" style:family="paragraph" style:parent-style-name="Standard">
      <style:paragraph-properties fo:text-align="justify" style:justify-single-word="false" style:snap-to-layout-grid="false"/>
      <style:text-properties officeooo:paragraph-rsid="010fec82"/>
    </style:style>
    <style:style style:name="P192" style:family="paragraph" style:parent-style-name="Standard">
      <style:paragraph-properties fo:text-align="justify" style:justify-single-word="false" style:snap-to-layout-grid="false"/>
      <style:text-properties officeooo:paragraph-rsid="01137036"/>
    </style:style>
    <style:style style:name="P193" style:family="paragraph" style:parent-style-name="Standard">
      <style:paragraph-properties fo:text-align="justify" style:justify-single-word="false" style:snap-to-layout-grid="false"/>
      <style:text-properties officeooo:paragraph-rsid="011ab37b"/>
    </style:style>
    <style:style style:name="P194" style:family="paragraph" style:parent-style-name="Standard">
      <style:paragraph-properties fo:text-align="justify" style:justify-single-word="false" style:snap-to-layout-grid="false">
        <style:tab-stops>
          <style:tab-stop style:position="0cm"/>
        </style:tab-stops>
      </style:paragraph-properties>
      <style:text-properties officeooo:paragraph-rsid="010fec82"/>
    </style:style>
    <style:style style:name="P195" style:family="paragraph" style:parent-style-name="Standard">
      <style:paragraph-properties fo:text-align="justify" style:justify-single-word="false" style:snap-to-layout-grid="false">
        <style:tab-stops>
          <style:tab-stop style:position="0cm"/>
        </style:tab-stops>
      </style:paragraph-properties>
      <style:text-properties officeooo:paragraph-rsid="0110fe10"/>
    </style:style>
    <style:style style:name="P196" style:family="paragraph" style:parent-style-name="Standard">
      <style:paragraph-properties fo:text-align="justify" style:justify-single-word="false" style:snap-to-layout-grid="false">
        <style:tab-stops>
          <style:tab-stop style:position="0cm"/>
        </style:tab-stops>
      </style:paragraph-properties>
      <style:text-properties officeooo:paragraph-rsid="011ab37b"/>
    </style:style>
    <style:style style:name="P197" style:family="paragraph" style:parent-style-name="Standard">
      <style:paragraph-properties fo:text-align="justify" style:justify-single-word="false" style:snap-to-layout-grid="false">
        <style:tab-stops>
          <style:tab-stop style:position="0cm"/>
        </style:tab-stops>
      </style:paragraph-properties>
      <style:text-properties officeooo:paragraph-rsid="01137036"/>
    </style:style>
    <style:style style:name="P198" style:family="paragraph" style:parent-style-name="Standard">
      <style:paragraph-properties fo:text-align="justify" style:justify-single-word="false" style:snap-to-layout-grid="false">
        <style:tab-stops>
          <style:tab-stop style:position="0cm"/>
        </style:tab-stops>
      </style:paragraph-properties>
      <style:text-properties officeooo:paragraph-rsid="0108f875"/>
    </style:style>
    <style:style style:name="P199" style:family="paragraph" style:parent-style-name="Standard">
      <style:paragraph-properties fo:text-align="justify" style:justify-single-word="false" style:snap-to-layout-grid="false">
        <style:tab-stops>
          <style:tab-stop style:position="0cm"/>
        </style:tab-stops>
      </style:paragraph-properties>
      <style:text-properties officeooo:paragraph-rsid="010e0828"/>
    </style:style>
    <style:style style:name="P200" style:family="paragraph" style:parent-style-name="Standard">
      <style:paragraph-properties fo:text-align="justify" style:justify-single-word="false" fo:orphans="0" fo:widows="0" style:text-autospace="none" style:snap-to-layout-grid="false"/>
      <style:text-properties officeooo:paragraph-rsid="011ab37b"/>
    </style:style>
    <style:style style:name="P201" style:family="paragraph" style:parent-style-name="Standard">
      <style:paragraph-properties fo:text-align="justify" style:justify-single-word="false" fo:orphans="0" fo:widows="0" style:text-autospace="none" style:snap-to-layout-grid="false"/>
      <style:text-properties officeooo:paragraph-rsid="010fd122"/>
    </style:style>
    <style:style style:name="P202" style:family="paragraph" style:parent-style-name="Standard">
      <style:paragraph-properties fo:text-align="justify" style:justify-single-word="false" fo:orphans="0" fo:widows="0" style:text-autospace="none" style:snap-to-layout-grid="false"/>
      <style:text-properties officeooo:paragraph-rsid="0108f875"/>
    </style:style>
    <style:style style:name="P203" style:family="paragraph" style:parent-style-name="Standard">
      <style:paragraph-properties fo:text-align="justify" style:justify-single-word="false" style:snap-to-layout-grid="false">
        <style:tab-stops>
          <style:tab-stop style:position="0cm"/>
        </style:tab-stops>
      </style:paragraph-properties>
      <style:text-properties officeooo:paragraph-rsid="010e0828" style:font-weight-complex="bold"/>
    </style:style>
    <style:style style:name="P204" style:family="paragraph" style:parent-style-name="Standard">
      <style:paragraph-properties fo:text-align="justify" style:justify-single-word="false" style:snap-to-layout-grid="false">
        <style:tab-stops>
          <style:tab-stop style:position="0cm"/>
        </style:tab-stops>
      </style:paragraph-properties>
      <style:text-properties officeooo:paragraph-rsid="010fd122" style:font-weight-complex="bold"/>
    </style:style>
    <style:style style:name="P205" style:family="paragraph" style:parent-style-name="Standard">
      <style:paragraph-properties fo:text-align="justify" style:justify-single-word="false" style:snap-to-layout-grid="false">
        <style:tab-stops>
          <style:tab-stop style:position="0cm"/>
        </style:tab-stops>
      </style:paragraph-properties>
      <style:text-properties officeooo:paragraph-rsid="010fec82" style:font-weight-complex="bold"/>
    </style:style>
    <style:style style:name="P206" style:family="paragraph" style:parent-style-name="Standard">
      <style:paragraph-properties fo:text-align="justify" style:justify-single-word="false" style:snap-to-layout-grid="false">
        <style:tab-stops>
          <style:tab-stop style:position="0cm"/>
        </style:tab-stops>
      </style:paragraph-properties>
      <style:text-properties officeooo:paragraph-rsid="01137036" style:font-weight-complex="bold"/>
    </style:style>
    <style:style style:name="P207" style:family="paragraph" style:parent-style-name="Standard">
      <style:paragraph-properties fo:text-align="justify" style:justify-single-word="false" style:snap-to-layout-grid="false">
        <style:tab-stops>
          <style:tab-stop style:position="0cm"/>
        </style:tab-stops>
      </style:paragraph-properties>
      <style:text-properties officeooo:paragraph-rsid="011ab37b" style:font-weight-complex="bold"/>
    </style:style>
    <style:style style:name="P208" style:family="paragraph" style:parent-style-name="Standard">
      <style:paragraph-properties fo:text-align="justify" style:justify-single-word="false" fo:orphans="0" fo:widows="0" style:text-autospace="none" style:snap-to-layout-grid="false"/>
      <style:text-properties officeooo:paragraph-rsid="010fec82" style:font-weight-complex="bold"/>
    </style:style>
    <style:style style:name="P209" style:family="paragraph" style:parent-style-name="Standard">
      <style:paragraph-properties fo:text-align="justify" style:justify-single-word="false" style:snap-to-layout-grid="false"/>
      <style:text-properties officeooo:paragraph-rsid="011ab37b" style:font-weight-complex="bold"/>
    </style:style>
    <style:style style:name="P210" style:family="paragraph" style:parent-style-name="Standard">
      <style:paragraph-properties fo:text-align="justify" style:justify-single-word="false" style:snap-to-layout-grid="false">
        <style:tab-stops>
          <style:tab-stop style:position="0cm"/>
        </style:tab-stops>
      </style:paragraph-properties>
      <style:text-properties officeooo:rsid="010cea9f" officeooo:paragraph-rsid="010cea9f" style:font-weight-complex="bold"/>
    </style:style>
    <style:style style:name="P211" style:family="paragraph" style:parent-style-name="Standard">
      <style:paragraph-properties fo:text-align="justify" style:justify-single-word="false" style:snap-to-layout-grid="false">
        <style:tab-stops>
          <style:tab-stop style:position="0cm"/>
        </style:tab-stops>
      </style:paragraph-properties>
      <style:text-properties officeooo:rsid="010cea9f" officeooo:paragraph-rsid="0110fe10" style:font-weight-complex="bold"/>
    </style:style>
    <style:style style:name="P212" style:family="paragraph" style:parent-style-name="Standard">
      <style:paragraph-properties fo:text-align="justify" style:justify-single-word="false" style:snap-to-layout-grid="false">
        <style:tab-stops>
          <style:tab-stop style:position="0cm"/>
        </style:tab-stops>
      </style:paragraph-properties>
      <style:text-properties officeooo:paragraph-rsid="010fd122" style:font-style-complex="italic" style:font-weight-complex="bold"/>
    </style:style>
    <style:style style:name="P213" style:family="paragraph" style:parent-style-name="Standard">
      <style:paragraph-properties fo:text-align="justify" style:justify-single-word="false" style:snap-to-layout-grid="false">
        <style:tab-stops>
          <style:tab-stop style:position="0cm"/>
        </style:tab-stops>
      </style:paragraph-properties>
      <style:text-properties officeooo:paragraph-rsid="01137036" style:font-style-complex="italic" style:font-weight-complex="bold"/>
    </style:style>
    <style:style style:name="P214" style:family="paragraph" style:parent-style-name="Standard">
      <style:paragraph-properties fo:text-align="justify" style:justify-single-word="false" style:snap-to-layout-grid="false">
        <style:tab-stops>
          <style:tab-stop style:position="0cm"/>
        </style:tab-stops>
      </style:paragraph-properties>
      <style:text-properties officeooo:rsid="010cea9f" officeooo:paragraph-rsid="0110fe10" style:font-style-complex="italic" style:font-weight-complex="bold"/>
    </style:style>
    <style:style style:name="P215" style:family="paragraph" style:parent-style-name="Standard">
      <style:paragraph-properties style:snap-to-layout-grid="false"/>
      <style:text-properties style:font-name="TimesNewRomanPSMT" fo:font-size="12pt" officeooo:paragraph-rsid="010fd122" style:font-name-asian="TimesNewRomanPSMT" style:font-size-asian="12pt" style:font-name-complex="TimesNewRomanPSMT" style:font-size-complex="12pt"/>
    </style:style>
    <style:style style:name="P216" style:family="paragraph" style:parent-style-name="Standard">
      <style:paragraph-properties style:snap-to-layout-grid="false"/>
      <style:text-properties style:font-name="TimesNewRomanPSMT" fo:font-size="12pt" officeooo:paragraph-rsid="01137036" style:font-name-asian="TimesNewRomanPSMT" style:font-size-asian="12pt" style:font-name-complex="TimesNewRomanPSMT" style:font-size-complex="12pt"/>
    </style:style>
    <style:style style:name="P217" style:family="paragraph" style:parent-style-name="Standard">
      <style:text-properties officeooo:paragraph-rsid="0108f875"/>
    </style:style>
    <style:style style:name="P218" style:family="paragraph" style:parent-style-name="Standard">
      <style:paragraph-properties style:snap-to-layout-grid="false"/>
      <style:text-properties fo:font-weight="normal" officeooo:paragraph-rsid="0110fe10" style:font-weight-asian="normal" style:font-weight-complex="normal"/>
    </style:style>
    <style:style style:name="P219" style:family="paragraph" style:parent-style-name="Standard">
      <style:paragraph-properties style:snap-to-layout-grid="false"/>
      <style:text-properties fo:font-weight="normal" officeooo:paragraph-rsid="011ab37b" style:font-weight-asian="normal" style:font-weight-complex="normal"/>
    </style:style>
    <style:style style:name="P220" style:family="paragraph" style:parent-style-name="Standard">
      <style:paragraph-properties fo:text-align="justify" style:justify-single-word="false" style:snap-to-layout-grid="false"/>
      <style:text-properties fo:font-weight="normal" officeooo:paragraph-rsid="01261be5" style:font-weight-asian="normal" style:font-weight-complex="normal"/>
    </style:style>
    <style:style style:name="P221" style:family="paragraph" style:parent-style-name="Standard">
      <style:paragraph-properties fo:text-align="justify" style:justify-single-word="false" style:snap-to-layout-grid="false"/>
      <style:text-properties fo:font-weight="normal" officeooo:paragraph-rsid="013e5247" style:font-weight-asian="normal" style:font-weight-complex="normal"/>
    </style:style>
    <style:style style:name="P222" style:family="paragraph" style:parent-style-name="Standard">
      <style:paragraph-properties fo:text-align="justify" style:justify-single-word="false" style:snap-to-layout-grid="false"/>
      <style:text-properties fo:font-size="14pt" fo:font-weight="bold" officeooo:paragraph-rsid="01279e51" style:font-size-asian="14pt" style:font-weight-asian="bold"/>
    </style:style>
    <style:style style:name="P223" style:family="paragraph" style:parent-style-name="Standard" style:list-style-name="WW8Num11">
      <style:paragraph-properties fo:text-align="justify" style:justify-single-word="false" style:snap-to-layout-grid="false">
        <style:tab-stops>
          <style:tab-stop style:position="1.27cm"/>
        </style:tab-stops>
      </style:paragraph-properties>
      <style:text-properties fo:font-size="14pt" fo:font-weight="bold" officeooo:paragraph-rsid="01261be5" style:font-size-asian="14pt" style:font-weight-asian="bold"/>
    </style:style>
    <style:style style:name="P224" style:family="paragraph" style:parent-style-name="Standard" style:list-style-name="L1">
      <style:text-properties fo:font-size="14pt" fo:font-weight="bold" officeooo:rsid="00163eca" officeooo:paragraph-rsid="0025b245" style:font-size-asian="14pt" style:font-weight-asian="bold" style:font-size-complex="14pt" style:font-weight-complex="bold"/>
    </style:style>
    <style:style style:name="P225" style:family="paragraph" style:parent-style-name="Standard" style:list-style-name="L1">
      <style:paragraph-properties>
        <style:tab-stops>
          <style:tab-stop style:position="0.183cm"/>
        </style:tab-stops>
      </style:paragraph-properties>
      <style:text-properties fo:font-size="14pt" fo:font-weight="bold" officeooo:rsid="00163eca" officeooo:paragraph-rsid="0025b245" style:font-size-asian="14pt" style:font-weight-asian="bold" style:font-size-complex="14pt" style:font-weight-complex="bold"/>
    </style:style>
    <style:style style:name="P226" style:family="paragraph" style:parent-style-name="Standard" style:list-style-name="L1">
      <style:paragraph-properties>
        <style:tab-stops>
          <style:tab-stop style:position="0.183cm"/>
        </style:tab-stops>
      </style:paragraph-properties>
      <style:text-properties fo:font-size="14pt" fo:font-weight="bold" officeooo:rsid="00165dfa" officeooo:paragraph-rsid="0025b245" style:font-size-asian="14pt" style:font-weight-asian="bold" style:font-size-complex="14pt" style:font-weight-complex="bold"/>
    </style:style>
    <style:style style:name="P227" style:family="paragraph" style:parent-style-name="Standard">
      <style:paragraph-properties fo:text-align="justify" style:justify-single-word="false" style:snap-to-layout-grid="false"/>
      <style:text-properties fo:font-size="14pt" fo:font-weight="normal" officeooo:paragraph-rsid="01261be5" style:font-size-asian="14pt" style:font-weight-asian="normal" style:font-weight-complex="normal"/>
    </style:style>
    <style:style style:name="P228" style:family="paragraph" style:parent-style-name="Standard">
      <style:paragraph-properties fo:text-align="justify" style:justify-single-word="false" style:snap-to-layout-grid="false"/>
      <style:text-properties fo:font-size="14pt" fo:font-weight="normal" officeooo:paragraph-rsid="0136125a" style:font-size-asian="14pt" style:font-weight-asian="normal" style:font-weight-complex="normal"/>
    </style:style>
    <style:style style:name="P229" style:family="paragraph" style:parent-style-name="Standard">
      <style:paragraph-properties fo:text-align="justify" style:justify-single-word="false" style:snap-to-layout-grid="false"/>
      <style:text-properties fo:font-size="14pt" fo:font-weight="normal" officeooo:paragraph-rsid="01374ff5" style:font-size-asian="14pt" style:font-weight-asian="normal" style:font-weight-complex="normal"/>
    </style:style>
    <style:style style:name="P230" style:family="paragraph" style:parent-style-name="Standard">
      <style:paragraph-properties fo:text-align="justify" style:justify-single-word="false" style:snap-to-layout-grid="false"/>
      <style:text-properties fo:font-size="14pt" fo:font-weight="normal" officeooo:paragraph-rsid="01375c35" style:font-size-asian="14pt" style:font-weight-asian="normal" style:font-weight-complex="normal"/>
    </style:style>
    <style:style style:name="P231" style:family="paragraph" style:parent-style-name="Standard">
      <style:paragraph-properties fo:text-align="justify" style:justify-single-word="false" style:snap-to-layout-grid="false"/>
      <style:text-properties fo:font-size="14pt" fo:font-weight="normal" officeooo:paragraph-rsid="01380877" style:font-size-asian="14pt" style:font-weight-asian="normal" style:font-weight-complex="normal"/>
    </style:style>
    <style:style style:name="P232" style:family="paragraph" style:parent-style-name="Standard">
      <style:paragraph-properties fo:text-align="justify" style:justify-single-word="false" style:snap-to-layout-grid="false"/>
      <style:text-properties fo:font-size="14pt" fo:font-weight="normal" officeooo:paragraph-rsid="01392e79" style:font-size-asian="14pt" style:font-weight-asian="normal" style:font-weight-complex="normal"/>
    </style:style>
    <style:style style:name="P233" style:family="paragraph" style:parent-style-name="Standard">
      <style:paragraph-properties fo:text-align="justify" style:justify-single-word="false" style:snap-to-layout-grid="false"/>
      <style:text-properties fo:font-size="14pt" fo:font-weight="normal" officeooo:paragraph-rsid="013b371c" style:font-size-asian="14pt" style:font-weight-asian="normal" style:font-weight-complex="normal"/>
    </style:style>
    <style:style style:name="P234" style:family="paragraph" style:parent-style-name="Standard">
      <style:paragraph-properties fo:text-align="justify" style:justify-single-word="false" style:snap-to-layout-grid="false"/>
      <style:text-properties fo:font-size="14pt" fo:font-weight="normal" officeooo:paragraph-rsid="013c9485" style:font-size-asian="14pt" style:font-weight-asian="normal" style:font-weight-complex="normal"/>
    </style:style>
    <style:style style:name="P235" style:family="paragraph" style:parent-style-name="Standard">
      <style:paragraph-properties fo:text-align="justify" style:justify-single-word="false" style:snap-to-layout-grid="false"/>
      <style:text-properties fo:font-size="14pt" fo:font-weight="normal" officeooo:paragraph-rsid="013e5247" style:font-size-asian="14pt" style:font-weight-asian="normal" style:font-weight-complex="normal"/>
    </style:style>
    <style:style style:name="P236" style:family="paragraph" style:parent-style-name="Standard">
      <style:paragraph-properties fo:text-align="justify" style:justify-single-word="false" style:snap-to-layout-grid="false"/>
      <style:text-properties fo:font-size="14pt" fo:font-weight="normal" officeooo:paragraph-rsid="013f25ee" style:font-size-asian="14pt" style:font-weight-asian="normal" style:font-weight-complex="normal"/>
    </style:style>
    <style:style style:name="P237" style:family="paragraph" style:parent-style-name="Standard">
      <style:text-properties fo:font-size="14pt" fo:font-weight="normal" officeooo:paragraph-rsid="0136125a" style:font-size-asian="14pt" style:font-weight-asian="normal" style:font-size-complex="14pt" style:font-weight-complex="normal"/>
    </style:style>
    <style:style style:name="P238" style:family="paragraph" style:parent-style-name="Standard" style:list-style-name="L1">
      <style:paragraph-properties>
        <style:tab-stops>
          <style:tab-stop style:position="0.183cm"/>
        </style:tab-stops>
      </style:paragraph-properties>
      <style:text-properties fo:font-size="14pt" officeooo:rsid="00163eca" officeooo:paragraph-rsid="0025b245" style:font-size-asian="14pt" style:font-size-complex="14pt"/>
    </style:style>
    <style:style style:name="P239" style:family="paragraph" style:parent-style-name="Standard" style:list-style-name="L1">
      <style:paragraph-properties>
        <style:tab-stops>
          <style:tab-stop style:position="0.183cm"/>
        </style:tab-stops>
      </style:paragraph-properties>
      <style:text-properties fo:font-size="14pt" officeooo:rsid="00165dfa" officeooo:paragraph-rsid="0025b245" style:font-size-asian="14pt" style:font-size-complex="14pt"/>
    </style:style>
    <style:style style:name="P240" style:family="paragraph" style:parent-style-name="Standard" style:list-style-name="L1">
      <style:paragraph-properties>
        <style:tab-stops>
          <style:tab-stop style:position="0.183cm"/>
        </style:tab-stops>
      </style:paragraph-properties>
      <style:text-properties fo:font-size="14pt" officeooo:rsid="0017ffaf" officeooo:paragraph-rsid="0025b245" style:font-size-asian="14pt" style:font-size-complex="14pt"/>
    </style:style>
    <style:style style:name="P241" style:family="paragraph" style:parent-style-name="Standard">
      <style:paragraph-properties fo:text-align="center" style:justify-single-word="false" style:snap-to-layout-grid="false"/>
      <style:text-properties fo:font-size="14pt" officeooo:paragraph-rsid="01291461" style:font-size-asian="14pt"/>
    </style:style>
    <style:style style:name="P242" style:family="paragraph" style:parent-style-name="Standard">
      <style:paragraph-properties fo:text-align="center" style:justify-single-word="false" style:snap-to-layout-grid="false"/>
      <style:text-properties fo:font-size="14pt" officeooo:paragraph-rsid="012e2c88" style:font-size-asian="14pt"/>
    </style:style>
    <style:style style:name="P243" style:family="paragraph" style:parent-style-name="Standard">
      <style:paragraph-properties fo:text-align="center" style:justify-single-word="false" style:snap-to-layout-grid="false"/>
      <style:text-properties fo:font-size="14pt" officeooo:paragraph-rsid="0133b4f6" style:font-size-asian="14pt"/>
    </style:style>
    <style:style style:name="P244" style:family="paragraph" style:parent-style-name="Standard">
      <style:paragraph-properties fo:text-align="justify" style:justify-single-word="false" style:snap-to-layout-grid="false"/>
      <style:text-properties fo:font-size="14pt" officeooo:paragraph-rsid="01294bf2" style:font-size-asian="14pt"/>
    </style:style>
    <style:style style:name="P245" style:family="paragraph" style:parent-style-name="Standard">
      <style:paragraph-properties fo:text-align="justify" style:justify-single-word="false" style:snap-to-layout-grid="false"/>
      <style:text-properties fo:font-size="14pt" officeooo:paragraph-rsid="012b06b4" style:font-size-asian="14pt"/>
    </style:style>
    <style:style style:name="P246" style:family="paragraph" style:parent-style-name="Standard">
      <style:paragraph-properties fo:text-align="justify" style:justify-single-word="false" style:snap-to-layout-grid="false"/>
      <style:text-properties fo:font-size="14pt" officeooo:paragraph-rsid="012c5cb0" style:font-size-asian="14pt"/>
    </style:style>
    <style:style style:name="P247" style:family="paragraph" style:parent-style-name="Standard">
      <style:paragraph-properties fo:text-align="justify" style:justify-single-word="false" style:snap-to-layout-grid="false"/>
      <style:text-properties fo:font-size="14pt" officeooo:paragraph-rsid="012e2c88" style:font-size-asian="14pt"/>
    </style:style>
    <style:style style:name="P248" style:family="paragraph" style:parent-style-name="Standard">
      <style:paragraph-properties fo:text-align="justify" style:justify-single-word="false" style:snap-to-layout-grid="false"/>
      <style:text-properties fo:font-size="14pt" officeooo:paragraph-rsid="0130ca69" style:font-size-asian="14pt"/>
    </style:style>
    <style:style style:name="P249" style:family="paragraph" style:parent-style-name="Standard">
      <style:paragraph-properties fo:text-align="justify" style:justify-single-word="false" style:snap-to-layout-grid="false"/>
      <style:text-properties fo:font-size="14pt" officeooo:paragraph-rsid="0133b4f6" style:font-size-asian="14pt"/>
    </style:style>
    <style:style style:name="P250" style:family="paragraph" style:parent-style-name="Standard">
      <style:paragraph-properties fo:text-align="justify" style:justify-single-word="false" style:snap-to-layout-grid="false"/>
      <style:text-properties fo:font-size="14pt" fo:language="ru" fo:country="RU" fo:font-weight="normal" officeooo:paragraph-rsid="01392e79" style:font-size-asian="14pt" style:font-weight-asian="normal" style:font-weight-complex="normal"/>
    </style:style>
    <style:style style:name="P251" style:family="paragraph" style:parent-style-name="Standard">
      <style:paragraph-properties fo:text-align="center" style:justify-single-word="false"/>
      <style:text-properties fo:font-size="14pt" officeooo:paragraph-rsid="014097ea" style:font-size-asian="14.6999998092651pt" style:font-size-complex="16.7999992370605pt"/>
    </style:style>
    <style:style style:name="P252" style:family="paragraph" style:parent-style-name="Standard">
      <style:paragraph-properties fo:text-align="center" style:justify-single-word="false"/>
      <style:text-properties fo:font-size="14pt" officeooo:rsid="001346bf" officeooo:paragraph-rsid="0141aa79" style:font-size-asian="14.6999998092651pt" style:font-size-complex="16.7999992370605pt"/>
    </style:style>
    <style:style style:name="P253" style:family="paragraph" style:parent-style-name="Standard">
      <style:paragraph-properties style:snap-to-layout-grid="false"/>
      <style:text-properties officeooo:rsid="010a5a1d" officeooo:paragraph-rsid="010a5a1d"/>
    </style:style>
    <style:style style:name="P254" style:family="paragraph" style:parent-style-name="Standard">
      <style:paragraph-properties style:snap-to-layout-grid="false"/>
      <style:text-properties officeooo:rsid="010b7ca2" officeooo:paragraph-rsid="0110fe10"/>
    </style:style>
    <style:style style:name="P255" style:family="paragraph" style:parent-style-name="Standard">
      <style:paragraph-properties fo:text-align="center" style:justify-single-word="false"/>
      <style:text-properties fo:font-size="32pt" officeooo:rsid="001346bf" officeooo:paragraph-rsid="014097ea" style:font-size-asian="32pt" style:font-size-complex="32pt"/>
    </style:style>
    <style:style style:name="P256" style:family="paragraph" style:parent-style-name="Standard">
      <style:paragraph-properties fo:text-align="center" style:justify-single-word="false"/>
      <style:text-properties fo:font-size="20pt" officeooo:rsid="001346bf" officeooo:paragraph-rsid="014097ea" style:font-size-asian="20pt" style:font-size-complex="20pt"/>
    </style:style>
    <style:style style:name="P257" style:family="paragraph" style:parent-style-name="Standard">
      <style:paragraph-properties fo:text-align="justify" style:justify-single-word="false" fo:keep-with-next="always" style:snap-to-layout-grid="false"/>
      <style:text-properties fo:font-size="14pt" fo:font-weight="bold" officeooo:paragraph-rsid="01261be5" style:font-size-asian="14pt" style:font-weight-asian="bold"/>
    </style:style>
    <style:style style:name="P258" style:family="paragraph" style:parent-style-name="Standard">
      <style:paragraph-properties fo:text-align="justify" style:justify-single-word="false" fo:keep-with-next="always" style:snap-to-layout-grid="false"/>
      <style:text-properties fo:font-size="14pt" fo:font-weight="bold" officeooo:paragraph-rsid="01279e51" style:font-size-asian="14pt" style:font-weight-asian="bold"/>
    </style:style>
    <style:style style:name="P259" style:family="paragraph" style:parent-style-name="Text_20_body" style:list-style-name="L2">
      <style:text-properties officeooo:paragraph-rsid="001da41f"/>
    </style:style>
    <style:style style:name="P260" style:family="paragraph" style:parent-style-name="Text_20_body" style:list-style-name="L2">
      <style:text-properties officeooo:paragraph-rsid="001c5e82" fo:background-color="transparent"/>
    </style:style>
    <style:style style:name="P261" style:family="paragraph" style:parent-style-name="Text_20_body" style:list-style-name="L2">
      <style:text-properties officeooo:paragraph-rsid="001da41f" fo:background-color="transparent"/>
    </style:style>
    <style:style style:name="P262" style:family="paragraph" style:parent-style-name="Text_20_body" style:list-style-name="L3">
      <style:text-properties officeooo:paragraph-rsid="001da41f"/>
    </style:style>
    <style:style style:name="P263" style:family="paragraph" style:parent-style-name="Text_20_body" style:list-style-name="L3">
      <style:text-properties officeooo:rsid="001da41f" officeooo:paragraph-rsid="001da41f"/>
    </style:style>
    <style:style style:name="P264" style:family="paragraph" style:parent-style-name="Text_20_body" style:list-style-name="L4">
      <style:text-properties officeooo:paragraph-rsid="002a222a"/>
    </style:style>
    <style:style style:name="P265" style:family="paragraph" style:parent-style-name="Text_20_body" style:list-style-name="L4">
      <style:text-properties fo:font-style="normal" fo:font-weight="normal" officeooo:rsid="002a222a" officeooo:paragraph-rsid="002a222a" style:font-style-asian="normal" style:font-weight-asian="normal" style:font-style-complex="normal" style:font-weight-complex="normal"/>
    </style:style>
    <style:style style:name="P266" style:family="paragraph" style:parent-style-name="Text_20_body">
      <style:text-properties officeooo:rsid="001bc74f" officeooo:paragraph-rsid="0120012f"/>
    </style:style>
    <style:style style:name="P267" style:family="paragraph" style:parent-style-name="Text_20_body">
      <style:text-properties officeooo:rsid="001bc74f" officeooo:paragraph-rsid="01291461"/>
    </style:style>
    <style:style style:name="P268" style:family="paragraph" style:parent-style-name="Вопрос_20_теста" style:list-style-name="L5"/>
    <style:style style:name="P269" style:family="paragraph" style:parent-style-name="Вопрос_20_теста" style:list-style-name="L5">
      <style:text-properties officeooo:paragraph-rsid="002f45fd"/>
    </style:style>
    <style:style style:name="P270" style:family="paragraph" style:parent-style-name="Вопрос_20_теста" style:list-style-name="L5">
      <style:text-properties officeooo:paragraph-rsid="0038c859"/>
    </style:style>
    <style:style style:name="P271" style:family="paragraph" style:parent-style-name="Вопрос_20_теста" style:list-style-name="L5">
      <style:text-properties officeooo:paragraph-rsid="003346d1"/>
    </style:style>
    <style:style style:name="P272" style:family="paragraph" style:parent-style-name="Вопрос_20_теста" style:list-style-name="L5">
      <style:text-properties officeooo:paragraph-rsid="00373626"/>
    </style:style>
    <style:style style:name="P273" style:family="paragraph" style:parent-style-name="Вопрос_20_теста" style:list-style-name="L5">
      <style:text-properties officeooo:paragraph-rsid="00307b19"/>
    </style:style>
    <style:style style:name="P274" style:family="paragraph" style:parent-style-name="Вопрос_20_теста" style:list-style-name="L5">
      <style:text-properties officeooo:paragraph-rsid="003637f7"/>
    </style:style>
    <style:style style:name="P275" style:family="paragraph" style:parent-style-name="Вопрос_20_теста" style:list-style-name="L5">
      <style:text-properties officeooo:paragraph-rsid="00326801"/>
    </style:style>
    <style:style style:name="P276" style:family="paragraph" style:parent-style-name="Вопрос_20_теста" style:list-style-name="L5">
      <style:text-properties officeooo:paragraph-rsid="003445b1"/>
    </style:style>
    <style:style style:name="P277" style:family="paragraph" style:parent-style-name="Вопрос_20_теста" style:list-style-name="L5">
      <style:text-properties officeooo:paragraph-rsid="003b83f7"/>
    </style:style>
    <style:style style:name="P278" style:family="paragraph" style:parent-style-name="Вопрос_20_теста" style:list-style-name="L5">
      <style:text-properties officeooo:paragraph-rsid="003d04b6"/>
    </style:style>
    <style:style style:name="P279" style:family="paragraph" style:parent-style-name="Вопрос_20_теста" style:list-style-name="L5">
      <style:text-properties officeooo:paragraph-rsid="003e3696"/>
    </style:style>
    <style:style style:name="P280" style:family="paragraph" style:parent-style-name="Вопрос_20_теста" style:list-style-name="L5">
      <style:text-properties officeooo:paragraph-rsid="0045ee66"/>
    </style:style>
    <style:style style:name="P281" style:family="paragraph" style:parent-style-name="Вопрос_20_теста" style:list-style-name="L5">
      <style:text-properties officeooo:paragraph-rsid="0050730f"/>
    </style:style>
    <style:style style:name="P282" style:family="paragraph" style:parent-style-name="Вопрос_20_теста" style:list-style-name="L5">
      <style:text-properties officeooo:paragraph-rsid="00555561"/>
    </style:style>
    <style:style style:name="P283" style:family="paragraph" style:parent-style-name="Вопрос_20_теста" style:list-style-name="L5">
      <style:text-properties officeooo:paragraph-rsid="005646c0"/>
    </style:style>
    <style:style style:name="P284" style:family="paragraph" style:parent-style-name="Вопрос_20_теста" style:list-style-name="L5">
      <style:text-properties officeooo:paragraph-rsid="00524351"/>
    </style:style>
    <style:style style:name="P285" style:family="paragraph" style:parent-style-name="Вопрос_20_теста" style:list-style-name="L5">
      <style:text-properties officeooo:paragraph-rsid="004c65d2"/>
    </style:style>
    <style:style style:name="P286" style:family="paragraph" style:parent-style-name="Вопрос_20_теста" style:list-style-name="L5">
      <style:text-properties officeooo:paragraph-rsid="005391b5"/>
    </style:style>
    <style:style style:name="P287" style:family="paragraph" style:parent-style-name="Вопрос_20_теста" style:list-style-name="L5">
      <style:text-properties officeooo:paragraph-rsid="0064e2f1"/>
    </style:style>
    <style:style style:name="P288" style:family="paragraph" style:parent-style-name="Вопрос_20_теста" style:list-style-name="L5">
      <style:text-properties officeooo:paragraph-rsid="004d2645"/>
    </style:style>
    <style:style style:name="P289" style:family="paragraph" style:parent-style-name="Вопрос_20_теста" style:list-style-name="L5">
      <style:text-properties officeooo:paragraph-rsid="005be25f"/>
    </style:style>
    <style:style style:name="P290" style:family="paragraph" style:parent-style-name="Вопрос_20_теста" style:list-style-name="L5">
      <style:text-properties officeooo:paragraph-rsid="005d3f06"/>
    </style:style>
    <style:style style:name="P291" style:family="paragraph" style:parent-style-name="Вопрос_20_теста" style:list-style-name="L5">
      <style:text-properties officeooo:paragraph-rsid="005ef703"/>
    </style:style>
    <style:style style:name="P292" style:family="paragraph" style:parent-style-name="Вопрос_20_теста" style:list-style-name="L5">
      <style:text-properties officeooo:paragraph-rsid="007a4018"/>
    </style:style>
    <style:style style:name="P293" style:family="paragraph" style:parent-style-name="Вопрос_20_теста" style:list-style-name="L5">
      <style:text-properties officeooo:paragraph-rsid="006a4088"/>
    </style:style>
    <style:style style:name="P294" style:family="paragraph" style:parent-style-name="Вопрос_20_теста" style:list-style-name="L5">
      <style:text-properties officeooo:paragraph-rsid="0076f9aa"/>
    </style:style>
    <style:style style:name="P295" style:family="paragraph" style:parent-style-name="Вопрос_20_теста" style:list-style-name="L5">
      <style:text-properties officeooo:paragraph-rsid="007a7f54"/>
    </style:style>
    <style:style style:name="P296" style:family="paragraph" style:parent-style-name="Вопрос_20_теста" style:list-style-name="L5">
      <style:text-properties officeooo:paragraph-rsid="010305e0"/>
    </style:style>
    <style:style style:name="P297" style:family="paragraph" style:parent-style-name="Вопрос_20_теста" style:list-style-name="L5">
      <style:text-properties officeooo:paragraph-rsid="008fbae1"/>
    </style:style>
    <style:style style:name="P298" style:family="paragraph" style:parent-style-name="Вопрос_20_теста" style:list-style-name="L5">
      <style:text-properties officeooo:paragraph-rsid="00be5b6d"/>
    </style:style>
    <style:style style:name="P299" style:family="paragraph" style:parent-style-name="Вопрос_20_теста" style:list-style-name="L5">
      <style:text-properties officeooo:paragraph-rsid="00423d6f"/>
    </style:style>
    <style:style style:name="P300" style:family="paragraph" style:parent-style-name="Вопрос_20_теста" style:list-style-name="L5">
      <style:text-properties officeooo:paragraph-rsid="01055b67"/>
    </style:style>
    <style:style style:name="P301" style:family="paragraph" style:parent-style-name="Вопрос_20_теста" style:list-style-name="L5">
      <style:text-properties officeooo:paragraph-rsid="004459ba"/>
    </style:style>
    <style:style style:name="P302" style:family="paragraph" style:parent-style-name="Вопрос_20_теста" style:list-style-name="L5">
      <style:text-properties officeooo:paragraph-rsid="01061a8e"/>
    </style:style>
    <style:style style:name="P303" style:family="paragraph" style:parent-style-name="Вопрос_20_теста" style:list-style-name="L5">
      <style:text-properties officeooo:paragraph-rsid="00f545af"/>
    </style:style>
    <style:style style:name="P304" style:family="paragraph" style:parent-style-name="Вопрос_20_теста" style:list-style-name="L5">
      <style:text-properties officeooo:paragraph-rsid="00f6d1cf"/>
    </style:style>
    <style:style style:name="P305" style:family="paragraph" style:parent-style-name="Вопрос_20_теста" style:list-style-name="L5">
      <style:text-properties officeooo:paragraph-rsid="00f7f512"/>
    </style:style>
    <style:style style:name="P306" style:family="paragraph" style:parent-style-name="Вопрос_20_теста" style:list-style-name="L5">
      <style:text-properties officeooo:paragraph-rsid="00f881c7"/>
    </style:style>
    <style:style style:name="P307" style:family="paragraph" style:parent-style-name="Вопрос_20_теста" style:list-style-name="L5">
      <style:text-properties officeooo:paragraph-rsid="0094074b"/>
    </style:style>
    <style:style style:name="P308" style:family="paragraph" style:parent-style-name="Вопрос_20_теста" style:list-style-name="L5">
      <style:text-properties officeooo:paragraph-rsid="009bd2c2"/>
    </style:style>
    <style:style style:name="P309" style:family="paragraph" style:parent-style-name="Вопрос_20_теста" style:list-style-name="L5">
      <style:text-properties officeooo:paragraph-rsid="0073f3a3"/>
    </style:style>
    <style:style style:name="P310" style:family="paragraph" style:parent-style-name="Вопрос_20_теста" style:list-style-name="L5">
      <style:text-properties officeooo:paragraph-rsid="00fa8851"/>
    </style:style>
    <style:style style:name="P311" style:family="paragraph" style:parent-style-name="Вопрос_20_теста" style:list-style-name="L34">
      <style:text-properties officeooo:paragraph-rsid="002f45fd"/>
    </style:style>
    <style:style style:name="P312" style:family="paragraph" style:parent-style-name="Вопрос_20_теста" style:list-style-name="L34">
      <style:text-properties fo:font-style="normal" officeooo:rsid="002d9d4f" officeooo:paragraph-rsid="002f45fd" style:font-style-asian="normal" style:font-style-complex="normal"/>
    </style:style>
    <style:style style:name="P313" style:family="paragraph" style:parent-style-name="Вопрос_20_теста" style:list-style-name="L5">
      <style:text-properties fo:font-style="normal" officeooo:rsid="0038c859" officeooo:paragraph-rsid="0038c859" style:font-style-asian="normal" style:font-style-complex="normal"/>
    </style:style>
    <style:style style:name="P314" style:family="paragraph" style:parent-style-name="Вопрос_20_теста" style:list-style-name="L35">
      <style:text-properties fo:font-style="normal" officeooo:rsid="002f45fd" officeooo:paragraph-rsid="002f45fd" style:font-style-asian="normal" style:font-style-complex="normal"/>
    </style:style>
    <style:style style:name="P315" style:family="paragraph" style:parent-style-name="Вопрос_20_теста" style:list-style-name="L5">
      <style:text-properties fo:font-style="normal" officeooo:rsid="002f45fd" officeooo:paragraph-rsid="002f45fd" style:font-style-asian="normal" style:font-style-complex="normal"/>
    </style:style>
    <style:style style:name="P316" style:family="paragraph" style:parent-style-name="Вопрос_20_теста" style:list-style-name="L65">
      <style:text-properties fo:font-style="normal" officeooo:rsid="003346d1" officeooo:paragraph-rsid="01055b67" style:font-style-asian="normal" style:font-style-complex="normal"/>
    </style:style>
    <style:style style:name="P317" style:family="paragraph" style:parent-style-name="Вопрос_20_теста" style:list-style-name="L38">
      <style:text-properties fo:font-style="normal" officeooo:rsid="00307b19" officeooo:paragraph-rsid="00307b19" style:font-style-asian="normal" style:font-style-complex="normal"/>
    </style:style>
    <style:style style:name="P318" style:family="paragraph" style:parent-style-name="Вопрос_20_теста" style:list-style-name="L43">
      <style:text-properties fo:font-style="normal" officeooo:rsid="003445b1" officeooo:paragraph-rsid="003445b1" style:font-style-asian="normal" style:font-style-complex="normal"/>
    </style:style>
    <style:style style:name="P319" style:family="paragraph" style:parent-style-name="Вопрос_20_теста" style:list-style-name="L5">
      <style:text-properties fo:font-style="normal" officeooo:rsid="00974886" officeooo:paragraph-rsid="0102e39b" style:font-style-asian="normal" style:font-style-complex="normal"/>
    </style:style>
    <style:style style:name="P320" style:family="paragraph" style:parent-style-name="Вопрос_20_теста" style:list-style-name="L5">
      <style:text-properties fo:font-style="normal" officeooo:rsid="00974886" officeooo:paragraph-rsid="00974886" style:font-style-asian="normal" style:font-style-complex="normal"/>
    </style:style>
    <style:style style:name="P321" style:family="paragraph" style:parent-style-name="Вопрос_20_теста" style:list-style-name="L47">
      <style:text-properties fo:font-style="normal" officeooo:rsid="00974886" officeooo:paragraph-rsid="0102e39b" style:font-style-asian="normal" style:font-style-complex="normal"/>
    </style:style>
    <style:style style:name="P322" style:family="paragraph" style:parent-style-name="Вопрос_20_теста" style:list-style-name="L51">
      <style:text-properties fo:font-style="normal" officeooo:rsid="00974886" officeooo:paragraph-rsid="010305e0" style:font-style-asian="normal" style:font-style-complex="normal"/>
    </style:style>
    <style:style style:name="P323" style:family="paragraph" style:parent-style-name="Вопрос_20_теста" style:list-style-name="L48">
      <style:text-properties fo:font-style="normal" officeooo:rsid="006ef049" officeooo:paragraph-rsid="010305e0" style:font-style-asian="normal" style:font-style-complex="normal"/>
    </style:style>
    <style:style style:name="P324" style:family="paragraph" style:parent-style-name="Вопрос_20_теста" style:list-style-name="L5">
      <style:text-properties fo:font-style="normal" officeooo:rsid="006ef049" officeooo:paragraph-rsid="0102e39b" style:font-style-asian="normal" style:font-style-complex="normal"/>
    </style:style>
    <style:style style:name="P325" style:family="paragraph" style:parent-style-name="Вопрос_20_теста" style:list-style-name="L5">
      <style:text-properties fo:font-style="normal" officeooo:rsid="006ef049" officeooo:paragraph-rsid="01061a8e" style:font-style-asian="normal" style:font-style-complex="normal"/>
    </style:style>
    <style:style style:name="P326" style:family="paragraph" style:parent-style-name="Вопрос_20_теста" style:list-style-name="L74">
      <style:text-properties fo:font-style="normal" officeooo:rsid="006ef049" officeooo:paragraph-rsid="01061a8e" style:font-style-asian="normal" style:font-style-complex="normal"/>
    </style:style>
    <style:style style:name="P327" style:family="paragraph" style:parent-style-name="Вопрос_20_теста" style:list-style-name="L87">
      <style:text-properties fo:font-style="normal" officeooo:rsid="006ef049" officeooo:paragraph-rsid="01061a8e" style:font-style-asian="normal" style:font-style-complex="normal"/>
    </style:style>
    <style:style style:name="P328" style:family="paragraph" style:parent-style-name="Вопрос_20_теста" style:list-style-name="L5">
      <style:text-properties fo:font-style="normal" officeooo:rsid="00a3c105" officeooo:paragraph-rsid="010305e0" style:font-style-asian="normal" style:font-style-complex="normal"/>
    </style:style>
    <style:style style:name="P329" style:family="paragraph" style:parent-style-name="Вопрос_20_теста" style:list-style-name="L5">
      <style:text-properties fo:font-style="normal" officeooo:rsid="0098e2f4" officeooo:paragraph-rsid="010305e0" style:font-style-asian="normal" style:font-style-complex="normal"/>
    </style:style>
    <style:style style:name="P330" style:family="paragraph" style:parent-style-name="Вопрос_20_теста" style:list-style-name="L52">
      <style:text-properties fo:font-style="normal" officeooo:rsid="0098e2f4" officeooo:paragraph-rsid="010305e0" style:font-style-asian="normal" style:font-style-complex="normal"/>
    </style:style>
    <style:style style:name="P331" style:family="paragraph" style:parent-style-name="Вопрос_20_теста" style:list-style-name="L53">
      <style:text-properties fo:font-style="normal" officeooo:rsid="007c6fb7" officeooo:paragraph-rsid="010305e0" style:font-style-asian="normal" style:font-style-complex="normal"/>
    </style:style>
    <style:style style:name="P332" style:family="paragraph" style:parent-style-name="Вопрос_20_теста" style:list-style-name="L54">
      <style:text-properties fo:font-style="normal" officeooo:rsid="007c6fb7" officeooo:paragraph-rsid="010305e0" style:font-style-asian="normal" style:font-style-complex="normal"/>
    </style:style>
    <style:style style:name="P333" style:family="paragraph" style:parent-style-name="Вопрос_20_теста" style:list-style-name="L55">
      <style:text-properties fo:font-style="normal" officeooo:rsid="007d1929" officeooo:paragraph-rsid="010305e0" style:font-style-asian="normal" style:font-style-complex="normal"/>
    </style:style>
    <style:style style:name="P334" style:family="paragraph" style:parent-style-name="Вопрос_20_теста" style:list-style-name="L5">
      <style:text-properties fo:font-style="normal" officeooo:rsid="00cd119c" officeooo:paragraph-rsid="0104ccae" style:font-style-asian="normal" style:font-style-complex="normal"/>
    </style:style>
    <style:style style:name="P335" style:family="paragraph" style:parent-style-name="Вопрос_20_теста" style:list-style-name="L5">
      <style:text-properties fo:font-style="normal" officeooo:rsid="00ac31d1" officeooo:paragraph-rsid="0104ccae" style:font-style-asian="normal" style:font-style-complex="normal"/>
    </style:style>
    <style:style style:name="P336" style:family="paragraph" style:parent-style-name="Вопрос_20_теста" style:list-style-name="L59">
      <style:text-properties fo:font-style="normal" officeooo:rsid="00ac31d1" officeooo:paragraph-rsid="0104ccae" style:font-style-asian="normal" style:font-style-complex="normal"/>
    </style:style>
    <style:style style:name="P337" style:family="paragraph" style:parent-style-name="Вопрос_20_теста" style:list-style-name="L5">
      <style:text-properties fo:font-style="normal" officeooo:rsid="00af072d" officeooo:paragraph-rsid="0104ccae" style:font-style-asian="normal" style:font-style-complex="normal"/>
    </style:style>
    <style:style style:name="P338" style:family="paragraph" style:parent-style-name="Вопрос_20_теста" style:list-style-name="L60">
      <style:text-properties fo:font-style="normal" officeooo:rsid="00af072d" officeooo:paragraph-rsid="0104ccae" style:font-style-asian="normal" style:font-style-complex="normal"/>
    </style:style>
    <style:style style:name="P339" style:family="paragraph" style:parent-style-name="Вопрос_20_теста" style:list-style-name="L5">
      <style:text-properties fo:font-style="normal" officeooo:rsid="00b40084" officeooo:paragraph-rsid="0104ccae" style:font-style-asian="normal" style:font-style-complex="normal"/>
    </style:style>
    <style:style style:name="P340" style:family="paragraph" style:parent-style-name="Вопрос_20_теста" style:list-style-name="L62">
      <style:text-properties fo:font-style="normal" officeooo:rsid="00b40084" officeooo:paragraph-rsid="0104ccae" style:font-style-asian="normal" style:font-style-complex="normal"/>
    </style:style>
    <style:style style:name="P341" style:family="paragraph" style:parent-style-name="Вопрос_20_теста" style:list-style-name="L66">
      <style:text-properties fo:font-style="normal" officeooo:rsid="003d238a" officeooo:paragraph-rsid="01055b67" style:font-style-asian="normal" style:font-style-complex="normal"/>
    </style:style>
    <style:style style:name="P342" style:family="paragraph" style:parent-style-name="Вопрос_20_теста" style:list-style-name="L5">
      <style:text-properties fo:font-style="normal" officeooo:rsid="003d238a" officeooo:paragraph-rsid="003d238a" style:font-style-asian="normal" style:font-style-complex="normal"/>
    </style:style>
    <style:style style:name="P343" style:family="paragraph" style:parent-style-name="Вопрос_20_теста" style:list-style-name="L5">
      <style:text-properties fo:font-style="normal" officeooo:rsid="00565a29" officeooo:paragraph-rsid="01055b67" style:font-style-asian="normal" style:font-style-complex="normal"/>
    </style:style>
    <style:style style:name="P344" style:family="paragraph" style:parent-style-name="Вопрос_20_теста" style:list-style-name="L5">
      <style:text-properties fo:font-style="normal" officeooo:rsid="00635de2" officeooo:paragraph-rsid="01061a8e" style:font-style-asian="normal" style:font-style-complex="normal"/>
    </style:style>
    <style:style style:name="P345" style:family="paragraph" style:parent-style-name="Вопрос_20_теста" style:list-style-name="L75">
      <style:text-properties fo:font-style="normal" officeooo:rsid="00f30c6d" officeooo:paragraph-rsid="01061a8e" style:font-style-asian="normal" style:font-style-complex="normal"/>
    </style:style>
    <style:style style:name="P346" style:family="paragraph" style:parent-style-name="Вопрос_20_теста" style:list-style-name="L82">
      <style:text-properties fo:font-style="normal" officeooo:rsid="00445c7d" officeooo:paragraph-rsid="01061a8e" style:font-style-asian="normal" style:font-style-complex="normal"/>
    </style:style>
    <style:style style:name="P347" style:family="paragraph" style:parent-style-name="Вопрос_20_теста" style:list-style-name="L84">
      <style:text-properties fo:font-style="normal" officeooo:rsid="005f10af" officeooo:paragraph-rsid="01061a8e" style:font-style-asian="normal" style:font-style-complex="normal"/>
    </style:style>
    <style:style style:name="P348" style:family="paragraph" style:parent-style-name="Вопрос_20_теста" style:list-style-name="L40">
      <style:text-properties fo:font-style="normal" fo:font-weight="normal" officeooo:rsid="003637f7" officeooo:paragraph-rsid="003637f7" style:font-style-asian="normal" style:font-weight-asian="normal" style:font-style-complex="normal" style:font-weight-complex="normal"/>
    </style:style>
    <style:style style:name="P349" style:family="paragraph" style:parent-style-name="Вопрос_20_теста" style:list-style-name="L5">
      <style:text-properties fo:font-style="normal" fo:font-weight="normal" officeooo:rsid="004c65d2" officeooo:paragraph-rsid="004c65d2" style:font-style-asian="normal" style:font-weight-asian="normal" style:font-style-complex="normal" style:font-weight-complex="normal"/>
    </style:style>
    <style:style style:name="P350" style:family="paragraph" style:parent-style-name="Вопрос_20_теста" style:list-style-name="L45">
      <style:text-properties fo:font-style="normal" fo:font-weight="normal" officeooo:rsid="004c65d2" officeooo:paragraph-rsid="004c65d2" style:font-style-asian="normal" style:font-weight-asian="normal" style:font-style-complex="normal" style:font-weight-complex="normal"/>
    </style:style>
    <style:style style:name="P351" style:family="paragraph" style:parent-style-name="Вопрос_20_теста" style:list-style-name="L5">
      <style:text-properties fo:font-style="normal" fo:font-weight="normal" officeooo:rsid="00633948" officeooo:paragraph-rsid="00633948" style:font-style-asian="normal" style:font-weight-asian="normal" style:font-style-complex="normal" style:font-weight-complex="normal"/>
    </style:style>
    <style:style style:name="P352" style:family="paragraph" style:parent-style-name="Вопрос_20_теста" style:list-style-name="L5">
      <style:text-properties fo:font-style="normal" fo:font-weight="normal" officeooo:rsid="004f2b9c" officeooo:paragraph-rsid="004f2b9c" style:font-style-asian="normal" style:font-weight-asian="normal" style:font-style-complex="normal" style:font-weight-complex="normal"/>
    </style:style>
    <style:style style:name="P353" style:family="paragraph" style:parent-style-name="Вопрос_20_теста" style:list-style-name="L76">
      <style:text-properties fo:font-style="normal" fo:font-weight="normal" officeooo:rsid="0094074b" officeooo:paragraph-rsid="01061a8e" style:font-style-asian="normal" style:font-weight-asian="normal" style:font-style-complex="normal" style:font-weight-complex="normal"/>
    </style:style>
    <style:style style:name="P354" style:family="paragraph" style:parent-style-name="Вопрос_20_теста" style:list-style-name="L78">
      <style:text-properties fo:font-style="normal" fo:font-weight="normal" officeooo:rsid="00967ae6" officeooo:paragraph-rsid="01061a8e" style:font-style-asian="normal" style:font-weight-asian="normal" style:font-style-complex="normal" style:font-weight-complex="normal"/>
    </style:style>
    <style:style style:name="P355" style:family="paragraph" style:parent-style-name="Вопрос_20_теста" style:list-style-name="L5">
      <style:text-properties fo:font-style="normal" fo:font-weight="normal" officeooo:rsid="0099e48c" officeooo:paragraph-rsid="01061a8e" style:font-style-asian="normal" style:font-weight-asian="normal" style:font-style-complex="normal" style:font-weight-complex="normal"/>
    </style:style>
    <style:style style:name="P356" style:family="paragraph" style:parent-style-name="Вопрос_20_теста" style:list-style-name="L79">
      <style:text-properties fo:font-style="normal" fo:font-weight="normal" officeooo:rsid="0099e48c" officeooo:paragraph-rsid="01061a8e" style:font-style-asian="normal" style:font-weight-asian="normal" style:font-style-complex="normal" style:font-weight-complex="normal"/>
    </style:style>
    <style:style style:name="P357" style:family="paragraph" style:parent-style-name="Вопрос_20_теста" style:list-style-name="L34">
      <style:text-properties fo:color="#33a3a3" fo:font-style="normal" officeooo:rsid="002d9d4f" officeooo:paragraph-rsid="002f45fd" style:font-style-asian="normal" style:font-style-complex="normal"/>
    </style:style>
    <style:style style:name="P358" style:family="paragraph" style:parent-style-name="Вопрос_20_теста" style:list-style-name="L35">
      <style:text-properties fo:color="#33a3a3" fo:font-style="normal" officeooo:rsid="002f45fd" officeooo:paragraph-rsid="002f45fd" style:font-style-asian="normal" style:font-style-complex="normal"/>
    </style:style>
    <style:style style:name="P359" style:family="paragraph" style:parent-style-name="Вопрос_20_теста" style:list-style-name="L36">
      <style:text-properties fo:color="#33a3a3" fo:font-style="normal" officeooo:rsid="003346d1" officeooo:paragraph-rsid="003346d1" style:font-style-asian="normal" style:font-style-complex="normal"/>
    </style:style>
    <style:style style:name="P360" style:family="paragraph" style:parent-style-name="Вопрос_20_теста" style:list-style-name="L65">
      <style:text-properties fo:color="#33a3a3" fo:font-style="normal" officeooo:rsid="003346d1" officeooo:paragraph-rsid="01055b67" style:font-style-asian="normal" style:font-style-complex="normal"/>
    </style:style>
    <style:style style:name="P361" style:family="paragraph" style:parent-style-name="Вопрос_20_теста" style:list-style-name="L41">
      <style:text-properties fo:color="#33a3a3" fo:font-style="normal" officeooo:rsid="00326801" officeooo:paragraph-rsid="00326801" style:font-style-asian="normal" style:font-style-complex="normal"/>
    </style:style>
    <style:style style:name="P362" style:family="paragraph" style:parent-style-name="Вопрос_20_теста" style:list-style-name="L74">
      <style:text-properties fo:color="#33a3a3" fo:font-style="normal" officeooo:rsid="006ef049" officeooo:paragraph-rsid="01061a8e" style:font-style-asian="normal" style:font-style-complex="normal"/>
    </style:style>
    <style:style style:name="P363" style:family="paragraph" style:parent-style-name="Вопрос_20_теста" style:list-style-name="L87">
      <style:text-properties fo:color="#33a3a3" fo:font-style="normal" officeooo:rsid="006ef049" officeooo:paragraph-rsid="01061a8e" style:font-style-asian="normal" style:font-style-complex="normal"/>
    </style:style>
    <style:style style:name="P364" style:family="paragraph" style:parent-style-name="Вопрос_20_теста" style:list-style-name="L48">
      <style:text-properties fo:color="#33a3a3" fo:font-style="normal" officeooo:rsid="00974886" officeooo:paragraph-rsid="010305e0" style:font-style-asian="normal" style:font-style-complex="normal"/>
    </style:style>
    <style:style style:name="P365" style:family="paragraph" style:parent-style-name="Вопрос_20_теста" style:list-style-name="L51">
      <style:text-properties fo:color="#33a3a3" fo:font-style="normal" officeooo:rsid="00974886" officeooo:paragraph-rsid="010305e0" style:font-style-asian="normal" style:font-style-complex="normal"/>
    </style:style>
    <style:style style:name="P366" style:family="paragraph" style:parent-style-name="Вопрос_20_теста" style:list-style-name="L52">
      <style:text-properties fo:color="#33a3a3" fo:font-style="normal" officeooo:rsid="00974886" officeooo:paragraph-rsid="010305e0" style:font-style-asian="normal" style:font-style-complex="normal"/>
    </style:style>
    <style:style style:name="P367" style:family="paragraph" style:parent-style-name="Вопрос_20_теста" style:list-style-name="L53">
      <style:text-properties fo:color="#33a3a3" fo:font-style="normal" officeooo:rsid="007c6fb7" officeooo:paragraph-rsid="010305e0" style:font-style-asian="normal" style:font-style-complex="normal"/>
    </style:style>
    <style:style style:name="P368" style:family="paragraph" style:parent-style-name="Вопрос_20_теста" style:list-style-name="L58">
      <style:text-properties fo:color="#33a3a3" fo:font-style="normal" officeooo:rsid="00cd119c" officeooo:paragraph-rsid="0104ccae" style:font-style-asian="normal" style:font-style-complex="normal"/>
    </style:style>
    <style:style style:name="P369" style:family="paragraph" style:parent-style-name="Вопрос_20_теста" style:list-style-name="L59">
      <style:text-properties fo:color="#33a3a3" fo:font-style="normal" officeooo:rsid="00ac31d1" officeooo:paragraph-rsid="0104ccae" style:font-style-asian="normal" style:font-style-complex="normal"/>
    </style:style>
    <style:style style:name="P370" style:family="paragraph" style:parent-style-name="Вопрос_20_теста" style:list-style-name="L66">
      <style:text-properties fo:color="#33a3a3" fo:font-style="normal" officeooo:rsid="003d238a" officeooo:paragraph-rsid="01055b67" style:font-style-asian="normal" style:font-style-complex="normal"/>
    </style:style>
    <style:style style:name="P371" style:family="paragraph" style:parent-style-name="Вопрос_20_теста" style:list-style-name="L69">
      <style:text-properties fo:color="#33a3a3" fo:font-style="normal" officeooo:rsid="004d2645" officeooo:paragraph-rsid="01055b67" style:font-style-asian="normal" style:font-style-complex="normal"/>
    </style:style>
    <style:style style:name="P372" style:family="paragraph" style:parent-style-name="Вопрос_20_теста" style:list-style-name="L75">
      <style:text-properties fo:color="#33a3a3" fo:font-style="normal" officeooo:rsid="00f30c6d" officeooo:paragraph-rsid="01061a8e" style:font-style-asian="normal" style:font-style-complex="normal"/>
    </style:style>
    <style:style style:name="P373" style:family="paragraph" style:parent-style-name="Вопрос_20_теста" style:list-style-name="L82">
      <style:text-properties fo:color="#33a3a3" fo:font-style="normal" officeooo:rsid="00445c7d" officeooo:paragraph-rsid="01061a8e" style:font-style-asian="normal" style:font-style-complex="normal"/>
    </style:style>
    <style:style style:name="P374" style:family="paragraph" style:parent-style-name="Вопрос_20_теста" style:list-style-name="L1">
      <style:text-properties fo:color="#33a3a3" fo:font-style="normal" officeooo:rsid="004dc471" officeooo:paragraph-rsid="013f25ee" style:font-style-asian="normal" style:font-style-complex="normal"/>
    </style:style>
    <style:style style:name="P375" style:family="paragraph" style:parent-style-name="Вопрос_20_теста" style:list-style-name="L84">
      <style:text-properties fo:color="#33a3a3" fo:font-style="normal" officeooo:rsid="005f10af" officeooo:paragraph-rsid="01061a8e" style:font-style-asian="normal" style:font-style-complex="normal"/>
    </style:style>
    <style:style style:name="P376" style:family="paragraph" style:parent-style-name="Вопрос_20_теста" style:list-style-name="L38">
      <style:text-properties fo:color="#33a3a3" fo:font-style="normal" fo:font-weight="normal" officeooo:rsid="00307b19" officeooo:paragraph-rsid="00307b19" style:font-style-asian="normal" style:font-weight-asian="normal" style:font-style-complex="normal" style:font-weight-complex="normal"/>
    </style:style>
    <style:style style:name="P377" style:family="paragraph" style:parent-style-name="Вопрос_20_теста" style:list-style-name="L40">
      <style:text-properties fo:color="#33a3a3" fo:font-style="normal" fo:font-weight="normal" officeooo:rsid="003637f7" officeooo:paragraph-rsid="003637f7" style:font-style-asian="normal" style:font-weight-asian="normal" style:font-style-complex="normal" style:font-weight-complex="normal"/>
    </style:style>
    <style:style style:name="P378" style:family="paragraph" style:parent-style-name="Вопрос_20_теста" style:list-style-name="L44">
      <style:text-properties fo:color="#33a3a3" fo:font-style="normal" fo:font-weight="normal" officeooo:rsid="00633948" officeooo:paragraph-rsid="00633948" style:font-style-asian="normal" style:font-weight-asian="normal" style:font-style-complex="normal" style:font-weight-complex="normal"/>
    </style:style>
    <style:style style:name="P379" style:family="paragraph" style:parent-style-name="Вопрос_20_теста" style:list-style-name="L45">
      <style:text-properties fo:color="#33a3a3" fo:font-style="normal" fo:font-weight="normal" officeooo:rsid="004c65d2" officeooo:paragraph-rsid="004c65d2" style:font-style-asian="normal" style:font-weight-asian="normal" style:font-style-complex="normal" style:font-weight-complex="normal"/>
    </style:style>
    <style:style style:name="P380" style:family="paragraph" style:parent-style-name="Вопрос_20_теста" style:list-style-name="L76">
      <style:text-properties fo:color="#33a3a3" fo:font-style="normal" fo:font-weight="normal" officeooo:rsid="0094074b" officeooo:paragraph-rsid="01061a8e" style:font-style-asian="normal" style:font-weight-asian="normal" style:font-style-complex="normal" style:font-weight-complex="normal"/>
    </style:style>
    <style:style style:name="P381" style:family="paragraph" style:parent-style-name="Вопрос_20_теста" style:list-style-name="L78">
      <style:text-properties fo:color="#33a3a3" fo:font-style="normal" fo:font-weight="normal" officeooo:rsid="00967ae6" officeooo:paragraph-rsid="01061a8e" style:font-style-asian="normal" style:font-weight-asian="normal" style:font-style-complex="normal" style:font-weight-complex="normal"/>
    </style:style>
    <style:style style:name="P382" style:family="paragraph" style:parent-style-name="Вопрос_20_теста" style:list-style-name="L79">
      <style:text-properties fo:color="#33a3a3" fo:font-style="normal" fo:font-weight="normal" officeooo:rsid="0099e48c" officeooo:paragraph-rsid="01061a8e" style:font-style-asian="normal" style:font-weight-asian="normal" style:font-style-complex="normal" style:font-weight-complex="normal"/>
    </style:style>
    <style:style style:name="P383" style:family="paragraph" style:parent-style-name="Вопрос_20_теста" style:list-style-name="L80">
      <style:text-properties fo:color="#33a3a3" fo:font-style="normal" fo:font-weight="normal" officeooo:rsid="006ef049" officeooo:paragraph-rsid="01061a8e" style:font-style-asian="normal" style:font-weight-asian="normal" style:font-style-complex="normal" style:font-weight-complex="normal"/>
    </style:style>
    <style:style style:name="P384" style:family="paragraph" style:parent-style-name="Вопрос_20_теста">
      <style:text-properties fo:color="#33a3a3" fo:font-style="normal" fo:font-weight="normal" officeooo:rsid="002f7f58" officeooo:paragraph-rsid="002f7f58" style:font-style-asian="normal" style:font-weight-asian="normal" style:font-style-complex="normal" style:font-weight-complex="normal"/>
    </style:style>
    <style:style style:name="P385" style:family="paragraph" style:parent-style-name="Вопрос_20_теста" style:list-style-name="L38">
      <style:text-properties fo:color="#33a3a3" officeooo:paragraph-rsid="00307b19"/>
    </style:style>
    <style:style style:name="P386" style:family="paragraph" style:parent-style-name="Вопрос_20_теста" style:list-style-name="L39">
      <style:text-properties fo:color="#33a3a3" officeooo:rsid="003637f7" officeooo:paragraph-rsid="003637f7"/>
    </style:style>
    <style:style style:name="P387" style:family="paragraph" style:parent-style-name="Вопрос_20_теста" style:list-style-name="L42">
      <style:text-properties fo:color="#33a3a3" officeooo:paragraph-rsid="003445b1"/>
    </style:style>
    <style:style style:name="P388" style:family="paragraph" style:parent-style-name="Вопрос_20_теста" style:list-style-name="L46">
      <style:text-properties fo:color="#33a3a3" officeooo:paragraph-rsid="004c65d2"/>
    </style:style>
    <style:style style:name="P389" style:family="paragraph" style:parent-style-name="Вопрос_20_теста" style:list-style-name="L50">
      <style:text-properties fo:color="#33a3a3" officeooo:rsid="00a034c1" officeooo:paragraph-rsid="010305e0"/>
    </style:style>
    <style:style style:name="P390" style:family="paragraph" style:parent-style-name="Вопрос_20_теста" style:list-style-name="L95">
      <style:text-properties fo:color="#33a3a3" officeooo:rsid="00a034c1" officeooo:paragraph-rsid="010305e0"/>
    </style:style>
    <style:style style:name="P391" style:family="paragraph" style:parent-style-name="Вопрос_20_теста" style:list-style-name="L55">
      <style:text-properties fo:color="#33a3a3" officeooo:paragraph-rsid="010305e0"/>
    </style:style>
    <style:style style:name="P392" style:family="paragraph" style:parent-style-name="Вопрос_20_теста" style:list-style-name="L60">
      <style:text-properties fo:color="#33a3a3" officeooo:paragraph-rsid="0104ccae"/>
    </style:style>
    <style:style style:name="P393" style:family="paragraph" style:parent-style-name="Вопрос_20_теста" style:list-style-name="L67">
      <style:text-properties fo:color="#33a3a3" officeooo:paragraph-rsid="01055b67"/>
    </style:style>
    <style:style style:name="P394" style:family="paragraph" style:parent-style-name="Вопрос_20_теста" style:list-style-name="L68">
      <style:text-properties fo:color="#33a3a3" officeooo:paragraph-rsid="01055b67"/>
    </style:style>
    <style:style style:name="P395" style:family="paragraph" style:parent-style-name="Вопрос_20_теста" style:list-style-name="L70">
      <style:text-properties fo:color="#33a3a3" officeooo:paragraph-rsid="01055b67"/>
    </style:style>
    <style:style style:name="P396" style:family="paragraph" style:parent-style-name="Вопрос_20_теста" style:list-style-name="L72">
      <style:text-properties fo:color="#33a3a3" officeooo:paragraph-rsid="01061a8e"/>
    </style:style>
    <style:style style:name="P397" style:family="paragraph" style:parent-style-name="Вопрос_20_теста" style:list-style-name="L73">
      <style:text-properties fo:color="#33a3a3" officeooo:paragraph-rsid="01061a8e"/>
    </style:style>
    <style:style style:name="P398" style:family="paragraph" style:parent-style-name="Вопрос_20_теста" style:list-style-name="L77">
      <style:text-properties fo:color="#33a3a3" style:text-position="0% 100%" officeooo:paragraph-rsid="01061a8e"/>
    </style:style>
    <style:style style:name="P399" style:family="paragraph" style:parent-style-name="Вопрос_20_теста" style:list-style-name="L88">
      <style:text-properties fo:color="#33a3a3" style:text-position="0% 100%" fo:font-style="normal" officeooo:rsid="00f30c6d" officeooo:paragraph-rsid="01061a8e" style:font-style-asian="normal" style:font-style-complex="normal"/>
    </style:style>
    <style:style style:name="P400" style:family="paragraph" style:parent-style-name="Вопрос_20_теста" style:list-style-name="L81">
      <style:text-properties fo:color="#33a3a3" officeooo:paragraph-rsid="01061a8e"/>
    </style:style>
    <style:style style:name="P401" style:family="paragraph" style:parent-style-name="Вопрос_20_теста" style:list-style-name="L83">
      <style:text-properties fo:color="#33a3a3" officeooo:rsid="0046a6b9" officeooo:paragraph-rsid="01061a8e"/>
    </style:style>
    <style:style style:name="P402" style:family="paragraph" style:parent-style-name="Вопрос_20_теста" style:list-style-name="L86">
      <style:text-properties fo:color="#33a3a3" officeooo:paragraph-rsid="01061a8e"/>
    </style:style>
    <style:style style:name="P403" style:family="paragraph" style:parent-style-name="Вопрос_20_теста">
      <style:text-properties fo:color="#33a3a3" officeooo:rsid="006ef049" officeooo:paragraph-rsid="013f25ee"/>
    </style:style>
    <style:style style:name="P404" style:family="paragraph" style:parent-style-name="Вопрос_20_теста" style:list-style-name="L35">
      <style:text-properties officeooo:paragraph-rsid="002f45fd"/>
    </style:style>
    <style:style style:name="P405" style:family="paragraph" style:parent-style-name="Вопрос_20_теста" style:list-style-name="L36">
      <style:text-properties officeooo:paragraph-rsid="003346d1"/>
    </style:style>
    <style:style style:name="P406" style:family="paragraph" style:parent-style-name="Вопрос_20_теста" style:list-style-name="L37">
      <style:text-properties officeooo:paragraph-rsid="00373626"/>
    </style:style>
    <style:style style:name="P407" style:family="paragraph" style:parent-style-name="Вопрос_20_теста" style:list-style-name="L37">
      <style:text-properties fo:font-style="italic" officeooo:rsid="00373626" officeooo:paragraph-rsid="00373626" style:font-style-asian="italic" style:font-style-complex="italic"/>
    </style:style>
    <style:style style:name="P408" style:family="paragraph" style:parent-style-name="Вопрос_20_теста" style:list-style-name="L37">
      <style:text-properties fo:font-style="italic" officeooo:rsid="003346d1" officeooo:paragraph-rsid="00373626" style:font-style-asian="italic" style:font-style-complex="italic"/>
    </style:style>
    <style:style style:name="P409" style:family="paragraph" style:parent-style-name="Вопрос_20_теста" style:list-style-name="L39">
      <style:text-properties fo:font-style="italic" officeooo:rsid="003637f7" officeooo:paragraph-rsid="003637f7" style:font-style-asian="italic" style:font-style-complex="italic"/>
    </style:style>
    <style:style style:name="P410" style:family="paragraph" style:parent-style-name="Вопрос_20_теста" style:list-style-name="L41">
      <style:text-properties fo:font-style="italic" officeooo:rsid="00326801" officeooo:paragraph-rsid="00326801" style:font-style-asian="italic" style:font-style-complex="italic"/>
    </style:style>
    <style:style style:name="P411" style:family="paragraph" style:parent-style-name="Вопрос_20_теста" style:list-style-name="L42">
      <style:text-properties fo:font-style="italic" officeooo:rsid="003445b1" officeooo:paragraph-rsid="003445b1" style:font-style-asian="italic" style:font-style-complex="italic"/>
    </style:style>
    <style:style style:name="P412" style:family="paragraph" style:parent-style-name="Вопрос_20_теста" style:list-style-name="L69">
      <style:text-properties fo:font-style="italic" officeooo:paragraph-rsid="01055b67" style:font-style-asian="italic" style:font-style-complex="italic"/>
    </style:style>
    <style:style style:name="P413" style:family="paragraph" style:parent-style-name="Вопрос_20_теста" style:list-style-name="L38">
      <style:text-properties officeooo:paragraph-rsid="00307b19"/>
    </style:style>
    <style:style style:name="P414" style:family="paragraph" style:parent-style-name="Вопрос_20_теста" style:list-style-name="L39">
      <style:text-properties officeooo:paragraph-rsid="003637f7"/>
    </style:style>
    <style:style style:name="P415" style:family="paragraph" style:parent-style-name="Вопрос_20_теста" style:list-style-name="L41">
      <style:text-properties officeooo:paragraph-rsid="00326801"/>
    </style:style>
    <style:style style:name="P416" style:family="paragraph" style:parent-style-name="Вопрос_20_теста" style:list-style-name="L42">
      <style:text-properties officeooo:paragraph-rsid="003445b1"/>
    </style:style>
    <style:style style:name="P417" style:family="paragraph" style:parent-style-name="Вопрос_20_теста" style:list-style-name="L43">
      <style:text-properties officeooo:paragraph-rsid="003445b1"/>
    </style:style>
    <style:style style:name="P418" style:family="paragraph" style:parent-style-name="Вопрос_20_теста" style:list-style-name="L44">
      <style:text-properties officeooo:paragraph-rsid="00633948"/>
    </style:style>
    <style:style style:name="P419" style:family="paragraph" style:parent-style-name="Вопрос_20_теста" style:list-style-name="L45">
      <style:text-properties officeooo:paragraph-rsid="004c65d2"/>
    </style:style>
    <style:style style:name="P420" style:family="paragraph" style:parent-style-name="Вопрос_20_теста" style:list-style-name="L46">
      <style:text-properties officeooo:paragraph-rsid="004c65d2"/>
    </style:style>
    <style:style style:name="P421" style:family="paragraph" style:parent-style-name="Вопрос_20_теста" style:list-style-name="L5">
      <style:text-properties officeooo:rsid="007a7f54" officeooo:paragraph-rsid="007a7f54"/>
    </style:style>
    <style:style style:name="P422" style:family="paragraph" style:parent-style-name="Вопрос_20_теста" style:list-style-name="L47">
      <style:text-properties officeooo:paragraph-rsid="0102e39b"/>
    </style:style>
    <style:style style:name="P423" style:family="paragraph" style:parent-style-name="Вопрос_20_теста" style:list-style-name="L48">
      <style:text-properties officeooo:paragraph-rsid="010305e0"/>
    </style:style>
    <style:style style:name="P424" style:family="paragraph" style:parent-style-name="Вопрос_20_теста" style:list-style-name="L50">
      <style:text-properties style:use-window-font-color="true" officeooo:rsid="00a034c1" officeooo:paragraph-rsid="010305e0"/>
    </style:style>
    <style:style style:name="P425" style:family="paragraph" style:parent-style-name="Вопрос_20_теста" style:list-style-name="L5">
      <style:text-properties officeooo:rsid="00a034c1" officeooo:paragraph-rsid="010305e0"/>
    </style:style>
    <style:style style:name="P426" style:family="paragraph" style:parent-style-name="Вопрос_20_теста" style:list-style-name="L50">
      <style:text-properties officeooo:rsid="00a034c1" officeooo:paragraph-rsid="010305e0"/>
    </style:style>
    <style:style style:name="P427" style:family="paragraph" style:parent-style-name="Вопрос_20_теста" style:list-style-name="L95">
      <style:text-properties officeooo:rsid="00a034c1" officeooo:paragraph-rsid="010305e0"/>
    </style:style>
    <style:style style:name="P428" style:family="paragraph" style:parent-style-name="Вопрос_20_теста" style:list-style-name="L5">
      <style:text-properties officeooo:rsid="00a04cc1" officeooo:paragraph-rsid="010305e0"/>
    </style:style>
    <style:style style:name="P429" style:family="paragraph" style:parent-style-name="Вопрос_20_теста" style:list-style-name="L50">
      <style:text-properties officeooo:paragraph-rsid="010305e0"/>
    </style:style>
    <style:style style:name="P430" style:family="paragraph" style:parent-style-name="Вопрос_20_теста" style:list-style-name="L51">
      <style:text-properties officeooo:paragraph-rsid="010305e0"/>
    </style:style>
    <style:style style:name="P431" style:family="paragraph" style:parent-style-name="Вопрос_20_теста" style:list-style-name="L52">
      <style:text-properties officeooo:paragraph-rsid="010305e0"/>
    </style:style>
    <style:style style:name="P432" style:family="paragraph" style:parent-style-name="Вопрос_20_теста" style:list-style-name="L53">
      <style:text-properties officeooo:paragraph-rsid="010305e0"/>
    </style:style>
    <style:style style:name="P433" style:family="paragraph" style:parent-style-name="Вопрос_20_теста" style:list-style-name="L54">
      <style:text-properties officeooo:paragraph-rsid="010305e0"/>
    </style:style>
    <style:style style:name="P434" style:family="paragraph" style:parent-style-name="Вопрос_20_теста" style:list-style-name="L55">
      <style:text-properties officeooo:paragraph-rsid="010305e0"/>
    </style:style>
    <style:style style:name="P435" style:family="paragraph" style:parent-style-name="Вопрос_20_теста" style:list-style-name="L58">
      <style:text-properties officeooo:rsid="00cd119c" officeooo:paragraph-rsid="0104ccae"/>
    </style:style>
    <style:style style:name="P436" style:family="paragraph" style:parent-style-name="Вопрос_20_теста" style:list-style-name="L5">
      <style:text-properties officeooo:rsid="00b1b10a" officeooo:paragraph-rsid="0104ccae"/>
    </style:style>
    <style:style style:name="P437" style:family="paragraph" style:parent-style-name="Вопрос_20_теста" style:list-style-name="L5">
      <style:text-properties officeooo:rsid="00c4e715" officeooo:paragraph-rsid="0104ccae"/>
    </style:style>
    <style:style style:name="P438" style:family="paragraph" style:parent-style-name="Вопрос_20_теста" style:list-style-name="L65">
      <style:text-properties officeooo:paragraph-rsid="01055b67"/>
    </style:style>
    <style:style style:name="P439" style:family="paragraph" style:parent-style-name="Вопрос_20_теста" style:list-style-name="L67">
      <style:text-properties officeooo:paragraph-rsid="01055b67"/>
    </style:style>
    <style:style style:name="P440" style:family="paragraph" style:parent-style-name="Вопрос_20_теста" style:list-style-name="L67">
      <style:text-properties style:text-position="0% 100%" fo:font-style="normal" officeooo:rsid="00410fc2" officeooo:paragraph-rsid="01055b67" style:font-style-asian="normal" style:font-style-complex="normal"/>
    </style:style>
    <style:style style:name="P441" style:family="paragraph" style:parent-style-name="Вопрос_20_теста" style:list-style-name="L85">
      <style:text-properties style:text-position="0% 100%" fo:font-style="normal" officeooo:rsid="006cd5f0" officeooo:paragraph-rsid="01061a8e" style:font-style-asian="normal" style:font-style-complex="normal"/>
    </style:style>
    <style:style style:name="P442" style:family="paragraph" style:parent-style-name="Вопрос_20_теста" style:list-style-name="L77">
      <style:text-properties style:text-position="0% 100%" fo:font-style="normal" fo:font-weight="normal" officeooo:rsid="0099672e" officeooo:paragraph-rsid="01061a8e" style:font-style-asian="normal" style:font-weight-asian="normal" style:font-style-complex="normal" style:font-weight-complex="normal"/>
    </style:style>
    <style:style style:name="P443" style:family="paragraph" style:parent-style-name="Вопрос_20_теста" style:list-style-name="L78">
      <style:text-properties style:text-position="0% 100%" fo:font-style="normal" fo:font-weight="normal" officeooo:rsid="0099672e" officeooo:paragraph-rsid="01061a8e" style:font-style-asian="normal" style:font-weight-asian="normal" style:font-style-complex="normal" style:font-weight-complex="normal"/>
    </style:style>
    <style:style style:name="P444" style:family="paragraph" style:parent-style-name="Вопрос_20_теста" style:list-style-name="L81">
      <style:text-properties style:text-position="0% 100%" fo:font-style="normal" fo:font-weight="normal" officeooo:rsid="0099672e" officeooo:paragraph-rsid="01061a8e" style:font-style-asian="normal" style:font-weight-asian="normal" style:font-style-complex="normal" style:font-weight-complex="normal"/>
    </style:style>
    <style:style style:name="P445" style:family="paragraph" style:parent-style-name="Вопрос_20_теста" style:list-style-name="L79">
      <style:text-properties style:text-position="0% 100%" fo:font-style="normal" fo:font-weight="normal" officeooo:rsid="0099e48c" officeooo:paragraph-rsid="01061a8e" style:font-style-asian="normal" style:font-weight-asian="normal" style:font-style-complex="normal" style:font-weight-complex="normal"/>
    </style:style>
    <style:style style:name="P446" style:family="paragraph" style:parent-style-name="Вопрос_20_теста" style:list-style-name="L80">
      <style:text-properties style:text-position="0% 100%" fo:font-style="normal" fo:font-weight="normal" officeooo:rsid="0099e48c" officeooo:paragraph-rsid="01061a8e" style:font-style-asian="normal" style:font-weight-asian="normal" style:font-style-complex="normal" style:font-weight-complex="normal"/>
    </style:style>
    <style:style style:name="P447" style:family="paragraph" style:parent-style-name="Вопрос_20_теста" style:list-style-name="L77">
      <style:text-properties style:text-position="0% 100%" fo:font-style="normal" fo:font-weight="normal" officeooo:rsid="006ef049" officeooo:paragraph-rsid="01061a8e" style:font-size-asian="10.5pt" style:font-style-asian="normal" style:font-weight-asian="normal" style:font-style-complex="normal" style:font-weight-complex="normal"/>
    </style:style>
    <style:style style:name="P448" style:family="paragraph" style:parent-style-name="Вопрос_20_теста" style:list-style-name="L77">
      <style:text-properties style:text-position="0% 100%" officeooo:paragraph-rsid="01061a8e"/>
    </style:style>
    <style:style style:name="P449" style:family="paragraph" style:parent-style-name="Вопрос_20_теста" style:list-style-name="L68">
      <style:text-properties officeooo:rsid="0045ee66" officeooo:paragraph-rsid="01055b67"/>
    </style:style>
    <style:style style:name="P450" style:family="paragraph" style:parent-style-name="Вопрос_20_теста" style:list-style-name="L69">
      <style:text-properties officeooo:paragraph-rsid="01055b67"/>
    </style:style>
    <style:style style:name="P451" style:family="paragraph" style:parent-style-name="Вопрос_20_теста" style:list-style-name="L70">
      <style:text-properties officeooo:paragraph-rsid="01055b67"/>
    </style:style>
    <style:style style:name="P452" style:family="paragraph" style:parent-style-name="Вопрос_20_теста" style:list-style-name="L71">
      <style:text-properties officeooo:paragraph-rsid="01055b67"/>
    </style:style>
    <style:style style:name="P453" style:family="paragraph" style:parent-style-name="Вопрос_20_теста" style:list-style-name="L72">
      <style:text-properties officeooo:paragraph-rsid="01061a8e"/>
    </style:style>
    <style:style style:name="P454" style:family="paragraph" style:parent-style-name="Вопрос_20_теста" style:list-style-name="L73">
      <style:text-properties officeooo:paragraph-rsid="01061a8e"/>
    </style:style>
    <style:style style:name="P455" style:family="paragraph" style:parent-style-name="Вопрос_20_теста" style:list-style-name="L80">
      <style:text-properties officeooo:paragraph-rsid="01061a8e"/>
    </style:style>
    <style:style style:name="P456" style:family="paragraph" style:parent-style-name="Вопрос_20_теста" style:list-style-name="L81">
      <style:text-properties officeooo:paragraph-rsid="01061a8e"/>
    </style:style>
    <style:style style:name="P457" style:family="paragraph" style:parent-style-name="Вопрос_20_теста" style:list-style-name="L83">
      <style:text-properties officeooo:paragraph-rsid="01061a8e"/>
    </style:style>
    <style:style style:name="P458" style:family="paragraph" style:parent-style-name="Вопрос_20_теста" style:list-style-name="L83">
      <style:text-properties officeooo:rsid="0046a6b9" officeooo:paragraph-rsid="01061a8e"/>
    </style:style>
    <style:style style:name="P459" style:family="paragraph" style:parent-style-name="Вопрос_20_теста" style:list-style-name="L84">
      <style:text-properties officeooo:paragraph-rsid="01061a8e"/>
    </style:style>
    <style:style style:name="P460" style:family="paragraph" style:parent-style-name="Вопрос_20_теста" style:list-style-name="L85">
      <style:text-properties officeooo:paragraph-rsid="01061a8e"/>
    </style:style>
    <style:style style:name="P461" style:family="paragraph" style:parent-style-name="Вопрос_20_теста" style:list-style-name="L86">
      <style:text-properties officeooo:paragraph-rsid="01061a8e"/>
    </style:style>
    <style:style style:name="P462" style:family="paragraph" style:parent-style-name="Вопрос_20_теста" style:list-style-name="L88">
      <style:text-properties officeooo:rsid="00f30c6d" officeooo:paragraph-rsid="01061a8e"/>
    </style:style>
    <style:style style:name="P463" style:family="paragraph" style:parent-style-name="Вопрос_20_теста" style:list-style-name="L5" style:master-page-name="">
      <style:paragraph-properties fo:margin-top="0cm" fo:margin-bottom="0cm" fo:text-align="justify" style:justify-single-word="false" style:page-number="auto"/>
      <style:text-properties officeooo:rsid="00aa3514" officeooo:paragraph-rsid="00aa3514"/>
    </style:style>
    <style:style style:name="P464" style:family="paragraph" style:parent-style-name="Вопрос_20_теста" style:list-style-name="L5" style:master-page-name="">
      <style:paragraph-properties fo:margin-top="0cm" fo:margin-bottom="0cm" fo:text-align="justify" style:justify-single-word="false" style:page-number="auto"/>
      <style:text-properties officeooo:paragraph-rsid="00617f00"/>
    </style:style>
    <style:style style:name="P465" style:family="paragraph" style:parent-style-name="Вопрос_20_теста" style:list-style-name="L5">
      <style:paragraph-properties fo:margin-top="0cm" fo:margin-bottom="0cm" fo:text-align="justify" style:justify-single-word="false"/>
      <style:text-properties officeooo:rsid="00aa3514" officeooo:paragraph-rsid="00aa3514"/>
    </style:style>
    <style:style style:name="P466" style:family="paragraph" style:parent-style-name="Вопрос_20_теста" style:list-style-name="L6">
      <style:paragraph-properties fo:margin-top="0cm" fo:margin-bottom="0cm" fo:text-align="justify" style:justify-single-word="false"/>
      <style:text-properties officeooo:rsid="00aa3514" officeooo:paragraph-rsid="00aa3514"/>
    </style:style>
    <style:style style:name="P467" style:family="paragraph" style:parent-style-name="Вопрос_20_теста" style:list-style-name="L6">
      <style:paragraph-properties fo:margin-top="0cm" fo:margin-bottom="0cm" fo:text-align="justify" style:justify-single-word="false"/>
      <style:text-properties fo:color="#33a3a3" officeooo:rsid="00aa3514" officeooo:paragraph-rsid="00aa3514"/>
    </style:style>
    <style:style style:name="P468" style:family="paragraph" style:parent-style-name="Вопрос_20_теста" style:list-style-name="L7">
      <style:paragraph-properties fo:margin-top="0cm" fo:margin-bottom="0cm" fo:text-align="justify" style:justify-single-word="false"/>
      <style:text-properties fo:color="#33a3a3" officeooo:paragraph-rsid="00ae0e52"/>
    </style:style>
    <style:style style:name="P469" style:family="paragraph" style:parent-style-name="Вопрос_20_теста">
      <style:paragraph-properties fo:margin-top="0cm" fo:margin-bottom="0cm" fo:text-align="justify" style:justify-single-word="false"/>
      <style:text-properties fo:color="#33a3a3" officeooo:paragraph-rsid="00cd6503"/>
    </style:style>
    <style:style style:name="P470" style:family="paragraph" style:parent-style-name="Вопрос_20_теста" style:list-style-name="L30">
      <style:paragraph-properties fo:margin-top="0cm" fo:margin-bottom="0cm" fo:text-align="justify" style:justify-single-word="false"/>
      <style:text-properties fo:color="#33a3a3" officeooo:paragraph-rsid="00d1b81e"/>
    </style:style>
    <style:style style:name="P471" style:family="paragraph" style:parent-style-name="Вопрос_20_теста">
      <style:paragraph-properties fo:margin-top="0cm" fo:margin-bottom="0cm" fo:text-align="justify" style:justify-single-word="false"/>
      <style:text-properties fo:color="#33a3a3" officeooo:paragraph-rsid="00c4e715"/>
    </style:style>
    <style:style style:name="P472" style:family="paragraph" style:parent-style-name="Вопрос_20_теста" style:list-style-name="L9">
      <style:paragraph-properties fo:margin-top="0cm" fo:margin-bottom="0cm" fo:text-align="justify" style:justify-single-word="false"/>
      <style:text-properties fo:color="#33a3a3" officeooo:rsid="00b0eb37" officeooo:paragraph-rsid="00b0eb37"/>
    </style:style>
    <style:style style:name="P473" style:family="paragraph" style:parent-style-name="Вопрос_20_теста" style:list-style-name="L11">
      <style:paragraph-properties fo:margin-top="0cm" fo:margin-bottom="0cm" fo:text-align="justify" style:justify-single-word="false"/>
      <style:text-properties fo:color="#33a3a3" officeooo:rsid="00b17810" officeooo:paragraph-rsid="00b17810"/>
    </style:style>
    <style:style style:name="P474" style:family="paragraph" style:parent-style-name="Вопрос_20_теста" style:list-style-name="L14">
      <style:paragraph-properties fo:margin-top="0cm" fo:margin-bottom="0cm" fo:text-align="justify" style:justify-single-word="false"/>
      <style:text-properties fo:color="#33a3a3" fo:font-style="normal" officeooo:rsid="00ba2142" officeooo:paragraph-rsid="00ba2142" style:font-style-asian="normal" style:font-style-complex="normal"/>
    </style:style>
    <style:style style:name="P475" style:family="paragraph" style:parent-style-name="Вопрос_20_теста" style:list-style-name="L17">
      <style:paragraph-properties fo:margin-top="0cm" fo:margin-bottom="0cm" fo:text-align="justify" style:justify-single-word="false"/>
      <style:text-properties fo:color="#33a3a3" fo:font-style="normal" officeooo:rsid="00c0069c" officeooo:paragraph-rsid="00c0069c" style:font-style-asian="normal" style:font-style-complex="normal"/>
    </style:style>
    <style:style style:name="P476" style:family="paragraph" style:parent-style-name="Вопрос_20_теста" style:list-style-name="L25">
      <style:paragraph-properties fo:margin-top="0cm" fo:margin-bottom="0cm" fo:text-align="justify" style:justify-single-word="false"/>
      <style:text-properties fo:color="#33a3a3" fo:font-style="normal" officeooo:rsid="00c0c7a2" officeooo:paragraph-rsid="00c905c4" style:font-style-asian="normal" style:font-style-complex="normal"/>
    </style:style>
    <style:style style:name="P477" style:family="paragraph" style:parent-style-name="Вопрос_20_теста" style:list-style-name="L26">
      <style:paragraph-properties fo:margin-top="0cm" fo:margin-bottom="0cm" fo:text-align="justify" style:justify-single-word="false"/>
      <style:text-properties fo:color="#33a3a3" fo:font-style="normal" officeooo:rsid="00c0c7a2" officeooo:paragraph-rsid="00cb662c" style:font-style-asian="normal" style:font-style-complex="normal"/>
    </style:style>
    <style:style style:name="P478" style:family="paragraph" style:parent-style-name="Вопрос_20_теста" style:list-style-name="L20">
      <style:paragraph-properties fo:margin-top="0cm" fo:margin-bottom="0cm" fo:text-align="justify" style:justify-single-word="false"/>
      <style:text-properties fo:color="#33a3a3" fo:font-style="normal" officeooo:rsid="00c30829" officeooo:paragraph-rsid="00c30829" style:font-style-asian="normal" style:font-style-complex="normal"/>
    </style:style>
    <style:style style:name="P479" style:family="paragraph" style:parent-style-name="Вопрос_20_теста" style:list-style-name="L23">
      <style:paragraph-properties fo:margin-top="0cm" fo:margin-bottom="0cm" fo:text-align="justify" style:justify-single-word="false"/>
      <style:text-properties fo:color="#33a3a3" fo:font-style="normal" officeooo:rsid="00c61bfd" officeooo:paragraph-rsid="00c61bfd" style:font-style-asian="normal" style:font-style-complex="normal"/>
    </style:style>
    <style:style style:name="P480" style:family="paragraph" style:parent-style-name="Вопрос_20_теста" style:list-style-name="L21">
      <style:paragraph-properties fo:margin-top="0cm" fo:margin-bottom="0cm" fo:text-align="justify" style:justify-single-word="false"/>
      <style:text-properties fo:color="#33a3a3" fo:font-style="normal" officeooo:rsid="00c61bfd" officeooo:paragraph-rsid="00c61bfd" style:font-style-asian="normal" style:font-style-complex="normal"/>
    </style:style>
    <style:style style:name="P481" style:family="paragraph" style:parent-style-name="Вопрос_20_теста" style:list-style-name="L28">
      <style:paragraph-properties fo:margin-top="0cm" fo:margin-bottom="0cm" fo:text-align="justify" style:justify-single-word="false"/>
      <style:text-properties fo:color="#33a3a3" fo:font-style="normal" officeooo:rsid="00cf2a43" officeooo:paragraph-rsid="00cf2a43" style:font-style-asian="normal" style:font-style-complex="normal"/>
    </style:style>
    <style:style style:name="P482" style:family="paragraph" style:parent-style-name="Вопрос_20_теста" style:list-style-name="L33">
      <style:paragraph-properties fo:margin-top="0cm" fo:margin-bottom="0cm" fo:text-align="justify" style:justify-single-word="false"/>
      <style:text-properties fo:color="#33a3a3" fo:font-style="normal" officeooo:rsid="00e8afc1" officeooo:paragraph-rsid="00e8afc1" style:font-style-asian="normal" style:font-style-complex="normal"/>
    </style:style>
    <style:style style:name="P483" style:family="paragraph" style:parent-style-name="Вопрос_20_теста" style:list-style-name="L56">
      <style:paragraph-properties fo:margin-top="0cm" fo:margin-bottom="0cm" fo:text-align="justify" style:justify-single-word="false"/>
      <style:text-properties fo:color="#33a3a3" fo:font-style="normal" officeooo:rsid="00819ab3" officeooo:paragraph-rsid="01040a6a" style:font-style-asian="normal" style:font-style-complex="normal"/>
    </style:style>
    <style:style style:name="P484" style:family="paragraph" style:parent-style-name="Вопрос_20_теста" style:list-style-name="L57">
      <style:paragraph-properties fo:margin-top="0cm" fo:margin-bottom="0cm" fo:text-align="justify" style:justify-single-word="false"/>
      <style:text-properties fo:color="#33a3a3" fo:font-style="normal" officeooo:rsid="00887cf2" officeooo:paragraph-rsid="01040a6a" style:font-style-asian="normal" style:font-style-complex="normal"/>
    </style:style>
    <style:style style:name="P485" style:family="paragraph" style:parent-style-name="Вопрос_20_теста" style:list-style-name="L62">
      <style:paragraph-properties fo:margin-top="0cm" fo:margin-bottom="0cm" fo:text-align="justify" style:justify-single-word="false"/>
      <style:text-properties fo:color="#33a3a3" fo:font-style="normal" officeooo:rsid="00b40084" officeooo:paragraph-rsid="0104ccae" style:font-style-asian="normal" style:font-style-complex="normal"/>
    </style:style>
    <style:style style:name="P486" style:family="paragraph" style:parent-style-name="Вопрос_20_теста" style:list-style-name="L63">
      <style:paragraph-properties fo:margin-top="0cm" fo:margin-bottom="0cm" fo:text-align="justify" style:justify-single-word="false"/>
      <style:text-properties fo:color="#33a3a3" fo:font-style="normal" officeooo:rsid="00ccdf36" officeooo:paragraph-rsid="0104ccae" style:font-style-asian="normal" style:font-style-complex="normal"/>
    </style:style>
    <style:style style:name="P487" style:family="paragraph" style:parent-style-name="Вопрос_20_теста" style:list-style-name="L89">
      <style:paragraph-properties fo:margin-top="0cm" fo:margin-bottom="0cm" fo:text-align="justify" style:justify-single-word="false"/>
      <style:text-properties fo:color="#33a3a3" fo:font-style="normal" officeooo:rsid="009d69cd" officeooo:paragraph-rsid="01061a8e" style:font-style-asian="normal" style:font-style-complex="normal"/>
    </style:style>
    <style:style style:name="P488" style:family="paragraph" style:parent-style-name="Вопрос_20_теста" style:list-style-name="L90">
      <style:paragraph-properties fo:margin-top="0cm" fo:margin-bottom="0cm" fo:text-align="justify" style:justify-single-word="false"/>
      <style:text-properties fo:color="#33a3a3" fo:font-style="normal" officeooo:rsid="009e0996" officeooo:paragraph-rsid="01061a8e" style:font-style-asian="normal" style:font-style-complex="normal"/>
    </style:style>
    <style:style style:name="P489" style:family="paragraph" style:parent-style-name="Вопрос_20_теста" style:list-style-name="L91">
      <style:paragraph-properties fo:margin-top="0cm" fo:margin-bottom="0cm" fo:text-align="justify" style:justify-single-word="false"/>
      <style:text-properties fo:color="#33a3a3" fo:font-style="normal" officeooo:rsid="009e0996" officeooo:paragraph-rsid="01061a8e" style:font-style-asian="normal" style:font-style-complex="normal"/>
    </style:style>
    <style:style style:name="P490" style:family="paragraph" style:parent-style-name="Вопрос_20_теста" style:list-style-name="L92">
      <style:paragraph-properties fo:margin-top="0cm" fo:margin-bottom="0cm" fo:text-align="justify" style:justify-single-word="false"/>
      <style:text-properties fo:color="#33a3a3" fo:font-style="normal" officeooo:rsid="00a04cc1" officeooo:paragraph-rsid="01061a8e" style:font-style-asian="normal" style:font-style-complex="normal"/>
    </style:style>
    <style:style style:name="P491" style:family="paragraph" style:parent-style-name="Вопрос_20_теста" style:list-style-name="L93">
      <style:paragraph-properties fo:margin-top="0cm" fo:margin-bottom="0cm" fo:text-align="justify" style:justify-single-word="false"/>
      <style:text-properties fo:color="#33a3a3" fo:font-style="normal" officeooo:rsid="00a5a69a" officeooo:paragraph-rsid="01061a8e" style:font-style-asian="normal" style:font-style-complex="normal"/>
    </style:style>
    <style:style style:name="P492" style:family="paragraph" style:parent-style-name="Вопрос_20_теста" style:list-style-name="L94">
      <style:paragraph-properties fo:margin-top="0cm" fo:margin-bottom="0cm" fo:text-align="justify" style:justify-single-word="false"/>
      <style:text-properties fo:color="#33a3a3" fo:font-style="normal" officeooo:rsid="00a6da32" officeooo:paragraph-rsid="00a6da32" style:font-style-asian="normal" style:font-style-complex="normal"/>
    </style:style>
    <style:style style:name="P493" style:family="paragraph" style:parent-style-name="Вопрос_20_теста" style:list-style-name="L64">
      <style:paragraph-properties fo:margin-top="0cm" fo:margin-bottom="0cm" fo:text-align="justify" style:justify-single-word="false"/>
      <style:text-properties fo:color="#33a3a3" fo:font-style="normal" officeooo:rsid="00d62065" officeooo:paragraph-rsid="01055b67" style:font-style-asian="normal" style:font-style-complex="normal"/>
    </style:style>
    <style:style style:name="P494" style:family="paragraph" style:parent-style-name="Вопрос_20_теста" style:list-style-name="L61">
      <style:paragraph-properties fo:margin-top="0cm" fo:margin-bottom="0cm" fo:text-align="justify" style:justify-single-word="false"/>
      <style:text-properties fo:color="#33a3a3" officeooo:rsid="00b1b10a" officeooo:paragraph-rsid="0104ccae"/>
    </style:style>
    <style:style style:name="P495" style:family="paragraph" style:parent-style-name="Вопрос_20_теста" style:list-style-name="L5">
      <style:paragraph-properties fo:margin-top="0cm" fo:margin-bottom="0cm" fo:text-align="justify" style:justify-single-word="false"/>
      <style:text-properties officeooo:paragraph-rsid="00ae0e52"/>
    </style:style>
    <style:style style:name="P496" style:family="paragraph" style:parent-style-name="Вопрос_20_теста" style:list-style-name="L5">
      <style:paragraph-properties fo:margin-top="0cm" fo:margin-bottom="0cm" fo:text-align="justify" style:justify-single-word="false"/>
      <style:text-properties officeooo:paragraph-rsid="00afe71c"/>
    </style:style>
    <style:style style:name="P497" style:family="paragraph" style:parent-style-name="Вопрос_20_теста" style:list-style-name="L5">
      <style:paragraph-properties fo:margin-top="0cm" fo:margin-bottom="0cm" fo:text-align="justify" style:justify-single-word="false"/>
      <style:text-properties officeooo:paragraph-rsid="00b0fe27"/>
    </style:style>
    <style:style style:name="P498" style:family="paragraph" style:parent-style-name="Вопрос_20_теста" style:list-style-name="L5">
      <style:paragraph-properties fo:margin-top="0cm" fo:margin-bottom="0cm" fo:text-align="justify" style:justify-single-word="false"/>
      <style:text-properties officeooo:paragraph-rsid="00b6b3c5"/>
    </style:style>
    <style:style style:name="P499" style:family="paragraph" style:parent-style-name="Вопрос_20_теста" style:list-style-name="L5">
      <style:paragraph-properties fo:margin-top="0cm" fo:margin-bottom="0cm" fo:text-align="justify" style:justify-single-word="false"/>
      <style:text-properties officeooo:paragraph-rsid="00c61bfd"/>
    </style:style>
    <style:style style:name="P500" style:family="paragraph" style:parent-style-name="Вопрос_20_теста" style:list-style-name="L5">
      <style:paragraph-properties fo:margin-top="0cm" fo:margin-bottom="0cm" fo:text-align="justify" style:justify-single-word="false"/>
      <style:text-properties officeooo:paragraph-rsid="00c905c4"/>
    </style:style>
    <style:style style:name="P501" style:family="paragraph" style:parent-style-name="Вопрос_20_теста" style:list-style-name="L5">
      <style:paragraph-properties fo:margin-top="0cm" fo:margin-bottom="0cm" fo:text-align="justify" style:justify-single-word="false"/>
      <style:text-properties officeooo:paragraph-rsid="00cb662c"/>
    </style:style>
    <style:style style:name="P502" style:family="paragraph" style:parent-style-name="Вопрос_20_теста" style:list-style-name="L5">
      <style:paragraph-properties fo:margin-top="0cm" fo:margin-bottom="0cm" fo:text-align="justify" style:justify-single-word="false"/>
      <style:text-properties officeooo:paragraph-rsid="00d1b81e"/>
    </style:style>
    <style:style style:name="P503" style:family="paragraph" style:parent-style-name="Вопрос_20_теста" style:list-style-name="L5">
      <style:paragraph-properties fo:margin-top="0cm" fo:margin-bottom="0cm" fo:text-align="justify" style:justify-single-word="false"/>
      <style:text-properties officeooo:paragraph-rsid="00d2df11"/>
    </style:style>
    <style:style style:name="P504" style:family="paragraph" style:parent-style-name="Вопрос_20_теста" style:list-style-name="L5">
      <style:paragraph-properties fo:margin-top="0cm" fo:margin-bottom="0cm" fo:text-align="justify" style:justify-single-word="false"/>
      <style:text-properties officeooo:paragraph-rsid="00d74b4f"/>
    </style:style>
    <style:style style:name="P505" style:family="paragraph" style:parent-style-name="Вопрос_20_теста" style:list-style-name="L5">
      <style:paragraph-properties fo:margin-top="0cm" fo:margin-bottom="0cm" fo:text-align="justify" style:justify-single-word="false"/>
      <style:text-properties officeooo:paragraph-rsid="00d96e66"/>
    </style:style>
    <style:style style:name="P506" style:family="paragraph" style:parent-style-name="Вопрос_20_теста" style:list-style-name="L5">
      <style:paragraph-properties fo:margin-top="0cm" fo:margin-bottom="0cm" fo:text-align="justify" style:justify-single-word="false"/>
      <style:text-properties officeooo:paragraph-rsid="00dad04c"/>
    </style:style>
    <style:style style:name="P507" style:family="paragraph" style:parent-style-name="Вопрос_20_теста" style:list-style-name="L5">
      <style:paragraph-properties fo:margin-top="0cm" fo:margin-bottom="0cm" fo:text-align="justify" style:justify-single-word="false"/>
      <style:text-properties officeooo:paragraph-rsid="00dffcf4"/>
    </style:style>
    <style:style style:name="P508" style:family="paragraph" style:parent-style-name="Вопрос_20_теста" style:list-style-name="L5">
      <style:paragraph-properties fo:margin-top="0cm" fo:margin-bottom="0cm" fo:text-align="justify" style:justify-single-word="false"/>
      <style:text-properties officeooo:paragraph-rsid="00e53cb0"/>
    </style:style>
    <style:style style:name="P509" style:family="paragraph" style:parent-style-name="Вопрос_20_теста" style:list-style-name="L5">
      <style:paragraph-properties fo:margin-top="0cm" fo:margin-bottom="0cm" fo:text-align="justify" style:justify-single-word="false"/>
      <style:text-properties officeooo:paragraph-rsid="00e8afc1"/>
    </style:style>
    <style:style style:name="P510" style:family="paragraph" style:parent-style-name="Вопрос_20_теста" style:list-style-name="L5">
      <style:paragraph-properties fo:margin-top="0cm" fo:margin-bottom="0cm" fo:text-align="justify" style:justify-single-word="false"/>
      <style:text-properties officeooo:paragraph-rsid="00ea0b25"/>
    </style:style>
    <style:style style:name="P511" style:family="paragraph" style:parent-style-name="Вопрос_20_теста" style:list-style-name="L5">
      <style:paragraph-properties fo:margin-top="0cm" fo:margin-bottom="0cm" fo:text-align="justify" style:justify-single-word="false"/>
      <style:text-properties officeooo:paragraph-rsid="00ec9ffd"/>
    </style:style>
    <style:style style:name="P512" style:family="paragraph" style:parent-style-name="Вопрос_20_теста" style:list-style-name="L5">
      <style:paragraph-properties fo:margin-top="0cm" fo:margin-bottom="0cm" fo:text-align="justify" style:justify-single-word="false"/>
      <style:text-properties officeooo:paragraph-rsid="0084a567"/>
    </style:style>
    <style:style style:name="P513" style:family="paragraph" style:parent-style-name="Вопрос_20_теста" style:list-style-name="L5">
      <style:paragraph-properties fo:margin-top="0cm" fo:margin-bottom="0cm" fo:text-align="justify" style:justify-single-word="false"/>
      <style:text-properties officeooo:paragraph-rsid="01040a6a"/>
    </style:style>
    <style:style style:name="P514" style:family="paragraph" style:parent-style-name="Вопрос_20_теста" style:list-style-name="L5">
      <style:paragraph-properties fo:margin-top="0cm" fo:margin-bottom="0cm" fo:text-align="justify" style:justify-single-word="false"/>
      <style:text-properties officeooo:paragraph-rsid="008a86ec"/>
    </style:style>
    <style:style style:name="P515" style:family="paragraph" style:parent-style-name="Вопрос_20_теста" style:list-style-name="L5">
      <style:paragraph-properties fo:margin-top="0cm" fo:margin-bottom="0cm" fo:text-align="justify" style:justify-single-word="false"/>
      <style:text-properties officeooo:paragraph-rsid="01055b67"/>
    </style:style>
    <style:style style:name="P516" style:family="paragraph" style:parent-style-name="Вопрос_20_теста" style:list-style-name="L5">
      <style:paragraph-properties fo:margin-top="0cm" fo:margin-bottom="0cm" fo:text-align="justify" style:justify-single-word="false"/>
      <style:text-properties officeooo:paragraph-rsid="01061a8e"/>
    </style:style>
    <style:style style:name="P517" style:family="paragraph" style:parent-style-name="Вопрос_20_теста" style:list-style-name="L30">
      <style:paragraph-properties fo:margin-top="0cm" fo:margin-bottom="0cm" fo:text-align="justify" style:justify-single-word="false"/>
      <style:text-properties officeooo:paragraph-rsid="00d1b81e"/>
    </style:style>
    <style:style style:name="P518" style:family="paragraph" style:parent-style-name="Вопрос_20_теста" style:list-style-name="L65">
      <style:paragraph-properties fo:margin-top="0cm" fo:margin-bottom="0cm" fo:text-align="justify" style:justify-single-word="false"/>
      <style:text-properties officeooo:paragraph-rsid="01055b67"/>
    </style:style>
    <style:style style:name="P519" style:family="paragraph" style:parent-style-name="Вопрос_20_теста" style:list-style-name="L33">
      <style:paragraph-properties fo:margin-top="0cm" fo:margin-bottom="0cm" fo:text-align="justify" style:justify-single-word="false"/>
      <style:text-properties officeooo:paragraph-rsid="00e8afc1"/>
    </style:style>
    <style:style style:name="P520" style:family="paragraph" style:parent-style-name="Вопрос_20_теста" style:list-style-name="L32">
      <style:paragraph-properties fo:margin-top="0cm" fo:margin-bottom="0cm" fo:text-align="justify" style:justify-single-word="false"/>
      <style:text-properties officeooo:paragraph-rsid="00dcd7d2"/>
    </style:style>
    <style:style style:name="P521" style:family="paragraph" style:parent-style-name="Вопрос_20_теста" style:list-style-name="L31">
      <style:paragraph-properties fo:margin-top="0cm" fo:margin-bottom="0cm" fo:text-align="justify" style:justify-single-word="false"/>
      <style:text-properties officeooo:paragraph-rsid="00d2df11"/>
    </style:style>
    <style:style style:name="P522" style:family="paragraph" style:parent-style-name="Вопрос_20_теста" style:list-style-name="L29">
      <style:paragraph-properties fo:margin-top="0cm" fo:margin-bottom="0cm" fo:text-align="justify" style:justify-single-word="false"/>
      <style:text-properties officeooo:paragraph-rsid="00d0e30e"/>
    </style:style>
    <style:style style:name="P523" style:family="paragraph" style:parent-style-name="Вопрос_20_теста" style:list-style-name="L28">
      <style:paragraph-properties fo:margin-top="0cm" fo:margin-bottom="0cm" fo:text-align="justify" style:justify-single-word="false"/>
      <style:text-properties officeooo:paragraph-rsid="00cf2a43"/>
    </style:style>
    <style:style style:name="P524" style:family="paragraph" style:parent-style-name="Вопрос_20_теста" style:list-style-name="L27">
      <style:paragraph-properties fo:margin-top="0cm" fo:margin-bottom="0cm" fo:text-align="justify" style:justify-single-word="false"/>
      <style:text-properties officeooo:paragraph-rsid="00cf2a43"/>
    </style:style>
    <style:style style:name="P525" style:family="paragraph" style:parent-style-name="Вопрос_20_теста" style:list-style-name="L26">
      <style:paragraph-properties fo:margin-top="0cm" fo:margin-bottom="0cm" fo:text-align="justify" style:justify-single-word="false"/>
      <style:text-properties officeooo:paragraph-rsid="00cb662c"/>
    </style:style>
    <style:style style:name="P526" style:family="paragraph" style:parent-style-name="Вопрос_20_теста" style:list-style-name="L25">
      <style:paragraph-properties fo:margin-top="0cm" fo:margin-bottom="0cm" fo:text-align="justify" style:justify-single-word="false"/>
      <style:text-properties officeooo:paragraph-rsid="00c905c4"/>
    </style:style>
    <style:style style:name="P527" style:family="paragraph" style:parent-style-name="Вопрос_20_теста" style:list-style-name="L24">
      <style:paragraph-properties fo:margin-top="0cm" fo:margin-bottom="0cm" fo:text-align="justify" style:justify-single-word="false"/>
      <style:text-properties officeooo:paragraph-rsid="00c72fcb"/>
    </style:style>
    <style:style style:name="P528" style:family="paragraph" style:parent-style-name="Вопрос_20_теста" style:list-style-name="L23">
      <style:paragraph-properties fo:margin-top="0cm" fo:margin-bottom="0cm" fo:text-align="justify" style:justify-single-word="false"/>
      <style:text-properties officeooo:paragraph-rsid="00c61bfd"/>
    </style:style>
    <style:style style:name="P529" style:family="paragraph" style:parent-style-name="Вопрос_20_теста" style:list-style-name="L22">
      <style:paragraph-properties fo:margin-top="0cm" fo:margin-bottom="0cm" fo:text-align="justify" style:justify-single-word="false"/>
      <style:text-properties officeooo:paragraph-rsid="00c61bfd"/>
    </style:style>
    <style:style style:name="P530" style:family="paragraph" style:parent-style-name="Вопрос_20_теста" style:list-style-name="L21">
      <style:paragraph-properties fo:margin-top="0cm" fo:margin-bottom="0cm" fo:text-align="justify" style:justify-single-word="false"/>
      <style:text-properties officeooo:paragraph-rsid="00c61bfd"/>
    </style:style>
    <style:style style:name="P531" style:family="paragraph" style:parent-style-name="Вопрос_20_теста" style:list-style-name="L20">
      <style:paragraph-properties fo:margin-top="0cm" fo:margin-bottom="0cm" fo:text-align="justify" style:justify-single-word="false"/>
      <style:text-properties officeooo:paragraph-rsid="00c30829"/>
    </style:style>
    <style:style style:name="P532" style:family="paragraph" style:parent-style-name="Вопрос_20_теста" style:list-style-name="L19">
      <style:paragraph-properties fo:margin-top="0cm" fo:margin-bottom="0cm" fo:text-align="justify" style:justify-single-word="false"/>
      <style:text-properties officeooo:paragraph-rsid="00c2bca7"/>
    </style:style>
    <style:style style:name="P533" style:family="paragraph" style:parent-style-name="Вопрос_20_теста" style:list-style-name="L18">
      <style:paragraph-properties fo:margin-top="0cm" fo:margin-bottom="0cm" fo:text-align="justify" style:justify-single-word="false"/>
      <style:text-properties officeooo:paragraph-rsid="00c0c7a2"/>
    </style:style>
    <style:style style:name="P534" style:family="paragraph" style:parent-style-name="Вопрос_20_теста" style:list-style-name="L17">
      <style:paragraph-properties fo:margin-top="0cm" fo:margin-bottom="0cm" fo:text-align="justify" style:justify-single-word="false"/>
      <style:text-properties officeooo:paragraph-rsid="00c0069c"/>
    </style:style>
    <style:style style:name="P535" style:family="paragraph" style:parent-style-name="Вопрос_20_теста" style:list-style-name="L16">
      <style:paragraph-properties fo:margin-top="0cm" fo:margin-bottom="0cm" fo:text-align="justify" style:justify-single-word="false"/>
      <style:text-properties officeooo:paragraph-rsid="00bcbd48"/>
    </style:style>
    <style:style style:name="P536" style:family="paragraph" style:parent-style-name="Вопрос_20_теста" style:list-style-name="L15">
      <style:paragraph-properties fo:margin-top="0cm" fo:margin-bottom="0cm" fo:text-align="justify" style:justify-single-word="false"/>
      <style:text-properties officeooo:paragraph-rsid="00bc0fe2"/>
    </style:style>
    <style:style style:name="P537" style:family="paragraph" style:parent-style-name="Вопрос_20_теста" style:list-style-name="L14">
      <style:paragraph-properties fo:margin-top="0cm" fo:margin-bottom="0cm" fo:text-align="justify" style:justify-single-word="false"/>
      <style:text-properties officeooo:paragraph-rsid="00ba2142"/>
    </style:style>
    <style:style style:name="P538" style:family="paragraph" style:parent-style-name="Вопрос_20_теста" style:list-style-name="L13">
      <style:paragraph-properties fo:margin-top="0cm" fo:margin-bottom="0cm" fo:text-align="justify" style:justify-single-word="false"/>
      <style:text-properties officeooo:paragraph-rsid="00b98550"/>
    </style:style>
    <style:style style:name="P539" style:family="paragraph" style:parent-style-name="Вопрос_20_теста" style:list-style-name="L12">
      <style:paragraph-properties fo:margin-top="0cm" fo:margin-bottom="0cm" fo:text-align="justify" style:justify-single-word="false"/>
      <style:text-properties officeooo:paragraph-rsid="00b6b3c5"/>
    </style:style>
    <style:style style:name="P540" style:family="paragraph" style:parent-style-name="Вопрос_20_теста" style:list-style-name="L11">
      <style:paragraph-properties fo:margin-top="0cm" fo:margin-bottom="0cm" fo:text-align="justify" style:justify-single-word="false"/>
      <style:text-properties officeooo:paragraph-rsid="00b17810"/>
    </style:style>
    <style:style style:name="P541" style:family="paragraph" style:parent-style-name="Вопрос_20_теста" style:list-style-name="L10">
      <style:paragraph-properties fo:margin-top="0cm" fo:margin-bottom="0cm" fo:text-align="justify" style:justify-single-word="false"/>
      <style:text-properties officeooo:paragraph-rsid="00b0fe27"/>
    </style:style>
    <style:style style:name="P542" style:family="paragraph" style:parent-style-name="Вопрос_20_теста" style:list-style-name="L9">
      <style:paragraph-properties fo:margin-top="0cm" fo:margin-bottom="0cm" fo:text-align="justify" style:justify-single-word="false"/>
      <style:text-properties officeooo:paragraph-rsid="00b0eb37"/>
    </style:style>
    <style:style style:name="P543" style:family="paragraph" style:parent-style-name="Вопрос_20_теста" style:list-style-name="L8">
      <style:paragraph-properties fo:margin-top="0cm" fo:margin-bottom="0cm" fo:text-align="justify" style:justify-single-word="false"/>
      <style:text-properties officeooo:paragraph-rsid="00afe71c"/>
    </style:style>
    <style:style style:name="P544" style:family="paragraph" style:parent-style-name="Вопрос_20_теста" style:list-style-name="L7">
      <style:paragraph-properties fo:margin-top="0cm" fo:margin-bottom="0cm" fo:text-align="justify" style:justify-single-word="false"/>
      <style:text-properties officeooo:paragraph-rsid="00ae0e52"/>
    </style:style>
    <style:style style:name="P545" style:family="paragraph" style:parent-style-name="Вопрос_20_теста" style:list-style-name="L6">
      <style:paragraph-properties fo:margin-top="0cm" fo:margin-bottom="0cm" fo:text-align="justify" style:justify-single-word="false"/>
      <style:text-properties officeooo:paragraph-rsid="00aa3514"/>
    </style:style>
    <style:style style:name="P546" style:family="paragraph" style:parent-style-name="Вопрос_20_теста" style:list-style-name="L7">
      <style:paragraph-properties fo:margin-top="0cm" fo:margin-bottom="0cm" fo:text-align="justify" style:justify-single-word="false"/>
      <style:text-properties officeooo:rsid="00ae0e52" officeooo:paragraph-rsid="00ae0e52"/>
    </style:style>
    <style:style style:name="P547" style:family="paragraph" style:parent-style-name="Вопрос_20_теста" style:list-style-name="L8">
      <style:paragraph-properties fo:margin-top="0cm" fo:margin-bottom="0cm" fo:text-align="justify" style:justify-single-word="false"/>
      <style:text-properties officeooo:rsid="00afe71c" officeooo:paragraph-rsid="00afe71c"/>
    </style:style>
    <style:style style:name="P548" style:family="paragraph" style:parent-style-name="Вопрос_20_теста" style:list-style-name="L5">
      <style:paragraph-properties fo:margin-top="0cm" fo:margin-bottom="0cm" fo:text-align="justify" style:justify-single-word="false"/>
      <style:text-properties officeooo:rsid="00b0eb37" officeooo:paragraph-rsid="00b0eb37"/>
    </style:style>
    <style:style style:name="P549" style:family="paragraph" style:parent-style-name="Вопрос_20_теста" style:list-style-name="L9">
      <style:paragraph-properties fo:margin-top="0cm" fo:margin-bottom="0cm" fo:text-align="justify" style:justify-single-word="false"/>
      <style:text-properties officeooo:rsid="00b0eb37" officeooo:paragraph-rsid="00b0eb37"/>
    </style:style>
    <style:style style:name="P550" style:family="paragraph" style:parent-style-name="Вопрос_20_теста" style:list-style-name="L10">
      <style:paragraph-properties fo:margin-top="0cm" fo:margin-bottom="0cm" fo:text-align="justify" style:justify-single-word="false"/>
      <style:text-properties officeooo:rsid="00b0fe27" officeooo:paragraph-rsid="00b0fe27"/>
    </style:style>
    <style:style style:name="P551" style:family="paragraph" style:parent-style-name="Вопрос_20_теста" style:list-style-name="L31">
      <style:paragraph-properties fo:margin-top="0cm" fo:margin-bottom="0cm" fo:text-align="justify" style:justify-single-word="false"/>
      <style:text-properties officeooo:rsid="00b0fe27" officeooo:paragraph-rsid="00d2df11"/>
    </style:style>
    <style:style style:name="P552" style:family="paragraph" style:parent-style-name="Вопрос_20_теста" style:list-style-name="L5">
      <style:paragraph-properties fo:margin-top="0cm" fo:margin-bottom="0cm" fo:text-align="justify" style:justify-single-word="false"/>
      <style:text-properties officeooo:rsid="00b17810" officeooo:paragraph-rsid="00b17810"/>
    </style:style>
    <style:style style:name="P553" style:family="paragraph" style:parent-style-name="Вопрос_20_теста" style:list-style-name="L11">
      <style:paragraph-properties fo:margin-top="0cm" fo:margin-bottom="0cm" fo:text-align="justify" style:justify-single-word="false"/>
      <style:text-properties officeooo:rsid="00b17810" officeooo:paragraph-rsid="00b17810"/>
    </style:style>
    <style:style style:name="P554" style:family="paragraph" style:parent-style-name="Вопрос_20_теста" style:list-style-name="L12">
      <style:paragraph-properties fo:margin-top="0cm" fo:margin-bottom="0cm" fo:text-align="justify" style:justify-single-word="false"/>
      <style:text-properties fo:font-style="normal" officeooo:rsid="00b6b3c5" officeooo:paragraph-rsid="00b6b3c5" style:font-style-asian="normal" style:font-style-complex="normal"/>
    </style:style>
    <style:style style:name="P555" style:family="paragraph" style:parent-style-name="Вопрос_20_теста" style:list-style-name="L5">
      <style:paragraph-properties fo:margin-top="0cm" fo:margin-bottom="0cm" fo:text-align="justify" style:justify-single-word="false"/>
      <style:text-properties fo:font-style="normal" officeooo:rsid="00b98550" officeooo:paragraph-rsid="00b98550" style:font-style-asian="normal" style:font-style-complex="normal"/>
    </style:style>
    <style:style style:name="P556" style:family="paragraph" style:parent-style-name="Вопрос_20_теста" style:list-style-name="L13">
      <style:paragraph-properties fo:margin-top="0cm" fo:margin-bottom="0cm" fo:text-align="justify" style:justify-single-word="false"/>
      <style:text-properties fo:font-style="normal" officeooo:rsid="00b98550" officeooo:paragraph-rsid="00b98550" style:font-style-asian="normal" style:font-style-complex="normal"/>
    </style:style>
    <style:style style:name="P557" style:family="paragraph" style:parent-style-name="Вопрос_20_теста" style:list-style-name="L5">
      <style:paragraph-properties fo:margin-top="0cm" fo:margin-bottom="0cm" fo:text-align="justify" style:justify-single-word="false"/>
      <style:text-properties fo:font-style="normal" officeooo:rsid="00ba2142" officeooo:paragraph-rsid="00ba2142" style:font-style-asian="normal" style:font-style-complex="normal"/>
    </style:style>
    <style:style style:name="P558" style:family="paragraph" style:parent-style-name="Вопрос_20_теста" style:list-style-name="L14">
      <style:paragraph-properties fo:margin-top="0cm" fo:margin-bottom="0cm" fo:text-align="justify" style:justify-single-word="false"/>
      <style:text-properties fo:font-style="normal" officeooo:rsid="00ba2142" officeooo:paragraph-rsid="00ba2142" style:font-style-asian="normal" style:font-style-complex="normal"/>
    </style:style>
    <style:style style:name="P559" style:family="paragraph" style:parent-style-name="Вопрос_20_теста" style:list-style-name="L5">
      <style:paragraph-properties fo:margin-top="0cm" fo:margin-bottom="0cm" fo:text-align="justify" style:justify-single-word="false"/>
      <style:text-properties fo:font-style="normal" officeooo:rsid="00cdffe9" officeooo:paragraph-rsid="00cdffe9" style:font-style-asian="normal" style:font-style-complex="normal"/>
    </style:style>
    <style:style style:name="P560" style:family="paragraph" style:parent-style-name="Вопрос_20_теста" style:list-style-name="L5">
      <style:paragraph-properties fo:margin-top="0cm" fo:margin-bottom="0cm" fo:text-align="justify" style:justify-single-word="false"/>
      <style:text-properties fo:font-style="normal" officeooo:rsid="00bc0fe2" officeooo:paragraph-rsid="00bc0fe2" style:font-style-asian="normal" style:font-style-complex="normal"/>
    </style:style>
    <style:style style:name="P561" style:family="paragraph" style:parent-style-name="Вопрос_20_теста" style:list-style-name="L15">
      <style:paragraph-properties fo:margin-top="0cm" fo:margin-bottom="0cm" fo:text-align="justify" style:justify-single-word="false"/>
      <style:text-properties fo:font-style="normal" officeooo:rsid="00bc0fe2" officeooo:paragraph-rsid="00bc0fe2" style:font-style-asian="normal" style:font-style-complex="normal"/>
    </style:style>
    <style:style style:name="P562" style:family="paragraph" style:parent-style-name="Вопрос_20_теста" style:list-style-name="L5">
      <style:paragraph-properties fo:margin-top="0cm" fo:margin-bottom="0cm" fo:text-align="justify" style:justify-single-word="false"/>
      <style:text-properties fo:font-style="normal" officeooo:rsid="00ceed3a" officeooo:paragraph-rsid="00ceed3a" style:font-style-asian="normal" style:font-style-complex="normal"/>
    </style:style>
    <style:style style:name="P563" style:family="paragraph" style:parent-style-name="Вопрос_20_теста" style:list-style-name="L5">
      <style:paragraph-properties fo:margin-top="0cm" fo:margin-bottom="0cm" fo:text-align="justify" style:justify-single-word="false"/>
      <style:text-properties fo:font-style="normal" officeooo:rsid="00bcbd48" officeooo:paragraph-rsid="00bcbd48" style:font-style-asian="normal" style:font-style-complex="normal"/>
    </style:style>
    <style:style style:name="P564" style:family="paragraph" style:parent-style-name="Вопрос_20_теста" style:list-style-name="L16">
      <style:paragraph-properties fo:margin-top="0cm" fo:margin-bottom="0cm" fo:text-align="justify" style:justify-single-word="false"/>
      <style:text-properties fo:font-style="normal" officeooo:rsid="00bcbd48" officeooo:paragraph-rsid="00bcbd48" style:font-style-asian="normal" style:font-style-complex="normal"/>
    </style:style>
    <style:style style:name="P565" style:family="paragraph" style:parent-style-name="Вопрос_20_теста" style:list-style-name="L5">
      <style:paragraph-properties fo:margin-top="0cm" fo:margin-bottom="0cm" fo:text-align="justify" style:justify-single-word="false"/>
      <style:text-properties fo:font-style="normal" officeooo:rsid="00bdda79" officeooo:paragraph-rsid="00bdda79" style:font-style-asian="normal" style:font-style-complex="normal"/>
    </style:style>
    <style:style style:name="P566" style:family="paragraph" style:parent-style-name="Вопрос_20_теста" style:list-style-name="L5">
      <style:paragraph-properties fo:margin-top="0cm" fo:margin-bottom="0cm" fo:text-align="justify" style:justify-single-word="false"/>
      <style:text-properties fo:font-style="normal" officeooo:rsid="00c0069c" officeooo:paragraph-rsid="00c0069c" style:font-style-asian="normal" style:font-style-complex="normal"/>
    </style:style>
    <style:style style:name="P567" style:family="paragraph" style:parent-style-name="Вопрос_20_теста" style:list-style-name="L17">
      <style:paragraph-properties fo:margin-top="0cm" fo:margin-bottom="0cm" fo:text-align="justify" style:justify-single-word="false"/>
      <style:text-properties fo:font-style="normal" officeooo:rsid="00c0069c" officeooo:paragraph-rsid="00c0069c" style:font-style-asian="normal" style:font-style-complex="normal"/>
    </style:style>
    <style:style style:name="P568" style:family="paragraph" style:parent-style-name="Вопрос_20_теста" style:list-style-name="L5">
      <style:paragraph-properties fo:margin-top="0cm" fo:margin-bottom="0cm" fo:text-align="justify" style:justify-single-word="false"/>
      <style:text-properties fo:font-style="normal" officeooo:rsid="00c0c7a2" officeooo:paragraph-rsid="00c0c7a2" style:font-style-asian="normal" style:font-style-complex="normal"/>
    </style:style>
    <style:style style:name="P569" style:family="paragraph" style:parent-style-name="Вопрос_20_теста" style:list-style-name="L18">
      <style:paragraph-properties fo:margin-top="0cm" fo:margin-bottom="0cm" fo:text-align="justify" style:justify-single-word="false"/>
      <style:text-properties fo:font-style="normal" officeooo:rsid="00c0c7a2" officeooo:paragraph-rsid="00c0c7a2" style:font-style-asian="normal" style:font-style-complex="normal"/>
    </style:style>
    <style:style style:name="P570" style:family="paragraph" style:parent-style-name="Вопрос_20_теста" style:list-style-name="L22">
      <style:paragraph-properties fo:margin-top="0cm" fo:margin-bottom="0cm" fo:text-align="justify" style:justify-single-word="false"/>
      <style:text-properties fo:font-style="normal" officeooo:rsid="00c0c7a2" officeooo:paragraph-rsid="00c61bfd" style:font-style-asian="normal" style:font-style-complex="normal"/>
    </style:style>
    <style:style style:name="P571" style:family="paragraph" style:parent-style-name="Вопрос_20_теста" style:list-style-name="L25">
      <style:paragraph-properties fo:margin-top="0cm" fo:margin-bottom="0cm" fo:text-align="justify" style:justify-single-word="false"/>
      <style:text-properties fo:font-style="normal" officeooo:rsid="00c0c7a2" officeooo:paragraph-rsid="00c905c4" style:font-style-asian="normal" style:font-style-complex="normal"/>
    </style:style>
    <style:style style:name="P572" style:family="paragraph" style:parent-style-name="Вопрос_20_теста" style:list-style-name="L26">
      <style:paragraph-properties fo:margin-top="0cm" fo:margin-bottom="0cm" fo:text-align="justify" style:justify-single-word="false"/>
      <style:text-properties fo:font-style="normal" officeooo:rsid="00c0c7a2" officeooo:paragraph-rsid="00cb662c" style:font-style-asian="normal" style:font-style-complex="normal"/>
    </style:style>
    <style:style style:name="P573" style:family="paragraph" style:parent-style-name="Вопрос_20_теста" style:list-style-name="L5">
      <style:paragraph-properties fo:margin-top="0cm" fo:margin-bottom="0cm" fo:text-align="justify" style:justify-single-word="false"/>
      <style:text-properties fo:font-style="normal" officeooo:rsid="00c2bca7" officeooo:paragraph-rsid="00c2bca7" style:font-style-asian="normal" style:font-style-complex="normal"/>
    </style:style>
    <style:style style:name="P574" style:family="paragraph" style:parent-style-name="Вопрос_20_теста" style:list-style-name="L19">
      <style:paragraph-properties fo:margin-top="0cm" fo:margin-bottom="0cm" fo:text-align="justify" style:justify-single-word="false"/>
      <style:text-properties fo:font-style="normal" officeooo:rsid="00c2bca7" officeooo:paragraph-rsid="00c2bca7" style:font-style-asian="normal" style:font-style-complex="normal"/>
    </style:style>
    <style:style style:name="P575" style:family="paragraph" style:parent-style-name="Вопрос_20_теста" style:list-style-name="L5">
      <style:paragraph-properties fo:margin-top="0cm" fo:margin-bottom="0cm" fo:text-align="justify" style:justify-single-word="false"/>
      <style:text-properties fo:font-style="normal" officeooo:rsid="00c2e2df" officeooo:paragraph-rsid="00c2e2df" style:font-style-asian="normal" style:font-style-complex="normal"/>
    </style:style>
    <style:style style:name="P576" style:family="paragraph" style:parent-style-name="Вопрос_20_теста" style:list-style-name="L5">
      <style:paragraph-properties fo:margin-top="0cm" fo:margin-bottom="0cm" fo:text-align="justify" style:justify-single-word="false"/>
      <style:text-properties fo:font-style="normal" officeooo:rsid="00c30829" officeooo:paragraph-rsid="00c30829" style:font-style-asian="normal" style:font-style-complex="normal"/>
    </style:style>
    <style:style style:name="P577" style:family="paragraph" style:parent-style-name="Вопрос_20_теста" style:list-style-name="L20">
      <style:paragraph-properties fo:margin-top="0cm" fo:margin-bottom="0cm" fo:text-align="justify" style:justify-single-word="false"/>
      <style:text-properties fo:font-style="normal" officeooo:rsid="00c30829" officeooo:paragraph-rsid="00c30829" style:font-style-asian="normal" style:font-style-complex="normal"/>
    </style:style>
    <style:style style:name="P578" style:family="paragraph" style:parent-style-name="Вопрос_20_теста" style:list-style-name="L5">
      <style:paragraph-properties fo:margin-top="0cm" fo:margin-bottom="0cm" fo:text-align="justify" style:justify-single-word="false"/>
      <style:text-properties fo:font-style="normal" officeooo:rsid="00c61bfd" officeooo:paragraph-rsid="00c61bfd" style:font-style-asian="normal" style:font-style-complex="normal"/>
    </style:style>
    <style:style style:name="P579" style:family="paragraph" style:parent-style-name="Вопрос_20_теста" style:list-style-name="L21">
      <style:paragraph-properties fo:margin-top="0cm" fo:margin-bottom="0cm" fo:text-align="justify" style:justify-single-word="false"/>
      <style:text-properties fo:font-style="normal" officeooo:rsid="00c61bfd" officeooo:paragraph-rsid="00c61bfd" style:font-style-asian="normal" style:font-style-complex="normal"/>
    </style:style>
    <style:style style:name="P580" style:family="paragraph" style:parent-style-name="Вопрос_20_теста" style:list-style-name="L23">
      <style:paragraph-properties fo:margin-top="0cm" fo:margin-bottom="0cm" fo:text-align="justify" style:justify-single-word="false"/>
      <style:text-properties fo:font-style="normal" officeooo:rsid="00c61bfd" officeooo:paragraph-rsid="00c61bfd" style:font-style-asian="normal" style:font-style-complex="normal"/>
    </style:style>
    <style:style style:name="P581" style:family="paragraph" style:parent-style-name="Вопрос_20_теста" style:list-style-name="L24">
      <style:paragraph-properties fo:margin-top="0cm" fo:margin-bottom="0cm" fo:text-align="justify" style:justify-single-word="false"/>
      <style:text-properties fo:font-style="normal" officeooo:rsid="00c61bfd" officeooo:paragraph-rsid="00c72fcb" style:font-style-asian="normal" style:font-style-complex="normal"/>
    </style:style>
    <style:style style:name="P582" style:family="paragraph" style:parent-style-name="Вопрос_20_теста" style:list-style-name="L5">
      <style:paragraph-properties fo:margin-top="0cm" fo:margin-bottom="0cm" fo:text-align="justify" style:justify-single-word="false"/>
      <style:text-properties fo:font-style="normal" officeooo:rsid="00c72fcb" officeooo:paragraph-rsid="00c72fcb" style:font-style-asian="normal" style:font-style-complex="normal"/>
    </style:style>
    <style:style style:name="P583" style:family="paragraph" style:parent-style-name="Вопрос_20_теста" style:list-style-name="L5">
      <style:paragraph-properties fo:margin-top="0cm" fo:margin-bottom="0cm" fo:text-align="justify" style:justify-single-word="false"/>
      <style:text-properties fo:font-style="normal" officeooo:rsid="00d47fb2" officeooo:paragraph-rsid="00d47fb2" style:font-style-asian="normal" style:font-style-complex="normal"/>
    </style:style>
    <style:style style:name="P584" style:family="paragraph" style:parent-style-name="Вопрос_20_теста" style:list-style-name="L5">
      <style:paragraph-properties fo:margin-top="0cm" fo:margin-bottom="0cm" fo:text-align="justify" style:justify-single-word="false"/>
      <style:text-properties fo:font-style="normal" officeooo:rsid="00c99e5c" officeooo:paragraph-rsid="00c99e5c" style:font-style-asian="normal" style:font-style-complex="normal"/>
    </style:style>
    <style:style style:name="P585" style:family="paragraph" style:parent-style-name="Вопрос_20_теста" style:list-style-name="L5">
      <style:paragraph-properties fo:margin-top="0cm" fo:margin-bottom="0cm" fo:text-align="justify" style:justify-single-word="false"/>
      <style:text-properties fo:font-style="normal" officeooo:rsid="00cd6503" officeooo:paragraph-rsid="00cd6503" style:font-style-asian="normal" style:font-style-complex="normal"/>
    </style:style>
    <style:style style:name="P586" style:family="paragraph" style:parent-style-name="Вопрос_20_теста" style:list-style-name="L5">
      <style:paragraph-properties fo:margin-top="0cm" fo:margin-bottom="0cm" fo:text-align="justify" style:justify-single-word="false"/>
      <style:text-properties fo:font-style="normal" officeooo:rsid="00cf2a43" officeooo:paragraph-rsid="00cf2a43" style:font-style-asian="normal" style:font-style-complex="normal"/>
    </style:style>
    <style:style style:name="P587" style:family="paragraph" style:parent-style-name="Вопрос_20_теста" style:list-style-name="L27">
      <style:paragraph-properties fo:margin-top="0cm" fo:margin-bottom="0cm" fo:text-align="justify" style:justify-single-word="false"/>
      <style:text-properties fo:font-style="normal" officeooo:rsid="00cf2a43" officeooo:paragraph-rsid="00cf2a43" style:font-style-asian="normal" style:font-style-complex="normal"/>
    </style:style>
    <style:style style:name="P588" style:family="paragraph" style:parent-style-name="Вопрос_20_теста" style:list-style-name="L28">
      <style:paragraph-properties fo:margin-top="0cm" fo:margin-bottom="0cm" fo:text-align="justify" style:justify-single-word="false"/>
      <style:text-properties fo:font-style="normal" officeooo:rsid="00cf2a43" officeooo:paragraph-rsid="00cf2a43" style:font-style-asian="normal" style:font-style-complex="normal"/>
    </style:style>
    <style:style style:name="P589" style:family="paragraph" style:parent-style-name="Вопрос_20_теста" style:list-style-name="L5">
      <style:paragraph-properties fo:margin-top="0cm" fo:margin-bottom="0cm" fo:text-align="justify" style:justify-single-word="false"/>
      <style:text-properties fo:font-style="normal" officeooo:rsid="00d0e30e" officeooo:paragraph-rsid="00d0e30e" style:font-style-asian="normal" style:font-style-complex="normal"/>
    </style:style>
    <style:style style:name="P590" style:family="paragraph" style:parent-style-name="Вопрос_20_теста" style:list-style-name="L29">
      <style:paragraph-properties fo:margin-top="0cm" fo:margin-bottom="0cm" fo:text-align="justify" style:justify-single-word="false"/>
      <style:text-properties fo:font-style="normal" officeooo:rsid="00d0e30e" officeooo:paragraph-rsid="00d0e30e" style:font-style-asian="normal" style:font-style-complex="normal"/>
    </style:style>
    <style:style style:name="P591" style:family="paragraph" style:parent-style-name="Вопрос_20_теста" style:list-style-name="L31">
      <style:paragraph-properties fo:margin-top="0cm" fo:margin-bottom="0cm" fo:text-align="justify" style:justify-single-word="false"/>
      <style:text-properties fo:font-style="normal" officeooo:rsid="00b0fe27" officeooo:paragraph-rsid="00d2df11" style:font-style-asian="normal" style:font-style-complex="normal"/>
    </style:style>
    <style:style style:name="P592" style:family="paragraph" style:parent-style-name="Вопрос_20_теста" style:list-style-name="L5">
      <style:paragraph-properties fo:margin-top="0cm" fo:margin-bottom="0cm" fo:text-align="justify" style:justify-single-word="false"/>
      <style:text-properties fo:font-style="normal" officeooo:rsid="00d7a055" officeooo:paragraph-rsid="00d7a055" style:font-style-asian="normal" style:font-style-complex="normal"/>
    </style:style>
    <style:style style:name="P593" style:family="paragraph" style:parent-style-name="Вопрос_20_теста" style:list-style-name="L5">
      <style:paragraph-properties fo:margin-top="0cm" fo:margin-bottom="0cm" fo:text-align="justify" style:justify-single-word="false"/>
      <style:text-properties fo:font-style="normal" officeooo:rsid="00d96e66" officeooo:paragraph-rsid="00d96e66" style:font-style-asian="normal" style:font-style-complex="normal"/>
    </style:style>
    <style:style style:name="P594" style:family="paragraph" style:parent-style-name="Вопрос_20_теста" style:list-style-name="L5">
      <style:paragraph-properties fo:margin-top="0cm" fo:margin-bottom="0cm" fo:text-align="justify" style:justify-single-word="false"/>
      <style:text-properties fo:font-style="normal" officeooo:rsid="00dbc7bf" officeooo:paragraph-rsid="00dbc7bf" style:font-style-asian="normal" style:font-style-complex="normal"/>
    </style:style>
    <style:style style:name="P595" style:family="paragraph" style:parent-style-name="Вопрос_20_теста" style:list-style-name="L5">
      <style:paragraph-properties fo:margin-top="0cm" fo:margin-bottom="0cm" fo:text-align="justify" style:justify-single-word="false"/>
      <style:text-properties fo:font-style="normal" officeooo:rsid="00dc9dbf" officeooo:paragraph-rsid="00dc9dbf" style:font-style-asian="normal" style:font-style-complex="normal"/>
    </style:style>
    <style:style style:name="P596" style:family="paragraph" style:parent-style-name="Вопрос_20_теста" style:list-style-name="L5">
      <style:paragraph-properties fo:margin-top="0cm" fo:margin-bottom="0cm" fo:text-align="justify" style:justify-single-word="false"/>
      <style:text-properties fo:font-style="normal" officeooo:rsid="00dcd7d2" officeooo:paragraph-rsid="00dcd7d2" style:font-style-asian="normal" style:font-style-complex="normal"/>
    </style:style>
    <style:style style:name="P597" style:family="paragraph" style:parent-style-name="Вопрос_20_теста" style:list-style-name="L32">
      <style:paragraph-properties fo:margin-top="0cm" fo:margin-bottom="0cm" fo:text-align="justify" style:justify-single-word="false"/>
      <style:text-properties fo:font-style="normal" officeooo:rsid="00dcd7d2" officeooo:paragraph-rsid="00dcd7d2" style:font-style-asian="normal" style:font-style-complex="normal"/>
    </style:style>
    <style:style style:name="P598" style:family="paragraph" style:parent-style-name="Вопрос_20_теста" style:list-style-name="L5">
      <style:paragraph-properties fo:margin-top="0cm" fo:margin-bottom="0cm" fo:text-align="justify" style:justify-single-word="false"/>
      <style:text-properties fo:font-style="normal" officeooo:rsid="00de6491" officeooo:paragraph-rsid="00de6491" style:font-style-asian="normal" style:font-style-complex="normal"/>
    </style:style>
    <style:style style:name="P599" style:family="paragraph" style:parent-style-name="Вопрос_20_теста" style:list-style-name="L5">
      <style:paragraph-properties fo:margin-top="0cm" fo:margin-bottom="0cm" fo:text-align="justify" style:justify-single-word="false"/>
      <style:text-properties fo:font-style="normal" officeooo:rsid="00e75e3d" officeooo:paragraph-rsid="00e75e3d" style:font-style-asian="normal" style:font-style-complex="normal"/>
    </style:style>
    <style:style style:name="P600" style:family="paragraph" style:parent-style-name="Вопрос_20_теста" style:list-style-name="L33">
      <style:paragraph-properties fo:margin-top="0cm" fo:margin-bottom="0cm" fo:text-align="justify" style:justify-single-word="false"/>
      <style:text-properties fo:font-style="normal" officeooo:rsid="00e8afc1" officeooo:paragraph-rsid="00e8afc1" style:font-style-asian="normal" style:font-style-complex="normal"/>
    </style:style>
    <style:style style:name="P601" style:family="paragraph" style:parent-style-name="Вопрос_20_теста" style:list-style-name="L5">
      <style:paragraph-properties fo:margin-top="0cm" fo:margin-bottom="0cm" fo:text-align="justify" style:justify-single-word="false"/>
      <style:text-properties fo:font-style="normal" officeooo:rsid="00ebd1d8" officeooo:paragraph-rsid="00ebd1d8" style:font-style-asian="normal" style:font-style-complex="normal"/>
    </style:style>
    <style:style style:name="P602" style:family="paragraph" style:parent-style-name="Вопрос_20_теста" style:list-style-name="L5">
      <style:paragraph-properties fo:margin-top="0cm" fo:margin-bottom="0cm" fo:text-align="justify" style:justify-single-word="false"/>
      <style:text-properties fo:font-style="normal" officeooo:rsid="00eec5d6" officeooo:paragraph-rsid="00eec5d6" style:font-style-asian="normal" style:font-style-complex="normal"/>
    </style:style>
    <style:style style:name="P603" style:family="paragraph" style:parent-style-name="Вопрос_20_теста" style:list-style-name="L5">
      <style:paragraph-properties fo:margin-top="0cm" fo:margin-bottom="0cm" fo:text-align="justify" style:justify-single-word="false"/>
      <style:text-properties fo:font-style="normal" officeooo:rsid="00ed302d" officeooo:paragraph-rsid="00ed302d" style:font-style-asian="normal" style:font-style-complex="normal"/>
    </style:style>
    <style:style style:name="P604" style:family="paragraph" style:parent-style-name="Вопрос_20_теста" style:list-style-name="L5">
      <style:paragraph-properties fo:margin-top="0cm" fo:margin-bottom="0cm" fo:text-align="justify" style:justify-single-word="false"/>
      <style:text-properties fo:font-style="normal" officeooo:rsid="00ef6778" officeooo:paragraph-rsid="00ef6778" style:font-style-asian="normal" style:font-style-complex="normal"/>
    </style:style>
    <style:style style:name="P605" style:family="paragraph" style:parent-style-name="Вопрос_20_теста" style:list-style-name="L5">
      <style:paragraph-properties fo:margin-top="0cm" fo:margin-bottom="0cm" fo:text-align="justify" style:justify-single-word="false"/>
      <style:text-properties fo:font-style="normal" officeooo:rsid="00ef9336" officeooo:paragraph-rsid="00ef9336" style:font-style-asian="normal" style:font-style-complex="normal"/>
    </style:style>
    <style:style style:name="P606" style:family="paragraph" style:parent-style-name="Вопрос_20_теста" style:list-style-name="L5">
      <style:paragraph-properties fo:margin-top="0cm" fo:margin-bottom="0cm" fo:text-align="justify" style:justify-single-word="false"/>
      <style:text-properties fo:font-style="normal" officeooo:rsid="007f8767" officeooo:paragraph-rsid="0084a567" style:font-style-asian="normal" style:font-style-complex="normal"/>
    </style:style>
    <style:style style:name="P607" style:family="paragraph" style:parent-style-name="Вопрос_20_теста" style:list-style-name="L5">
      <style:paragraph-properties fo:margin-top="0cm" fo:margin-bottom="0cm" fo:text-align="justify" style:justify-single-word="false"/>
      <style:text-properties fo:font-style="normal" officeooo:rsid="00819ab3" officeooo:paragraph-rsid="0084a567" style:font-style-asian="normal" style:font-style-complex="normal"/>
    </style:style>
    <style:style style:name="P608" style:family="paragraph" style:parent-style-name="Вопрос_20_теста" style:list-style-name="L5">
      <style:paragraph-properties fo:margin-top="0cm" fo:margin-bottom="0cm" fo:text-align="justify" style:justify-single-word="false"/>
      <style:text-properties fo:font-style="normal" officeooo:rsid="00819ab3" officeooo:paragraph-rsid="01040a6a" style:font-style-asian="normal" style:font-style-complex="normal"/>
    </style:style>
    <style:style style:name="P609" style:family="paragraph" style:parent-style-name="Вопрос_20_теста" style:list-style-name="L56">
      <style:paragraph-properties fo:margin-top="0cm" fo:margin-bottom="0cm" fo:text-align="justify" style:justify-single-word="false"/>
      <style:text-properties fo:font-style="normal" officeooo:rsid="00819ab3" officeooo:paragraph-rsid="01040a6a" style:font-style-asian="normal" style:font-style-complex="normal"/>
    </style:style>
    <style:style style:name="P610" style:family="paragraph" style:parent-style-name="Вопрос_20_теста" style:list-style-name="L5">
      <style:paragraph-properties fo:margin-top="0cm" fo:margin-bottom="0cm" fo:text-align="justify" style:justify-single-word="false"/>
      <style:text-properties fo:font-style="normal" officeooo:rsid="00a3c105" officeooo:paragraph-rsid="00a3c105" style:font-style-asian="normal" style:font-style-complex="normal"/>
    </style:style>
    <style:style style:name="P611" style:family="paragraph" style:parent-style-name="Вопрос_20_теста" style:list-style-name="L5">
      <style:paragraph-properties fo:margin-top="0cm" fo:margin-bottom="0cm" fo:text-align="justify" style:justify-single-word="false"/>
      <style:text-properties fo:font-style="normal" officeooo:rsid="0081ab15" officeooo:paragraph-rsid="01040a6a" style:font-style-asian="normal" style:font-style-complex="normal"/>
    </style:style>
    <style:style style:name="P612" style:family="paragraph" style:parent-style-name="Вопрос_20_теста" style:list-style-name="L5">
      <style:paragraph-properties fo:margin-top="0cm" fo:margin-bottom="0cm" fo:text-align="justify" style:justify-single-word="false"/>
      <style:text-properties fo:font-style="normal" officeooo:rsid="0081ab15" officeooo:paragraph-rsid="008c3d90" style:font-style-asian="normal" style:font-style-complex="normal"/>
    </style:style>
    <style:style style:name="P613" style:family="paragraph" style:parent-style-name="Вопрос_20_теста" style:list-style-name="L5">
      <style:paragraph-properties fo:margin-top="0cm" fo:margin-bottom="0cm" fo:text-align="justify" style:justify-single-word="false"/>
      <style:text-properties fo:font-style="normal" officeooo:rsid="0081ab15" officeooo:paragraph-rsid="008d9260" style:font-style-asian="normal" style:font-style-complex="normal"/>
    </style:style>
    <style:style style:name="P614" style:family="paragraph" style:parent-style-name="Вопрос_20_теста" style:list-style-name="L92">
      <style:paragraph-properties fo:margin-top="0cm" fo:margin-bottom="0cm" fo:text-align="justify" style:justify-single-word="false"/>
      <style:text-properties fo:font-style="normal" officeooo:rsid="0081ab15" officeooo:paragraph-rsid="01061a8e" style:font-style-asian="normal" style:font-style-complex="normal"/>
    </style:style>
    <style:style style:name="P615" style:family="paragraph" style:parent-style-name="Вопрос_20_теста" style:list-style-name="L57">
      <style:paragraph-properties fo:margin-top="0cm" fo:margin-bottom="0cm" fo:text-align="justify" style:justify-single-word="false"/>
      <style:text-properties fo:font-style="normal" officeooo:rsid="00887cf2" officeooo:paragraph-rsid="01040a6a" style:font-style-asian="normal" style:font-style-complex="normal"/>
    </style:style>
    <style:style style:name="P616" style:family="paragraph" style:parent-style-name="Вопрос_20_теста" style:list-style-name="L5">
      <style:paragraph-properties fo:margin-top="0cm" fo:margin-bottom="0cm" fo:text-align="justify" style:justify-single-word="false"/>
      <style:text-properties fo:font-style="normal" officeooo:rsid="0089567e" officeooo:paragraph-rsid="0089567e" style:font-style-asian="normal" style:font-style-complex="normal"/>
    </style:style>
    <style:style style:name="P617" style:family="paragraph" style:parent-style-name="Вопрос_20_теста" style:list-style-name="L5">
      <style:paragraph-properties fo:margin-top="0cm" fo:margin-bottom="0cm" fo:text-align="justify" style:justify-single-word="false"/>
      <style:text-properties fo:font-style="normal" officeooo:rsid="0094074b" officeooo:paragraph-rsid="0094074b" style:font-style-asian="normal" style:font-style-complex="normal"/>
    </style:style>
    <style:style style:name="P618" style:family="paragraph" style:parent-style-name="Вопрос_20_теста" style:list-style-name="L61">
      <style:paragraph-properties fo:margin-top="0cm" fo:margin-bottom="0cm" fo:text-align="justify" style:justify-single-word="false"/>
      <style:text-properties fo:font-style="normal" officeooo:rsid="00b221ba" officeooo:paragraph-rsid="0104ccae" style:font-style-asian="normal" style:font-style-complex="normal"/>
    </style:style>
    <style:style style:name="P619" style:family="paragraph" style:parent-style-name="Вопрос_20_теста" style:list-style-name="L62">
      <style:paragraph-properties fo:margin-top="0cm" fo:margin-bottom="0cm" fo:text-align="justify" style:justify-single-word="false"/>
      <style:text-properties fo:font-style="normal" officeooo:rsid="00b40084" officeooo:paragraph-rsid="0104ccae" style:font-style-asian="normal" style:font-style-complex="normal"/>
    </style:style>
    <style:style style:name="P620" style:family="paragraph" style:parent-style-name="Вопрос_20_теста" style:list-style-name="L5">
      <style:paragraph-properties fo:margin-top="0cm" fo:margin-bottom="0cm" fo:text-align="justify" style:justify-single-word="false"/>
      <style:text-properties fo:font-style="normal" officeooo:rsid="00cb57f8" officeooo:paragraph-rsid="00cb57f8" style:font-style-asian="normal" style:font-style-complex="normal"/>
    </style:style>
    <style:style style:name="P621" style:family="paragraph" style:parent-style-name="Вопрос_20_теста" style:list-style-name="L5">
      <style:paragraph-properties fo:margin-top="0cm" fo:margin-bottom="0cm" fo:text-align="justify" style:justify-single-word="false"/>
      <style:text-properties fo:font-style="normal" officeooo:rsid="003d238a" officeooo:paragraph-rsid="01055b67" style:font-style-asian="normal" style:font-style-complex="normal"/>
    </style:style>
    <style:style style:name="P622" style:family="paragraph" style:parent-style-name="Вопрос_20_теста" style:list-style-name="L66">
      <style:paragraph-properties fo:margin-top="0cm" fo:margin-bottom="0cm" fo:text-align="justify" style:justify-single-word="false"/>
      <style:text-properties fo:font-style="normal" officeooo:rsid="003d238a" officeooo:paragraph-rsid="01055b67" style:font-style-asian="normal" style:font-style-complex="normal"/>
    </style:style>
    <style:style style:name="P623" style:family="paragraph" style:parent-style-name="Вопрос_20_теста" style:list-style-name="L89">
      <style:paragraph-properties fo:margin-top="0cm" fo:margin-bottom="0cm" fo:text-align="justify" style:justify-single-word="false"/>
      <style:text-properties fo:font-style="normal" officeooo:rsid="009d69cd" officeooo:paragraph-rsid="01061a8e" style:font-style-asian="normal" style:font-style-complex="normal"/>
    </style:style>
    <style:style style:name="P624" style:family="paragraph" style:parent-style-name="Вопрос_20_теста" style:list-style-name="L94">
      <style:paragraph-properties fo:margin-top="0cm" fo:margin-bottom="0cm" fo:text-align="justify" style:justify-single-word="false"/>
      <style:text-properties fo:font-style="normal" officeooo:rsid="009d69cd" officeooo:paragraph-rsid="00a6da32" style:font-style-asian="normal" style:font-style-complex="normal"/>
    </style:style>
    <style:style style:name="P625" style:family="paragraph" style:parent-style-name="Вопрос_20_теста" style:list-style-name="L91">
      <style:paragraph-properties fo:margin-top="0cm" fo:margin-bottom="0cm" fo:text-align="justify" style:justify-single-word="false"/>
      <style:text-properties fo:font-style="normal" officeooo:rsid="009e0996" officeooo:paragraph-rsid="01061a8e" style:font-style-asian="normal" style:font-style-complex="normal"/>
    </style:style>
    <style:style style:name="P626" style:family="paragraph" style:parent-style-name="Вопрос_20_теста" style:list-style-name="L92">
      <style:paragraph-properties fo:margin-top="0cm" fo:margin-bottom="0cm" fo:text-align="justify" style:justify-single-word="false"/>
      <style:text-properties fo:font-style="normal" officeooo:rsid="00a04cc1" officeooo:paragraph-rsid="01061a8e" style:font-style-asian="normal" style:font-style-complex="normal"/>
    </style:style>
    <style:style style:name="P627" style:family="paragraph" style:parent-style-name="Вопрос_20_теста" style:list-style-name="L93">
      <style:paragraph-properties fo:margin-top="0cm" fo:margin-bottom="0cm" fo:text-align="justify" style:justify-single-word="false"/>
      <style:text-properties fo:font-style="normal" officeooo:rsid="00a5a69a" officeooo:paragraph-rsid="01061a8e" style:font-style-asian="normal" style:font-style-complex="normal"/>
    </style:style>
    <style:style style:name="P628" style:family="paragraph" style:parent-style-name="Вопрос_20_теста" style:list-style-name="L94">
      <style:paragraph-properties fo:margin-top="0cm" fo:margin-bottom="0cm" fo:text-align="justify" style:justify-single-word="false"/>
      <style:text-properties fo:font-style="normal" officeooo:rsid="00a6da32" officeooo:paragraph-rsid="00a6da32" style:font-style-asian="normal" style:font-style-complex="normal"/>
    </style:style>
    <style:style style:name="P629" style:family="paragraph" style:parent-style-name="Вопрос_20_теста" style:list-style-name="L16">
      <style:paragraph-properties fo:margin-top="0cm" fo:margin-bottom="0cm" fo:text-align="justify" style:justify-single-word="false"/>
      <style:text-properties style:use-window-font-color="true" fo:font-style="normal" officeooo:rsid="00bcbd48" officeooo:paragraph-rsid="00ca8f13" style:font-style-asian="normal" style:font-style-complex="normal"/>
    </style:style>
    <style:style style:name="P630" style:family="paragraph" style:parent-style-name="Вопрос_20_теста" style:list-style-name="L24">
      <style:paragraph-properties fo:margin-top="0cm" fo:margin-bottom="0cm" fo:text-align="justify" style:justify-single-word="false"/>
      <style:text-properties style:use-window-font-color="true" fo:font-style="normal" officeooo:rsid="00c61bfd" officeooo:paragraph-rsid="00c72fcb" style:font-style-asian="normal" style:font-style-complex="normal"/>
    </style:style>
    <style:style style:name="P631" style:family="paragraph" style:parent-style-name="Вопрос_20_теста" style:list-style-name="L5">
      <style:paragraph-properties fo:margin-top="0cm" fo:margin-bottom="0cm" fo:text-align="justify" style:justify-single-word="false"/>
      <style:text-properties style:use-window-font-color="true" fo:font-style="normal" officeooo:rsid="00cc6e90" officeooo:paragraph-rsid="00cc6e90" style:font-style-asian="normal" style:font-style-complex="normal"/>
    </style:style>
    <style:style style:name="P632" style:family="paragraph" style:parent-style-name="Вопрос_20_теста" style:list-style-name="L5">
      <style:paragraph-properties fo:margin-top="0cm" fo:margin-bottom="0cm" fo:text-align="justify" style:justify-single-word="false"/>
      <style:text-properties style:use-window-font-color="true" fo:font-style="normal" officeooo:rsid="00ccdf36" officeooo:paragraph-rsid="0104ccae" style:font-style-asian="normal" style:font-style-complex="normal"/>
    </style:style>
    <style:style style:name="P633" style:family="paragraph" style:parent-style-name="Вопрос_20_теста" style:list-style-name="L63">
      <style:paragraph-properties fo:margin-top="0cm" fo:margin-bottom="0cm" fo:text-align="justify" style:justify-single-word="false"/>
      <style:text-properties style:use-window-font-color="true" fo:font-style="normal" officeooo:rsid="00ccdf36" officeooo:paragraph-rsid="0104ccae" style:font-style-asian="normal" style:font-style-complex="normal"/>
    </style:style>
    <style:style style:name="P634" style:family="paragraph" style:parent-style-name="Вопрос_20_теста" style:list-style-name="L5">
      <style:paragraph-properties fo:margin-top="0cm" fo:margin-bottom="0cm" fo:text-align="justify" style:justify-single-word="false"/>
      <style:text-properties style:use-window-font-color="true" fo:font-style="normal" officeooo:rsid="00d62065" officeooo:paragraph-rsid="01055b67" style:font-style-asian="normal" style:font-style-complex="normal"/>
    </style:style>
    <style:style style:name="P635" style:family="paragraph" style:parent-style-name="Вопрос_20_теста" style:list-style-name="L64">
      <style:paragraph-properties fo:margin-top="0cm" fo:margin-bottom="0cm" fo:text-align="justify" style:justify-single-word="false"/>
      <style:text-properties style:use-window-font-color="true" fo:font-style="normal" officeooo:rsid="00d62065" officeooo:paragraph-rsid="01055b67" style:font-style-asian="normal" style:font-style-complex="normal"/>
    </style:style>
    <style:style style:name="P636" style:family="paragraph" style:parent-style-name="Вопрос_20_теста" style:list-style-name="L90">
      <style:paragraph-properties fo:margin-top="0cm" fo:margin-bottom="0cm" fo:text-align="justify" style:justify-single-word="false"/>
      <style:text-properties style:use-window-font-color="true" fo:font-style="normal" officeooo:rsid="009e0996" officeooo:paragraph-rsid="01061a8e" style:font-size-asian="10.5pt" style:font-style-asian="normal" style:font-style-complex="normal"/>
    </style:style>
    <style:style style:name="P637" style:family="paragraph" style:parent-style-name="Вопрос_20_теста" style:list-style-name="L27">
      <style:paragraph-properties fo:margin-top="0cm" fo:margin-bottom="0cm" fo:text-align="justify" style:justify-single-word="false"/>
      <style:text-properties officeooo:rsid="00cf2a43" officeooo:paragraph-rsid="00cf2a43"/>
    </style:style>
    <style:style style:name="P638" style:family="paragraph" style:parent-style-name="Вопрос_20_теста" style:list-style-name="L5">
      <style:paragraph-properties fo:margin-top="0cm" fo:margin-bottom="0cm" fo:text-align="justify" style:justify-single-word="false"/>
      <style:text-properties officeooo:rsid="00dffcf4" officeooo:paragraph-rsid="00dffcf4"/>
    </style:style>
    <style:style style:name="P639" style:family="paragraph" style:parent-style-name="Вопрос_20_теста" style:list-style-name="L5">
      <style:paragraph-properties fo:margin-top="0cm" fo:margin-bottom="0cm" fo:text-align="justify" style:justify-single-word="false"/>
      <style:text-properties officeooo:rsid="00e2aae8" officeooo:paragraph-rsid="00e2aae8"/>
    </style:style>
    <style:style style:name="P640" style:family="paragraph" style:parent-style-name="Вопрос_20_теста" style:list-style-name="L5">
      <style:paragraph-properties fo:margin-top="0cm" fo:margin-bottom="0cm" fo:text-align="justify" style:justify-single-word="false"/>
      <style:text-properties officeooo:rsid="00e45f70" officeooo:paragraph-rsid="00e45f70"/>
    </style:style>
    <style:style style:name="P641" style:family="paragraph" style:parent-style-name="Вопрос_20_теста" style:list-style-name="L5">
      <style:paragraph-properties fo:margin-top="0cm" fo:margin-bottom="0cm" fo:text-align="justify" style:justify-single-word="false"/>
      <style:text-properties officeooo:rsid="00e53cb0" officeooo:paragraph-rsid="00e53cb0"/>
    </style:style>
    <style:style style:name="P642" style:family="paragraph" style:parent-style-name="Вопрос_20_теста" style:list-style-name="L61">
      <style:paragraph-properties fo:margin-top="0cm" fo:margin-bottom="0cm" fo:text-align="justify" style:justify-single-word="false"/>
      <style:text-properties officeooo:rsid="00b1b10a" officeooo:paragraph-rsid="0104ccae"/>
    </style:style>
    <style:style style:name="P643" style:family="paragraph" style:parent-style-name="Heading_20_4">
      <style:text-properties officeooo:rsid="00174c5e"/>
    </style:style>
    <style:style style:name="P644" style:family="paragraph" style:parent-style-name="Heading_20_4">
      <style:text-properties officeooo:rsid="0018314a" officeooo:paragraph-rsid="0018314a"/>
    </style:style>
    <style:style style:name="P645" style:family="paragraph" style:parent-style-name="Heading_20_4">
      <style:text-properties officeooo:rsid="001bc74f"/>
    </style:style>
    <style:style style:name="P646" style:family="paragraph" style:parent-style-name="Heading_20_4">
      <style:text-properties officeooo:rsid="001fb28a"/>
    </style:style>
    <style:style style:name="P647" style:family="paragraph" style:parent-style-name="Heading_20_4">
      <style:text-properties officeooo:rsid="001fb28a" officeooo:paragraph-rsid="01261be5"/>
    </style:style>
    <style:style style:name="P648" style:family="paragraph" style:parent-style-name="Heading_20_4">
      <style:text-properties officeooo:paragraph-rsid="01291461"/>
    </style:style>
    <style:style style:name="P649" style:family="paragraph" style:parent-style-name="Heading_20_2">
      <style:text-properties fo:font-weight="bold" officeooo:rsid="00230de0" officeooo:paragraph-rsid="00aca0cf" style:font-weight-asian="bold" style:font-weight-complex="bold"/>
    </style:style>
    <style:style style:name="P650" style:family="paragraph" style:parent-style-name="Heading_20_2">
      <style:text-properties fo:font-weight="bold" officeooo:rsid="0025b245" officeooo:paragraph-rsid="01061a8e" style:font-weight-asian="bold" style:font-weight-complex="bold"/>
    </style:style>
    <style:style style:name="P651" style:family="paragraph" style:parent-style-name="Heading_20_2" style:list-style-name="">
      <style:paragraph-properties fo:text-align="center" style:justify-single-word="false"/>
      <style:text-properties fo:font-weight="bold" officeooo:rsid="0023b3f8" style:font-weight-asian="bold" style:font-weight-complex="bold"/>
    </style:style>
    <style:style style:name="P652" style:family="paragraph" style:parent-style-name="Heading_20_2">
      <style:text-properties fo:font-weight="bold" officeooo:rsid="0027818a" officeooo:paragraph-rsid="0108f875" style:font-weight-asian="bold" style:font-weight-complex="bold"/>
    </style:style>
    <style:style style:name="P653" style:family="paragraph" style:parent-style-name="Heading_20_2">
      <style:text-properties officeooo:rsid="0025b245" officeooo:paragraph-rsid="0104ccae"/>
    </style:style>
    <style:style style:name="P654" style:family="paragraph" style:parent-style-name="Heading_20_2">
      <style:text-properties officeooo:rsid="0027818a" officeooo:paragraph-rsid="0027818a"/>
    </style:style>
    <style:style style:name="P655" style:family="paragraph" style:parent-style-name="Heading_20_2">
      <style:paragraph-properties fo:break-before="page"/>
      <style:text-properties fo:font-weight="bold" officeooo:rsid="0023b3f8" style:font-weight-asian="bold" style:font-weight-complex="bold"/>
    </style:style>
    <style:style style:name="T1" style:family="text">
      <style:text-properties officeooo:rsid="001346bf"/>
    </style:style>
    <style:style style:name="T2" style:family="text">
      <style:text-properties officeooo:rsid="0014dcb2"/>
    </style:style>
    <style:style style:name="T3" style:family="text">
      <style:text-properties officeooo:rsid="00174c5e"/>
    </style:style>
    <style:style style:name="T4" style:family="text">
      <style:text-properties officeooo:rsid="0018314a"/>
    </style:style>
    <style:style style:name="T5" style:family="text">
      <style:text-properties officeooo:rsid="00194cba"/>
    </style:style>
    <style:style style:name="T6" style:family="text">
      <style:text-properties officeooo:rsid="001bc74f"/>
    </style:style>
    <style:style style:name="T7" style:family="text">
      <style:text-properties officeooo:rsid="001c5e82"/>
    </style:style>
    <style:style style:name="T8" style:family="text">
      <style:text-properties officeooo:rsid="001da41f"/>
    </style:style>
    <style:style style:name="T9" style:family="text">
      <style:text-properties officeooo:rsid="001fb28a"/>
    </style:style>
    <style:style style:name="T10" style:family="text">
      <style:text-properties officeooo:rsid="002060d6"/>
    </style:style>
    <style:style style:name="T11" style:family="text">
      <style:text-properties fo:font-weight="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423d6f" style:font-weight-asian="bold" style:font-weight-complex="bold"/>
    </style:style>
    <style:style style:name="T15" style:family="text">
      <style:text-properties fo:font-weight="bold" officeooo:rsid="0046a6b9" style:font-weight-asian="bold" style:font-weight-complex="bold"/>
    </style:style>
    <style:style style:name="T16" style:family="text">
      <style:text-properties fo:font-weight="bold" officeooo:rsid="006cd5f0" style:font-weight-asian="bold" style:font-weight-complex="bold"/>
    </style:style>
    <style:style style:name="T17" style:family="text">
      <style:text-properties fo:font-weight="bold" officeooo:rsid="0025b245"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2060d6" style:font-style-asian="italic" style:font-style-complex="italic"/>
    </style:style>
    <style:style style:name="T21" style:family="text">
      <style:text-properties fo:font-style="italic" officeooo:rsid="002bb117" style:font-style-asian="italic" style:font-style-complex="italic"/>
    </style:style>
    <style:style style:name="T22" style:family="text">
      <style:text-properties fo:font-style="italic" officeooo:rsid="002d9d4f" style:font-style-asian="italic" style:font-style-complex="italic"/>
    </style:style>
    <style:style style:name="T23" style:family="text">
      <style:text-properties fo:font-style="italic" officeooo:rsid="00326801" style:font-style-asian="italic" style:font-style-complex="italic"/>
    </style:style>
    <style:style style:name="T24" style:family="text">
      <style:text-properties fo:font-style="italic" officeooo:rsid="003346d1" style:font-style-asian="italic" style:font-style-complex="italic"/>
    </style:style>
    <style:style style:name="T25" style:family="text">
      <style:text-properties fo:font-style="italic" officeooo:rsid="003445b1" style:font-style-asian="italic" style:font-style-complex="italic"/>
    </style:style>
    <style:style style:name="T26" style:family="text">
      <style:text-properties fo:font-style="italic" officeooo:rsid="003637f7" style:font-style-asian="italic" style:font-style-complex="italic"/>
    </style:style>
    <style:style style:name="T27" style:family="text">
      <style:text-properties fo:font-style="italic" officeooo:rsid="00373626" style:font-style-asian="italic" style:font-style-complex="italic"/>
    </style:style>
    <style:style style:name="T28" style:family="text">
      <style:text-properties fo:font-style="italic" officeooo:rsid="0038c859" style:font-style-asian="italic" style:font-style-complex="italic"/>
    </style:style>
    <style:style style:name="T29" style:family="text">
      <style:text-properties fo:font-style="italic" officeooo:rsid="003b83f7" style:font-style-asian="italic" style:font-style-complex="italic"/>
    </style:style>
    <style:style style:name="T30" style:family="text">
      <style:text-properties fo:font-style="italic" officeooo:rsid="003d04b6" style:font-style-asian="italic" style:font-style-complex="italic"/>
    </style:style>
    <style:style style:name="T31" style:family="text">
      <style:text-properties fo:font-style="italic" officeooo:rsid="003fba3a" style:font-style-asian="italic" style:font-style-complex="italic"/>
    </style:style>
    <style:style style:name="T32" style:family="text">
      <style:text-properties fo:font-style="italic" officeooo:rsid="00410fc2" style:font-style-asian="italic" style:font-style-complex="italic"/>
    </style:style>
    <style:style style:name="T33" style:family="text">
      <style:text-properties fo:font-style="italic" officeooo:rsid="00423d6f" style:font-style-asian="italic" style:font-style-complex="italic"/>
    </style:style>
    <style:style style:name="T34" style:family="text">
      <style:text-properties fo:font-style="italic" officeooo:rsid="004459ba" style:font-style-asian="italic" style:font-style-complex="italic"/>
    </style:style>
    <style:style style:name="T35" style:family="text">
      <style:text-properties fo:font-style="italic" officeooo:rsid="0045ee66" style:font-style-asian="italic" style:font-style-complex="italic"/>
    </style:style>
    <style:style style:name="T36" style:family="text">
      <style:text-properties fo:font-style="italic" officeooo:rsid="004d2645" style:font-style-asian="italic" style:font-style-complex="italic"/>
    </style:style>
    <style:style style:name="T37" style:family="text">
      <style:text-properties fo:font-style="italic" officeooo:rsid="00565a29" style:font-style-asian="italic" style:font-style-complex="italic"/>
    </style:style>
    <style:style style:name="T38" style:family="text">
      <style:text-properties fo:font-style="italic" officeooo:rsid="005ef703" style:font-style-asian="italic" style:font-style-complex="italic"/>
    </style:style>
    <style:style style:name="T39" style:family="text">
      <style:text-properties fo:font-style="italic" officeooo:rsid="00667948" style:font-style-asian="italic" style:font-style-complex="italic"/>
    </style:style>
    <style:style style:name="T40" style:family="text">
      <style:text-properties fo:font-style="italic" officeooo:rsid="0067f259" style:font-style-asian="italic" style:font-style-complex="italic"/>
    </style:style>
    <style:style style:name="T41" style:family="text">
      <style:text-properties fo:font-style="italic" officeooo:rsid="005f10af" style:font-style-asian="italic" style:font-style-complex="italic"/>
    </style:style>
    <style:style style:name="T42" style:family="text">
      <style:text-properties fo:font-style="italic" officeooo:rsid="006c0879" style:font-style-asian="italic" style:font-style-complex="italic"/>
    </style:style>
    <style:style style:name="T43" style:family="text">
      <style:text-properties fo:font-style="italic" officeooo:rsid="006cd5f0" style:font-style-asian="italic" style:font-style-complex="italic"/>
    </style:style>
    <style:style style:name="T44" style:family="text">
      <style:text-properties fo:font-style="italic" officeooo:rsid="006d3a8e" style:font-style-asian="italic" style:font-style-complex="italic"/>
    </style:style>
    <style:style style:name="T45" style:family="text">
      <style:text-properties fo:font-style="italic" officeooo:rsid="006ef049" style:font-style-asian="italic" style:font-style-complex="italic"/>
    </style:style>
    <style:style style:name="T46" style:family="text">
      <style:text-properties fo:font-style="italic" officeooo:rsid="0078446a" style:font-style-asian="italic" style:font-style-complex="italic"/>
    </style:style>
    <style:style style:name="T47" style:family="text">
      <style:text-properties fo:font-style="italic" officeooo:rsid="007a7f54" style:font-style-asian="italic" style:font-style-complex="italic"/>
    </style:style>
    <style:style style:name="T48" style:family="text">
      <style:text-properties fo:font-style="italic" officeooo:rsid="0082fac1" style:font-style-asian="italic" style:font-style-complex="italic"/>
    </style:style>
    <style:style style:name="T49" style:family="text">
      <style:text-properties fo:font-style="italic" officeooo:rsid="007f8767" style:font-style-asian="italic" style:font-style-complex="italic"/>
    </style:style>
    <style:style style:name="T50" style:family="text">
      <style:text-properties fo:font-style="italic" officeooo:rsid="00868e39" style:font-style-asian="italic" style:font-style-complex="italic"/>
    </style:style>
    <style:style style:name="T51" style:family="text">
      <style:text-properties fo:font-style="italic" officeooo:rsid="0089567e" style:font-style-asian="italic" style:font-style-complex="italic"/>
    </style:style>
    <style:style style:name="T52" style:family="text">
      <style:text-properties fo:font-style="italic" officeooo:rsid="008d9260" style:font-style-asian="italic" style:font-style-complex="italic"/>
    </style:style>
    <style:style style:name="T53" style:family="text">
      <style:text-properties fo:font-style="italic" officeooo:rsid="008fbae1" style:font-style-asian="italic" style:font-style-complex="italic"/>
    </style:style>
    <style:style style:name="T54" style:family="text">
      <style:text-properties fo:font-style="italic" officeooo:rsid="0099e48c" style:font-style-asian="italic" style:font-style-complex="italic"/>
    </style:style>
    <style:style style:name="T55" style:family="text">
      <style:text-properties fo:font-style="italic" officeooo:rsid="009bd2c2" style:font-style-asian="italic" style:font-style-complex="italic"/>
    </style:style>
    <style:style style:name="T56" style:family="text">
      <style:text-properties fo:font-style="italic" officeooo:rsid="009d69cd" style:font-style-asian="italic" style:font-style-complex="italic"/>
    </style:style>
    <style:style style:name="T57" style:family="text">
      <style:text-properties fo:font-style="italic" officeooo:rsid="009e0996" style:font-style-asian="italic" style:font-style-complex="italic"/>
    </style:style>
    <style:style style:name="T58" style:family="text">
      <style:text-properties fo:font-style="italic" officeooo:rsid="0081ab15" style:font-style-asian="italic" style:font-style-complex="italic"/>
    </style:style>
    <style:style style:name="T59" style:family="text">
      <style:text-properties fo:font-style="italic" officeooo:rsid="00a5a69a" style:font-style-asian="italic" style:font-style-complex="italic"/>
    </style:style>
    <style:style style:name="T60" style:family="text">
      <style:text-properties fo:font-style="italic" officeooo:rsid="00a6da32" style:font-style-asian="italic" style:font-style-complex="italic"/>
    </style:style>
    <style:style style:name="T61" style:family="text">
      <style:text-properties fo:font-style="italic" officeooo:rsid="00e53cb0" style:font-style-asian="italic" style:font-style-complex="italic"/>
    </style:style>
    <style:style style:name="T62" style:family="text">
      <style:text-properties fo:font-style="italic" officeooo:rsid="00e8afc1" style:font-style-asian="italic" style:font-style-complex="italic"/>
    </style:style>
    <style:style style:name="T63" style:family="text">
      <style:text-properties fo:font-style="italic" officeooo:rsid="00ea0b25" style:font-style-asian="italic" style:font-style-complex="italic"/>
    </style:style>
    <style:style style:name="T64" style:family="text">
      <style:text-properties fo:font-style="italic" officeooo:rsid="00ec9ffd" style:font-style-asian="italic" style:font-style-complex="italic"/>
    </style:style>
    <style:style style:name="T65" style:family="text">
      <style:text-properties fo:font-style="italic" officeooo:rsid="00f081f8" style:font-style-asian="italic" style:font-style-complex="italic"/>
    </style:style>
    <style:style style:name="T66" style:family="text">
      <style:text-properties fo:font-style="italic" officeooo:rsid="00f545af" style:font-style-asian="italic" style:font-style-complex="italic"/>
    </style:style>
    <style:style style:name="T67" style:family="text">
      <style:text-properties fo:font-style="italic" officeooo:rsid="00f6d1cf" style:font-style-asian="italic" style:font-style-complex="italic"/>
    </style:style>
    <style:style style:name="T68" style:family="text">
      <style:text-properties fo:font-style="italic" officeooo:rsid="006dfe64" style:font-style-asian="italic" style:font-style-complex="italic"/>
    </style:style>
    <style:style style:name="T69" style:family="text">
      <style:text-properties fo:font-style="italic" officeooo:rsid="01137036" style:font-style-asian="italic" style:font-style-complex="italic"/>
    </style:style>
    <style:style style:name="T70" style:family="text">
      <style:text-properties fo:font-style="italic" officeooo:rsid="012e2c88" style:font-style-asian="italic" style:font-style-complex="italic"/>
    </style:style>
    <style:style style:name="T71" style:family="text">
      <style:text-properties fo:font-style="italic" officeooo:rsid="012f6241" style:font-style-asian="italic" style:font-style-complex="italic"/>
    </style:style>
    <style:style style:name="T72" style:family="text">
      <style:text-properties fo:font-style="italic" officeooo:rsid="0139ef59" style:font-style-asian="italic" style:font-style-complex="italic"/>
    </style:style>
    <style:style style:name="T73" style:family="text">
      <style:text-properties fo:font-style="italic" fo:font-weight="bold" officeooo:rsid="001fb28a" style:font-style-asian="italic" style:font-weight-asian="bold" style:font-style-complex="italic" style:font-weight-complex="bold"/>
    </style:style>
    <style:style style:name="T74" style:family="text">
      <style:text-properties fo:font-style="italic" fo:font-weight="bold" officeooo:rsid="0021c8c5" style:font-style-asian="italic" style:font-weight-asian="bold" style:font-style-complex="italic" style:font-weight-complex="bold"/>
    </style:style>
    <style:style style:name="T75" style:family="text">
      <style:text-properties fo:font-style="italic" fo:font-weight="bold" officeooo:rsid="002060d6" style:font-style-asian="italic" style:font-weight-asian="bold" style:font-style-complex="italic" style:font-weight-complex="bold"/>
    </style:style>
    <style:style style:name="T76" style:family="text">
      <style:text-properties fo:font-style="italic" fo:font-weight="bold" officeooo:rsid="0028acca" style:font-style-asian="italic" style:font-weight-asian="bold" style:font-style-complex="italic" style:font-weight-complex="bold"/>
    </style:style>
    <style:style style:name="T77" style:family="text">
      <style:text-properties fo:font-style="italic" fo:font-weight="bold" officeooo:rsid="002a222a" style:font-style-asian="italic" style:font-weight-asian="bold" style:font-style-complex="italic" style:font-weight-complex="bold"/>
    </style:style>
    <style:style style:name="T78" style:family="text">
      <style:text-properties fo:font-style="italic" fo:font-weight="normal" officeooo:rsid="00307b19" style:font-style-asian="italic" style:font-weight-asian="normal" style:font-style-complex="italic" style:font-weight-complex="normal"/>
    </style:style>
    <style:style style:name="T79" style:family="text">
      <style:text-properties fo:font-style="italic" fo:font-weight="normal" officeooo:rsid="003637f7" style:font-style-asian="italic" style:font-weight-asian="normal" style:font-style-complex="italic" style:font-weight-complex="normal"/>
    </style:style>
    <style:style style:name="T80" style:family="text">
      <style:text-properties fo:font-style="italic" fo:font-weight="normal" officeooo:rsid="0046a6b9" style:font-style-asian="italic" style:font-weight-asian="normal" style:font-style-complex="italic" style:font-weight-complex="normal"/>
    </style:style>
    <style:style style:name="T81" style:family="text">
      <style:text-properties fo:font-style="italic" fo:font-weight="normal" officeooo:rsid="004c65d2" style:font-style-asian="italic" style:font-weight-asian="normal" style:font-style-complex="italic" style:font-weight-complex="normal"/>
    </style:style>
    <style:style style:name="T82" style:family="text">
      <style:text-properties fo:font-style="italic" fo:font-weight="normal" officeooo:rsid="0050730f" style:font-style-asian="italic" style:font-weight-asian="normal" style:font-style-complex="italic" style:font-weight-complex="normal"/>
    </style:style>
    <style:style style:name="T83" style:family="text">
      <style:text-properties fo:font-style="italic" fo:font-weight="normal" officeooo:rsid="005391b5" style:font-style-asian="italic" style:font-weight-asian="normal" style:font-style-complex="italic" style:font-weight-complex="normal"/>
    </style:style>
    <style:style style:name="T84" style:family="text">
      <style:text-properties fo:font-style="italic" fo:font-weight="normal" officeooo:rsid="00555561" style:font-style-asian="italic" style:font-weight-asian="normal" style:font-style-complex="italic" style:font-weight-complex="normal"/>
    </style:style>
    <style:style style:name="T85" style:family="text">
      <style:text-properties fo:font-style="italic" fo:font-weight="normal" officeooo:rsid="005646c0" style:font-style-asian="italic" style:font-weight-asian="normal" style:font-style-complex="italic" style:font-weight-complex="normal"/>
    </style:style>
    <style:style style:name="T86" style:family="text">
      <style:text-properties fo:font-style="italic" fo:font-weight="normal" officeooo:rsid="00565a29" style:font-style-asian="italic" style:font-weight-asian="normal" style:font-style-complex="italic" style:font-weight-complex="normal"/>
    </style:style>
    <style:style style:name="T87" style:family="text">
      <style:text-properties fo:font-style="italic" fo:font-weight="normal" officeooo:rsid="005be25f" style:font-style-asian="italic" style:font-weight-asian="normal" style:font-style-complex="italic" style:font-weight-complex="normal"/>
    </style:style>
    <style:style style:name="T88" style:family="text">
      <style:text-properties fo:font-style="italic" fo:font-weight="normal" officeooo:rsid="005d3f06" style:font-style-asian="italic" style:font-weight-asian="normal" style:font-style-complex="italic" style:font-weight-complex="normal"/>
    </style:style>
    <style:style style:name="T89" style:family="text">
      <style:text-properties fo:font-style="italic" fo:font-weight="normal" officeooo:rsid="005ef703" style:font-style-asian="italic" style:font-weight-asian="normal" style:font-style-complex="italic" style:font-weight-complex="normal"/>
    </style:style>
    <style:style style:name="T90" style:family="text">
      <style:text-properties fo:font-style="italic" fo:font-weight="normal" officeooo:rsid="0064e2f1" style:font-style-asian="italic" style:font-weight-asian="normal" style:font-style-complex="italic" style:font-weight-complex="normal"/>
    </style:style>
    <style:style style:name="T91" style:family="text">
      <style:text-properties fo:font-style="italic" fo:font-weight="normal" officeooo:rsid="006a4088" style:font-style-asian="italic" style:font-weight-asian="normal" style:font-style-complex="italic" style:font-weight-complex="normal"/>
    </style:style>
    <style:style style:name="T92" style:family="text">
      <style:text-properties fo:font-style="italic" fo:font-weight="normal" officeooo:rsid="006ef049" style:font-style-asian="italic" style:font-weight-asian="normal" style:font-style-complex="italic" style:font-weight-complex="normal"/>
    </style:style>
    <style:style style:name="T93" style:family="text">
      <style:text-properties fo:font-style="italic" fo:font-weight="normal" officeooo:rsid="0099e48c" style:font-style-asian="italic" style:font-weight-asian="normal" style:font-style-complex="italic" style:font-weight-complex="normal"/>
    </style:style>
    <style:style style:name="T94" style:family="text">
      <style:text-properties fo:font-style="italic" fo:font-weight="normal" officeooo:rsid="00a16a59" style:font-style-asian="italic" style:font-weight-asian="normal" style:font-style-complex="italic" style:font-weight-complex="normal"/>
    </style:style>
    <style:style style:name="T95" style:family="text">
      <style:text-properties fo:font-style="italic" fo:font-weight="normal" officeooo:rsid="0094074b" style:font-style-asian="italic" style:font-weight-asian="normal" style:font-style-complex="italic" style:font-weight-complex="normal"/>
    </style:style>
    <style:style style:name="T96" style:family="text">
      <style:text-properties fo:font-style="italic" fo:font-weight="normal" officeooo:rsid="009299c3" style:font-style-asian="italic" style:font-weight-asian="normal" style:font-style-complex="italic" style:font-weight-complex="normal"/>
    </style:style>
    <style:style style:name="T97" style:family="text">
      <style:text-properties fo:font-style="italic" fo:font-weight="normal" officeooo:rsid="00967ae6" style:font-style-asian="italic" style:font-weight-asian="normal" style:font-style-complex="italic" style:font-weight-complex="normal"/>
    </style:style>
    <style:style style:name="T98" style:family="text">
      <style:text-properties fo:font-style="italic" fo:font-weight="normal" officeooo:rsid="003d04b6" style:font-style-asian="normal" style:font-weight-asian="normal" style:font-style-complex="normal" style:font-weight-complex="normal"/>
    </style:style>
    <style:style style:name="T99" style:family="text">
      <style:text-properties fo:font-style="italic" fo:font-weight="normal" officeooo:rsid="003e3696" style:font-style-asian="normal" style:font-weight-asian="normal" style:font-style-complex="normal" style:font-weight-complex="normal"/>
    </style:style>
    <style:style style:name="T100" style:family="text">
      <style:text-properties fo:font-style="italic" fo:font-weight="normal" officeooo:rsid="004c65d2" style:font-style-asian="normal" style:font-weight-asian="normal" style:font-style-complex="normal" style:font-weight-complex="normal"/>
    </style:style>
    <style:style style:name="T101" style:family="text">
      <style:text-properties fo:font-style="italic" officeooo:rsid="002d9d4f" style:font-style-asian="normal" style:font-style-complex="normal"/>
    </style:style>
    <style:style style:name="T102" style:family="text">
      <style:text-properties fo:font-style="italic" officeooo:rsid="002f45fd" style:font-style-asian="normal" style:font-style-complex="normal"/>
    </style:style>
    <style:style style:name="T103" style:family="text">
      <style:text-properties fo:font-style="italic" officeooo:rsid="00326801" style:font-style-asian="normal" style:font-style-complex="normal"/>
    </style:style>
    <style:style style:name="T104" style:family="text">
      <style:text-properties fo:font-style="italic" officeooo:rsid="004d2645" style:font-style-asian="normal" style:font-style-complex="normal"/>
    </style:style>
    <style:style style:name="T105" style:family="text">
      <style:text-properties fo:font-style="italic" officeooo:rsid="003346d1"/>
    </style:style>
    <style:style style:name="T106" style:family="text">
      <style:text-properties fo:font-style="italic" style:text-underline-style="none" fo:font-weight="normal" officeooo:rsid="00524351" style:font-style-asian="italic" style:font-weight-asian="normal" style:font-style-complex="italic" style:font-weight-complex="normal"/>
    </style:style>
    <style:style style:name="T107" style:family="text">
      <style:text-properties officeooo:rsid="0025b245"/>
    </style:style>
    <style:style style:name="T108" style:family="text">
      <style:text-properties officeooo:rsid="0027818a"/>
    </style:style>
    <style:style style:name="T109" style:family="text">
      <style:text-properties fo:font-weight="normal"/>
    </style:style>
    <style:style style:name="T110" style:family="text">
      <style:text-properties fo:font-weight="normal" style:font-weight-asian="normal"/>
    </style:style>
    <style:style style:name="T111" style:family="text">
      <style:text-properties fo:font-weight="normal" style:font-weight-asian="normal" style:font-weight-complex="normal"/>
    </style:style>
    <style:style style:name="T112" style:family="text">
      <style:text-properties fo:font-weight="normal" officeooo:rsid="003346d1" style:font-weight-asian="normal" style:font-weight-complex="normal"/>
    </style:style>
    <style:style style:name="T113" style:family="text">
      <style:text-properties fo:font-weight="normal" officeooo:rsid="003445b1" style:font-weight-asian="normal" style:font-weight-complex="normal"/>
    </style:style>
    <style:style style:name="T114" style:family="text">
      <style:text-properties fo:font-weight="normal" officeooo:rsid="0046a6b9" style:font-weight-asian="normal" style:font-weight-complex="normal"/>
    </style:style>
    <style:style style:name="T115" style:family="text">
      <style:text-properties fo:font-weight="normal" officeooo:rsid="0110fe10" style:font-weight-asian="normal" style:font-weight-complex="normal"/>
    </style:style>
    <style:style style:name="T116" style:family="text">
      <style:text-properties fo:font-weight="normal" officeooo:rsid="010e0828" style:font-weight-asian="normal"/>
    </style:style>
    <style:style style:name="T117" style:family="text">
      <style:text-properties fo:font-weight="normal" officeooo:rsid="010fd122" style:font-weight-asian="normal"/>
    </style:style>
    <style:style style:name="T118" style:family="text">
      <style:text-properties fo:font-weight="normal" officeooo:rsid="010fec82" style:font-weight-asian="normal"/>
    </style:style>
    <style:style style:name="T119" style:family="text">
      <style:text-properties fo:font-weight="normal" officeooo:rsid="01137036" style:font-weight-asian="normal"/>
    </style:style>
    <style:style style:name="T120" style:family="text">
      <style:text-properties fo:font-weight="normal" officeooo:rsid="011ab37b" style:font-weight-asian="normal"/>
    </style:style>
    <style:style style:name="T121" style:family="text">
      <style:text-properties officeooo:rsid="0028acca"/>
    </style:style>
    <style:style style:name="T122" style:family="text">
      <style:text-properties fo:font-style="normal"/>
    </style:style>
    <style:style style:name="T123" style:family="text">
      <style:text-properties fo:font-style="normal" officeooo:rsid="002a222a" style:font-style-asian="normal" style:font-style-complex="normal"/>
    </style:style>
    <style:style style:name="T124" style:family="text">
      <style:text-properties fo:font-style="normal" officeooo:rsid="002d9d4f" style:font-style-asian="normal" style:font-style-complex="normal"/>
    </style:style>
    <style:style style:name="T125" style:family="text">
      <style:text-properties fo:font-style="normal" officeooo:rsid="002f45fd" style:font-style-asian="normal" style:font-style-complex="normal"/>
    </style:style>
    <style:style style:name="T126" style:family="text">
      <style:text-properties fo:font-style="normal" officeooo:rsid="00307b19" style:font-style-asian="normal" style:font-style-complex="normal"/>
    </style:style>
    <style:style style:name="T127" style:family="text">
      <style:text-properties fo:font-style="normal" officeooo:rsid="00326801" style:font-style-asian="normal" style:font-style-complex="normal"/>
    </style:style>
    <style:style style:name="T128" style:family="text">
      <style:text-properties fo:font-style="normal" officeooo:rsid="003346d1" style:font-style-asian="normal" style:font-style-complex="normal"/>
    </style:style>
    <style:style style:name="T129" style:family="text">
      <style:text-properties fo:font-style="normal" officeooo:rsid="003445b1" style:font-style-asian="normal" style:font-style-complex="normal"/>
    </style:style>
    <style:style style:name="T130" style:family="text">
      <style:text-properties fo:font-style="normal" officeooo:rsid="003637f7" style:font-style-asian="normal" style:font-style-complex="normal"/>
    </style:style>
    <style:style style:name="T131" style:family="text">
      <style:text-properties fo:font-style="normal" officeooo:rsid="00373626" style:font-style-asian="normal" style:font-style-complex="normal"/>
    </style:style>
    <style:style style:name="T132" style:family="text">
      <style:text-properties fo:font-style="normal" officeooo:rsid="0038c859" style:font-style-asian="normal" style:font-style-complex="normal"/>
    </style:style>
    <style:style style:name="T133" style:family="text">
      <style:text-properties fo:font-style="normal" officeooo:rsid="003b83f7" style:font-style-asian="normal" style:font-style-complex="normal"/>
    </style:style>
    <style:style style:name="T134" style:family="text">
      <style:text-properties fo:font-style="normal" officeooo:rsid="003d04b6" style:font-style-asian="normal" style:font-style-complex="normal"/>
    </style:style>
    <style:style style:name="T135" style:family="text">
      <style:text-properties fo:font-style="normal" officeooo:rsid="003d238a" style:font-style-asian="normal" style:font-style-complex="normal"/>
    </style:style>
    <style:style style:name="T136" style:family="text">
      <style:text-properties fo:font-style="normal" officeooo:rsid="003fba3a" style:font-style-asian="normal" style:font-style-complex="normal"/>
    </style:style>
    <style:style style:name="T137" style:family="text">
      <style:text-properties fo:font-style="normal" officeooo:rsid="00410fc2" style:font-style-asian="normal" style:font-style-complex="normal"/>
    </style:style>
    <style:style style:name="T138" style:family="text">
      <style:text-properties fo:font-style="normal" officeooo:rsid="004459ba" style:font-style-asian="normal" style:font-style-complex="normal"/>
    </style:style>
    <style:style style:name="T139" style:family="text">
      <style:text-properties fo:font-style="normal" officeooo:rsid="00445c7d" style:font-style-asian="normal" style:font-style-complex="normal"/>
    </style:style>
    <style:style style:name="T140" style:family="text">
      <style:text-properties fo:font-style="normal" officeooo:rsid="0045ee66" style:font-style-asian="normal" style:font-style-complex="normal"/>
    </style:style>
    <style:style style:name="T141" style:family="text">
      <style:text-properties fo:font-style="normal" officeooo:rsid="004d2645" style:font-style-asian="normal" style:font-style-complex="normal"/>
    </style:style>
    <style:style style:name="T142" style:family="text">
      <style:text-properties fo:font-style="normal" officeooo:rsid="004dc471" style:font-style-asian="normal" style:font-style-complex="normal"/>
    </style:style>
    <style:style style:name="T143" style:family="text">
      <style:text-properties fo:font-style="normal" officeooo:rsid="0052ebda" style:font-style-asian="normal" style:font-style-complex="normal"/>
    </style:style>
    <style:style style:name="T144" style:family="text">
      <style:text-properties fo:font-style="normal" officeooo:rsid="00565a29" style:font-style-asian="normal" style:font-style-complex="normal"/>
    </style:style>
    <style:style style:name="T145" style:family="text">
      <style:text-properties fo:font-style="normal" officeooo:rsid="005798f2" style:font-style-asian="normal" style:font-style-complex="normal"/>
    </style:style>
    <style:style style:name="T146" style:family="text">
      <style:text-properties fo:font-style="normal" officeooo:rsid="00596b0c" style:font-style-asian="normal" style:font-style-complex="normal"/>
    </style:style>
    <style:style style:name="T147" style:family="text">
      <style:text-properties fo:font-style="normal" officeooo:rsid="005ef703" style:font-style-asian="normal" style:font-style-complex="normal"/>
    </style:style>
    <style:style style:name="T148" style:family="text">
      <style:text-properties fo:font-style="normal" officeooo:rsid="005f10af" style:font-style-asian="normal" style:font-style-complex="normal"/>
    </style:style>
    <style:style style:name="T149" style:family="text">
      <style:text-properties fo:font-style="normal" officeooo:rsid="0060610c" style:font-style-asian="normal" style:font-style-complex="normal"/>
    </style:style>
    <style:style style:name="T150" style:family="text">
      <style:text-properties fo:font-style="normal" officeooo:rsid="00617f00" style:font-style-asian="normal" style:font-style-complex="normal"/>
    </style:style>
    <style:style style:name="T151" style:family="text">
      <style:text-properties fo:font-style="normal" officeooo:rsid="00667948" style:font-style-asian="normal" style:font-style-complex="normal"/>
    </style:style>
    <style:style style:name="T152" style:family="text">
      <style:text-properties fo:font-style="normal" officeooo:rsid="0067f259" style:font-style-asian="normal" style:font-style-complex="normal"/>
    </style:style>
    <style:style style:name="T153" style:family="text">
      <style:text-properties fo:font-style="normal" officeooo:rsid="006c0879" style:font-style-asian="normal" style:font-style-complex="normal"/>
    </style:style>
    <style:style style:name="T154" style:family="text">
      <style:text-properties fo:font-style="normal" officeooo:rsid="006cd5f0" style:font-style-asian="normal" style:font-style-complex="normal"/>
    </style:style>
    <style:style style:name="T155" style:family="text">
      <style:text-properties fo:font-style="normal" officeooo:rsid="006d3a8e" style:font-style-asian="normal" style:font-style-complex="normal"/>
    </style:style>
    <style:style style:name="T156" style:family="text">
      <style:text-properties fo:font-style="normal" officeooo:rsid="006ef049" style:font-style-asian="normal" style:font-style-complex="normal"/>
    </style:style>
    <style:style style:name="T157" style:family="text">
      <style:text-properties fo:font-style="normal" officeooo:rsid="0073f3a3" style:font-style-asian="normal" style:font-style-complex="normal"/>
    </style:style>
    <style:style style:name="T158" style:family="text">
      <style:text-properties fo:font-style="normal" officeooo:rsid="00749f12" style:font-style-asian="normal" style:font-style-complex="normal"/>
    </style:style>
    <style:style style:name="T159" style:family="text">
      <style:text-properties fo:font-style="normal" officeooo:rsid="00761de5" style:font-style-asian="normal" style:font-style-complex="normal"/>
    </style:style>
    <style:style style:name="T160" style:family="text">
      <style:text-properties fo:font-style="normal" officeooo:rsid="007d1929" style:font-style-asian="normal" style:font-style-complex="normal"/>
    </style:style>
    <style:style style:name="T161" style:family="text">
      <style:text-properties fo:font-style="normal" officeooo:rsid="007da9b6" style:font-style-asian="normal" style:font-style-complex="normal"/>
    </style:style>
    <style:style style:name="T162" style:family="text">
      <style:text-properties fo:font-style="normal" officeooo:rsid="007f8767" style:font-style-asian="normal" style:font-style-complex="normal"/>
    </style:style>
    <style:style style:name="T163" style:family="text">
      <style:text-properties fo:font-style="normal" officeooo:rsid="008d9260" style:font-style-asian="normal" style:font-style-complex="normal"/>
    </style:style>
    <style:style style:name="T164" style:family="text">
      <style:text-properties fo:font-style="normal" officeooo:rsid="008ea774" style:font-style-asian="normal" style:font-style-complex="normal"/>
    </style:style>
    <style:style style:name="T165" style:family="text">
      <style:text-properties fo:font-style="normal" officeooo:rsid="008fbae1" style:font-style-asian="normal" style:font-style-complex="normal"/>
    </style:style>
    <style:style style:name="T166" style:family="text">
      <style:text-properties fo:font-style="normal" officeooo:rsid="009bd2c2" style:font-style-asian="normal" style:font-style-complex="normal"/>
    </style:style>
    <style:style style:name="T167" style:family="text">
      <style:text-properties fo:font-style="normal" officeooo:rsid="0081ab15" style:font-style-asian="normal" style:font-style-complex="normal"/>
    </style:style>
    <style:style style:name="T168" style:family="text">
      <style:text-properties fo:font-style="normal" officeooo:rsid="009d69cd" style:font-style-asian="normal" style:font-style-complex="normal"/>
    </style:style>
    <style:style style:name="T169" style:family="text">
      <style:text-properties fo:font-style="normal" officeooo:rsid="009e0996" style:font-style-asian="normal" style:font-style-complex="normal"/>
    </style:style>
    <style:style style:name="T170" style:family="text">
      <style:text-properties fo:font-style="normal" officeooo:rsid="00a5a69a" style:font-style-asian="normal" style:font-style-complex="normal"/>
    </style:style>
    <style:style style:name="T171" style:family="text">
      <style:text-properties fo:font-style="normal" officeooo:rsid="00af7b64" style:font-style-asian="normal" style:font-style-complex="normal"/>
    </style:style>
    <style:style style:name="T172" style:family="text">
      <style:text-properties fo:font-style="normal" officeooo:rsid="00b5967e" style:font-style-asian="normal" style:font-style-complex="normal"/>
    </style:style>
    <style:style style:name="T173" style:family="text">
      <style:text-properties fo:font-style="normal" officeooo:rsid="00b6b3c5" style:font-style-asian="normal" style:font-style-complex="normal"/>
    </style:style>
    <style:style style:name="T174" style:family="text">
      <style:text-properties fo:font-style="normal" officeooo:rsid="00b796a8" style:font-style-asian="normal" style:font-style-complex="normal"/>
    </style:style>
    <style:style style:name="T175" style:family="text">
      <style:text-properties fo:font-style="normal" officeooo:rsid="00c0c7a2" style:font-style-asian="normal" style:font-style-complex="normal"/>
    </style:style>
    <style:style style:name="T176" style:family="text">
      <style:text-properties fo:font-style="normal" officeooo:rsid="00c61bfd" style:font-style-asian="normal" style:font-style-complex="normal"/>
    </style:style>
    <style:style style:name="T177" style:family="text">
      <style:text-properties fo:font-style="normal" officeooo:rsid="00c905c4" style:font-style-asian="normal" style:font-style-complex="normal"/>
    </style:style>
    <style:style style:name="T178" style:family="text">
      <style:text-properties fo:font-style="normal" officeooo:rsid="00cb662c" style:font-style-asian="normal" style:font-style-complex="normal"/>
    </style:style>
    <style:style style:name="T179" style:family="text">
      <style:text-properties fo:font-style="normal" officeooo:rsid="00afe71c" style:font-style-asian="normal" style:font-style-complex="normal"/>
    </style:style>
    <style:style style:name="T180" style:family="text">
      <style:text-properties fo:font-style="normal" officeooo:rsid="00d1b81e" style:font-style-asian="normal" style:font-style-complex="normal"/>
    </style:style>
    <style:style style:name="T181" style:family="text">
      <style:text-properties fo:font-style="normal" officeooo:rsid="00d6853f" style:font-style-asian="normal" style:font-style-complex="normal"/>
    </style:style>
    <style:style style:name="T182" style:family="text">
      <style:text-properties fo:font-style="normal" officeooo:rsid="00d74b4f" style:font-style-asian="normal" style:font-style-complex="normal"/>
    </style:style>
    <style:style style:name="T183" style:family="text">
      <style:text-properties fo:font-style="normal" officeooo:rsid="00d96e66" style:font-style-asian="normal" style:font-style-complex="normal"/>
    </style:style>
    <style:style style:name="T184" style:family="text">
      <style:text-properties fo:font-style="normal" officeooo:rsid="00dad04c" style:font-style-asian="normal" style:font-style-complex="normal"/>
    </style:style>
    <style:style style:name="T185" style:family="text">
      <style:text-properties fo:font-style="normal" officeooo:rsid="00e53cb0" style:font-style-asian="normal" style:font-style-complex="normal"/>
    </style:style>
    <style:style style:name="T186" style:family="text">
      <style:text-properties fo:font-style="normal" officeooo:rsid="00e8afc1" style:font-style-asian="normal" style:font-style-complex="normal"/>
    </style:style>
    <style:style style:name="T187" style:family="text">
      <style:text-properties fo:font-style="normal" officeooo:rsid="00ea0b25" style:font-style-asian="normal" style:font-style-complex="normal"/>
    </style:style>
    <style:style style:name="T188" style:family="text">
      <style:text-properties fo:font-style="normal" officeooo:rsid="00ebd1d8" style:font-style-asian="normal" style:font-style-complex="normal"/>
    </style:style>
    <style:style style:name="T189" style:family="text">
      <style:text-properties fo:font-style="normal" officeooo:rsid="00ec9ffd" style:font-style-asian="normal" style:font-style-complex="normal"/>
    </style:style>
    <style:style style:name="T190" style:family="text">
      <style:text-properties fo:font-style="normal" officeooo:rsid="0078446a" style:font-style-asian="normal" style:font-style-complex="normal"/>
    </style:style>
    <style:style style:name="T191" style:family="text">
      <style:text-properties fo:font-style="normal" officeooo:rsid="00f2092a" style:font-style-asian="normal" style:font-style-complex="normal"/>
    </style:style>
    <style:style style:name="T192" style:family="text">
      <style:text-properties fo:font-style="normal" officeooo:rsid="0089567e" style:font-style-asian="normal" style:font-style-complex="normal"/>
    </style:style>
    <style:style style:name="T193" style:family="text">
      <style:text-properties fo:font-style="normal" officeooo:rsid="007c6fb7" style:font-style-asian="normal" style:font-style-complex="normal"/>
    </style:style>
    <style:style style:name="T194" style:family="text">
      <style:text-properties fo:font-style="normal" officeooo:rsid="00887cf2" style:font-style-asian="normal" style:font-style-complex="normal"/>
    </style:style>
    <style:style style:name="T195" style:family="text">
      <style:text-properties fo:font-style="normal" officeooo:rsid="00881d6e" style:font-style-asian="normal" style:font-style-complex="normal"/>
    </style:style>
    <style:style style:name="T196" style:family="text">
      <style:text-properties fo:font-style="normal" officeooo:rsid="00f47f12" style:font-style-asian="normal" style:font-style-complex="normal"/>
    </style:style>
    <style:style style:name="T197" style:family="text">
      <style:text-properties fo:font-style="normal" officeooo:rsid="00f881c7" style:font-style-asian="normal" style:font-style-complex="normal"/>
    </style:style>
    <style:style style:name="T198" style:family="text">
      <style:text-properties fo:font-style="normal" officeooo:rsid="006dfe64" style:font-style-asian="normal" style:font-style-complex="normal"/>
    </style:style>
    <style:style style:name="T199" style:family="text">
      <style:text-properties fo:font-style="normal" officeooo:rsid="01137036" style:font-style-asian="normal" style:font-style-complex="normal"/>
    </style:style>
    <style:style style:name="T200" style:family="text">
      <style:text-properties fo:font-style="normal" officeooo:rsid="012f6241" style:font-style-asian="normal" style:font-style-complex="normal"/>
    </style:style>
    <style:style style:name="T201" style:family="text">
      <style:text-properties fo:font-style="normal" officeooo:rsid="0139ef59" style:font-style-asian="normal" style:font-style-complex="normal"/>
    </style:style>
    <style:style style:name="T202" style:family="text">
      <style:text-properties fo:font-style="normal" fo:font-weight="normal" officeooo:rsid="0028acca" style:font-style-asian="normal" style:font-weight-asian="normal" style:font-style-complex="normal" style:font-weight-complex="normal"/>
    </style:style>
    <style:style style:name="T203" style:family="text">
      <style:text-properties fo:font-style="normal" fo:font-weight="normal" officeooo:rsid="002a222a" style:font-style-asian="normal" style:font-weight-asian="normal" style:font-style-complex="normal" style:font-weight-complex="normal"/>
    </style:style>
    <style:style style:name="T204" style:family="text">
      <style:text-properties fo:font-style="normal" fo:font-weight="normal" officeooo:rsid="002a3138" style:font-style-asian="normal" style:font-weight-asian="normal" style:font-style-complex="normal" style:font-weight-complex="normal"/>
    </style:style>
    <style:style style:name="T205" style:family="text">
      <style:text-properties fo:font-style="normal" fo:font-weight="normal" officeooo:rsid="002d9d4f" style:font-style-asian="normal" style:font-weight-asian="normal" style:font-style-complex="normal" style:font-weight-complex="normal"/>
    </style:style>
    <style:style style:name="T206" style:family="text">
      <style:text-properties fo:font-style="normal" fo:font-weight="normal" officeooo:rsid="002f45fd" style:font-style-asian="normal" style:font-weight-asian="normal" style:font-style-complex="normal" style:font-weight-complex="normal"/>
    </style:style>
    <style:style style:name="T207" style:family="text">
      <style:text-properties fo:font-style="normal" fo:font-weight="normal" officeooo:rsid="00307b19" style:font-style-asian="normal" style:font-weight-asian="normal" style:font-style-complex="normal" style:font-weight-complex="normal"/>
    </style:style>
    <style:style style:name="T208" style:family="text">
      <style:text-properties fo:font-style="normal" fo:font-weight="normal" officeooo:rsid="002f7f58" style:font-style-asian="normal" style:font-weight-asian="normal" style:font-style-complex="normal" style:font-weight-complex="normal"/>
    </style:style>
    <style:style style:name="T209" style:family="text">
      <style:text-properties fo:font-style="normal" fo:font-weight="normal" officeooo:rsid="00326801" style:font-style-asian="normal" style:font-weight-asian="normal" style:font-style-complex="normal" style:font-weight-complex="normal"/>
    </style:style>
    <style:style style:name="T210" style:family="text">
      <style:text-properties fo:font-style="normal" fo:font-weight="normal" officeooo:rsid="003346d1" style:font-style-asian="normal" style:font-weight-asian="normal" style:font-style-complex="normal" style:font-weight-complex="normal"/>
    </style:style>
    <style:style style:name="T211" style:family="text">
      <style:text-properties fo:font-style="normal" fo:font-weight="normal" officeooo:rsid="003637f7" style:font-style-asian="normal" style:font-weight-asian="normal" style:font-style-complex="normal" style:font-weight-complex="normal"/>
    </style:style>
    <style:style style:name="T212" style:family="text">
      <style:text-properties fo:font-style="normal" fo:font-weight="normal" officeooo:rsid="00373626" style:font-style-asian="normal" style:font-weight-asian="normal" style:font-style-complex="normal" style:font-weight-complex="normal"/>
    </style:style>
    <style:style style:name="T213" style:family="text">
      <style:text-properties fo:font-style="normal" fo:font-weight="normal" officeooo:rsid="003d04b6" style:font-style-asian="normal" style:font-weight-asian="normal" style:font-style-complex="normal" style:font-weight-complex="normal"/>
    </style:style>
    <style:style style:name="T214" style:family="text">
      <style:text-properties fo:font-style="normal" fo:font-weight="normal" officeooo:rsid="003e3696" style:font-style-asian="normal" style:font-weight-asian="normal" style:font-style-complex="normal" style:font-weight-complex="normal"/>
    </style:style>
    <style:style style:name="T215" style:family="text">
      <style:text-properties fo:font-style="normal" fo:font-weight="normal" officeooo:rsid="003fba3a" style:font-style-asian="normal" style:font-weight-asian="normal" style:font-style-complex="normal" style:font-weight-complex="normal"/>
    </style:style>
    <style:style style:name="T216" style:family="text">
      <style:text-properties fo:font-style="normal" fo:font-weight="normal" officeooo:rsid="00423d6f" style:font-style-asian="normal" style:font-weight-asian="normal" style:font-style-complex="normal" style:font-weight-complex="normal"/>
    </style:style>
    <style:style style:name="T217" style:family="text">
      <style:text-properties fo:font-style="normal" fo:font-weight="normal" officeooo:rsid="0046a6b9" style:font-style-asian="normal" style:font-weight-asian="normal" style:font-style-complex="normal" style:font-weight-complex="normal"/>
    </style:style>
    <style:style style:name="T218" style:family="text">
      <style:text-properties fo:font-style="normal" fo:font-weight="normal" officeooo:rsid="004c65d2" style:font-style-asian="normal" style:font-weight-asian="normal" style:font-style-complex="normal" style:font-weight-complex="normal"/>
    </style:style>
    <style:style style:name="T219" style:family="text">
      <style:text-properties fo:font-style="normal" fo:font-weight="normal" officeooo:rsid="004d2645" style:font-style-asian="normal" style:font-weight-asian="normal" style:font-style-complex="normal" style:font-weight-complex="normal"/>
    </style:style>
    <style:style style:name="T220" style:family="text">
      <style:text-properties fo:font-style="normal" fo:font-weight="normal" officeooo:rsid="0050730f" style:font-style-asian="normal" style:font-weight-asian="normal" style:font-style-complex="normal" style:font-weight-complex="normal"/>
    </style:style>
    <style:style style:name="T221" style:family="text">
      <style:text-properties fo:font-style="normal" fo:font-weight="normal" officeooo:rsid="00509e87" style:font-style-asian="normal" style:font-weight-asian="normal" style:font-style-complex="normal" style:font-weight-complex="normal"/>
    </style:style>
    <style:style style:name="T222" style:family="text">
      <style:text-properties fo:font-style="normal" fo:font-weight="normal" officeooo:rsid="00524351" style:font-style-asian="normal" style:font-weight-asian="normal" style:font-style-complex="normal" style:font-weight-complex="normal"/>
    </style:style>
    <style:style style:name="T223" style:family="text">
      <style:text-properties fo:font-style="normal" fo:font-weight="normal" officeooo:rsid="005391b5" style:font-style-asian="normal" style:font-weight-asian="normal" style:font-style-complex="normal" style:font-weight-complex="normal"/>
    </style:style>
    <style:style style:name="T224" style:family="text">
      <style:text-properties fo:font-style="normal" fo:font-weight="normal" officeooo:rsid="00555561" style:font-style-asian="normal" style:font-weight-asian="normal" style:font-style-complex="normal" style:font-weight-complex="normal"/>
    </style:style>
    <style:style style:name="T225" style:family="text">
      <style:text-properties fo:font-style="normal" fo:font-weight="normal" officeooo:rsid="005646c0" style:font-style-asian="normal" style:font-weight-asian="normal" style:font-style-complex="normal" style:font-weight-complex="normal"/>
    </style:style>
    <style:style style:name="T226" style:family="text">
      <style:text-properties fo:font-style="normal" fo:font-weight="normal" officeooo:rsid="00565a29" style:font-style-asian="normal" style:font-weight-asian="normal" style:font-style-complex="normal" style:font-weight-complex="normal"/>
    </style:style>
    <style:style style:name="T227" style:family="text">
      <style:text-properties fo:font-style="normal" fo:font-weight="normal" officeooo:rsid="00596b0c" style:font-style-asian="normal" style:font-weight-asian="normal" style:font-style-complex="normal" style:font-weight-complex="normal"/>
    </style:style>
    <style:style style:name="T228" style:family="text">
      <style:text-properties fo:font-style="normal" fo:font-weight="normal" officeooo:rsid="004459ba" style:font-style-asian="normal" style:font-weight-asian="normal" style:font-style-complex="normal" style:font-weight-complex="normal"/>
    </style:style>
    <style:style style:name="T229" style:family="text">
      <style:text-properties fo:font-style="normal" fo:font-weight="normal" officeooo:rsid="005be25f" style:font-style-asian="normal" style:font-weight-asian="normal" style:font-style-complex="normal" style:font-weight-complex="normal"/>
    </style:style>
    <style:style style:name="T230" style:family="text">
      <style:text-properties fo:font-style="normal" fo:font-weight="normal" officeooo:rsid="005d3f06" style:font-style-asian="normal" style:font-weight-asian="normal" style:font-style-complex="normal" style:font-weight-complex="normal"/>
    </style:style>
    <style:style style:name="T231" style:family="text">
      <style:text-properties fo:font-style="normal" fo:font-weight="normal" officeooo:rsid="005ef703" style:font-style-asian="normal" style:font-weight-asian="normal" style:font-style-complex="normal" style:font-weight-complex="normal"/>
    </style:style>
    <style:style style:name="T232" style:family="text">
      <style:text-properties fo:font-style="normal" fo:font-weight="normal" officeooo:rsid="0064e2f1" style:font-style-asian="normal" style:font-weight-asian="normal" style:font-style-complex="normal" style:font-weight-complex="normal"/>
    </style:style>
    <style:style style:name="T233" style:family="text">
      <style:text-properties fo:font-style="normal" fo:font-weight="normal" officeooo:rsid="006a4088" style:font-style-asian="normal" style:font-weight-asian="normal" style:font-style-complex="normal" style:font-weight-complex="normal"/>
    </style:style>
    <style:style style:name="T234" style:family="text">
      <style:text-properties fo:font-style="normal" fo:font-weight="normal" officeooo:rsid="007a4018" style:font-style-asian="normal" style:font-weight-asian="normal" style:font-style-complex="normal" style:font-weight-complex="normal"/>
    </style:style>
    <style:style style:name="T235" style:family="text">
      <style:text-properties fo:font-style="normal" fo:font-weight="normal" officeooo:rsid="006ef049" style:font-style-asian="normal" style:font-weight-asian="normal" style:font-style-complex="normal" style:font-weight-complex="normal"/>
    </style:style>
    <style:style style:name="T236" style:family="text">
      <style:text-properties fo:font-style="normal" fo:font-weight="normal" officeooo:rsid="0094074b" style:font-style-asian="normal" style:font-weight-asian="normal" style:font-style-complex="normal" style:font-weight-complex="normal"/>
    </style:style>
    <style:style style:name="T237" style:family="text">
      <style:text-properties fo:font-style="normal" fo:font-weight="normal" officeooo:rsid="00967ae6" style:font-style-asian="normal" style:font-weight-asian="normal" style:font-style-complex="normal" style:font-weight-complex="normal"/>
    </style:style>
    <style:style style:name="T238" style:family="text">
      <style:text-properties fo:font-style="normal" fo:font-weight="normal" officeooo:rsid="0099672e" style:font-style-asian="normal" style:font-weight-asian="normal" style:font-style-complex="normal" style:font-weight-complex="normal"/>
    </style:style>
    <style:style style:name="T239" style:family="text">
      <style:text-properties fo:font-style="normal" fo:font-weight="normal" officeooo:rsid="0099e48c" style:font-style-asian="normal" style:font-weight-asian="normal" style:font-style-complex="normal" style:font-weight-complex="normal"/>
    </style:style>
    <style:style style:name="T240" style:family="text">
      <style:text-properties fo:font-style="normal" fo:font-weight="normal" officeooo:rsid="00a16a59" style:font-style-asian="normal" style:font-weight-asian="normal" style:font-style-complex="normal" style:font-weight-complex="normal"/>
    </style:style>
    <style:style style:name="T241" style:family="text">
      <style:text-properties fo:font-style="normal" fo:font-weight="normal" officeooo:rsid="00f881c7" style:font-style-asian="normal" style:font-weight-asian="normal" style:font-style-complex="normal" style:font-weight-complex="normal"/>
    </style:style>
    <style:style style:name="T242" style:family="text">
      <style:text-properties fo:font-style="normal" fo:font-weight="normal" officeooo:rsid="009299c3" style:font-style-asian="normal" style:font-weight-asian="normal" style:font-style-complex="normal" style:font-weight-complex="normal"/>
    </style:style>
    <style:style style:name="T243" style:family="text">
      <style:text-properties fo:font-style="normal" fo:font-weight="bold" officeooo:rsid="003d04b6" style:font-style-asian="normal" style:font-weight-asian="normal" style:font-style-complex="normal" style:font-weight-complex="normal"/>
    </style:style>
    <style:style style:name="T244" style:family="text">
      <style:text-properties fo:font-style="normal" fo:font-weight="bold" officeooo:rsid="003fba3a" style:font-style-asian="normal" style:font-weight-asian="normal" style:font-style-complex="normal" style:font-weight-complex="normal"/>
    </style:style>
    <style:style style:name="T245" style:family="text">
      <style:text-properties fo:font-style="normal" fo:font-weight="bold" officeooo:rsid="0046a6b9" style:font-style-asian="normal" style:font-weight-asian="normal" style:font-style-complex="normal" style:font-weight-complex="normal"/>
    </style:style>
    <style:style style:name="T246" style:family="text">
      <style:text-properties fo:font-style="normal" fo:font-weight="bold" officeooo:rsid="00445c7d" style:font-style-asian="normal" style:font-weight-asian="bold" style:font-style-complex="normal" style:font-weight-complex="bold"/>
    </style:style>
    <style:style style:name="T247" style:family="text">
      <style:text-properties fo:font-style="normal" fo:font-weight="bold" officeooo:rsid="0046a6b9" style:font-style-asian="normal" style:font-weight-asian="bold" style:font-style-complex="normal" style:font-weight-complex="bold"/>
    </style:style>
    <style:style style:name="T248" style:family="text">
      <style:text-properties fo:font-style="normal" fo:font-weight="bold" officeooo:rsid="00565a29" style:font-style-asian="normal" style:font-weight-asian="bold" style:font-style-complex="normal" style:font-weight-complex="bold"/>
    </style:style>
    <style:style style:name="T249" style:family="text">
      <style:text-properties fo:font-style="normal" fo:font-weight="bold" officeooo:rsid="005ef703" style:font-style-asian="normal" style:font-weight-asian="bold" style:font-style-complex="normal" style:font-weight-complex="bold"/>
    </style:style>
    <style:style style:name="T250" style:family="text">
      <style:text-properties fo:font-style="normal" fo:font-weight="bold" officeooo:rsid="0078446a" style:font-style-asian="normal" style:font-weight-asian="bold" style:font-style-complex="normal" style:font-weight-complex="bold"/>
    </style:style>
    <style:style style:name="T251" style:family="text">
      <style:text-properties fo:font-style="normal" fo:font-weight="bold" officeooo:rsid="00f47f12" style:font-style-asian="normal" style:font-weight-asian="bold" style:font-style-complex="normal" style:font-weight-complex="bold"/>
    </style:style>
    <style:style style:name="T252" style:family="text">
      <style:text-properties fo:font-style="normal" fo:font-weight="bold" officeooo:rsid="006ef049" style:font-style-asian="normal" style:font-weight-asian="bold" style:font-style-complex="normal" style:font-weight-complex="bold"/>
    </style:style>
    <style:style style:name="T253" style:family="text">
      <style:text-properties fo:font-style="normal" style:text-underline-style="none" fo:font-weight="normal" officeooo:rsid="00596b0c" style:font-style-asian="normal" style:font-weight-asian="normal" style:font-style-complex="normal" style:font-weight-complex="normal"/>
    </style:style>
    <style:style style:name="T254" style:family="text">
      <style:text-properties officeooo:rsid="002bad2e"/>
    </style:style>
    <style:style style:name="T255" style:family="text">
      <style:text-properties officeooo:rsid="002bb117"/>
    </style:style>
    <style:style style:name="T256" style:family="text">
      <style:text-properties officeooo:rsid="002d9d4f"/>
    </style:style>
    <style:style style:name="T257" style:family="text">
      <style:text-properties style:text-position="33% 80%" fo:font-style="normal" officeooo:rsid="00326801" style:font-style-asian="normal" style:font-style-complex="normal"/>
    </style:style>
    <style:style style:name="T258" style:family="text">
      <style:text-properties style:text-position="33% 80%" fo:font-style="italic" officeooo:rsid="00326801" style:font-style-asian="normal" style:font-style-complex="normal"/>
    </style:style>
    <style:style style:name="T259" style:family="text">
      <style:text-properties officeooo:rsid="003346d1"/>
    </style:style>
    <style:style style:name="T260" style:family="text">
      <style:text-properties fo:color="#33a3a3"/>
    </style:style>
    <style:style style:name="T261" style:family="text">
      <style:text-properties fo:color="#33a3a3" fo:font-weight="normal" officeooo:rsid="003346d1" style:font-weight-asian="normal" style:font-weight-complex="normal"/>
    </style:style>
    <style:style style:name="T262" style:family="text">
      <style:text-properties fo:color="#33a3a3" fo:font-style="normal" style:font-style-asian="normal" style:font-style-complex="normal"/>
    </style:style>
    <style:style style:name="T263" style:family="text">
      <style:text-properties fo:color="#33a3a3" fo:font-style="normal" officeooo:rsid="00565a29" style:font-style-asian="normal" style:font-style-complex="normal"/>
    </style:style>
    <style:style style:name="T264" style:family="text">
      <style:text-properties fo:color="#33a3a3" fo:font-style="normal" officeooo:rsid="005798f2" style:font-style-asian="normal" style:font-style-complex="normal"/>
    </style:style>
    <style:style style:name="T265" style:family="text">
      <style:text-properties fo:color="#33a3a3" fo:font-style="normal" officeooo:rsid="004d2645" style:font-style-asian="normal" style:font-style-complex="normal"/>
    </style:style>
    <style:style style:name="T266" style:family="text">
      <style:text-properties fo:color="#33a3a3" fo:font-style="normal" officeooo:rsid="00617f00" style:font-style-asian="normal" style:font-style-complex="normal"/>
    </style:style>
    <style:style style:name="T267" style:family="text">
      <style:text-properties fo:color="#33a3a3" fo:font-style="normal" officeooo:rsid="00ebd1d8" style:font-style-asian="normal" style:font-style-complex="normal"/>
    </style:style>
    <style:style style:name="T268" style:family="text">
      <style:text-properties fo:color="#33a3a3" fo:font-style="normal" officeooo:rsid="00de6491" style:font-style-asian="normal" style:font-style-complex="normal"/>
    </style:style>
    <style:style style:name="T269" style:family="text">
      <style:text-properties fo:color="#33a3a3" fo:font-style="normal" officeooo:rsid="0100d991" style:font-style-asian="normal" style:font-style-complex="normal"/>
    </style:style>
    <style:style style:name="T270" style:family="text">
      <style:text-properties fo:color="#33a3a3" fo:font-style="normal" officeooo:rsid="010305e0" style:font-style-asian="normal" style:font-style-complex="normal"/>
    </style:style>
    <style:style style:name="T271" style:family="text">
      <style:text-properties fo:color="#33a3a3" fo:font-style="normal" officeooo:rsid="005ef703" style:font-style-asian="normal" style:font-style-complex="normal"/>
    </style:style>
    <style:style style:name="T272" style:family="text">
      <style:text-properties fo:color="#33a3a3" fo:font-style="normal" officeooo:rsid="0067f259" style:font-style-asian="normal" style:font-style-complex="normal"/>
    </style:style>
    <style:style style:name="T273" style:family="text">
      <style:text-properties fo:color="#33a3a3" fo:font-style="normal" officeooo:rsid="006cd5f0" style:font-style-asian="normal" style:font-style-complex="normal"/>
    </style:style>
    <style:style style:name="T274" style:family="text">
      <style:text-properties fo:color="#33a3a3" fo:font-style="normal" fo:font-weight="bold" officeooo:rsid="006cd5f0" style:font-style-asian="normal" style:font-weight-asian="bold" style:font-style-complex="normal" style:font-weight-complex="bold"/>
    </style:style>
    <style:style style:name="T275" style:family="text">
      <style:text-properties fo:color="#33a3a3" officeooo:rsid="003d04b6"/>
    </style:style>
    <style:style style:name="T276" style:family="text">
      <style:text-properties fo:color="#33a3a3" fo:font-style="italic" officeooo:rsid="00565a29" style:font-style-asian="italic" style:font-style-complex="italic"/>
    </style:style>
    <style:style style:name="T277" style:family="text">
      <style:text-properties fo:color="#33a3a3" fo:font-style="italic" officeooo:rsid="00a86606" style:font-style-asian="italic" style:font-style-complex="italic"/>
    </style:style>
    <style:style style:name="T278" style:family="text">
      <style:text-properties fo:color="#33a3a3" fo:font-style="italic" officeooo:rsid="005ef703" style:font-style-asian="italic" style:font-style-complex="italic"/>
    </style:style>
    <style:style style:name="T279" style:family="text">
      <style:text-properties fo:color="#33a3a3" fo:font-style="italic" officeooo:rsid="0067f259" style:font-style-asian="italic" style:font-style-complex="italic"/>
    </style:style>
    <style:style style:name="T280" style:family="text">
      <style:text-properties fo:color="#33a3a3" style:text-position="sub 58%" officeooo:rsid="00a86606"/>
    </style:style>
    <style:style style:name="T281" style:family="text">
      <style:text-properties fo:color="#33a3a3" style:text-position="sub 58%" fo:font-style="normal" officeooo:rsid="006cd5f0" style:font-style-asian="normal" style:font-style-complex="normal"/>
    </style:style>
    <style:style style:name="T282" style:family="text">
      <style:text-properties fo:color="#33a3a3" style:text-position="super 58%" fo:font-style="italic" officeooo:rsid="006cd5f0" style:font-style-asian="italic" style:font-style-complex="italic"/>
    </style:style>
    <style:style style:name="T283" style:family="text">
      <style:text-properties officeooo:rsid="003d04b6"/>
    </style:style>
    <style:style style:name="T284" style:family="text">
      <style:text-properties style:text-position="-33% 80%" fo:font-style="italic" fo:font-weight="normal" officeooo:rsid="003d04b6" style:font-style-asian="normal" style:font-weight-asian="normal" style:font-style-complex="normal" style:font-weight-complex="normal"/>
    </style:style>
    <style:style style:name="T285" style:family="text">
      <style:text-properties style:text-position="super 58%" style:font-size-asian="10.5pt"/>
    </style:style>
    <style:style style:name="T286" style:family="text">
      <style:text-properties style:text-position="super 58%" fo:font-style="normal" officeooo:rsid="00410fc2" style:font-style-asian="normal" style:font-style-complex="normal"/>
    </style:style>
    <style:style style:name="T287" style:family="text">
      <style:text-properties style:text-position="super 58%" fo:font-style="normal" officeooo:rsid="00f881c7" style:font-style-asian="normal" style:font-style-complex="normal"/>
    </style:style>
    <style:style style:name="T288" style:family="text">
      <style:text-properties style:text-position="super 58%" fo:font-style="normal" fo:font-weight="normal" officeooo:rsid="0099672e" style:font-style-asian="normal" style:font-weight-asian="normal" style:font-style-complex="normal" style:font-weight-complex="normal"/>
    </style:style>
    <style:style style:name="T289" style:family="text">
      <style:text-properties style:text-position="super 58%" officeooo:rsid="004397ab"/>
    </style:style>
    <style:style style:name="T290" style:family="text">
      <style:text-properties style:text-position="super 58%" fo:font-style="italic" fo:font-weight="normal" officeooo:rsid="004c65d2" style:font-style-asian="italic" style:font-weight-asian="normal" style:font-style-complex="italic" style:font-weight-complex="normal"/>
    </style:style>
    <style:style style:name="T291" style:family="text">
      <style:text-properties style:text-position="super 58%" fo:font-style="italic" fo:font-weight="normal" officeooo:rsid="006a4088" style:font-style-asian="italic" style:font-weight-asian="normal" style:font-style-complex="italic" style:font-weight-complex="normal"/>
    </style:style>
    <style:style style:name="T292" style:family="text">
      <style:text-properties style:text-position="super 58%" fo:font-style="italic" fo:font-weight="normal" officeooo:rsid="006ef049" style:font-style-asian="italic" style:font-weight-asian="normal" style:font-style-complex="italic" style:font-weight-complex="normal"/>
    </style:style>
    <style:style style:name="T293" style:family="text">
      <style:text-properties style:text-position="super 58%" fo:font-style="italic" fo:font-weight="normal" officeooo:rsid="0099e48c" style:font-style-asian="italic" style:font-weight-asian="normal" style:font-style-complex="italic" style:font-weight-complex="normal"/>
    </style:style>
    <style:style style:name="T294" style:family="text">
      <style:text-properties style:text-position="super 58%" fo:font-style="italic" officeooo:rsid="006d3a8e" style:font-style-asian="italic" style:font-style-complex="italic"/>
    </style:style>
    <style:style style:name="T295" style:family="text">
      <style:text-properties style:text-position="super 58%" fo:font-style="italic" officeooo:rsid="0099e48c" style:font-style-asian="italic" style:font-style-complex="italic"/>
    </style:style>
    <style:style style:name="T296" style:family="text">
      <style:text-properties style:text-position="super 58%" fo:font-style="italic" officeooo:rsid="006ef049" style:font-style-asian="italic" style:font-style-complex="italic"/>
    </style:style>
    <style:style style:name="T297" style:family="text">
      <style:text-properties style:text-position="super 58%" officeooo:rsid="0099e48c"/>
    </style:style>
    <style:style style:name="T298" style:family="text">
      <style:text-properties style:text-position="-20% 80%" fo:font-style="italic" fo:font-weight="normal" officeooo:rsid="003d04b6" style:font-style-asian="normal" style:font-weight-asian="normal" style:font-style-complex="normal" style:font-weight-complex="normal"/>
    </style:style>
    <style:style style:name="T299" style:family="text">
      <style:text-properties officeooo:rsid="00410fc2"/>
    </style:style>
    <style:style style:name="T300" style:family="text">
      <style:text-properties style:text-position="sub 58%"/>
    </style:style>
    <style:style style:name="T301" style:family="text">
      <style:text-properties style:text-position="sub 58%" fo:font-style="italic" officeooo:rsid="00410fc2" style:font-style-asian="italic" style:font-style-complex="italic"/>
    </style:style>
    <style:style style:name="T302" style:family="text">
      <style:text-properties style:text-position="sub 58%" fo:font-style="italic" officeooo:rsid="004459ba" style:font-style-asian="italic" style:font-style-complex="italic"/>
    </style:style>
    <style:style style:name="T303" style:family="text">
      <style:text-properties style:text-position="sub 58%" fo:font-style="italic" officeooo:rsid="005ef703" style:font-style-asian="italic" style:font-style-complex="italic"/>
    </style:style>
    <style:style style:name="T304" style:family="text">
      <style:text-properties style:text-position="sub 58%" fo:font-style="italic" officeooo:rsid="0067f259" style:font-style-asian="italic" style:font-style-complex="italic"/>
    </style:style>
    <style:style style:name="T305" style:family="text">
      <style:text-properties style:text-position="sub 58%" fo:font-style="italic" officeooo:rsid="005f10af" style:font-style-asian="italic" style:font-style-complex="italic"/>
    </style:style>
    <style:style style:name="T306" style:family="text">
      <style:text-properties style:text-position="sub 58%" fo:font-style="italic" officeooo:rsid="0073f3a3" style:font-style-asian="italic" style:font-style-complex="italic"/>
    </style:style>
    <style:style style:name="T307" style:family="text">
      <style:text-properties style:text-position="sub 58%" fo:font-style="italic" officeooo:rsid="007f8767" style:font-style-asian="italic" style:font-style-complex="italic"/>
    </style:style>
    <style:style style:name="T308" style:family="text">
      <style:text-properties style:text-position="sub 58%" fo:font-style="italic" officeooo:rsid="00e53cb0" style:font-style-asian="italic" style:font-style-complex="italic"/>
    </style:style>
    <style:style style:name="T309" style:family="text">
      <style:text-properties style:text-position="sub 58%" fo:font-style="italic" officeooo:rsid="0078446a" style:font-style-asian="italic" style:font-style-complex="italic"/>
    </style:style>
    <style:style style:name="T310" style:family="text">
      <style:text-properties style:text-position="sub 58%" fo:font-style="italic" officeooo:rsid="00f545af" style:font-style-asian="italic" style:font-style-complex="italic"/>
    </style:style>
    <style:style style:name="T311" style:family="text">
      <style:text-properties style:text-position="sub 58%" fo:font-style="italic" fo:font-weight="normal" officeooo:rsid="003d04b6" style:font-style-asian="normal" style:font-weight-asian="normal" style:font-style-complex="normal" style:font-weight-complex="normal"/>
    </style:style>
    <style:style style:name="T312" style:family="text">
      <style:text-properties style:text-position="sub 58%" fo:font-style="italic" fo:font-weight="normal" officeooo:rsid="004c65d2" style:font-style-asian="italic" style:font-weight-asian="normal" style:font-style-complex="italic" style:font-weight-complex="normal"/>
    </style:style>
    <style:style style:name="T313" style:family="text">
      <style:text-properties style:text-position="sub 58%" fo:font-style="italic" fo:font-weight="bold" officeooo:rsid="00667948" style:font-style-asian="italic" style:font-weight-asian="bold" style:font-style-complex="italic" style:font-weight-complex="bold"/>
    </style:style>
    <style:style style:name="T314" style:family="text">
      <style:text-properties style:text-position="sub 58%" fo:font-style="normal" officeooo:rsid="00410fc2" style:font-style-asian="normal" style:font-style-complex="normal"/>
    </style:style>
    <style:style style:name="T315" style:family="text">
      <style:text-properties style:text-position="sub 58%" fo:font-style="normal" officeooo:rsid="00445c7d" style:font-style-asian="normal" style:font-style-complex="normal"/>
    </style:style>
    <style:style style:name="T316" style:family="text">
      <style:text-properties style:text-position="sub 58%" fo:font-style="normal" officeooo:rsid="006ef049" style:font-style-asian="normal" style:font-style-complex="normal"/>
    </style:style>
    <style:style style:name="T317" style:family="text">
      <style:text-properties style:text-position="sub 58%" fo:font-style="normal" officeooo:rsid="008d9260" style:font-style-asian="normal" style:font-style-complex="normal"/>
    </style:style>
    <style:style style:name="T318" style:family="text">
      <style:text-properties style:text-position="sub 58%" fo:font-style="normal" officeooo:rsid="0081ab15" style:font-style-asian="normal" style:font-style-complex="normal"/>
    </style:style>
    <style:style style:name="T319" style:family="text">
      <style:text-properties style:text-position="sub 58%" fo:font-style="normal" officeooo:rsid="0078446a" style:font-style-asian="normal" style:font-style-complex="normal"/>
    </style:style>
    <style:style style:name="T320" style:family="text">
      <style:text-properties style:text-position="sub 58%" fo:font-style="normal" officeooo:rsid="00f47f12" style:font-style-asian="normal" style:font-style-complex="normal"/>
    </style:style>
    <style:style style:name="T321" style:family="text">
      <style:text-properties style:text-position="sub 58%" fo:font-style="normal" officeooo:rsid="00fa5339" style:font-style-asian="normal" style:font-style-complex="normal"/>
    </style:style>
    <style:style style:name="T322" style:family="text">
      <style:text-properties style:text-position="sub 58%" fo:font-style="normal" officeooo:rsid="007f8767" style:font-style-asian="normal" style:font-style-complex="normal"/>
    </style:style>
    <style:style style:name="T323" style:family="text">
      <style:text-properties style:text-position="sub 58%" fo:font-style="normal" officeooo:rsid="009e0996" style:font-style-asian="normal" style:font-style-complex="normal"/>
    </style:style>
    <style:style style:name="T324" style:family="text">
      <style:text-properties style:text-position="sub 58%" fo:font-style="normal" officeooo:rsid="00a5a69a" style:font-style-asian="normal" style:font-style-complex="normal"/>
    </style:style>
    <style:style style:name="T325" style:family="text">
      <style:text-properties style:text-position="sub 58%" fo:font-style="normal" fo:font-weight="normal" officeooo:rsid="006a4088" style:font-style-asian="normal" style:font-weight-asian="normal" style:font-style-complex="normal" style:font-weight-complex="normal"/>
    </style:style>
    <style:style style:name="T326" style:family="text">
      <style:text-properties style:text-position="sub 58%" fo:font-style="normal" fo:font-weight="normal" officeooo:rsid="006ef049" style:font-style-asian="normal" style:font-weight-asian="normal" style:font-style-complex="normal" style:font-weight-complex="normal"/>
    </style:style>
    <style:style style:name="T327" style:family="text">
      <style:text-properties style:text-position="sub 58%" fo:font-style="normal" fo:font-weight="normal" officeooo:rsid="00fa5339" style:font-style-asian="normal" style:font-weight-asian="normal" style:font-style-complex="normal" style:font-weight-complex="normal"/>
    </style:style>
    <style:style style:name="T328" style:family="text">
      <style:text-properties style:text-position="sub 58%" fo:font-style="normal" fo:font-weight="normal" officeooo:rsid="00f881c7" style:font-style-asian="normal" style:font-weight-asian="normal" style:font-style-complex="normal" style:font-weight-complex="normal"/>
    </style:style>
    <style:style style:name="T329" style:family="text">
      <style:text-properties style:text-position="sub 58%" fo:font-style="normal" fo:font-weight="normal" officeooo:rsid="00967ae6" style:font-style-asian="normal" style:font-weight-asian="normal" style:font-style-complex="normal" style:font-weight-complex="normal"/>
    </style:style>
    <style:style style:name="T330" style:family="text">
      <style:text-properties style:text-position="sub 58%" officeooo:rsid="006cd5f0"/>
    </style:style>
    <style:style style:name="T331" style:family="text">
      <style:text-properties style:text-position="sub 58%" officeooo:rsid="007a7f54"/>
    </style:style>
    <style:style style:name="T332" style:family="text">
      <style:text-properties style:text-position="sub 58%" officeooo:rsid="01137036"/>
    </style:style>
    <style:style style:name="T333" style:family="text">
      <style:text-properties style:text-position="0% 100%" fo:font-style="italic" officeooo:rsid="00410fc2" style:font-style-asian="italic" style:font-style-complex="italic"/>
    </style:style>
    <style:style style:name="T334" style:family="text">
      <style:text-properties style:text-position="0% 100%" fo:font-style="italic" fo:font-weight="normal" officeooo:rsid="00fa8851" style:font-style-asian="italic" style:font-weight-asian="normal" style:font-style-complex="italic" style:font-weight-complex="normal"/>
    </style:style>
    <style:style style:name="T335" style:family="text">
      <style:text-properties style:text-position="0% 100%" fo:font-style="normal" officeooo:rsid="00410fc2" style:font-style-asian="normal" style:font-style-complex="normal"/>
    </style:style>
    <style:style style:name="T336" style:family="text">
      <style:text-properties style:text-position="0% 100%" fo:font-style="normal" officeooo:rsid="00f2092a" style:font-style-asian="normal" style:font-style-complex="normal"/>
    </style:style>
    <style:style style:name="T337" style:family="text">
      <style:text-properties style:text-position="0% 100%" fo:font-style="normal" officeooo:rsid="00f881c7" style:font-style-asian="normal" style:font-style-complex="normal"/>
    </style:style>
    <style:style style:name="T338" style:family="text">
      <style:text-properties style:text-position="0% 100%" fo:font-style="normal" officeooo:rsid="006ef049" style:font-style-asian="normal" style:font-style-complex="normal"/>
    </style:style>
    <style:style style:name="T339" style:family="text">
      <style:text-properties style:text-position="0% 100%" fo:font-style="normal" officeooo:rsid="00f94cff" style:font-style-asian="normal" style:font-style-complex="normal"/>
    </style:style>
    <style:style style:name="T340" style:family="text">
      <style:text-properties style:text-position="0% 100%" fo:font-style="normal" officeooo:rsid="0025b245" style:font-style-asian="normal" style:font-style-complex="normal"/>
    </style:style>
    <style:style style:name="T341" style:family="text">
      <style:text-properties style:text-position="0% 100%" fo:font-style="normal" officeooo:rsid="0099672e" style:font-style-asian="normal" style:font-style-complex="normal"/>
    </style:style>
    <style:style style:name="T342" style:family="text">
      <style:text-properties style:text-position="0% 100%" fo:font-style="normal" fo:font-weight="bold" officeooo:rsid="0078446a" style:font-style-asian="normal" style:font-weight-asian="bold" style:font-style-complex="normal" style:font-weight-complex="bold"/>
    </style:style>
    <style:style style:name="T343" style:family="text">
      <style:text-properties style:text-position="0% 100%" fo:font-style="normal" fo:font-weight="normal" officeooo:rsid="00fa5339" style:font-style-asian="normal" style:font-weight-asian="normal" style:font-style-complex="normal" style:font-weight-complex="normal"/>
    </style:style>
    <style:style style:name="T344" style:family="text">
      <style:text-properties style:text-position="0% 100%" fo:font-style="normal" fo:font-weight="normal" officeooo:rsid="00fa8851" style:font-style-asian="normal" style:font-weight-asian="normal" style:font-style-complex="normal" style:font-weight-complex="normal"/>
    </style:style>
    <style:style style:name="T345" style:family="text">
      <style:text-properties style:text-position="0% 100%" officeooo:rsid="004397ab"/>
    </style:style>
    <style:style style:name="T346" style:family="text">
      <style:text-properties officeooo:rsid="00423d6f"/>
    </style:style>
    <style:style style:name="T347" style:family="text">
      <style:text-properties officeooo:rsid="004397ab"/>
    </style:style>
    <style:style style:name="T348" style:family="text">
      <style:text-properties officeooo:rsid="004459ba"/>
    </style:style>
    <style:style style:name="T349" style:family="text">
      <style:text-properties officeooo:rsid="0045ee66"/>
    </style:style>
    <style:style style:name="T350" style:family="text">
      <style:text-properties officeooo:rsid="0046a6b9"/>
    </style:style>
    <style:style style:name="T351" style:family="text">
      <style:text-properties officeooo:rsid="004d2645"/>
    </style:style>
    <style:style style:name="T352" style:family="text">
      <style:text-properties style:use-window-font-color="true"/>
    </style:style>
    <style:style style:name="T353" style:family="text">
      <style:text-properties style:use-window-font-color="true" fo:font-size="14pt" fo:font-weight="normal" style:font-size-asian="10.5pt" style:font-weight-asian="normal" style:font-weight-complex="normal"/>
    </style:style>
    <style:style style:name="T354" style:family="text">
      <style:text-properties style:use-window-font-color="true" fo:font-style="normal" officeooo:rsid="00d62065" style:font-style-asian="normal" style:font-style-complex="normal"/>
    </style:style>
    <style:style style:name="T355" style:family="text">
      <style:text-properties style:use-window-font-color="true" fo:font-style="normal" officeooo:rsid="0025b245" style:font-style-asian="normal" style:font-style-complex="normal"/>
    </style:style>
    <style:style style:name="T356" style:family="text">
      <style:text-properties style:use-window-font-color="true" fo:font-style="normal" officeooo:rsid="0067f259" style:font-style-asian="normal" style:font-style-complex="normal"/>
    </style:style>
    <style:style style:name="T357" style:family="text">
      <style:text-properties style:use-window-font-color="true" style:text-position="sub 58%" fo:font-style="italic" officeooo:rsid="0067f259" style:font-style-asian="italic" style:font-style-complex="italic"/>
    </style:style>
    <style:style style:name="T358" style:family="text">
      <style:text-properties style:use-window-font-color="true" fo:font-style="italic" officeooo:rsid="0067f259" style:font-style-asian="italic" style:font-style-complex="italic"/>
    </style:style>
    <style:style style:name="T359" style:family="text">
      <style:text-properties style:text-position="18% 58%" fo:font-style="italic" officeooo:rsid="006cd5f0" style:font-style-asian="italic" style:font-style-complex="italic"/>
    </style:style>
    <style:style style:name="T360" style:family="text">
      <style:text-properties style:text-position="18% 58%" fo:font-style="italic" fo:font-weight="normal" officeooo:rsid="0076f9aa" style:font-style-asian="italic" style:font-weight-asian="normal" style:font-style-complex="italic" style:font-weight-complex="normal"/>
    </style:style>
    <style:style style:name="T361" style:family="text">
      <style:text-properties style:text-position="18% 58%" fo:font-style="normal" fo:font-weight="normal" officeooo:rsid="006a4088" style:font-style-asian="normal" style:font-weight-asian="normal" style:font-style-complex="normal" style:font-weight-complex="normal"/>
    </style:style>
    <style:style style:name="T362" style:family="text">
      <style:text-properties officeooo:rsid="006ef049"/>
    </style:style>
    <style:style style:name="T363" style:family="text">
      <style:text-properties officeooo:rsid="007a7f54"/>
    </style:style>
    <style:style style:name="T364" style:family="text">
      <style:text-properties officeooo:rsid="0082fac1"/>
    </style:style>
    <style:style style:name="T365" style:family="text">
      <style:text-properties officeooo:rsid="00868e39"/>
    </style:style>
    <style:style style:name="T366" style:family="text">
      <style:text-properties officeooo:rsid="00974886"/>
    </style:style>
    <style:style style:name="T367" style:family="text">
      <style:text-properties officeooo:rsid="009eb391"/>
    </style:style>
    <style:style style:name="T368" style:family="text">
      <style:text-properties officeooo:rsid="00aa3514"/>
    </style:style>
    <style:style style:name="T369" style:family="text">
      <style:text-properties officeooo:rsid="00ae0e52"/>
    </style:style>
    <style:style style:name="T370" style:family="text">
      <style:text-properties officeooo:rsid="00af072d"/>
    </style:style>
    <style:style style:name="T371" style:family="text">
      <style:text-properties fo:font-variant="normal" fo:text-transform="none" style:font-name="sans-serif" fo:font-size="12pt" fo:letter-spacing="normal" fo:font-style="normal" fo:font-weight="normal" officeooo:rsid="00af7b64" style:font-style-asian="normal" style:font-style-complex="normal"/>
    </style:style>
    <style:style style:name="T372" style:family="text">
      <style:text-properties fo:font-variant="normal" fo:text-transform="none" style:font-name="sans-serif" fo:font-size="12pt" fo:letter-spacing="normal" fo:font-style="italic" fo:font-weight="normal" officeooo:rsid="00af7b64" style:font-style-asian="italic" style:font-style-complex="italic"/>
    </style:style>
    <style:style style:name="T373" style:family="text">
      <style:text-properties officeooo:rsid="00afe71c"/>
    </style:style>
    <style:style style:name="T374" style:family="text">
      <style:text-properties officeooo:rsid="00b0fe27"/>
    </style:style>
    <style:style style:name="T375" style:family="text">
      <style:text-properties style:font-weight-complex="bold"/>
    </style:style>
    <style:style style:name="T376" style:family="text">
      <style:text-properties officeooo:rsid="010fd122" style:font-weight-complex="bold"/>
    </style:style>
    <style:style style:name="T377" style:family="text">
      <style:text-properties officeooo:rsid="00d1b81e"/>
    </style:style>
    <style:style style:name="T378" style:family="text">
      <style:text-properties officeooo:rsid="00d2df11"/>
    </style:style>
    <style:style style:name="T379" style:family="text">
      <style:text-properties officeooo:rsid="00dffcf4"/>
    </style:style>
    <style:style style:name="T380" style:family="text">
      <style:text-properties officeooo:rsid="00e06b91"/>
    </style:style>
    <style:style style:name="T381" style:family="text">
      <style:text-properties officeooo:rsid="00e26168"/>
    </style:style>
    <style:style style:name="T382" style:family="text">
      <style:text-properties officeooo:rsid="00e53cb0"/>
    </style:style>
    <style:style style:name="T383" style:family="text">
      <style:text-properties officeooo:rsid="00fe5076"/>
    </style:style>
    <style:style style:name="T384" style:family="text">
      <style:text-properties officeooo:rsid="0100b5a4"/>
    </style:style>
    <style:style style:name="T385" style:family="text">
      <style:text-properties officeooo:rsid="0100d991"/>
    </style:style>
    <style:style style:name="T386" style:family="text">
      <style:text-properties officeooo:rsid="00165dfa"/>
    </style:style>
    <style:style style:name="T387" style:family="text">
      <style:text-properties officeooo:rsid="01088bbd"/>
    </style:style>
    <style:style style:name="T388" style:family="text">
      <style:text-properties officeooo:rsid="001c5e82" fo:background-color="transparent"/>
    </style:style>
    <style:style style:name="T389" style:family="text">
      <style:text-properties officeooo:rsid="01088bbd" fo:background-color="transparent"/>
    </style:style>
    <style:style style:name="T390" style:family="text">
      <style:text-properties officeooo:rsid="011e19a8" fo:background-color="transparent"/>
    </style:style>
    <style:style style:name="T391" style:family="text">
      <style:text-properties fo:language="ru" fo:country="RU"/>
    </style:style>
    <style:style style:name="T392" style:family="text">
      <style:text-properties fo:language="ru" fo:country="RU" officeooo:rsid="012b06b4"/>
    </style:style>
    <style:style style:name="T393" style:family="text">
      <style:text-properties fo:language="ru" fo:country="RU" officeooo:rsid="0130ca69"/>
    </style:style>
    <style:style style:name="T394" style:family="text">
      <style:text-properties fo:language="ru" fo:country="RU" fo:font-style="italic" officeooo:rsid="0130ca69" style:font-style-asian="italic" style:font-style-complex="italic"/>
    </style:style>
    <style:style style:name="T395" style:family="text">
      <style:text-properties style:font-style-complex="italic"/>
    </style:style>
    <style:style style:name="T396" style:family="text">
      <style:text-properties officeooo:rsid="010d0249"/>
    </style:style>
    <style:style style:name="T397" style:family="text">
      <style:text-properties officeooo:rsid="010e0828"/>
    </style:style>
    <style:style style:name="T398" style:family="text">
      <style:text-properties officeooo:rsid="010fd122"/>
    </style:style>
    <style:style style:name="T399" style:family="text">
      <style:text-properties officeooo:rsid="010fec82"/>
    </style:style>
    <style:style style:name="T400" style:family="text">
      <style:text-properties fo:language="en" fo:country="US" officeooo:rsid="010fec82"/>
    </style:style>
    <style:style style:name="T401" style:family="text">
      <style:text-properties fo:language="en" fo:country="US" officeooo:rsid="0110fe10"/>
    </style:style>
    <style:style style:name="T402" style:family="text">
      <style:text-properties fo:language="en" fo:country="US" officeooo:rsid="012b06b4"/>
    </style:style>
    <style:style style:name="T403" style:family="text">
      <style:text-properties fo:language="en" fo:country="US" fo:font-style="italic" officeooo:rsid="0130ca69" style:font-style-asian="italic" style:font-style-complex="italic"/>
    </style:style>
    <style:style style:name="T404" style:family="text">
      <style:text-properties fo:language="en" fo:country="US" officeooo:rsid="013f25ee"/>
    </style:style>
    <style:style style:name="T405" style:family="text">
      <style:text-properties officeooo:rsid="0110fe10"/>
    </style:style>
    <style:style style:name="T406" style:family="text">
      <style:text-properties officeooo:rsid="00a034c1"/>
    </style:style>
    <style:style style:name="T407" style:family="text">
      <style:text-properties style:font-style-asian="normal"/>
    </style:style>
    <style:style style:name="T408" style:family="text">
      <style:text-properties style:font-style-complex="normal"/>
    </style:style>
    <style:style style:name="T409" style:family="text">
      <style:text-properties officeooo:rsid="007c6fb7"/>
    </style:style>
    <style:style style:name="T410" style:family="text">
      <style:text-properties officeooo:rsid="007d1929"/>
    </style:style>
    <style:style style:name="T411" style:family="text">
      <style:text-properties style:font-style-asian="italic"/>
    </style:style>
    <style:style style:name="T412" style:family="text">
      <style:text-properties style:font-weight-asian="normal"/>
    </style:style>
    <style:style style:name="T413" style:family="text">
      <style:text-properties style:font-weight-complex="normal"/>
    </style:style>
    <style:style style:name="T414" style:family="text">
      <style:text-properties officeooo:rsid="004c65d2"/>
    </style:style>
    <style:style style:name="T415" style:family="text">
      <style:text-properties officeooo:rsid="00633948"/>
    </style:style>
    <style:style style:name="T416" style:family="text">
      <style:text-properties officeooo:rsid="003445b1"/>
    </style:style>
    <style:style style:name="T417" style:family="text">
      <style:text-properties officeooo:rsid="00326801"/>
    </style:style>
    <style:style style:name="T418" style:family="text">
      <style:text-properties officeooo:rsid="003637f7"/>
    </style:style>
    <style:style style:name="T419" style:family="text">
      <style:text-properties officeooo:rsid="00307b19"/>
    </style:style>
    <style:style style:name="T420" style:family="text">
      <style:text-properties officeooo:rsid="002f45fd"/>
    </style:style>
    <style:style style:name="T421" style:family="text">
      <style:text-properties officeooo:rsid="00e8afc1"/>
    </style:style>
    <style:style style:name="T422" style:family="text">
      <style:text-properties officeooo:rsid="00dcd7d2"/>
    </style:style>
    <style:style style:name="T423" style:family="text">
      <style:text-properties officeooo:rsid="00d0e30e"/>
    </style:style>
    <style:style style:name="T424" style:family="text">
      <style:text-properties officeooo:rsid="00cf2a43"/>
    </style:style>
    <style:style style:name="T425" style:family="text">
      <style:text-properties officeooo:rsid="00c0c7a2"/>
    </style:style>
    <style:style style:name="T426" style:family="text">
      <style:text-properties officeooo:rsid="00c61bfd"/>
    </style:style>
    <style:style style:name="T427" style:family="text">
      <style:text-properties officeooo:rsid="00c30829"/>
    </style:style>
    <style:style style:name="T428" style:family="text">
      <style:text-properties officeooo:rsid="00c2bca7"/>
    </style:style>
    <style:style style:name="T429" style:family="text">
      <style:text-properties officeooo:rsid="00c0069c"/>
    </style:style>
    <style:style style:name="T430" style:family="text">
      <style:text-properties officeooo:rsid="00bcbd48"/>
    </style:style>
    <style:style style:name="T431" style:family="text">
      <style:text-properties officeooo:rsid="00bc0fe2"/>
    </style:style>
    <style:style style:name="T432" style:family="text">
      <style:text-properties officeooo:rsid="00ba2142"/>
    </style:style>
    <style:style style:name="T433" style:family="text">
      <style:text-properties officeooo:rsid="00b98550"/>
    </style:style>
    <style:style style:name="T434" style:family="text">
      <style:text-properties style:font-size-asian="10.5pt"/>
    </style:style>
    <style:style style:name="T435" style:family="text">
      <style:text-properties officeooo:rsid="00b6b3c5"/>
    </style:style>
    <style:style style:name="T436" style:family="text">
      <style:text-properties officeooo:rsid="00b17810"/>
    </style:style>
    <style:style style:name="T437" style:family="text">
      <style:text-properties officeooo:rsid="00b0eb37"/>
    </style:style>
    <style:style style:name="T438" style:family="text">
      <style:text-properties officeooo:rsid="0112763f"/>
    </style:style>
    <style:style style:name="T439" style:family="text">
      <style:text-properties officeooo:rsid="01137036"/>
    </style:style>
    <style:style style:name="T440" style:family="text">
      <style:text-properties officeooo:rsid="011ab37b"/>
    </style:style>
    <style:style style:name="T441" style:family="text">
      <style:text-properties officeooo:rsid="011e19a8"/>
    </style:style>
    <style:style style:name="T442" style:family="text">
      <style:text-properties officeooo:rsid="0120012f"/>
    </style:style>
    <style:style style:name="T443" style:family="text">
      <style:text-properties fo:font-size="14pt"/>
    </style:style>
    <style:style style:name="T444" style:family="text">
      <style:text-properties fo:font-size="14pt" fo:font-weight="bold" style:font-size-asian="14pt" style:font-weight-asian="bold"/>
    </style:style>
    <style:style style:name="T445" style:family="text">
      <style:text-properties fo:font-size="14pt" style:font-size-asian="14pt"/>
    </style:style>
    <style:style style:name="T446" style:family="text">
      <style:text-properties fo:font-size="14pt" officeooo:rsid="013e5247" style:font-size-asian="14pt"/>
    </style:style>
    <style:style style:name="T447" style:family="text">
      <style:text-properties officeooo:rsid="01261be5"/>
    </style:style>
    <style:style style:name="T448" style:family="text">
      <style:text-properties officeooo:rsid="01279e51"/>
    </style:style>
    <style:style style:name="T449" style:family="text">
      <style:text-properties officeooo:rsid="01280f9b"/>
    </style:style>
    <style:style style:name="T450" style:family="text">
      <style:text-properties officeooo:rsid="01291461"/>
    </style:style>
    <style:style style:name="T451" style:family="text">
      <style:text-properties officeooo:rsid="01294bf2"/>
    </style:style>
    <style:style style:name="T452" style:family="text">
      <style:text-properties officeooo:rsid="0129ca1b"/>
    </style:style>
    <style:style style:name="T453" style:family="text">
      <style:text-properties officeooo:rsid="012b06b4"/>
    </style:style>
    <style:style style:name="T454" style:family="text">
      <style:text-properties officeooo:rsid="012c5cb0"/>
    </style:style>
    <style:style style:name="T455" style:family="text">
      <style:text-properties officeooo:rsid="012e2c88"/>
    </style:style>
    <style:style style:name="T456" style:family="text">
      <style:text-properties officeooo:rsid="0130ca69"/>
    </style:style>
    <style:style style:name="T457" style:family="text">
      <style:text-properties officeooo:rsid="0133b4f6"/>
    </style:style>
    <style:style style:name="T458" style:family="text">
      <style:text-properties officeooo:rsid="01356428"/>
    </style:style>
    <style:style style:name="T459" style:family="text">
      <style:text-properties style:font-size-asian="14pt"/>
    </style:style>
    <style:style style:name="T460" style:family="text">
      <style:text-properties officeooo:rsid="0136125a"/>
    </style:style>
    <style:style style:name="T461" style:family="text">
      <style:text-properties officeooo:rsid="01374ff5"/>
    </style:style>
    <style:style style:name="T462" style:family="text">
      <style:text-properties officeooo:rsid="01375c35"/>
    </style:style>
    <style:style style:name="T463" style:family="text">
      <style:text-properties officeooo:rsid="01380877"/>
    </style:style>
    <style:style style:name="T464" style:family="text">
      <style:text-properties officeooo:rsid="01391c5e"/>
    </style:style>
    <style:style style:name="T465" style:family="text">
      <style:text-properties officeooo:rsid="01392e79"/>
    </style:style>
    <style:style style:name="T466" style:family="text">
      <style:text-properties officeooo:rsid="0139ef59"/>
    </style:style>
    <style:style style:name="T467" style:family="text">
      <style:text-properties officeooo:rsid="013b371c"/>
    </style:style>
    <style:style style:name="T468" style:family="text">
      <style:text-properties officeooo:rsid="013c9485"/>
    </style:style>
    <style:style style:name="T469" style:family="text">
      <style:text-properties officeooo:rsid="013e5247"/>
    </style:style>
    <style:style style:name="T470" style:family="text">
      <style:text-properties officeooo:rsid="013f25ee"/>
    </style:style>
    <style:style style:name="T471" style:family="text">
      <style:text-properties officeooo:rsid="014097ea"/>
    </style:style>
    <style:style style:name="T472" style:family="text">
      <style:text-properties fo:font-size="16pt" officeooo:rsid="014097ea" style:font-size-asian="16.7999992370605pt" style:font-size-complex="19.2000007629395pt"/>
    </style:style>
    <style:style style:name="T473" style:family="text">
      <style:text-properties officeooo:rsid="0141aa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27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text:span text:style-name="T471">SOUTHERN FEDERAL UNIVERSITY</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6"><text:span text:style-name="T471">Pelenitsyn A. M.</text:span></text:p>
      <text:p text:style-name="P255"><text:line-break/><text:span text:style-name="T471">Test</text:span></text:p>
      <text:p text:style-name="P256"><text:span text:style-name="T471">for<text:line-break/></text:span>“Computer Methods in Discrete Mathematics”<text:line-break/><text:span text:style-name="T4">course</text:span></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6"><text:span text:style-name="T4"/></text:p>
      <text:p text:style-name="P252"><text:span text:style-name="T473">Rostov-on-Don</text:span></text:p>
      <text:p text:style-name="P252"><text:span text:style-name="T473">2010</text:span></text:p>
      <text:p text:style-name="P20">TEST SPECIFICATION</text:p>
      <text:h text:style-name="P643" text:outline-level="4">1. Test purpose.</text:h>
      <text:p text:style-name="P23"><text:span text:style-name="T1">Test tasks could be used for final examinations (basic, advanced and expert levels) on “Computer Methods in Discrete Mathematics” </text:span><text:span text:style-name="T4">course</text:span><text:span text:style-name="T1"> for students </text:span><text:span text:style-name="T4">studying</text:span><text:span text:style-name="T1"> for </text:span><text:span text:style-name="T4">M</text:span><text:span text:style-name="T1">asters </text:span><text:span text:style-name="T5">of</text:span><text:span text:style-name="T1"> “</text:span><text:span text:style-name="T5">EUROPEAN STUDIES </text:span><text:span text:style-name="T1">” </text:span><text:span text:style-name="T5">program</text:span><text:span text:style-name="T1"> and for </text:span><text:span text:style-name="T108">holding</text:span><text:span text:style-name="T1"> </text:span><text:span text:style-name="T4">midterm exams</text:span><text:span text:style-name="T1"> in the course of studies. After completion of 1-st unit students supplied with the tasks relevant to it. This kind of tests could be </text:span><text:span text:style-name="T2">conducted for backward students.</text:span></text:p>
      <text:p text:style-name="P21"><text:span text:style-name="T2">Test tasks could be used by the students for self-control. Teacher may use </text:span><text:span text:style-name="T3">test as a source for home assignments with further discussion of right and wrong answers. </text:span></text:p>
      <text:p text:style-name="P30">While using test in midterm exams it should be mandatory to pass the test for all students in the group. Students should know from the very beginning of the semester term that if they fail any midterm exam they wouldn't be admitted to the final exam.</text:p>
      <text:h text:style-name="P644" text:outline-level="4">2. Course content incorporated in test.</text:h>
      <text:p text:style-name="P22"><text:span text:style-name="T4">The purpose of </text:span><text:span text:style-name="T1">“Computer Methods in Discrete Mathematics” </text:span><text:span text:style-name="T4">course is to introduce students to the computational discrete mathematics using the Sage mathematics software system, and develop skills of scientific computing in several branches of discrete mathematics like graph theory, group theory and number theory </text:span><text:span text:style-name="T5">using Python programming language. This will form base for the the Master of Applied Mathematics and Computer Science, so test task include questions from all over the course material, namely:</text:span></text:p>
      <text:p text:style-name="P31"/>
      <text:list xml:id="list32189572" text:style-name="L1">
        <text:list-item>
          <text:p text:style-name="P224"><text:span text:style-name="T107">Unit: </text:span>Introduction to Python programming.</text:p>
          <text:list>
            <text:list-item>
              <text:p text:style-name="P238">Python interpreter, executing scripts. </text:p>
            </text:list-item>
            <text:list-item>
              <text:p text:style-name="P238">Defining functions, indentation, if-statements. </text:p>
            </text:list-item>
            <text:list-item>
              <text:p text:style-name="P238">Strings, string methods, slices, strings formatting. </text:p>
            </text:list-item>
            <text:list-item>
              <text:p text:style-name="P238">Lists, for-statements, range function, list methods, list slices, list comprehensions. </text:p>
            </text:list-item>
            <text:list-item>
              <text:p text:style-name="P238">Sorting, key sorting, comparators. </text:p>
            </text:list-item>
            <text:list-item>
              <text:p text:style-name="P238">Tuples. </text:p>
            </text:list-item>
            <text:list-item>
              <text:p text:style-name="P238">Dictionaries, accessing keys, values and pairs. </text:p>
            </text:list-item>
            <text:list-item>
              <text:p text:style-name="P238">Text files. </text:p>
            </text:list-item>
            <text:list-item>
              <text:p text:style-name="P238">NumPy arrays. </text:p>
            </text:list-item>
          </text:list>
        </text:list-item>
        <text:list-item>
          <text:p text:style-name="P224"><text:span text:style-name="T107">Unit: </text:span>Sage Commons.</text:p>
          <text:list>
            <text:list-item>
              <text:p text:style-name="P238">Basic worksheet usage.</text:p>
            </text:list-item>
            <text:list-item>
              <text:p text:style-name="P238">Defining functions.</text:p>
            </text:list-item>
            <text:list-item>
              <text:p text:style-name="P238">Solving equations exactly.</text:p>
            </text:list-item>
            <text:list-item>
              <text:p text:style-name="P238">Solving equations numerically.</text:p>
            </text:list-item>
            <text:list-item>
              <text:p text:style-name="P238">Differentiation.</text:p>
            </text:list-item>
            <text:list-item>
              <text:p text:style-name="P238">Two-dimensional plotting.</text:p>
            </text:list-item>
          </text:list>
        </text:list-item>
        <text:list-item>
          <text:p text:style-name="P226"><text:span text:style-name="T107">Unit : </text:span>Combinatorics.</text:p>
          <text:list>
            <text:list-item>
              <text:p text:style-name="P239">Basics.</text:p>
            </text:list-item>
            <text:list-item>
              <text:p text:style-name="P239">Dyck words.</text:p>
            </text:list-item>
            <text:list-item>
              <text:p text:style-name="P239">Partitions.</text:p>
            </text:list-item>
            <text:list-item>
              <text:p text:style-name="P239"><text:soft-page-break/>Permutations.</text:p>
            </text:list-item>
            <text:list-item>
              <text:p text:style-name="P239">Posets.</text:p>
            </text:list-item>
          </text:list>
        </text:list-item>
        <text:list-item>
          <text:p text:style-name="P225"><text:span text:style-name="T107">Unit: </text:span>Number Theory.</text:p>
          <text:list>
            <text:list-item>
              <text:p text:style-name="P240">Modular arithmetic.</text:p>
            </text:list-item>
            <text:list-item>
              <text:p text:style-name="P240">Prima<text:span text:style-name="T452">l</text:span>ity checking.</text:p>
            </text:list-item>
            <text:list-item>
              <text:p text:style-name="P240"><text:span text:style-name="T403">p</text:span>-adic numbers.</text:p>
            </text:list-item>
          </text:list>
        </text:list-item>
        <text:list-item>
          <text:p text:style-name="P225"><text:span text:style-name="T107">Unit: </text:span>Group Theory.</text:p>
          <text:list>
            <text:list-item>
              <text:p text:style-name="P240">Basic group theory.</text:p>
            </text:list-item>
            <text:list-item>
              <text:p text:style-name="P240">Finite abelian groups.</text:p>
            </text:list-item>
            <text:list-item>
              <text:p text:style-name="P240">Group presentations.</text:p>
            </text:list-item>
            <text:list-item>
              <text:p text:style-name="P240">Coset enumeration.</text:p>
            </text:list-item>
          </text:list>
        </text:list-item>
        <text:list-item>
          <text:p text:style-name="P225"><text:span text:style-name="T107">Unit: </text:span>Graph Theory.</text:p>
          <text:list>
            <text:list-item>
              <text:p text:style-name="P240">Creating graphs and digraphs.</text:p>
            </text:list-item>
            <text:list-item>
              <text:p text:style-name="P240">Displaying graphs.</text:p>
            </text:list-item>
            <text:list-item>
              <text:p text:style-name="P240">Shortest paths.</text:p>
            </text:list-item>
            <text:list-item>
              <text:p text:style-name="P240">Canadian traveller problem.</text:p>
            </text:list-item>
            <text:list-item>
              <text:p text:style-name="P238">Cayley graphs.</text:p>
            </text:list-item>
          </text:list>
        </text:list-item>
      </text:list>
      <text:p text:style-name="P32"/>
      <text:h text:style-name="P645" text:outline-level="4">3. Control objects list</text:h>
      <text:p text:style-name="P266"><text:span text:style-name="T442">The test could be used for checking students skills in basic terms, definitions, solviving common problems in respective fields and so on, encountered in the <text:s/></text:span><text:span text:style-name="T1">“Computer Methods in Discrete Mathematics” </text:span><text:span text:style-name="T442">course.</text:span></text:p>
      <text:p text:style-name="P267"><text:span text:style-name="T450">Kind of knowledge and practical skills ckecked by test are as follows</text:span></text:p>
      <text:p text:style-name="P267"><text:span text:style-name="T450"/></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1">1</text:p>
          </table:table-cell>
          <table:table-cell table:style-name="Таблица1.B1" office:value-type="string">
            <text:p text:style-name="P244"><text:span text:style-name="T451">Running Python interpreter, use basic language constructs: conditionals, loops, functions, classes. </text:span><text:span text:style-name="T460">Understanding code semantics.</text:span></text:p>
          </table:table-cell>
        </table:table-row>
        <table:table-row table:style-name="Таблица1.1">
          <table:table-cell table:style-name="Таблица1.A1" office:value-type="string">
            <text:p text:style-name="P241">2</text:p>
          </table:table-cell>
          <table:table-cell table:style-name="Таблица1.B1" office:value-type="string">
            <text:p text:style-name="P244"><text:span text:style-name="T451">Handling built-in datatypes: strings, lists, tuples and dictionaries. Proccesing text files.</text:span></text:p>
          </table:table-cell>
        </table:table-row>
        <table:table-row table:style-name="Таблица1.1">
          <table:table-cell table:style-name="Таблица1.A1" office:value-type="string">
            <text:p text:style-name="P241">3</text:p>
          </table:table-cell>
          <table:table-cell table:style-name="Таблица1.B1" office:value-type="string">
            <text:p text:style-name="P244"><text:span text:style-name="T451">Using Sage in interactive mode through worksheets. Defining and calling functions.</text:span></text:p>
          </table:table-cell>
        </table:table-row>
        <table:table-row table:style-name="Таблица1.1">
          <table:table-cell table:style-name="Таблица1.A1" office:value-type="string">
            <text:p text:style-name="P241">4</text:p>
          </table:table-cell>
          <table:table-cell table:style-name="Таблица1.B1" office:value-type="string">
            <text:p text:style-name="P244"><text:span text:style-name="T451">Solving equations either numerically or symbolycally, </text:span><text:span text:style-name="T453">differentiating functions in one or several variables, plotting function graphics.</text:span></text:p>
          </table:table-cell>
        </table:table-row>
        <table:table-row table:style-name="Таблица1.1">
          <table:table-cell table:style-name="Таблица1.A1" office:value-type="string">
            <text:p text:style-name="P241">5</text:p>
          </table:table-cell>
          <table:table-cell table:style-name="Таблица1.B1" office:value-type="string">
            <text:p text:style-name="P245"><text:span text:style-name="T453">Understanding basic Python techniques for handling combinatorial objects</text:span><text:span text:style-name="T392">. </text:span><text:span text:style-name="T402">Using Sage facilities to work with Dyck words.</text:span></text:p>
          </table:table-cell>
        </table:table-row>
        <table:table-row table:style-name="Таблица1.1">
          <table:table-cell table:style-name="Таблица1.A1" office:value-type="string">
            <text:p text:style-name="P241">6</text:p>
          </table:table-cell>
          <table:table-cell table:style-name="Таблица1.B1" office:value-type="string">
            <text:p text:style-name="P245"><text:span text:style-name="T453">Handling partially ordered sets: defining, understanding cover relations, plotting Hasse diagams.</text:span></text:p>
          </table:table-cell>
        </table:table-row>
        <table:table-row table:style-name="Таблица1.1">
          <table:table-cell table:style-name="Таблица1.A7" office:value-type="float" office:value="7">
            <text:p text:style-name="P242"><text:span text:style-name="T455">7</text:span></text:p>
          </table:table-cell>
          <table:table-cell table:style-name="Таблица1.B7" office:value-type="string">
            <text:p text:style-name="P247"><text:span text:style-name="T455">Performing modular arithmetic, definnig congruence classes, solving linear congruences. Using multiplicative functions, understanding their role in number theory. Being aquanted with most widely used primality checking methods.</text:span></text:p>
          </table:table-cell>
        </table:table-row>
        <table:table-row table:style-name="Таблица1.1">
          <table:table-cell table:style-name="Таблица1.A7" office:value-type="float" office:value="8">
            <text:p text:style-name="P242"><text:span text:style-name="T455">8</text:span></text:p>
          </table:table-cell>
          <table:table-cell table:style-name="Таблица1.B7" office:value-type="string">
            <text:p text:style-name="P248"><text:span text:style-name="T200">Doing basic arithmetics with</text:span><text:span text:style-name="T71"> </text:span><text:span text:style-name="T70">p</text:span><text:span text:style-name="T455">-adic numbers. </text:span><text:span text:style-name="T456">Undersastanding common approches and <text:s/>major differences between fields of </text:span><text:span text:style-name="T70">p</text:span><text:span text:style-name="T455">-adic</text:span><text:span text:style-name="T456"> numbers and real numbers.</text:span></text:p>
          </table:table-cell>
        </table:table-row>
        <table:table-row table:style-name="Таблица1.1">
          <table:table-cell table:style-name="Таблица1.A9" office:value-type="float" office:value="9">
            <text:p text:style-name="P242"><text:span text:style-name="T455">9</text:span></text:p>
          </table:table-cell>
          <table:table-cell table:style-name="Таблица1.B1" office:value-type="string">
            <text:p text:style-name="P246"><text:span text:style-name="T454">Familiarity with basic notions of group theory: operations properties, </text:span><text:soft-page-break/><text:span text:style-name="T454">homomorphisms, subgroups. Special groups (symmetric, dihedral, cyclic etc.)</text:span></text:p>
          </table:table-cell>
        </table:table-row>
        <table:table-row table:style-name="Таблица1.1">
          <table:table-cell table:style-name="Таблица1.A9" office:value-type="float" office:value="10">
            <text:p text:style-name="P242"><text:span text:style-name="T455">10</text:span></text:p>
          </table:table-cell>
          <table:table-cell table:style-name="Таблица1.B1" office:value-type="string">
            <text:p text:style-name="P246"><text:span text:style-name="T454">Understanding structure and properties of finite abelian groups, using these for finding group properties and relationships.</text:span></text:p>
          </table:table-cell>
        </table:table-row>
        <table:table-row table:style-name="Таблица1.1">
          <table:table-cell table:style-name="Таблица1.A9" office:value-type="float" office:value="11">
            <text:p text:style-name="P243"><text:span text:style-name="T457">11</text:span></text:p>
          </table:table-cell>
          <table:table-cell table:style-name="Таблица1.B1" office:value-type="string">
            <text:p text:style-name="P246"><text:span text:style-name="T454">Using group presentations for defining and handling (either manually or automatically) various groups. Understanding and solving coset enumeration problem for finitely presented groups.</text:span></text:p>
          </table:table-cell>
        </table:table-row>
        <table:table-row table:style-name="Таблица1.1">
          <table:table-cell table:style-name="Таблица1.A1" office:value-type="string">
            <text:p text:style-name="P241">1<text:span text:style-name="T457">2</text:span></text:p>
          </table:table-cell>
          <table:table-cell table:style-name="Таблица1.B1" office:value-type="string">
            <text:p text:style-name="P249"><text:span text:style-name="T457">Using various methods for graph construction. Defining basic graph properties. Handling graphs with Sage.</text:span></text:p>
          </table:table-cell>
        </table:table-row>
        <table:table-row table:style-name="Таблица1.1">
          <table:table-cell table:style-name="Таблица1.A7" office:value-type="float" office:value="13">
            <text:p text:style-name="P243"><text:span text:style-name="T457">13</text:span></text:p>
          </table:table-cell>
          <table:table-cell table:style-name="Таблица1.B7" office:value-type="string">
            <text:p text:style-name="P249"><text:span text:style-name="T457">Various paths, cycles, circuits etc. on graphs. Using several algorithms for solving paths-related problems.</text:span></text:p>
          </table:table-cell>
        </table:table-row>
      </table:table>
      <text:h text:style-name="P648" text:outline-level="4"><text:span text:style-name="T6">4. Distribution of tasks by compl</text:span><text:span text:style-name="T7">exity</text:span></text:h>
      <text:p text:style-name="P33">Test tasks series is divided into three parts by complexity:</text:p>
      <text:list xml:id="list32196143" text:style-name="L2">
        <text:list-item>
          <text:p text:style-name="P259"><text:span text:style-name="T7">basic level (</text:span><text:span text:style-name="T387">1</text:span><text:span text:style-name="T388">–</text:span><text:span text:style-name="T389">1</text:span><text:span text:style-name="T390">39</text:span><text:span text:style-name="T388">);</text:span></text:p>
        </text:list-item>
        <text:list-item>
          <text:p text:style-name="P260"><text:span text:style-name="T7">advanced level (</text:span><text:span text:style-name="T387">14</text:span><text:span text:style-name="T441">0</text:span><text:span text:style-name="T7">–</text:span><text:span text:style-name="T387">17</text:span><text:span text:style-name="T441">8</text:span><text:span text:style-name="T7">);</text:span></text:p>
        </text:list-item>
        <text:list-item>
          <text:p text:style-name="P261"><text:span text:style-name="T7">expert level (</text:span><text:span text:style-name="T387">1</text:span><text:span text:style-name="T441">79</text:span><text:span text:style-name="T7">–</text:span><text:span text:style-name="T387">20</text:span><text:span text:style-name="T441">3</text:span><text:span text:style-name="T7">).</text:span></text:p>
        </text:list-item>
      </text:list>
      <text:p text:style-name="P1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Complexity level</text:p>
          </table:table-cell>
          <table:table-cell table:style-name="Таблица2.A1" office:value-type="string">
            <text:p text:style-name="P2">Task count</text:p>
          </table:table-cell>
          <table:table-cell table:style-name="Таблица2.A1" office:value-type="string">
            <text:p text:style-name="P2">Maximum raw grade</text:p>
          </table:table-cell>
          <table:table-cell table:style-name="Таблица2.D1" office:value-type="string">
            <text:p text:style-name="P2">Percentage of maximum raw grade for given complexity level from maximum raw grade for overall work equal to 20<text:span text:style-name="T449">3</text:span></text:p>
          </table:table-cell>
        </table:table-row>
        <table:table-row table:style-name="Таблица2.1">
          <table:table-cell table:style-name="Таблица2.A1" office:value-type="string">
            <text:p text:style-name="P3">Базовый</text:p>
          </table:table-cell>
          <table:table-cell table:style-name="Таблица2.A1" office:value-type="string">
            <text:p text:style-name="P3">1<text:span text:style-name="T441">39</text:span></text:p>
          </table:table-cell>
          <table:table-cell table:style-name="Таблица2.A1" office:value-type="string">
            <text:p text:style-name="P3">1<text:span text:style-name="T441">39</text:span></text:p>
          </table:table-cell>
          <table:table-cell table:style-name="Таблица2.D1" office:value-type="string">
            <text:p text:style-name="P3"><text:span text:style-name="T384">68</text:span>,<text:span text:style-name="T441">47</text:span>%</text:p>
          </table:table-cell>
        </table:table-row>
        <table:table-row table:style-name="Таблица2.1">
          <table:table-cell table:style-name="Таблица2.A1" office:value-type="string">
            <text:p text:style-name="P3">Повышенный</text:p>
          </table:table-cell>
          <table:table-cell table:style-name="Таблица2.A1" office:value-type="string">
            <text:p text:style-name="P4">39</text:p>
          </table:table-cell>
          <table:table-cell table:style-name="Таблица2.A1" office:value-type="string">
            <text:p text:style-name="P4">39</text:p>
          </table:table-cell>
          <table:table-cell table:style-name="Таблица2.D1" office:value-type="string">
            <text:p text:style-name="P3"><text:span text:style-name="T384">19</text:span>,<text:span text:style-name="T384">2</text:span><text:span text:style-name="T441">1</text:span>%</text:p>
          </table:table-cell>
        </table:table-row>
        <table:table-row table:style-name="Таблица2.1">
          <table:table-cell table:style-name="Таблица2.A1" office:value-type="string">
            <text:p text:style-name="P3">Высокий</text:p>
          </table:table-cell>
          <table:table-cell table:style-name="Таблица2.A1" office:value-type="string">
            <text:p text:style-name="P4">25</text:p>
          </table:table-cell>
          <table:table-cell table:style-name="Таблица2.A1" office:value-type="string">
            <text:p text:style-name="P4">25</text:p>
          </table:table-cell>
          <table:table-cell table:style-name="Таблица2.D1" office:value-type="string">
            <text:p text:style-name="P3"><text:span text:style-name="T384">12</text:span>.<text:span text:style-name="T441">32</text:span>%</text:p>
          </table:table-cell>
        </table:table-row>
        <table:table-row table:style-name="Таблица2.1">
          <table:table-cell table:style-name="Таблица2.A1" office:value-type="string">
            <text:p text:style-name="P1">Итого</text:p>
          </table:table-cell>
          <table:table-cell table:style-name="Таблица2.A1" office:value-type="string">
            <text:p text:style-name="P1">20<text:span text:style-name="T441">3</text:span></text:p>
          </table:table-cell>
          <table:table-cell table:style-name="Таблица2.A1" office:value-type="string">
            <text:p text:style-name="P1"/>
          </table:table-cell>
          <table:table-cell table:style-name="Таблица2.D1" office:value-type="string">
            <text:p text:style-name="P1">100%</text:p>
          </table:table-cell>
        </table:table-row>
      </table:table>
      <text:p text:style-name="P17"/>
      <text:h text:style-name="Heading_20_4" text:outline-level="4"><text:span text:style-name="T8">5. </text:span><text:span text:style-name="T9">Task c</text:span><text:span text:style-name="T8">omplexity level</text:span></text:h>
      <text:p text:style-name="P18">is determined by:</text:p>
      <text:list xml:id="list32192055" text:style-name="L3">
        <text:list-item>
          <text:p text:style-name="P263">task substantiveness;</text:p>
        </text:list-item>
        <text:list-item>
          <text:p text:style-name="P263">amount of work to be done to complete the task;</text:p>
        </text:list-item>
        <text:list-item>
          <text:p text:style-name="P262"><text:span text:style-name="T8">diversity </text:span><text:span text:style-name="T8">of the work.</text:span></text:p>
        </text:list-item>
      </text:list>
      <text:h text:style-name="P646" text:outline-level="4">6. Test plan.</text:h>
      <text:p text:style-name="P19"/>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22"><text:span text:style-name="T448">#Task </text:span></text:p>
          </table:table-cell>
          <table:table-cell table:style-name="Таблица3.A1" office:value-type="string">
            <text:p text:style-name="P258"><text:span text:style-name="T448">#Contents Item</text:span></text:p>
          </table:table-cell>
          <table:table-cell table:style-name="Таблица3.A1" office:value-type="string">
            <text:p text:style-name="P222"><text:span text:style-name="T448">#Control Object</text:span></text:p>
          </table:table-cell>
          <table:table-cell table:style-name="Таблица3.D1" office:value-type="string">
            <text:p text:style-name="P257"><text:span text:style-name="T448">Course Skills Level</text:span></text:p>
          </table:table-cell>
        </table:table-row>
        <table:table-row table:style-name="Таблица3.1">
          <table:table-cell table:style-name="Таблица3.A1" office:value-type="string">
            <text:list xml:id="list32205399" text:style-name="WW8Num11">
              <text:list-item>
                <text:p text:style-name="P223"/>
              </text:list-item>
            </text:list>
          </table:table-cell>
          <table:table-cell table:style-name="Таблица3.A1" office:value-type="string">
            <text:p text:style-name="P237"><text:span text:style-name="T460">1.</text:span><text:span text:style-name="T460">1</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6863" text:continue-numbering="true" text:style-name="WW8Num11">
              <text:list-item>
                <text:p text:style-name="P223"/>
              </text:list-item>
            </text:list>
          </table:table-cell>
          <table:table-cell table:style-name="Таблица3.A1" office:value-type="string">
            <text:p text:style-name="P237"><text:span text:style-name="T460">1.</text:span><text:span text:style-name="T460">1</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506" text:continue-numbering="true" text:style-name="WW8Num11">
              <text:list-item>
                <text:p text:style-name="P223"/>
              </text:list-item>
            </text:list>
          </table:table-cell>
          <table:table-cell table:style-name="Таблица3.A1" office:value-type="string">
            <text:p text:style-name="P237"><text:span text:style-name="T460">1.</text:span><text:span text:style-name="T460">1</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4608" text:continue-numbering="true" text:style-name="WW8Num11">
              <text:list-item>
                <text:p text:style-name="P223"/>
              </text:list-item>
            </text:list>
          </table:table-cell>
          <table:table-cell table:style-name="Таблица3.A1" office:value-type="string">
            <text:p text:style-name="P237"><text:span text:style-name="T460">1.</text:span><text:span text:style-name="T460">1</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4647" text:continue-numbering="true" text:style-name="WW8Num11">
              <text:list-item>
                <text:p text:style-name="P223"/>
              </text:list-item>
            </text:list>
          </table:table-cell>
          <table:table-cell table:style-name="Таблица3.A1" office:value-type="string">
            <text:p text:style-name="P237"><text:span text:style-name="T460">1.</text:span><text:span text:style-name="T460">1</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601" text:continue-numbering="true" text:style-name="WW8Num11">
              <text:list-item>
                <text:p text:style-name="P223"/>
              </text:list-item>
            </text:list>
          </table:table-cell>
          <table:table-cell table:style-name="Таблица3.A1" office:value-type="string">
            <text:p text:style-name="P237"><text:span text:style-name="T460">1.</text:span><text:span text:style-name="T461">2</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8453" text:continue-numbering="true" text:style-name="WW8Num11">
              <text:list-item>
                <text:p text:style-name="P223"/>
              </text:list-item>
            </text:list>
          </table:table-cell>
          <table:table-cell table:style-name="Таблица3.A1" office:value-type="string">
            <text:p text:style-name="P237"><text:span text:style-name="T460">1.</text:span><text:span text:style-name="T461">2</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ext:soft-page-break/>
        <table:table-row table:style-name="Таблица3.1">
          <table:table-cell table:style-name="Таблица3.A1" office:value-type="string">
            <text:list xml:id="list37465134" text:continue-numbering="true" text:style-name="WW8Num11">
              <text:list-item>
                <text:p text:style-name="P223"/>
              </text:list-item>
            </text:list>
          </table:table-cell>
          <table:table-cell table:style-name="Таблица3.A1" office:value-type="string">
            <text:p text:style-name="P237"><text:span text:style-name="T460">1.</text:span><text:span text:style-name="T461">2</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6363" text:continue-numbering="true" text:style-name="WW8Num11">
              <text:list-item>
                <text:p text:style-name="P223"/>
              </text:list-item>
            </text:list>
          </table:table-cell>
          <table:table-cell table:style-name="Таблица3.A1" office:value-type="string">
            <text:p text:style-name="P237"><text:span text:style-name="T460">1.</text:span><text:span text:style-name="T461">2</text:span></text:p>
          </table:table-cell>
          <table:table-cell table:style-name="Таблица3.A1" office:value-type="string">
            <text:p text:style-name="P228"><text:span text:style-name="T460">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1593"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718"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666"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8866"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4169"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890"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2601"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4979"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561" text:continue-numbering="true" text:style-name="WW8Num11">
              <text:list-item>
                <text:p text:style-name="P223"/>
              </text:list-item>
            </text:list>
          </table:table-cell>
          <table:table-cell table:style-name="Таблица3.A1" office:value-type="string">
            <text:p text:style-name="P229"><text:span text:style-name="T461">1.3</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448"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529"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7287"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1, 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546"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526"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4072"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2804" text:continue-numbering="true" text:style-name="WW8Num11">
              <text:list-item>
                <text:p text:style-name="P223"/>
              </text:list-item>
            </text:list>
          </table:table-cell>
          <table:table-cell table:style-name="Таблица3.A1" office:value-type="string">
            <text:p text:style-name="P229"><text:span text:style-name="T461">1.5</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9188" text:continue-numbering="true" text:style-name="WW8Num11">
              <text:list-item>
                <text:p text:style-name="P223"/>
              </text:list-item>
            </text:list>
          </table:table-cell>
          <table:table-cell table:style-name="Таблица3.A1" office:value-type="string">
            <text:p text:style-name="P229"><text:span text:style-name="T461">1.5</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072" text:continue-numbering="true" text:style-name="WW8Num11">
              <text:list-item>
                <text:p text:style-name="P223"/>
              </text:list-item>
            </text:list>
          </table:table-cell>
          <table:table-cell table:style-name="Таблица3.A1" office:value-type="string">
            <text:p text:style-name="P229"><text:span text:style-name="T461">1.5</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999" text:continue-numbering="true" text:style-name="WW8Num11">
              <text:list-item>
                <text:p text:style-name="P223"/>
              </text:list-item>
            </text:list>
          </table:table-cell>
          <table:table-cell table:style-name="Таблица3.A1" office:value-type="string">
            <text:p text:style-name="P229"><text:span text:style-name="T461">1.4</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9444" text:continue-numbering="true" text:style-name="WW8Num11">
              <text:list-item>
                <text:p text:style-name="P223"/>
              </text:list-item>
            </text:list>
          </table:table-cell>
          <table:table-cell table:style-name="Таблица3.A1" office:value-type="string">
            <text:p text:style-name="P229"><text:span text:style-name="T461">1.6</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123" text:continue-numbering="true" text:style-name="WW8Num11">
              <text:list-item>
                <text:p text:style-name="P223"/>
              </text:list-item>
            </text:list>
          </table:table-cell>
          <table:table-cell table:style-name="Таблица3.A1" office:value-type="string">
            <text:p text:style-name="P229"><text:span text:style-name="T461">1.4,6</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0739" text:continue-numbering="true" text:style-name="WW8Num11">
              <text:list-item>
                <text:p text:style-name="P223"/>
              </text:list-item>
            </text:list>
          </table:table-cell>
          <table:table-cell table:style-name="Таблица3.A1" office:value-type="string">
            <text:p text:style-name="P229"><text:span text:style-name="T461">1.7</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370" text:continue-numbering="true" text:style-name="WW8Num11">
              <text:list-item>
                <text:p text:style-name="P223"/>
              </text:list-item>
            </text:list>
          </table:table-cell>
          <table:table-cell table:style-name="Таблица3.A1" office:value-type="string">
            <text:p text:style-name="P229"><text:span text:style-name="T461">1.8</text:span></text:p>
          </table:table-cell>
          <table:table-cell table:style-name="Таблица3.A1" office:value-type="string">
            <text:p text:style-name="P229"><text:span text:style-name="T46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3712" text:continue-numbering="true" text:style-name="WW8Num11">
              <text:list-item>
                <text:p text:style-name="P223"/>
              </text:list-item>
            </text:list>
          </table:table-cell>
          <table:table-cell table:style-name="Таблица3.A1" office:value-type="string">
            <text:p text:style-name="P230"><text:span text:style-name="T462">2.1,3</text:span></text:p>
          </table:table-cell>
          <table:table-cell table:style-name="Таблица3.A1" office:value-type="string">
            <text:p text:style-name="P230"><text:span text:style-name="T462">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1231" text:continue-numbering="true" text:style-name="WW8Num11">
              <text:list-item>
                <text:p text:style-name="P223"/>
              </text:list-item>
            </text:list>
          </table:table-cell>
          <table:table-cell table:style-name="Таблица3.A1" office:value-type="string">
            <text:p text:style-name="P230"><text:span text:style-name="T462">2.1,4</text:span></text:p>
          </table:table-cell>
          <table:table-cell table:style-name="Таблица3.A1" office:value-type="string">
            <text:p text:style-name="P230"><text:span text:style-name="T462">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811" text:continue-numbering="true" text:style-name="WW8Num11">
              <text:list-item>
                <text:p text:style-name="P223"/>
              </text:list-item>
            </text:list>
          </table:table-cell>
          <table:table-cell table:style-name="Таблица3.A1" office:value-type="string">
            <text:p text:style-name="P230"><text:span text:style-name="T462">2.1</text:span></text:p>
          </table:table-cell>
          <table:table-cell table:style-name="Таблица3.A1" office:value-type="string">
            <text:p text:style-name="P230"><text:span text:style-name="T462">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336" text:continue-numbering="true" text:style-name="WW8Num11">
              <text:list-item>
                <text:p text:style-name="P223"/>
              </text:list-item>
            </text:list>
          </table:table-cell>
          <table:table-cell table:style-name="Таблица3.A1" office:value-type="string">
            <text:p text:style-name="P230"><text:span text:style-name="T462">2.1</text:span></text:p>
          </table:table-cell>
          <table:table-cell table:style-name="Таблица3.A1" office:value-type="string">
            <text:p text:style-name="P230"><text:span text:style-name="T462">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071" text:continue-numbering="true" text:style-name="WW8Num11">
              <text:list-item>
                <text:p text:style-name="P223"/>
              </text:list-item>
            </text:list>
          </table:table-cell>
          <table:table-cell table:style-name="Таблица3.A1" office:value-type="string">
            <text:p text:style-name="P230"><text:span text:style-name="T462">2.2</text:span></text:p>
          </table:table-cell>
          <table:table-cell table:style-name="Таблица3.A1" office:value-type="string">
            <text:p text:style-name="P230"><text:span text:style-name="T462">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175" text:continue-numbering="true" text:style-name="WW8Num11">
              <text:list-item>
                <text:p text:style-name="P223"/>
              </text:list-item>
            </text:list>
          </table:table-cell>
          <table:table-cell table:style-name="Таблица3.A1" office:value-type="string">
            <text:p text:style-name="P230"><text:span text:style-name="T462">2.3</text:span></text:p>
          </table:table-cell>
          <table:table-cell table:style-name="Таблица3.A1" office:value-type="string">
            <text:p text:style-name="P230"><text:span text:style-name="T462">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2279" text:continue-numbering="true" text:style-name="WW8Num11">
              <text:list-item>
                <text:p text:style-name="P223"/>
              </text:list-item>
            </text:list>
          </table:table-cell>
          <table:table-cell table:style-name="Таблица3.A1" office:value-type="string">
            <text:p text:style-name="P230"><text:span text:style-name="T462">2.3,4,5</text:span></text:p>
          </table:table-cell>
          <table:table-cell table:style-name="Таблица3.A1" office:value-type="string">
            <text:p text:style-name="P230"><text:span text:style-name="T462">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2626" text:continue-numbering="true" text:style-name="WW8Num11">
              <text:list-item>
                <text:p text:style-name="P223"/>
              </text:list-item>
            </text:list>
          </table:table-cell>
          <table:table-cell table:style-name="Таблица3.A1" office:value-type="string">
            <text:p text:style-name="P230"><text:span text:style-name="T462">2.3</text:span></text:p>
          </table:table-cell>
          <table:table-cell table:style-name="Таблица3.A1" office:value-type="string">
            <text:p text:style-name="P230"><text:span text:style-name="T462">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7600" text:continue-numbering="true" text:style-name="WW8Num11">
              <text:list-item>
                <text:p text:style-name="P223"/>
              </text:list-item>
            </text:list>
          </table:table-cell>
          <table:table-cell table:style-name="Таблица3.A1" office:value-type="string">
            <text:p text:style-name="P230"><text:span text:style-name="T462">2.4</text:span></text:p>
          </table:table-cell>
          <table:table-cell table:style-name="Таблица3.A1" office:value-type="string">
            <text:p text:style-name="P230"><text:span text:style-name="T462">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8209" text:continue-numbering="true" text:style-name="WW8Num11">
              <text:list-item>
                <text:p text:style-name="P223"/>
              </text:list-item>
            </text:list>
          </table:table-cell>
          <table:table-cell table:style-name="Таблица3.A1" office:value-type="string">
            <text:p text:style-name="P230"><text:span text:style-name="T462">2.5</text:span></text:p>
          </table:table-cell>
          <table:table-cell table:style-name="Таблица3.A1" office:value-type="string">
            <text:p text:style-name="P230"><text:span text:style-name="T462">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404" text:continue-numbering="true" text:style-name="WW8Num11">
              <text:list-item>
                <text:p text:style-name="P223"/>
              </text:list-item>
            </text:list>
          </table:table-cell>
          <table:table-cell table:style-name="Таблица3.A1" office:value-type="string">
            <text:p text:style-name="P231"><text:span text:style-name="T463">2.5</text:span></text:p>
          </table:table-cell>
          <table:table-cell table:style-name="Таблица3.A1" office:value-type="string">
            <text:p text:style-name="P231"><text:span text:style-name="T46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8504" text:continue-numbering="true" text:style-name="WW8Num11">
              <text:list-item>
                <text:p text:style-name="P223"/>
              </text:list-item>
            </text:list>
          </table:table-cell>
          <table:table-cell table:style-name="Таблица3.A1" office:value-type="string">
            <text:p text:style-name="P231"><text:span text:style-name="T463">2.6</text:span></text:p>
          </table:table-cell>
          <table:table-cell table:style-name="Таблица3.A1" office:value-type="string">
            <text:p text:style-name="P231"><text:span text:style-name="T46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2881" text:continue-numbering="true" text:style-name="WW8Num11">
              <text:list-item>
                <text:p text:style-name="P223"/>
              </text:list-item>
            </text:list>
          </table:table-cell>
          <table:table-cell table:style-name="Таблица3.A1" office:value-type="string">
            <text:p text:style-name="P231"><text:span text:style-name="T463">2.6</text:span></text:p>
          </table:table-cell>
          <table:table-cell table:style-name="Таблица3.A1" office:value-type="string">
            <text:p text:style-name="P231"><text:span text:style-name="T46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2523" text:continue-numbering="true" text:style-name="WW8Num11">
              <text:list-item>
                <text:p text:style-name="P223"/>
              </text:list-item>
            </text:list>
          </table:table-cell>
          <table:table-cell table:style-name="Таблица3.A1" office:value-type="string">
            <text:p text:style-name="P231"><text:span text:style-name="T463">2.6</text:span></text:p>
          </table:table-cell>
          <table:table-cell table:style-name="Таблица3.A1" office:value-type="string">
            <text:p text:style-name="P231"><text:span text:style-name="T46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4189" text:continue-numbering="true" text:style-name="WW8Num11">
              <text:list-item>
                <text:p text:style-name="P223"/>
              </text:list-item>
            </text:list>
          </table:table-cell>
          <table:table-cell table:style-name="Таблица3.A1" office:value-type="string">
            <text:p text:style-name="P231"><text:span text:style-name="T463">2.6</text:span></text:p>
          </table:table-cell>
          <table:table-cell table:style-name="Таблица3.A1" office:value-type="string">
            <text:p text:style-name="P231"><text:span text:style-name="T463">4</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081" text:continue-numbering="true" text:style-name="WW8Num11">
              <text:list-item>
                <text:p text:style-name="P223"/>
              </text:list-item>
            </text:list>
          </table:table-cell>
          <table:table-cell table:style-name="Таблица3.A1" office:value-type="string">
            <text:p text:style-name="P231"><text:span text:style-name="T463">3.1</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0585" text:continue-numbering="true" text:style-name="WW8Num11">
              <text:list-item>
                <text:p text:style-name="P223"/>
              </text:list-item>
            </text:list>
          </table:table-cell>
          <table:table-cell table:style-name="Таблица3.A1" office:value-type="string">
            <text:p text:style-name="P231"><text:span text:style-name="T463">3.1</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308" text:continue-numbering="true" text:style-name="WW8Num11">
              <text:list-item>
                <text:p text:style-name="P223"/>
              </text:list-item>
            </text:list>
          </table:table-cell>
          <table:table-cell table:style-name="Таблица3.A1" office:value-type="string">
            <text:p text:style-name="P231"><text:span text:style-name="T463">3.1</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ext:soft-page-break/>
        <table:table-row table:style-name="Таблица3.1">
          <table:table-cell table:style-name="Таблица3.A1" office:value-type="string">
            <text:list xml:id="list37456939" text:continue-numbering="true" text:style-name="WW8Num11">
              <text:list-item>
                <text:p text:style-name="P223"/>
              </text:list-item>
            </text:list>
          </table:table-cell>
          <table:table-cell table:style-name="Таблица3.A1" office:value-type="string">
            <text:p text:style-name="P231"><text:span text:style-name="T463">3.2</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8983" text:continue-numbering="true" text:style-name="WW8Num11">
              <text:list-item>
                <text:p text:style-name="P223"/>
              </text:list-item>
            </text:list>
          </table:table-cell>
          <table:table-cell table:style-name="Таблица3.A1" office:value-type="string">
            <text:p text:style-name="P231"><text:span text:style-name="T463">3.2</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2821" text:continue-numbering="true" text:style-name="WW8Num11">
              <text:list-item>
                <text:p text:style-name="P223"/>
              </text:list-item>
            </text:list>
          </table:table-cell>
          <table:table-cell table:style-name="Таблица3.A1" office:value-type="string">
            <text:p text:style-name="P231"><text:span text:style-name="T463">3.2</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7756" text:continue-numbering="true" text:style-name="WW8Num11">
              <text:list-item>
                <text:p text:style-name="P223"/>
              </text:list-item>
            </text:list>
          </table:table-cell>
          <table:table-cell table:style-name="Таблица3.A1" office:value-type="string">
            <text:p text:style-name="P231"><text:span text:style-name="T463">3.2</text:span></text:p>
          </table:table-cell>
          <table:table-cell table:style-name="Таблица3.A1" office:value-type="string">
            <text:p text:style-name="P231"><text:span text:style-name="T463">5</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703"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3288"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4415"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612"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2318"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294"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7518"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1539" text:continue-numbering="true" text:style-name="WW8Num11">
              <text:list-item>
                <text:p text:style-name="P223"/>
              </text:list-item>
            </text:list>
          </table:table-cell>
          <table:table-cell table:style-name="Таблица3.A1" office:value-type="string">
            <text:p text:style-name="P231"><text:span text:style-name="T463">3.5</text:span></text:p>
          </table:table-cell>
          <table:table-cell table:style-name="Таблица3.A1" office:value-type="string">
            <text:p text:style-name="P231"><text:span text:style-name="T463">6</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0905"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1644"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385"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8646"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3203"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075"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3791"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2342"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423"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565"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241"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401"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443"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6642"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984"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097"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204"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120"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918"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603"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8226" text:continue-numbering="true" text:style-name="WW8Num11">
              <text:list-item>
                <text:p text:style-name="P223"/>
              </text:list-item>
            </text:list>
          </table:table-cell>
          <table:table-cell table:style-name="Таблица3.A1" office:value-type="string">
            <text:p text:style-name="P232"><text:span text:style-name="T465">4.1,</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0575" text:continue-numbering="true" text:style-name="WW8Num11">
              <text:list-item>
                <text:p text:style-name="P223"/>
              </text:list-item>
            </text:list>
          </table:table-cell>
          <table:table-cell table:style-name="Таблица3.A1" office:value-type="string">
            <text:p text:style-name="P232"><text:span text:style-name="T465">4.1</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5679" text:continue-numbering="true" text:style-name="WW8Num11">
              <text:list-item>
                <text:p text:style-name="P223"/>
              </text:list-item>
            </text:list>
          </table:table-cell>
          <table:table-cell table:style-name="Таблица3.A1" office:value-type="string">
            <text:p text:style-name="P232"><text:span text:style-name="T465">4.</text:span><text:span text:style-name="T466">2</text:span></text:p>
          </table:table-cell>
          <table:table-cell table:style-name="Таблица3.A1" office:value-type="string">
            <text:p text:style-name="P232"><text:span text:style-name="T465">7</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6184" text:continue-numbering="true" text:style-name="WW8Num11">
              <text:list-item>
                <text:p text:style-name="P223"/>
              </text:list-item>
            </text:list>
          </table:table-cell>
          <table:table-cell table:style-name="Таблица3.A1" office:value-type="string">
            <text:p text:style-name="P233"><text:span text:style-name="T467">4.3</text:span></text:p>
          </table:table-cell>
          <table:table-cell table:style-name="Таблица3.A1" office:value-type="string">
            <text:p text:style-name="P233"><text:span text:style-name="T467">8</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6335" text:continue-numbering="true" text:style-name="WW8Num11">
              <text:list-item>
                <text:p text:style-name="P223"/>
              </text:list-item>
            </text:list>
          </table:table-cell>
          <table:table-cell table:style-name="Таблица3.A1" office:value-type="string">
            <text:p text:style-name="P233"><text:span text:style-name="T467">4.3</text:span></text:p>
          </table:table-cell>
          <table:table-cell table:style-name="Таблица3.A1" office:value-type="string">
            <text:p text:style-name="P233"><text:span text:style-name="T467">8</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8398"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169"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336"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8912"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308" text:continue-numbering="true" text:style-name="WW8Num11">
              <text:list-item>
                <text:p text:style-name="P223"/>
              </text:list-item>
            </text:list>
          </table:table-cell>
          <table:table-cell table:style-name="Таблица3.A1" office:value-type="string">
            <text:p text:style-name="P233"><text:span text:style-name="T467">4.1, 5.1</text:span></text:p>
          </table:table-cell>
          <table:table-cell table:style-name="Таблица3.A1" office:value-type="string">
            <text:p text:style-name="P233"><text:span text:style-name="T467">8,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3980"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ext:soft-page-break/>
        <table:table-row table:style-name="Таблица3.1">
          <table:table-cell table:style-name="Таблица3.A1" office:value-type="string">
            <text:list xml:id="list37460754"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376"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3193"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572"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3906" text:continue-numbering="true" text:style-name="WW8Num11">
              <text:list-item>
                <text:p text:style-name="P223"/>
              </text:list-item>
            </text:list>
          </table:table-cell>
          <table:table-cell table:style-name="Таблица3.A1" office:value-type="string">
            <text:p text:style-name="P232"><text:span text:style-name="T465">3.4, </text:span><text:span text:style-name="T467">5.1</text:span></text:p>
          </table:table-cell>
          <table:table-cell table:style-name="Таблица3.A1" office:value-type="string">
            <text:p text:style-name="P233"><text:span text:style-name="T467">5, 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384"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526" text:continue-numbering="true" text:style-name="WW8Num11">
              <text:list-item>
                <text:p text:style-name="P223"/>
              </text:list-item>
            </text:list>
          </table:table-cell>
          <table:table-cell table:style-name="Таблица3.A1" office:value-type="string">
            <text:p text:style-name="P232"><text:span text:style-name="T465">3.4, </text:span><text:span text:style-name="T467">5.1</text:span></text:p>
          </table:table-cell>
          <table:table-cell table:style-name="Таблица3.A1" office:value-type="string">
            <text:p text:style-name="P233"><text:span text:style-name="T467">5, 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118"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7590" text:continue-numbering="true" text:style-name="WW8Num11">
              <text:list-item>
                <text:p text:style-name="P223"/>
              </text:list-item>
            </text:list>
          </table:table-cell>
          <table:table-cell table:style-name="Таблица3.A1" office:value-type="string">
            <text:p text:style-name="P234"><text:span text:style-name="T468">5.3</text:span></text:p>
          </table:table-cell>
          <table:table-cell table:style-name="Таблица3.A1" office:value-type="string">
            <text:p text:style-name="P234"><text:span text:style-name="T468">1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8003" text:continue-numbering="true" text:style-name="WW8Num11">
              <text:list-item>
                <text:p text:style-name="P223"/>
              </text:list-item>
            </text:list>
          </table:table-cell>
          <table:table-cell table:style-name="Таблица3.A1" office:value-type="string">
            <text:p text:style-name="P234"><text:span text:style-name="T468">5.4</text:span></text:p>
          </table:table-cell>
          <table:table-cell table:style-name="Таблица3.A1" office:value-type="string">
            <text:p text:style-name="P234"><text:span text:style-name="T468">1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940"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6273"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415"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1846" text:continue-numbering="true" text:style-name="WW8Num11">
              <text:list-item>
                <text:p text:style-name="P223"/>
              </text:list-item>
            </text:list>
          </table:table-cell>
          <table:table-cell table:style-name="Таблица3.A1" office:value-type="string">
            <text:p text:style-name="P233"><text:span text:style-name="T467">5.1</text:span></text:p>
          </table:table-cell>
          <table:table-cell table:style-name="Таблица3.A1" office:value-type="string">
            <text:p text:style-name="P233"><text:span text:style-name="T467">9</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643" text:continue-numbering="true" text:style-name="WW8Num11">
              <text:list-item>
                <text:p text:style-name="P223"/>
              </text:list-item>
            </text:list>
          </table:table-cell>
          <table:table-cell table:style-name="Таблица3.A1" office:value-type="string">
            <text:p text:style-name="P233"><text:span text:style-name="T467">5.1,</text:span><text:span text:style-name="T468">2</text:span></text:p>
          </table:table-cell>
          <table:table-cell table:style-name="Таблица3.A1" office:value-type="string">
            <text:p text:style-name="P233"><text:span text:style-name="T467">9,</text:span><text:span text:style-name="T468">10</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2459" text:continue-numbering="true" text:style-name="WW8Num11">
              <text:list-item>
                <text:p text:style-name="P223"/>
              </text:list-item>
            </text:list>
          </table:table-cell>
          <table:table-cell table:style-name="Таблица3.A1" office:value-type="string">
            <text:p text:style-name="P233"><text:span text:style-name="T467">5.1,</text:span><text:span text:style-name="T468">2</text:span></text:p>
          </table:table-cell>
          <table:table-cell table:style-name="Таблица3.A1" office:value-type="string">
            <text:p text:style-name="P233"><text:span text:style-name="T467">9,</text:span><text:span text:style-name="T468">10</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244" text:continue-numbering="true" text:style-name="WW8Num11">
              <text:list-item>
                <text:p text:style-name="P223"/>
              </text:list-item>
            </text:list>
          </table:table-cell>
          <table:table-cell table:style-name="Таблица3.A1" office:value-type="string">
            <text:p text:style-name="P235"><text:span text:style-name="T469">5.2</text:span></text:p>
          </table:table-cell>
          <table:table-cell table:style-name="Таблица3.A1" office:value-type="string">
            <text:p text:style-name="P235"><text:span text:style-name="T469">10</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5847" text:continue-numbering="true" text:style-name="WW8Num11">
              <text:list-item>
                <text:p text:style-name="P223"/>
              </text:list-item>
            </text:list>
          </table:table-cell>
          <table:table-cell table:style-name="Таблица3.A1" office:value-type="string">
            <text:p text:style-name="P235"><text:span text:style-name="T469">5.3</text:span></text:p>
          </table:table-cell>
          <table:table-cell table:style-name="Таблица3.A1" office:value-type="string">
            <text:p text:style-name="P235"><text:span text:style-name="T469">1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125" text:continue-numbering="true" text:style-name="WW8Num11">
              <text:list-item>
                <text:p text:style-name="P223"/>
              </text:list-item>
            </text:list>
          </table:table-cell>
          <table:table-cell table:style-name="Таблица3.A1" office:value-type="string">
            <text:p text:style-name="P235"><text:span text:style-name="T469">5.3</text:span></text:p>
          </table:table-cell>
          <table:table-cell table:style-name="Таблица3.A1" office:value-type="string">
            <text:p text:style-name="P235"><text:span text:style-name="T469">11</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411"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114"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814"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608"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074"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712" text:continue-numbering="true" text:style-name="WW8Num11">
              <text:list-item>
                <text:p text:style-name="P223"/>
              </text:list-item>
            </text:list>
          </table:table-cell>
          <table:table-cell table:style-name="Таблица3.A1" office:value-type="string">
            <text:p text:style-name="P235"><text:span text:style-name="T469">6.1, 2</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6843"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960"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 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143" text:continue-numbering="true" text:style-name="WW8Num11">
              <text:list-item>
                <text:p text:style-name="P223"/>
              </text:list-item>
            </text:list>
          </table:table-cell>
          <table:table-cell table:style-name="Таблица3.A1" office:value-type="string">
            <text:p text:style-name="P235"><text:span text:style-name="T469">6.1, 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3111" text:continue-numbering="true" text:style-name="WW8Num11">
              <text:list-item>
                <text:p text:style-name="P223"/>
              </text:list-item>
            </text:list>
          </table:table-cell>
          <table:table-cell table:style-name="Таблица3.A1" office:value-type="string">
            <text:p text:style-name="P235"><text:span text:style-name="T469">6.1, 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3820"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2130"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3630"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5819"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7668"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834"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1877" text:continue-numbering="true" text:style-name="WW8Num11">
              <text:list-item>
                <text:p text:style-name="P223"/>
              </text:list-item>
            </text:list>
          </table:table-cell>
          <table:table-cell table:style-name="Таблица3.A1" office:value-type="string">
            <text:p text:style-name="P235"><text:span text:style-name="T469">6.1,2</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1460"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 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3971" text:continue-numbering="true" text:style-name="WW8Num11">
              <text:list-item>
                <text:p text:style-name="P223"/>
              </text:list-item>
            </text:list>
          </table:table-cell>
          <table:table-cell table:style-name="Таблица3.A1" office:value-type="string">
            <text:p text:style-name="P235"><text:span text:style-name="T469">6.2</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7908" text:continue-numbering="true" text:style-name="WW8Num11">
              <text:list-item>
                <text:p text:style-name="P223"/>
              </text:list-item>
            </text:list>
          </table:table-cell>
          <table:table-cell table:style-name="Таблица3.A1" office:value-type="string">
            <text:p text:style-name="P235"><text:span text:style-name="T469">6.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3624" text:continue-numbering="true" text:style-name="WW8Num11">
              <text:list-item>
                <text:p text:style-name="P223"/>
              </text:list-item>
            </text:list>
          </table:table-cell>
          <table:table-cell table:style-name="Таблица3.A1" office:value-type="string">
            <text:p text:style-name="P235"><text:span text:style-name="T469">6.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4642" text:continue-numbering="true" text:style-name="WW8Num11">
              <text:list-item>
                <text:p text:style-name="P223"/>
              </text:list-item>
            </text:list>
          </table:table-cell>
          <table:table-cell table:style-name="Таблица3.A1" office:value-type="string">
            <text:p text:style-name="P235"><text:span text:style-name="T469">6.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8894" text:continue-numbering="true" text:style-name="WW8Num11">
              <text:list-item>
                <text:p text:style-name="P223"/>
              </text:list-item>
            </text:list>
          </table:table-cell>
          <table:table-cell table:style-name="Таблица3.A1" office:value-type="string">
            <text:p text:style-name="P235"><text:span text:style-name="T469">6.3</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60096"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ext:soft-page-break/>
        <table:table-row table:style-name="Таблица3.1">
          <table:table-cell table:style-name="Таблица3.A1" office:value-type="string">
            <text:list xml:id="list37462317"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58262" text:continue-numbering="true" text:style-name="WW8Num11">
              <text:list-item>
                <text:p text:style-name="P223"/>
              </text:list-item>
            </text:list>
          </table:table-cell>
          <table:table-cell table:style-name="Таблица3.A1" office:value-type="string">
            <text:p text:style-name="P235"><text:span text:style-name="T469">6.4</text:span></text:p>
          </table:table-cell>
          <table:table-cell table:style-name="Таблица3.A1" office:value-type="string">
            <text:p text:style-name="P235"><text:span text:style-name="T469">13</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84289" text:continue-numbering="true" text:style-name="WW8Num11">
              <text:list-item>
                <text:p text:style-name="P223"/>
              </text:list-item>
            </text:list>
          </table:table-cell>
          <table:table-cell table:style-name="Таблица3.A1" office:value-type="string">
            <text:p text:style-name="P235"><text:span text:style-name="T469">6.1</text:span></text:p>
          </table:table-cell>
          <table:table-cell table:style-name="Таблица3.A1" office:value-type="string">
            <text:p text:style-name="P235"><text:span text:style-name="T469">12</text:span></text:p>
          </table:table-cell>
          <table:table-cell table:style-name="Таблица3.D1" office:value-type="string">
            <text:p text:style-name="P227"><text:span text:style-name="T447">Basic</text:span></text:p>
          </table:table-cell>
        </table:table-row>
        <table:table-row table:style-name="Таблица3.1">
          <table:table-cell table:style-name="Таблица3.A1" office:value-type="string">
            <text:list xml:id="list37479801" text:continue-numbering="true" text:style-name="WW8Num11">
              <text:list-item>
                <text:p text:style-name="P223"/>
              </text:list-item>
            </text:list>
          </table:table-cell>
          <table:table-cell table:style-name="Таблица3.A1" office:value-type="string">
            <text:p text:style-name="P235"><text:span text:style-name="T469">1.1</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608" text:continue-numbering="true" text:style-name="WW8Num11">
              <text:list-item>
                <text:p text:style-name="P223"/>
              </text:list-item>
            </text:list>
          </table:table-cell>
          <table:table-cell table:style-name="Таблица3.A1" office:value-type="string">
            <text:p text:style-name="P235"><text:span text:style-name="T469">1.1</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0938" text:continue-numbering="true" text:style-name="WW8Num11">
              <text:list-item>
                <text:p text:style-name="P223"/>
              </text:list-item>
            </text:list>
          </table:table-cell>
          <table:table-cell table:style-name="Таблица3.A1" office:value-type="string">
            <text:p text:style-name="P221"><text:span text:style-name="T446">1.1</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1764" text:continue-numbering="true" text:style-name="WW8Num11">
              <text:list-item>
                <text:p text:style-name="P223"/>
              </text:list-item>
            </text:list>
          </table:table-cell>
          <table:table-cell table:style-name="Таблица3.A1" office:value-type="string">
            <text:p text:style-name="P235"><text:span text:style-name="T469">1.2</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6161" text:continue-numbering="true" text:style-name="WW8Num11">
              <text:list-item>
                <text:p text:style-name="P223"/>
              </text:list-item>
            </text:list>
          </table:table-cell>
          <table:table-cell table:style-name="Таблица3.A1" office:value-type="string">
            <text:p text:style-name="P235"><text:span text:style-name="T469">1.2</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55671" text:continue-numbering="true" text:style-name="WW8Num11">
              <text:list-item>
                <text:p text:style-name="P223"/>
              </text:list-item>
            </text:list>
          </table:table-cell>
          <table:table-cell table:style-name="Таблица3.A1" office:value-type="string">
            <text:p text:style-name="P235"><text:span text:style-name="T469">1.4</text:span></text:p>
          </table:table-cell>
          <table:table-cell table:style-name="Таблица3.A1" office:value-type="string">
            <text:p text:style-name="P235"><text:span text:style-name="T469">2</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2738" text:continue-numbering="true" text:style-name="WW8Num11">
              <text:list-item>
                <text:p text:style-name="P223"/>
              </text:list-item>
            </text:list>
          </table:table-cell>
          <table:table-cell table:style-name="Таблица3.A1" office:value-type="string">
            <text:p text:style-name="P235"><text:span text:style-name="T469">1.6</text:span></text:p>
          </table:table-cell>
          <table:table-cell table:style-name="Таблица3.A1" office:value-type="string">
            <text:p text:style-name="P235"><text:span text:style-name="T469">2</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8571" text:continue-numbering="true" text:style-name="WW8Num11">
              <text:list-item>
                <text:p text:style-name="P223"/>
              </text:list-item>
            </text:list>
          </table:table-cell>
          <table:table-cell table:style-name="Таблица3.A1" office:value-type="string">
            <text:p text:style-name="P235"><text:span text:style-name="T469">1.4</text:span></text:p>
          </table:table-cell>
          <table:table-cell table:style-name="Таблица3.A1" office:value-type="string">
            <text:p text:style-name="P235"><text:span text:style-name="T469">2</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653" text:continue-numbering="true" text:style-name="WW8Num11">
              <text:list-item>
                <text:p text:style-name="P223"/>
              </text:list-item>
            </text:list>
          </table:table-cell>
          <table:table-cell table:style-name="Таблица3.A1" office:value-type="string">
            <text:p text:style-name="P235"><text:span text:style-name="T469">1.2, 4</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1690" text:continue-numbering="true" text:style-name="WW8Num11">
              <text:list-item>
                <text:p text:style-name="P223"/>
              </text:list-item>
            </text:list>
          </table:table-cell>
          <table:table-cell table:style-name="Таблица3.A1" office:value-type="string">
            <text:p text:style-name="P235"><text:span text:style-name="T469">1.2</text:span></text:p>
          </table:table-cell>
          <table:table-cell table:style-name="Таблица3.A1" office:value-type="string">
            <text:p text:style-name="P235"><text:span text:style-name="T469">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5824" text:continue-numbering="true" text:style-name="WW8Num11">
              <text:list-item>
                <text:p text:style-name="P223"/>
              </text:list-item>
            </text:list>
          </table:table-cell>
          <table:table-cell table:style-name="Таблица3.A1" office:value-type="string">
            <text:p text:style-name="P235"><text:span text:style-name="T469">4.1</text:span></text:p>
          </table:table-cell>
          <table:table-cell table:style-name="Таблица3.A1" office:value-type="string">
            <text:p text:style-name="P235"><text:span text:style-name="T469">7</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3548" text:continue-numbering="true" text:style-name="WW8Num11">
              <text:list-item>
                <text:p text:style-name="P223"/>
              </text:list-item>
            </text:list>
          </table:table-cell>
          <table:table-cell table:style-name="Таблица3.A1" office:value-type="string">
            <text:p text:style-name="P235"><text:span text:style-name="T469">4.2</text:span></text:p>
          </table:table-cell>
          <table:table-cell table:style-name="Таблица3.A1" office:value-type="string">
            <text:p text:style-name="P235"><text:span text:style-name="T469">7</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55335"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1043"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5450"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6593"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0026"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9505" text:continue-numbering="true" text:style-name="WW8Num11">
              <text:list-item>
                <text:p text:style-name="P223"/>
              </text:list-item>
            </text:list>
          </table:table-cell>
          <table:table-cell table:style-name="Таблица3.A1" office:value-type="string">
            <text:p text:style-name="P235"><text:span text:style-name="T469">4.3</text:span></text:p>
          </table:table-cell>
          <table:table-cell table:style-name="Таблица3.A1" office:value-type="string">
            <text:p text:style-name="P235"><text:span text:style-name="T469">8</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473" text:continue-numbering="true" text:style-name="WW8Num11">
              <text:list-item>
                <text:p text:style-name="P223"/>
              </text:list-item>
            </text:list>
          </table:table-cell>
          <table:table-cell table:style-name="Таблица3.A1" office:value-type="string">
            <text:p text:style-name="P236"><text:span text:style-name="T470">5.3</text:span></text:p>
          </table:table-cell>
          <table:table-cell table:style-name="Таблица3.A1" office:value-type="string">
            <text:p text:style-name="P236"><text:span text:style-name="T470">11</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0808"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54034" text:continue-numbering="true" text:style-name="WW8Num11">
              <text:list-item>
                <text:p text:style-name="P223"/>
              </text:list-item>
            </text:list>
          </table:table-cell>
          <table:table-cell table:style-name="Таблица3.A1" office:value-type="string">
            <text:p text:style-name="P236"><text:span text:style-name="T470">4.1, 5.2</text:span></text:p>
          </table:table-cell>
          <table:table-cell table:style-name="Таблица3.A1" office:value-type="string">
            <text:p text:style-name="P236"><text:span text:style-name="T470">7, 10</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9605" text:continue-numbering="true" text:style-name="WW8Num11">
              <text:list-item>
                <text:p text:style-name="P223"/>
              </text:list-item>
            </text:list>
          </table:table-cell>
          <table:table-cell table:style-name="Таблица3.A1" office:value-type="string">
            <text:p text:style-name="P236"><text:span text:style-name="T470">4.1, 5.2</text:span></text:p>
          </table:table-cell>
          <table:table-cell table:style-name="Таблица3.A1" office:value-type="string">
            <text:p text:style-name="P236"><text:span text:style-name="T470">7, 10</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4856"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2623"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2918"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2432"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53838" text:continue-numbering="true" text:style-name="WW8Num11">
              <text:list-item>
                <text:p text:style-name="P223"/>
              </text:list-item>
            </text:list>
          </table:table-cell>
          <table:table-cell table:style-name="Таблица3.A1" office:value-type="string">
            <text:p text:style-name="P236"><text:span text:style-name="T470">4.1, 5.2</text:span></text:p>
          </table:table-cell>
          <table:table-cell table:style-name="Таблица3.A1" office:value-type="string">
            <text:p text:style-name="P236"><text:span text:style-name="T470">7, 10</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0179" text:continue-numbering="true" text:style-name="WW8Num11">
              <text:list-item>
                <text:p text:style-name="P223"/>
              </text:list-item>
            </text:list>
          </table:table-cell>
          <table:table-cell table:style-name="Таблица3.A1" office:value-type="string">
            <text:p text:style-name="P236"><text:span text:style-name="T470">4.1, 5.2</text:span></text:p>
          </table:table-cell>
          <table:table-cell table:style-name="Таблица3.A1" office:value-type="string">
            <text:p text:style-name="P236"><text:span text:style-name="T470">7, 10</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1494"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7940"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271" text:continue-numbering="true" text:style-name="WW8Num11">
              <text:list-item>
                <text:p text:style-name="P223"/>
              </text:list-item>
            </text:list>
          </table:table-cell>
          <table:table-cell table:style-name="Таблица3.A1" office:value-type="string">
            <text:p text:style-name="P236"><text:span text:style-name="T470">4.1, 5.2</text:span></text:p>
          </table:table-cell>
          <table:table-cell table:style-name="Таблица3.A1" office:value-type="string">
            <text:p text:style-name="P236"><text:span text:style-name="T470">7, 10</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8445" text:continue-numbering="true" text:style-name="WW8Num11">
              <text:list-item>
                <text:p text:style-name="P223"/>
              </text:list-item>
            </text:list>
          </table:table-cell>
          <table:table-cell table:style-name="Таблица3.A1" office:value-type="string">
            <text:p text:style-name="P236"><text:span text:style-name="T470">6.1, 3</text:span></text:p>
          </table:table-cell>
          <table:table-cell table:style-name="Таблица3.A1" office:value-type="string">
            <text:p text:style-name="P236"><text:span text:style-name="T470">12, 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2147" text:continue-numbering="true" text:style-name="WW8Num11">
              <text:list-item>
                <text:p text:style-name="P223"/>
              </text:list-item>
            </text:list>
          </table:table-cell>
          <table:table-cell table:style-name="Таблица3.A1" office:value-type="string">
            <text:p text:style-name="P236"><text:span text:style-name="T470">6.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757" text:continue-numbering="true" text:style-name="WW8Num11">
              <text:list-item>
                <text:p text:style-name="P223"/>
              </text:list-item>
            </text:list>
          </table:table-cell>
          <table:table-cell table:style-name="Таблица3.A1" office:value-type="string">
            <text:p text:style-name="P236"><text:span text:style-name="T470">6.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74156" text:continue-numbering="true" text:style-name="WW8Num11">
              <text:list-item>
                <text:p text:style-name="P223"/>
              </text:list-item>
            </text:list>
          </table:table-cell>
          <table:table-cell table:style-name="Таблица3.A1" office:value-type="string">
            <text:p text:style-name="P236"><text:span text:style-name="T470">6.1, 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4297" text:continue-numbering="true" text:style-name="WW8Num11">
              <text:list-item>
                <text:p text:style-name="P223"/>
              </text:list-item>
            </text:list>
          </table:table-cell>
          <table:table-cell table:style-name="Таблица3.A1" office:value-type="string">
            <text:p text:style-name="P236"><text:span text:style-name="T470">6.1, 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1336"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71751"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82231"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Advanced</text:span></text:p>
          </table:table-cell>
        </table:table-row>
        <table:table-row table:style-name="Таблица3.1">
          <table:table-cell table:style-name="Таблица3.A1" office:value-type="string">
            <text:list xml:id="list37464971" text:continue-numbering="true" text:style-name="WW8Num11">
              <text:list-item>
                <text:p text:style-name="P223"/>
              </text:list-item>
            </text:list>
          </table:table-cell>
          <table:table-cell table:style-name="Таблица3.A1" office:value-type="string">
            <text:p text:style-name="P236"><text:span text:style-name="T470">4.1, 2</text:span></text:p>
          </table:table-cell>
          <table:table-cell table:style-name="Таблица3.A1" office:value-type="string">
            <text:p text:style-name="P236"><text:span text:style-name="T470">7</text:span></text:p>
          </table:table-cell>
          <table:table-cell table:style-name="Таблица3.D1" office:value-type="string">
            <text:p text:style-name="P227"><text:span text:style-name="T447">Expert</text:span></text:p>
          </table:table-cell>
        </table:table-row>
        <text:soft-page-break/>
        <table:table-row table:style-name="Таблица3.1">
          <table:table-cell table:style-name="Таблица3.A1" office:value-type="string">
            <text:list xml:id="list37465793" text:continue-numbering="true" text:style-name="WW8Num11">
              <text:list-item>
                <text:p text:style-name="P223"/>
              </text:list-item>
            </text:list>
          </table:table-cell>
          <table:table-cell table:style-name="Таблица3.A1" office:value-type="string">
            <text:p text:style-name="P236"><text:span text:style-name="T470">4.2</text:span></text:p>
          </table:table-cell>
          <table:table-cell table:style-name="Таблица3.A1" office:value-type="string">
            <text:p text:style-name="P236"><text:span text:style-name="T470">7</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8793" text:continue-numbering="true" text:style-name="WW8Num11">
              <text:list-item>
                <text:p text:style-name="P223"/>
              </text:list-item>
            </text:list>
          </table:table-cell>
          <table:table-cell table:style-name="Таблица3.A1" office:value-type="string">
            <text:p text:style-name="P236"><text:span text:style-name="T470">4.2</text:span></text:p>
          </table:table-cell>
          <table:table-cell table:style-name="Таблица3.A1" office:value-type="string">
            <text:p text:style-name="P236"><text:span text:style-name="T470">7</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76023" text:continue-numbering="true" text:style-name="WW8Num11">
              <text:list-item>
                <text:p text:style-name="P223"/>
              </text:list-item>
            </text:list>
          </table:table-cell>
          <table:table-cell table:style-name="Таблица3.A1" office:value-type="string">
            <text:p text:style-name="P236"><text:span text:style-name="T470">4.3</text:span></text:p>
          </table:table-cell>
          <table:table-cell table:style-name="Таблица3.A1" office:value-type="string">
            <text:p text:style-name="P236"><text:span text:style-name="T470">8</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55229" text:continue-numbering="true" text:style-name="WW8Num11">
              <text:list-item>
                <text:p text:style-name="P223"/>
              </text:list-item>
            </text:list>
          </table:table-cell>
          <table:table-cell table:style-name="Таблица3.A1" office:value-type="string">
            <text:p text:style-name="P236"><text:span text:style-name="T470">4.3</text:span></text:p>
          </table:table-cell>
          <table:table-cell table:style-name="Таблица3.A1" office:value-type="string">
            <text:p text:style-name="P236"><text:span text:style-name="T470">8</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0853" text:continue-numbering="true" text:style-name="WW8Num11">
              <text:list-item>
                <text:p text:style-name="P223"/>
              </text:list-item>
            </text:list>
          </table:table-cell>
          <table:table-cell table:style-name="Таблица3.A1" office:value-type="string">
            <text:p text:style-name="P236"><text:span text:style-name="T470">4.3</text:span></text:p>
          </table:table-cell>
          <table:table-cell table:style-name="Таблица3.A1" office:value-type="string">
            <text:p text:style-name="P236"><text:span text:style-name="T470">8</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8994" text:continue-numbering="true" text:style-name="WW8Num11">
              <text:list-item>
                <text:p text:style-name="P223"/>
              </text:list-item>
            </text:list>
          </table:table-cell>
          <table:table-cell table:style-name="Таблица3.A1" office:value-type="string">
            <text:p text:style-name="P250"><text:span text:style-name="T465">3.4, </text:span><text:span text:style-name="T404">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1724"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6862"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2023"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1218" text:continue-numbering="true" text:style-name="WW8Num11">
              <text:list-item>
                <text:p text:style-name="P223"/>
              </text:list-item>
            </text:list>
          </table:table-cell>
          <table:table-cell table:style-name="Таблица3.A1" office:value-type="string">
            <text:p text:style-name="P236"><text:span text:style-name="T470">5.2</text:span></text:p>
          </table:table-cell>
          <table:table-cell table:style-name="Таблица3.A1" office:value-type="string">
            <text:p text:style-name="P236"><text:span text:style-name="T470">10</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0623" text:continue-numbering="true" text:style-name="WW8Num11">
              <text:list-item>
                <text:p text:style-name="P223"/>
              </text:list-item>
            </text:list>
          </table:table-cell>
          <table:table-cell table:style-name="Таблица3.A1" office:value-type="string">
            <text:p text:style-name="P236"><text:span text:style-name="T470">5.2</text:span></text:p>
          </table:table-cell>
          <table:table-cell table:style-name="Таблица3.A1" office:value-type="string">
            <text:p text:style-name="P236"><text:span text:style-name="T470">10</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75206"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4157"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0177"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9278"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2315" text:continue-numbering="true" text:style-name="WW8Num11">
              <text:list-item>
                <text:p text:style-name="P223"/>
              </text:list-item>
            </text:list>
          </table:table-cell>
          <table:table-cell table:style-name="Таблица3.A1" office:value-type="string">
            <text:p text:style-name="P236"><text:span text:style-name="T470">5.2</text:span></text:p>
          </table:table-cell>
          <table:table-cell table:style-name="Таблица3.A1" office:value-type="string">
            <text:p text:style-name="P236"><text:span text:style-name="T470">10</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72476" text:continue-numbering="true" text:style-name="WW8Num11">
              <text:list-item>
                <text:p text:style-name="P223"/>
              </text:list-item>
            </text:list>
          </table:table-cell>
          <table:table-cell table:style-name="Таблица3.A1" office:value-type="string">
            <text:p text:style-name="P236"><text:span text:style-name="T470">5.1</text:span></text:p>
          </table:table-cell>
          <table:table-cell table:style-name="Таблица3.A1" office:value-type="string">
            <text:p text:style-name="P236"><text:span text:style-name="T470">9</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54156" text:continue-numbering="true" text:style-name="WW8Num11">
              <text:list-item>
                <text:p text:style-name="P223"/>
              </text:list-item>
            </text:list>
          </table:table-cell>
          <table:table-cell table:style-name="Таблица3.A1" office:value-type="string">
            <text:p text:style-name="P236"><text:span text:style-name="T470">6.1, 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83522" text:continue-numbering="true" text:style-name="WW8Num11">
              <text:list-item>
                <text:p text:style-name="P223"/>
              </text:list-item>
            </text:list>
          </table:table-cell>
          <table:table-cell table:style-name="Таблица3.A1" office:value-type="string">
            <text:p text:style-name="P236"><text:span text:style-name="T470">6.1, 3</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71628"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0720"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64048"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1" office:value-type="string">
            <text:list xml:id="list37476313" text:continue-numbering="true" text:style-name="WW8Num11">
              <text:list-item>
                <text:p text:style-name="P223"/>
              </text:list-item>
            </text:list>
          </table:table-cell>
          <table:table-cell table:style-name="Таблица3.A1" office:value-type="string">
            <text:p text:style-name="P236"><text:span text:style-name="T470">6.1</text:span></text:p>
          </table:table-cell>
          <table:table-cell table:style-name="Таблица3.A1" office:value-type="string">
            <text:p text:style-name="P236"><text:span text:style-name="T470">13</text:span></text:p>
          </table:table-cell>
          <table:table-cell table:style-name="Таблица3.D1" office:value-type="string">
            <text:p text:style-name="P227"><text:span text:style-name="T447">Expert</text:span></text:p>
          </table:table-cell>
        </table:table-row>
        <table:table-row table:style-name="Таблица3.1">
          <table:table-cell table:style-name="Таблица3.A204" office:value-type="string">
            <text:list xml:id="list37455888" text:continue-numbering="true" text:style-name="WW8Num11">
              <text:list-item>
                <text:p text:style-name="P223"/>
              </text:list-item>
            </text:list>
          </table:table-cell>
          <table:table-cell table:style-name="Таблица3.A204" office:value-type="string">
            <text:p text:style-name="P236"><text:span text:style-name="T470">6.1</text:span></text:p>
          </table:table-cell>
          <table:table-cell table:style-name="Таблица3.A204" office:value-type="string">
            <text:p text:style-name="P236"><text:span text:style-name="T470">13</text:span></text:p>
          </table:table-cell>
          <table:table-cell table:style-name="Таблица3.D204" office:value-type="string">
            <text:p text:style-name="P227"><text:span text:style-name="T447">Expert</text:span></text:p>
          </table:table-cell>
        </table:table-row>
      </table:table>
      <text:h text:style-name="P647" text:outline-level="4">7. Test structure by test task forms. Task instruction samples.</text:h>
      <text:p text:style-name="P34">Total test task count — 20<text:span text:style-name="T441">3</text:span>.</text:p>
      <text:p text:style-name="P34">Test is consisted of four test task types. The structure of test tasks is suggested:</text:p>
      <text:p text:style-name="P24"><text:span text:style-name="T74">T</text:span><text:span text:style-name="T73">ask </text:span><text:span text:style-name="T74">type</text:span><text:span text:style-name="T73"> “Multiple choice”</text:span><text:span text:style-name="T9"> – task of closed type, where student </text:span><text:span text:style-name="T10">is offered to </text:span><text:span text:style-name="T10">choose correct statements from given list.</text:span></text:p>
      <text:p text:style-name="P25"><text:span text:style-name="T20">Task instruction</text:span><text:span text:style-name="T10">. Each task of this formed is supplied with list of possible answers, among which there is one or more correct ones (2, 3, and more...). Highlight correct answer(s).</text:span></text:p>
      <text:p text:style-name="P26"><text:span text:style-name="T74">T</text:span><text:span text:style-name="T73">ask </text:span><text:span text:style-name="T74">type</text:span><text:span text:style-name="T75"> “Short answer”</text:span><text:span text:style-name="T10"> – solving this task </text:span><text:span text:style-name="T121">student should write down a word or a phrase. This kind of task consists of text and blank field for answer.</text:span></text:p>
      <text:p text:style-name="P29"><text:span text:style-name="T20">Task instruction</text:span><text:span text:style-name="T10">. </text:span><text:span text:style-name="T121">Answer to this task could be a word, a phrase or a date. Write your answer in block letters down in the blank field.</text:span></text:p>
      <text:p text:style-name="P26"><text:span text:style-name="T74">T</text:span><text:span text:style-name="T73">ask </text:span><text:span text:style-name="T74">type</text:span><text:span text:style-name="T75"> “</text:span><text:span text:style-name="T76">Number quiz</text:span><text:span text:style-name="T75">”. </text:span><text:span text:style-name="T202">It's a variant of “short answer” but the answer should be a number with possible calculating error.</text:span></text:p>
      <text:p text:style-name="P27"><text:span text:style-name="T20">Task instruction</text:span><text:span text:style-name="T10">. </text:span><text:span text:style-name="T121">The answer to this question is a nuber. Write your answer down in the blank field.</text:span></text:p>
      <text:p text:style-name="P26"><text:span text:style-name="T74">T</text:span><text:span text:style-name="T73">ask </text:span><text:span text:style-name="T74">type</text:span><text:span text:style-name="T75"> “</text:span><text:span text:style-name="T77">Correspondence</text:span><text:span text:style-name="T75">” </text:span><text:span text:style-name="T202">– </text:span><text:span text:style-name="T203">a group of terms is given,the correspondence between them should be established. This kind of task consists of base (text), subquestions and corresponding number of answers. Formatting: compose one list </text:span><text:soft-page-break/><text:span text:style-name="T203">with the questions and answers for them.</text:span></text:p>
      <text:p text:style-name="P27"><text:span text:style-name="T20">Task instruction. </text:span><text:span text:style-name="T123">In this part of test tasks there are two types of questions:</text:span></text:p>
      <text:list xml:id="list32210377" text:style-name="L4">
        <text:list-item>
          <text:p text:style-name="P264"><text:span text:style-name="T203">Set up correspondence between terms and their definitions. Write down numbers and letters of answers you chose </text:span><text:span text:style-name="T204">preserving number order.</text:span></text:p>
        </text:list-item>
        <text:list-item>
          <text:p text:style-name="P265">Point out the sequence. Write it down with letters.</text:p>
        </text:list-item>
      </text:list>
      <text:p text:style-name="P35"/>
      <text:h text:style-name="P649" text:outline-level="2">TEST TASKS</text:h>
      <text:h text:style-name="P649" text:outline-level="2">BASIC LEVEL</text:h>
      <text:list xml:id="list37464454" text:continue-list="list32189572" text:style-name="L1">
        <text:list-item text:start-value="1">
          <text:p text:style-name="P145"><text:span text:style-name="T107">Unit: </text:span>Introduction to Python programming.</text:p>
        </text:list-item>
      </text:list>
      <text:p text:style-name="Text_20_body"/>
      <text:list xml:id="list32191517" text:style-name="L5">
        <text:list-item>
          <text:list>
            <text:list-item>
              <text:p text:style-name="P463">Python is __________________ rather than compiled language.</text:p>
            </text:list-item>
          </text:list>
        </text:list-item>
      </text:list>
      <text:p text:style-name="P144">interpreted</text:p>
      <text:list xml:id="list37460265" text:continue-numbering="true" text:style-name="L5">
        <text:list-item>
          <text:list>
            <text:list-item>
              <text:p text:style-name="P465">Python is _________________ <text:s/>rather than statically typed.</text:p>
            </text:list-item>
          </text:list>
        </text:list-item>
      </text:list>
      <text:p text:style-name="P134">dynamically</text:p>
      <text:list xml:id="list37474268" text:continue-numbering="true" text:style-name="L5">
        <text:list-item>
          <text:list>
            <text:list-item>
              <text:p text:style-name="P465">The command for starting Python interpreter is</text:p>
            </text:list-item>
          </text:list>
        </text:list-item>
      </text:list>
      <text:list xml:id="list32190024" text:style-name="L6">
        <text:list-item>
          <text:list>
            <text:list-item>
              <text:p text:style-name="P545"><text:span text:style-name="T368">start_python</text:span></text:p>
            </text:list-item>
            <text:list-item>
              <text:p text:style-name="P467">python</text:p>
            </text:list-item>
            <text:list-item>
              <text:p text:style-name="P466">pythoni</text:p>
            </text:list-item>
          </text:list>
        </text:list-item>
      </text:list>
      <text:list xml:id="list37475999" text:continue-list="list37474268" text:style-name="L5">
        <text:list-item>
          <text:list>
            <text:list-item>
              <text:p text:style-name="P495"><text:span text:style-name="T368">Python interpreter </text:span><text:span text:style-name="T369">prompts for continuation lines with the secondary prompt, by default</text:span></text:p>
            </text:list-item>
          </text:list>
        </text:list-item>
      </text:list>
      <text:list xml:id="list32201667" text:style-name="L7">
        <text:list-item>
          <text:list>
            <text:list-item>
              <text:p text:style-name="P544"><text:span text:style-name="T369">&gt;&gt;&gt;</text:span></text:p>
            </text:list-item>
            <text:list-item>
              <text:p text:style-name="P468"><text:span text:style-name="T369">… </text:span><text:span text:style-name="T370">(three dots)</text:span></text:p>
            </text:list-item>
            <text:list-item>
              <text:p text:style-name="P546">starting right from the begining of the line</text:p>
            </text:list-item>
            <text:list-item>
              <text:p text:style-name="P546">???</text:p>
            </text:list-item>
          </text:list>
        </text:list-item>
      </text:list>
      <text:list xml:id="list37473963" text:continue-list="list37475999" text:style-name="L5">
        <text:list-item>
          <text:list>
            <text:list-item>
              <text:p text:style-name="P496"><text:span text:style-name="T373">To get help on using e.g. list types in Python y</text:span><text:span text:style-name="T377">o</text:span><text:span text:style-name="T373">u may type in</text:span></text:p>
            </text:list-item>
          </text:list>
        </text:list-item>
      </text:list>
      <text:list xml:id="list32204042" text:style-name="L8">
        <text:list-item>
          <text:list>
            <text:list-item>
              <text:p text:style-name="P543">help(list)</text:p>
            </text:list-item>
            <text:list-item>
              <text:p text:style-name="P547">help.list</text:p>
            </text:list-item>
            <text:list-item>
              <text:p text:style-name="P547">list.help</text:p>
            </text:list-item>
            <text:list-item>
              <text:p text:style-name="P547">list /?</text:p>
            </text:list-item>
          </text:list>
        </text:list-item>
      </text:list>
      <text:list xml:id="list37477053" text:continue-list="list37473963" text:style-name="L5">
        <text:list-item>
          <text:list>
            <text:list-item>
              <text:p text:style-name="P548">Programming block in Python denoted by</text:p>
            </text:list-item>
          </text:list>
        </text:list-item>
      </text:list>
      <text:list xml:id="list32187136" text:style-name="L9">
        <text:list-item>
          <text:list>
            <text:list-item>
              <text:p text:style-name="P542"><text:span text:style-name="T437">{}-braces</text:span></text:p>
            </text:list-item>
            <text:list-item>
              <text:p text:style-name="P549"><text:soft-page-break/>begin-end</text:p>
            </text:list-item>
            <text:list-item>
              <text:p text:style-name="P472">identation</text:p>
            </text:list-item>
          </text:list>
        </text:list-item>
      </text:list>
      <text:list xml:id="list37473893" text:continue-list="list37477053" text:style-name="L5">
        <text:list-item>
          <text:list>
            <text:list-item>
              <text:p text:style-name="P497"><text:span text:style-name="T374">The keyword for starting <text:s/>function declaration </text:span><text:span text:style-name="T378">in Python</text:span><text:span text:style-name="T374"> is</text:span></text:p>
            </text:list-item>
          </text:list>
        </text:list-item>
      </text:list>
      <text:list xml:id="list32206574" text:style-name="L10">
        <text:list-item>
          <text:list>
            <text:list-item>
              <text:p text:style-name="P541">def</text:p>
            </text:list-item>
            <text:list-item>
              <text:p text:style-name="P550">decl</text:p>
            </text:list-item>
            <text:list-item>
              <text:p text:style-name="P550">function</text:p>
            </text:list-item>
            <text:list-item>
              <text:p text:style-name="P550">no such keyword</text:p>
            </text:list-item>
          </text:list>
        </text:list-item>
      </text:list>
      <text:list xml:id="list37457555" text:continue-list="list37473893" text:style-name="L5">
        <text:list-item>
          <text:list>
            <text:list-item>
              <text:p text:style-name="P552">In ‘if’ statement ‘else’ part is</text:p>
            </text:list-item>
          </text:list>
        </text:list-item>
      </text:list>
      <text:list xml:id="list32210987" text:style-name="L11">
        <text:list-item>
          <text:list>
            <text:list-item>
              <text:p text:style-name="P540"><text:span text:style-name="T436">mandatory</text:span></text:p>
            </text:list-item>
            <text:list-item>
              <text:p text:style-name="P473">optional</text:p>
            </text:list-item>
            <text:list-item>
              <text:p text:style-name="P553">optional in the presence of ‘elif’ parts and mandatory otherwise</text:p>
            </text:list-item>
          </text:list>
        </text:list-item>
      </text:list>
      <text:list xml:id="list37459081" text:continue-list="list37457555" text:style-name="L5">
        <text:list-item>
          <text:list>
            <text:list-item>
              <text:p text:style-name="P498"><text:span text:style-name="T172">Usual </text:span><text:span text:style-name="T173">way for returning value from the function is to use </text:span><text:span text:style-name="T174">next statement</text:span></text:p>
            </text:list-item>
          </text:list>
        </text:list-item>
      </text:list>
      <text:list xml:id="list32184857" text:style-name="L12">
        <text:list-item>
          <text:list>
            <text:list-item>
              <text:p text:style-name="P539">return</text:p>
            </text:list-item>
            <text:list-item>
              <text:p text:style-name="P554">exit</text:p>
            </text:list-item>
            <text:list-item>
              <text:p text:style-name="P554">exception throwing</text:p>
            </text:list-item>
            <text:list-item>
              <text:p text:style-name="P554">sleep</text:p>
            </text:list-item>
          </text:list>
        </text:list-item>
      </text:list>
      <text:list xml:id="list37463895" text:continue-list="list37459081" text:style-name="L5">
        <text:list-item>
          <text:list>
            <text:list-item>
              <text:p text:style-name="P555">String in Python is being indexed from ___ .</text:p>
            </text:list-item>
          </text:list>
        </text:list-item>
      </text:list>
      <text:p text:style-name="P109">0</text:p>
      <text:list xml:id="list37476432" text:continue-numbering="true" text:style-name="L5">
        <text:list-item>
          <text:list>
            <text:list-item>
              <text:p text:style-name="P555">String concatenation operation is</text:p>
            </text:list-item>
          </text:list>
        </text:list-item>
      </text:list>
      <text:list xml:id="list32185678" text:style-name="L13">
        <text:list-item>
          <text:list>
            <text:list-item>
              <text:p text:style-name="P538">+</text:p>
            </text:list-item>
            <text:list-item>
              <text:p text:style-name="P556">*</text:p>
            </text:list-item>
            <text:list-item>
              <text:p text:style-name="P556">++</text:p>
            </text:list-item>
            <text:list-item>
              <text:p text:style-name="P556">. (dot)</text:p>
            </text:list-item>
          </text:list>
        </text:list-item>
      </text:list>
      <text:list xml:id="list37470957" text:continue-list="list37476432" text:style-name="L5">
        <text:list-item>
          <text:list>
            <text:list-item>
              <text:p text:style-name="P557">Is there implicit conversion from number to string?</text:p>
            </text:list-item>
          </text:list>
        </text:list-item>
      </text:list>
      <text:list xml:id="list32191201" text:style-name="L14">
        <text:list-item>
          <text:list>
            <text:list-item>
              <text:p text:style-name="P537">yes</text:p>
            </text:list-item>
            <text:list-item>
              <text:p text:style-name="P474">no</text:p>
            </text:list-item>
            <text:list-item>
              <text:p text:style-name="P558">only in PHP-compatability mode</text:p>
            </text:list-item>
          </text:list>
        </text:list-item>
      </text:list>
      <text:list xml:id="list37461362" text:continue-list="list37470957" text:style-name="L5">
        <text:list-item>
          <text:list>
            <text:list-item>
              <text:p text:style-name="P559">Making string literal raw prevents ________________ in the literal.</text:p>
            </text:list-item>
          </text:list>
        </text:list-item>
      </text:list>
      <text:p text:style-name="P110"><text:soft-page-break/>escaping</text:p>
      <text:list xml:id="list37471755" text:continue-numbering="true" text:style-name="L5">
        <text:list-item>
          <text:list>
            <text:list-item>
              <text:p text:style-name="P560">Raw string in Python could be obtained using</text:p>
            </text:list-item>
          </text:list>
        </text:list-item>
      </text:list>
      <text:list xml:id="list32185856" text:style-name="L15">
        <text:list-item>
          <text:list>
            <text:list-item>
              <text:p text:style-name="P536">string literal prefixed with ‘r’</text:p>
            </text:list-item>
            <text:list-item>
              <text:p text:style-name="P561">string literal suffixed with ‘r’</text:p>
            </text:list-item>
            <text:list-item>
              <text:p text:style-name="P561">calling ‘raw’ function</text:p>
            </text:list-item>
            <text:list-item>
              <text:p text:style-name="P561">compile-time ‘RAW’ macro</text:p>
            </text:list-item>
          </text:list>
        </text:list-item>
      </text:list>
      <text:list xml:id="list37473847" text:continue-list="list37471755" text:style-name="L5">
        <text:list-item>
          <text:list>
            <text:list-item>
              <text:p text:style-name="P562">Using unicode inside string literal could be allowed by prefixing the literal with __________________.</text:p>
            </text:list-item>
          </text:list>
        </text:list-item>
      </text:list>
      <text:p text:style-name="P111">u</text:p>
      <text:list xml:id="list37482617" text:continue-numbering="true" text:style-name="L5">
        <text:list-item>
          <text:list>
            <text:list-item>
              <text:p text:style-name="P563">Multi-line string literals in Python are boundedby</text:p>
            </text:list-item>
          </text:list>
        </text:list-item>
      </text:list>
      <text:list xml:id="list32210138" text:style-name="L16">
        <text:list-item>
          <text:list>
            <text:list-item>
              <text:p text:style-name="P535">""" for both sides</text:p>
            </text:list-item>
            <text:list-item>
              <text:p text:style-name="P564">''' for both sides</text:p>
            </text:list-item>
            <text:list-item>
              <text:p text:style-name="P629">" for both sides</text:p>
            </text:list-item>
            <text:list-item>
              <text:p text:style-name="P564">&lt;&lt; and &gt;&gt;</text:p>
            </text:list-item>
            <text:list-item>
              <text:p text:style-name="P564">`` and ''</text:p>
            </text:list-item>
          </text:list>
        </text:list-item>
      </text:list>
      <text:list xml:id="list37476174" text:continue-list="list37482617" text:style-name="L5">
        <text:list-item>
          <text:list>
            <text:list-item>
              <text:p text:style-name="P565">Suppose s was initialized with literal 'Hello'. Match following string slices expressions with their values</text:p>
              <text:list>
                <text:list-item>
                  <text:p text:style-name="P565">s[:]</text:p>
                </text:list-item>
                <text:list-item>
                  <text:p text:style-name="P565">s[-3:]</text:p>
                </text:list-item>
                <text:list-item>
                  <text:p text:style-name="P565">s[:-3]</text:p>
                </text:list-item>
                <text:list-item>
                  <text:p text:style-name="P565">s[1:100]</text:p>
                </text:list-item>
              </text:list>
              <text:list>
                <text:list-item>
                  <text:p text:style-name="P565">'He'</text:p>
                </text:list-item>
                <text:list-item>
                  <text:p text:style-name="P565">'llo'</text:p>
                </text:list-item>
                <text:list-item>
                  <text:p text:style-name="P565">'Hello'</text:p>
                </text:list-item>
                <text:list-item>
                  <text:p text:style-name="P565">'ello'</text:p>
                </text:list-item>
              </text:list>
            </text:list-item>
          </text:list>
        </text:list-item>
      </text:list>
      <text:p text:style-name="P112">1 – 3, 2 – 2, 3 – 1, 4 – 4.</text:p>
      <text:list xml:id="list37453870" text:continue-numbering="true" text:style-name="L5">
        <text:list-item>
          <text:list>
            <text:list-item>
              <text:p text:style-name="P566">String formatting operator is</text:p>
            </text:list-item>
          </text:list>
        </text:list-item>
      </text:list>
      <text:list xml:id="list32199852" text:style-name="L17">
        <text:list-item>
          <text:list>
            <text:list-item>
              <text:p text:style-name="P534">*</text:p>
            </text:list-item>
            <text:list-item>
              <text:p text:style-name="P567">/</text:p>
            </text:list-item>
            <text:list-item>
              <text:p text:style-name="P567"><text:soft-page-break/>for</text:p>
            </text:list-item>
            <text:list-item>
              <text:p text:style-name="P475">%</text:p>
            </text:list-item>
          </text:list>
        </text:list-item>
      </text:list>
      <text:list xml:id="list37477104" text:continue-list="list37453870" text:style-name="L5">
        <text:list-item>
          <text:list>
            <text:list-item>
              <text:p text:style-name="P568">List declaration is performed with</text:p>
            </text:list-item>
          </text:list>
        </text:list-item>
      </text:list>
      <text:list xml:id="list32190794" text:style-name="L18">
        <text:list-item>
          <text:list>
            <text:list-item>
              <text:p text:style-name="P533">[]</text:p>
            </text:list-item>
            <text:list-item>
              <text:p text:style-name="P569">{}</text:p>
            </text:list-item>
            <text:list-item>
              <text:p text:style-name="P569">()</text:p>
            </text:list-item>
            <text:list-item>
              <text:p text:style-name="P569">&lt;&gt;</text:p>
            </text:list-item>
          </text:list>
        </text:list-item>
      </text:list>
      <text:list xml:id="list37470795" text:continue-list="list37477104" text:style-name="L5">
        <text:list-item>
          <text:list>
            <text:list-item>
              <text:p text:style-name="P573">List membership operator is</text:p>
            </text:list-item>
          </text:list>
        </text:list-item>
      </text:list>
      <text:list xml:id="list32205729" text:style-name="L19">
        <text:list-item>
          <text:list>
            <text:list-item>
              <text:p text:style-name="P532">in</text:p>
            </text:list-item>
            <text:list-item>
              <text:p text:style-name="P574">out</text:p>
            </text:list-item>
            <text:list-item>
              <text:p text:style-name="P574">contains</text:p>
            </text:list-item>
            <text:list-item>
              <text:p text:style-name="P574">belongs</text:p>
            </text:list-item>
          </text:list>
        </text:list-item>
      </text:list>
      <text:list xml:id="list37453381" text:continue-list="list37470795" text:style-name="L5">
        <text:list-item>
          <text:list>
            <text:list-item>
              <text:p text:style-name="P575">There is only loops over collections <text:s/>in Python. In order to simulate C-like loops on integer parameter you may use __________ function returning desired collection of integer values.</text:p>
            </text:list-item>
          </text:list>
        </text:list-item>
      </text:list>
      <text:p text:style-name="P113">range</text:p>
      <text:list xml:id="list37464420" text:continue-numbering="true" text:style-name="L5">
        <text:list-item>
          <text:list>
            <text:list-item>
              <text:p text:style-name="P576">Appending one list to other is performed with method of list:</text:p>
            </text:list-item>
          </text:list>
        </text:list-item>
      </text:list>
      <text:list xml:id="list32183990" text:style-name="L20">
        <text:list-item>
          <text:list>
            <text:list-item>
              <text:p text:style-name="P531">append</text:p>
            </text:list-item>
            <text:list-item>
              <text:p text:style-name="P577">insert</text:p>
            </text:list-item>
            <text:list-item>
              <text:p text:style-name="P478">extend</text:p>
            </text:list-item>
            <text:list-item>
              <text:p text:style-name="P577">index</text:p>
            </text:list-item>
          </text:list>
        </text:list-item>
      </text:list>
      <text:list xml:id="list37464912" text:continue-list="list37464420" text:style-name="L5">
        <text:list-item>
          <text:list>
            <text:list-item>
              <text:p text:style-name="P578">To get index of an element of list you should use method</text:p>
            </text:list-item>
          </text:list>
        </text:list-item>
      </text:list>
      <text:list xml:id="list32204584" text:style-name="L21">
        <text:list-item>
          <text:list>
            <text:list-item>
              <text:p text:style-name="P530"><text:span text:style-name="T176">pos</text:span></text:p>
            </text:list-item>
            <text:list-item>
              <text:p text:style-name="P579">find</text:p>
            </text:list-item>
            <text:list-item>
              <text:p text:style-name="P480">index</text:p>
            </text:list-item>
            <text:list-item>
              <text:p text:style-name="P579">locate</text:p>
            </text:list-item>
          </text:list>
        </text:list-item>
      </text:list>
      <text:list xml:id="list37452388" text:continue-list="list37464912" text:style-name="L5">
        <text:list-item>
          <text:list>
            <text:list-item>
              <text:p text:style-name="P499"><text:span text:style-name="T176">Construction of l</text:span><text:span text:style-name="T175">ist </text:span><text:span text:style-name="T176">comprehensions</text:span><text:span text:style-name="T175"> </text:span><text:span text:style-name="T176">involve</text:span></text:p>
            </text:list-item>
          </text:list>
        </text:list-item>
      </text:list>
      <text:list xml:id="list32186628" text:style-name="L22">
        <text:list-item>
          <text:list>
            <text:list-item>
              <text:p text:style-name="P529">[]</text:p>
            </text:list-item>
            <text:list-item>
              <text:p text:style-name="P570"><text:soft-page-break/>{}</text:p>
            </text:list-item>
            <text:list-item>
              <text:p text:style-name="P570">()</text:p>
            </text:list-item>
            <text:list-item>
              <text:p text:style-name="P570">&lt;&gt;</text:p>
            </text:list-item>
          </text:list>
        </text:list-item>
      </text:list>
      <text:list xml:id="list37466771" text:continue-list="list37452388" text:style-name="L5">
        <text:list-item>
          <text:list>
            <text:list-item>
              <text:p text:style-name="P578">Function which returns sorted collection is</text:p>
            </text:list-item>
          </text:list>
        </text:list-item>
      </text:list>
      <text:list xml:id="list32198987" text:style-name="L23">
        <text:list-item>
          <text:list>
            <text:list-item>
              <text:p text:style-name="P528"><text:span text:style-name="T176">sort</text:span></text:p>
            </text:list-item>
            <text:list-item>
              <text:p text:style-name="P479">sorted</text:p>
            </text:list-item>
            <text:list-item>
              <text:p text:style-name="P580">apply_sort</text:p>
            </text:list-item>
            <text:list-item>
              <text:p text:style-name="P580">perform_sorting</text:p>
            </text:list-item>
          </text:list>
        </text:list-item>
      </text:list>
      <text:list xml:id="list37481984" text:continue-list="list37466771" text:style-name="L5">
        <text:list-item>
          <text:list>
            <text:list-item>
              <text:p text:style-name="P582">To sort list entries on custom criterion you supply a ______ which is a property or method that could be fired against the entries and returns the values which would be used for sorting. Those values in their turn are sorted using default criterion.</text:p>
            </text:list-item>
          </text:list>
        </text:list-item>
      </text:list>
      <text:p text:style-name="P114">key</text:p>
      <text:list xml:id="list37475131" text:continue-numbering="true" text:style-name="L5">
        <text:list-item>
          <text:list>
            <text:list-item>
              <text:p text:style-name="P582">Method of list which perform sorting on the list is</text:p>
            </text:list-item>
          </text:list>
        </text:list-item>
      </text:list>
      <text:list xml:id="list32196752" text:style-name="L24">
        <text:list-item>
          <text:list>
            <text:list-item>
              <text:p text:style-name="P527">sort</text:p>
            </text:list-item>
            <text:list-item>
              <text:p text:style-name="P630">sorted</text:p>
            </text:list-item>
            <text:list-item>
              <text:p text:style-name="P581">apply_sort</text:p>
            </text:list-item>
            <text:list-item>
              <text:p text:style-name="P581">perform_sorting</text:p>
            </text:list-item>
          </text:list>
        </text:list-item>
      </text:list>
      <text:list xml:id="list37474996" text:continue-list="list37475131" text:style-name="L5">
        <text:list-item>
          <text:list>
            <text:list-item>
              <text:p text:style-name="P583">To delete list entry you may use ___________ statement.</text:p>
            </text:list-item>
          </text:list>
        </text:list-item>
      </text:list>
      <text:p text:style-name="P115">del</text:p>
      <text:list xml:id="list37463481" text:continue-numbering="true" text:style-name="L5">
        <text:list-item>
          <text:list>
            <text:list-item>
              <text:p text:style-name="P500"><text:span text:style-name="T177">Tuple </text:span><text:span text:style-name="T175">declaration is performed with</text:span></text:p>
            </text:list-item>
          </text:list>
        </text:list-item>
      </text:list>
      <text:list xml:id="list32187746" text:style-name="L25">
        <text:list-item>
          <text:list>
            <text:list-item>
              <text:p text:style-name="P526">[]</text:p>
            </text:list-item>
            <text:list-item>
              <text:p text:style-name="P571">{}</text:p>
            </text:list-item>
            <text:list-item>
              <text:p text:style-name="P476">()</text:p>
            </text:list-item>
            <text:list-item>
              <text:p text:style-name="P571">&lt;&gt;</text:p>
            </text:list-item>
          </text:list>
        </text:list-item>
      </text:list>
      <text:list xml:id="list37477260" text:continue-list="list37463481" text:style-name="L5">
        <text:list-item>
          <text:list>
            <text:list-item>
              <text:p text:style-name="P584">Tuples unlike lists ____________ be changed.</text:p>
            </text:list-item>
          </text:list>
        </text:list-item>
      </text:list>
      <text:p text:style-name="P116">cannot</text:p>
      <text:list xml:id="list37454812" text:continue-numbering="true" text:style-name="L5">
        <text:list-item>
          <text:list>
            <text:list-item>
              <text:p text:style-name="P501"><text:span text:style-name="T178">Dictionary</text:span><text:span text:style-name="T175"> declaration is performed with</text:span></text:p>
            </text:list-item>
          </text:list>
        </text:list-item>
      </text:list>
      <text:list xml:id="list32208439" text:style-name="L26">
        <text:list-item>
          <text:list>
            <text:list-item>
              <text:p text:style-name="P525">[]</text:p>
            </text:list-item>
            <text:list-item>
              <text:p text:style-name="P477"><text:soft-page-break/>{}</text:p>
            </text:list-item>
            <text:list-item>
              <text:p text:style-name="P572">()</text:p>
            </text:list-item>
            <text:list-item>
              <text:p text:style-name="P572">&lt;&gt;</text:p>
            </text:list-item>
          </text:list>
        </text:list-item>
      </text:list>
      <text:list xml:id="list37481036" text:continue-list="list37454812" text:style-name="L5">
        <text:list-item>
          <text:list>
            <text:list-item>
              <text:p text:style-name="P585">In order to read text files in custom encodings you should import ___________ module.</text:p>
            </text:list-item>
          </text:list>
        </text:list-item>
      </text:list>
      <text:p text:style-name="P469">codecs</text:p>
      <text:p text:style-name="P142"/>
      <text:list xml:id="list37462753" text:continue-list="list37464454" text:style-name="L1">
        <text:list-item>
          <text:p text:style-name="P145"><text:span text:style-name="T107">Unit: </text:span>Sage Commons.</text:p>
        </text:list-item>
      </text:list>
      <text:p text:style-name="Text_20_body"/>
      <text:list xml:id="list37476264" text:continue-list="list37481036" text:style-name="L5">
        <text:list-item>
          <text:list>
            <text:list-item>
              <text:p text:style-name="P586">Result of executing exp(2) command in Sage is</text:p>
            </text:list-item>
          </text:list>
        </text:list-item>
      </text:list>
      <text:list xml:id="list32211023" text:style-name="L27">
        <text:list-item>
          <text:list>
            <text:list-item>
              <text:p text:style-name="P524">e^2</text:p>
            </text:list-item>
            <text:list-item>
              <text:p text:style-name="P587">7.38905609893065 (approx. value of e^2)</text:p>
            </text:list-item>
            <text:list-item>
              <text:p text:style-name="P637">NameError: name 'exp' is not defined</text:p>
            </text:list-item>
          </text:list>
        </text:list-item>
      </text:list>
      <text:list xml:id="list37451563" text:continue-list="list37476264" text:style-name="L5">
        <text:list-item>
          <text:list>
            <text:list-item>
              <text:p text:style-name="P586">In order to get approximate value of some real constant you should use</text:p>
            </text:list-item>
          </text:list>
        </text:list-item>
      </text:list>
      <text:list xml:id="list32183550" text:style-name="L28">
        <text:list-item>
          <text:list>
            <text:list-item>
              <text:p text:style-name="P523">n (built-in function)</text:p>
            </text:list-item>
            <text:list-item>
              <text:p text:style-name="P481">n (method against desired constant object)</text:p>
            </text:list-item>
            <text:list-item>
              <text:p text:style-name="P481">numerical_approx (built-in function)</text:p>
            </text:list-item>
            <text:list-item>
              <text:p text:style-name="P588">value (built-in function)</text:p>
            </text:list-item>
            <text:list-item>
              <text:p text:style-name="P588">you don't need to do something special — just type in expression with the constant</text:p>
            </text:list-item>
          </text:list>
        </text:list-item>
      </text:list>
      <text:list xml:id="list37458631" text:continue-list="list37451563" text:style-name="L5">
        <text:list-item>
          <text:list>
            <text:list-item>
              <text:p text:style-name="P589">If you want to use literal integer constant base 8 you should prefix it with</text:p>
            </text:list-item>
          </text:list>
        </text:list-item>
      </text:list>
      <text:list xml:id="list32211959" text:style-name="L29">
        <text:list-item>
          <text:list>
            <text:list-item>
              <text:p text:style-name="P522">0 (zero)</text:p>
            </text:list-item>
            <text:list-item>
              <text:p text:style-name="P590">o (letter)</text:p>
            </text:list-item>
            <text:list-item>
              <text:p text:style-name="P590">you may not use other than 10 bases</text:p>
            </text:list-item>
          </text:list>
        </text:list-item>
      </text:list>
      <text:list xml:id="list37484150" text:continue-list="list37458631" text:style-name="L5">
        <text:list-item>
          <text:list>
            <text:list-item>
              <text:p text:style-name="P502"><text:span text:style-name="T373">To get help on using e.g. </text:span><text:span text:style-name="T377">tan function</text:span><text:span text:style-name="T373"> in </text:span><text:span text:style-name="T377">Sage </text:span><text:span text:style-name="T373">ypu may type in</text:span></text:p>
            </text:list-item>
          </text:list>
        </text:list-item>
      </text:list>
      <text:list xml:id="list32185902" text:style-name="L30">
        <text:list-item>
          <text:list>
            <text:list-item>
              <text:p text:style-name="P517">help(tan)</text:p>
            </text:list-item>
            <text:list-item>
              <text:p text:style-name="P517"><text:span text:style-name="T373">help.</text:span><text:span text:style-name="T377">tan</text:span></text:p>
            </text:list-item>
            <text:list-item>
              <text:p text:style-name="P470"><text:span text:style-name="T377">tan</text:span><text:span text:style-name="T373">?</text:span></text:p>
            </text:list-item>
            <text:list-item>
              <text:p text:style-name="P517"><text:span text:style-name="T180">tan</text:span><text:span text:style-name="T179"> /?</text:span></text:p>
            </text:list-item>
          </text:list>
        </text:list-item>
      </text:list>
      <text:list xml:id="list37452050" text:continue-list="list37484150" text:style-name="L5">
        <text:list-item>
          <text:list>
            <text:list-item>
              <text:p text:style-name="P503"><text:soft-page-break/><text:span text:style-name="T374">The keyword for starting <text:s/>function declaration </text:span><text:span text:style-name="T378">in Python</text:span><text:span text:style-name="T374"> is</text:span></text:p>
            </text:list-item>
          </text:list>
        </text:list-item>
      </text:list>
      <text:list xml:id="list32214948" text:style-name="L31">
        <text:list-item>
          <text:list>
            <text:list-item>
              <text:p text:style-name="P521">def</text:p>
            </text:list-item>
            <text:list-item>
              <text:p text:style-name="P551">decl</text:p>
            </text:list-item>
            <text:list-item>
              <text:p text:style-name="P551">function</text:p>
            </text:list-item>
            <text:list-item>
              <text:p text:style-name="P591">no such keyword</text:p>
            </text:list-item>
          </text:list>
        </text:list-item>
      </text:list>
      <text:list xml:id="list37467321" text:continue-list="list37452050" text:style-name="L5">
        <text:list-item>
          <text:list>
            <text:list-item>
              <text:p text:style-name="P504"><text:span text:style-name="T181">Sage command for solving equations </text:span><text:span text:style-name="T182">symbolically</text:span><text:span text:style-name="T181"> is ____________________ .</text:span></text:p>
            </text:list-item>
          </text:list>
        </text:list-item>
      </text:list>
      <text:p text:style-name="P117">solve</text:p>
      <text:list xml:id="list37458448" text:continue-numbering="true" text:style-name="L5">
        <text:list-item>
          <text:list>
            <text:list-item>
              <text:p text:style-name="P592">Sage command for declaring variable which would denote equation variable is _______________ .</text:p>
            </text:list-item>
          </text:list>
        </text:list-item>
      </text:list>
      <text:p text:style-name="P118">var</text:p>
      <text:list xml:id="list37452057" text:continue-numbering="true" text:style-name="L5">
        <text:list-item>
          <text:list>
            <text:list-item>
              <text:p text:style-name="P593">To solve system of equation you should pass a ________ of equations to corresponding command.</text:p>
            </text:list-item>
          </text:list>
        </text:list-item>
      </text:list>
      <text:p text:style-name="P119">list</text:p>
      <text:list xml:id="list37484290" text:continue-numbering="true" text:style-name="L5">
        <text:list-item>
          <text:list>
            <text:list-item>
              <text:p text:style-name="P505"><text:span text:style-name="T181">Sage command for solving equations </text:span><text:span text:style-name="T183">numeri</text:span><text:span text:style-name="T182">cally</text:span><text:span text:style-name="T181"> is ____________________ .</text:span></text:p>
            </text:list-item>
          </text:list>
        </text:list-item>
      </text:list>
      <text:p text:style-name="P119">find_root</text:p>
      <text:list xml:id="list37458856" text:continue-numbering="true" text:style-name="L5">
        <text:list-item>
          <text:list>
            <text:list-item>
              <text:p text:style-name="P506"><text:span text:style-name="T181">Sage command for <text:s/></text:span><text:span text:style-name="T184">differentiation is ____________________ .</text:span></text:p>
            </text:list-item>
          </text:list>
        </text:list-item>
      </text:list>
      <text:p text:style-name="P120">diff</text:p>
      <text:list xml:id="list37465156" text:continue-numbering="true" text:style-name="L5">
        <text:list-item>
          <text:list>
            <text:list-item>
              <text:p text:style-name="P594">To get partial derivative of a function you may call _________ method on the object which represents the function.</text:p>
            </text:list-item>
          </text:list>
        </text:list-item>
      </text:list>
      <text:p text:style-name="P121">diff</text:p>
      <text:list xml:id="list37470646" text:continue-numbering="true" text:style-name="L5">
        <text:list-item>
          <text:list>
            <text:list-item>
              <text:p text:style-name="P595">Basic facility to draw function graphics is ___________ .</text:p>
            </text:list-item>
          </text:list>
        </text:list-item>
      </text:list>
      <text:p text:style-name="P122">plot</text:p>
      <text:list xml:id="list37462719" text:continue-numbering="true" text:style-name="L5">
        <text:list-item>
          <text:list>
            <text:list-item>
              <text:p text:style-name="P595">If you specify variable name, you can create _______________ plots.</text:p>
            </text:list-item>
          </text:list>
        </text:list-item>
      </text:list>
      <text:p text:style-name="P122">parametric</text:p>
      <text:list xml:id="list37461498" text:continue-numbering="true" text:style-name="L5">
        <text:list-item>
          <text:list>
            <text:list-item>
              <text:p text:style-name="P596">To plot a number of plots on one picture you should use operation:</text:p>
            </text:list-item>
          </text:list>
        </text:list-item>
      </text:list>
      <text:list xml:id="list32201397" text:style-name="L32">
        <text:list-item>
          <text:list>
            <text:list-item>
              <text:p text:style-name="P520">+</text:p>
            </text:list-item>
            <text:list-item>
              <text:p text:style-name="P597">*</text:p>
            </text:list-item>
            <text:list-item>
              <text:p text:style-name="P597"><text:soft-page-break/>&amp;</text:p>
            </text:list-item>
            <text:list-item>
              <text:p text:style-name="P597">#</text:p>
            </text:list-item>
          </text:list>
        </text:list-item>
      </text:list>
      <text:list xml:id="list37456374" text:continue-list="list37461498" text:style-name="L5">
        <text:list-item>
          <text:list>
            <text:list-item>
              <text:p text:style-name="P598">In order to create text object to put it on the picture you should use __________ function.</text:p>
            </text:list-item>
          </text:list>
        </text:list-item>
      </text:list>
      <text:p text:style-name="P140"><text:span text:style-name="T269">t</text:span><text:span text:style-name="T268">ext</text:span></text:p>
      <text:p text:style-name="P123"/>
      <text:list xml:id="list37470963" text:continue-list="list37462753" text:style-name="L1">
        <text:list-item>
          <text:p text:style-name="P153"><text:span text:style-name="T107">Unit: </text:span>Combinatorics.</text:p>
        </text:list-item>
      </text:list>
      <text:p text:style-name="P39"/>
      <text:list xml:id="list37461871" text:continue-list="list37456374" text:style-name="L5">
        <text:list-item>
          <text:list>
            <text:list-item>
              <text:p text:style-name="P638">In order to create iterator on a list you may pass the list to the <text:s/>__________ function.</text:p>
            </text:list-item>
          </text:list>
        </text:list-item>
      </text:list>
      <text:p text:style-name="P135">iter</text:p>
      <text:list xml:id="list37468434" text:continue-numbering="true" text:style-name="L5">
        <text:list-item>
          <text:list>
            <text:list-item>
              <text:p text:style-name="P507"><text:span text:style-name="T379">_________ </text:span><text:span text:style-name="T380">method of iterator returns currently pointed value and move</text:span><text:span text:style-name="T381">s</text:span><text:span text:style-name="T380"> iterator one step further.</text:span></text:p>
            </text:list-item>
          </text:list>
        </text:list-item>
      </text:list>
      <text:p text:style-name="P136">next</text:p>
      <text:list xml:id="list37473939" text:continue-numbering="true" text:style-name="L5">
        <text:list-item>
          <text:list>
            <text:list-item>
              <text:p text:style-name="P639">There is special class of functions which define iterators. They use ________ keyword instead of return.</text:p>
            </text:list-item>
          </text:list>
        </text:list-item>
      </text:list>
      <text:p text:style-name="P137">yield</text:p>
      <text:list xml:id="list37476297" text:continue-numbering="true" text:style-name="L5">
        <text:list-item>
          <text:list>
            <text:list-item>
              <text:p text:style-name="P640">A __________ word of size n is a word with n ones and n zero's such that in any prefix there are more ones than zero's.</text:p>
            </text:list-item>
          </text:list>
        </text:list-item>
      </text:list>
      <text:p text:style-name="P138">Dyck</text:p>
      <text:list xml:id="list37473322" text:continue-numbering="true" text:style-name="L5">
        <text:list-item>
          <text:list>
            <text:list-item>
              <text:p text:style-name="P641">A collection of Dyck words could be obtained using ____________ function.</text:p>
            </text:list-item>
          </text:list>
        </text:list-item>
      </text:list>
      <text:p text:style-name="P139">DyckWords </text:p>
      <text:list xml:id="list37468012" text:continue-numbering="true" text:style-name="L5">
        <text:list-item>
          <text:list>
            <text:list-item>
              <text:p text:style-name="P508"><text:span text:style-name="T382">The number of Dyck words of given order </text:span><text:span text:style-name="T61">n </text:span><text:span text:style-name="T185">is equal to _______________ number </text:span><text:span text:style-name="T61">C</text:span><text:span text:style-name="T308">n</text:span><text:span text:style-name="T185">.</text:span></text:p>
            </text:list-item>
          </text:list>
        </text:list-item>
      </text:list>
      <text:p text:style-name="P124">Catalan</text:p>
      <text:list xml:id="list37483299" text:continue-numbering="true" text:style-name="L5">
        <text:list-item>
          <text:list>
            <text:list-item>
              <text:p text:style-name="P599">Viewing the Dyck word as a path from (0, 0) to (2<text:span text:style-name="T19">n</text:span>, 0) in the first quadrant by letting “1” represent steps in the direction (1, 1) and “0” represent steps in the direction (1, −1), the _________ is the maximum <text:span text:style-name="T19">y</text:span>‑coordinate reached.</text:p>
            </text:list-item>
          </text:list>
        </text:list-item>
      </text:list>
      <text:p text:style-name="P125">height</text:p>
      <text:list xml:id="list37454709" text:continue-numbering="true" text:style-name="L5">
        <text:list-item>
          <text:list>
            <text:list-item>
              <text:p text:style-name="P509"><text:span text:style-name="T186">A partial order on a set </text:span><text:span text:style-name="T62">P</text:span><text:span text:style-name="T186"> is a binary relation ≤ over </text:span><text:span text:style-name="T62">P</text:span><text:span text:style-name="T186"> which is</text:span></text:p>
            </text:list-item>
          </text:list>
        </text:list-item>
      </text:list>
      <text:list xml:id="list32193559" text:style-name="L33">
        <text:list-item>
          <text:list>
            <text:list-item>
              <text:p text:style-name="P519"><text:soft-page-break/>reflexive</text:p>
            </text:list-item>
            <text:list-item>
              <text:p text:style-name="P600">irreflexive</text:p>
            </text:list-item>
            <text:list-item>
              <text:p text:style-name="P600">symmetric</text:p>
            </text:list-item>
            <text:list-item>
              <text:p text:style-name="P482">antisymmetric</text:p>
            </text:list-item>
            <text:list-item>
              <text:p text:style-name="P600">asymmetric</text:p>
            </text:list-item>
            <text:list-item>
              <text:p text:style-name="P482">transitive</text:p>
            </text:list-item>
            <text:list-item>
              <text:p text:style-name="P600">total</text:p>
            </text:list-item>
            <text:list-item>
              <text:p text:style-name="P600">trichotomous</text:p>
            </text:list-item>
            <text:list-item>
              <text:p text:style-name="P600">serial</text:p>
            </text:list-item>
          </text:list>
        </text:list-item>
      </text:list>
      <text:list xml:id="list37459027" text:continue-list="list37454709" text:style-name="L5">
        <text:list-item>
          <text:list>
            <text:list-item>
              <text:p text:style-name="P510"><text:span text:style-name="T187">Elements </text:span><text:span text:style-name="T63">a</text:span><text:span text:style-name="T187">, </text:span><text:span text:style-name="T63">b</text:span><text:span text:style-name="T187"> of poset </text:span><text:span text:style-name="T63">P</text:span><text:span text:style-name="T187"> is said to be ________________ if </text:span><text:span text:style-name="T63">a</text:span><text:span text:style-name="T187"> </text:span><text:span text:style-name="T186">≤ </text:span><text:span text:style-name="T63">b</text:span><text:span text:style-name="T187"> or </text:span><text:span text:style-name="T63">b</text:span><text:span text:style-name="T187"> </text:span><text:span text:style-name="T186">≤</text:span><text:span text:style-name="T62"> </text:span><text:span text:style-name="T63">a</text:span><text:span text:style-name="T187"> holds.</text:span></text:p>
            </text:list-item>
          </text:list>
        </text:list-item>
      </text:list>
      <text:p text:style-name="P126">comparable</text:p>
      <text:list xml:id="list37468088" text:continue-numbering="true" text:style-name="L5">
        <text:list-item>
          <text:list>
            <text:list-item>
              <text:p text:style-name="P601">In order to create poset object in Sage you should provide list of elements and list of pairs of elements denoting realitions and call ________________ class constructor.</text:p>
            </text:list-item>
          </text:list>
        </text:list-item>
      </text:list>
      <text:p text:style-name="P141"><text:span text:style-name="T267">Poset</text:span><text:span text:style-name="T188"> </text:span></text:p>
      <text:list xml:id="list37468474" text:continue-numbering="true" text:style-name="L5">
        <text:list-item>
          <text:list>
            <text:list-item>
              <text:p text:style-name="P602">When constructing poset to define relations you may supply two-argument _____________ defining whether two elements relate to each other or not, instead of list of pairs of elements.</text:p>
            </text:list-item>
          </text:list>
        </text:list-item>
      </text:list>
      <text:p text:style-name="P127">function</text:p>
      <text:list xml:id="list37480592" text:continue-numbering="true" text:style-name="L5">
        <text:list-item>
          <text:list>
            <text:list-item>
              <text:p text:style-name="P511"><text:span text:style-name="T189">______________________ of a binary relation </text:span><text:span text:style-name="T64">R</text:span><text:span text:style-name="T189"> on a set </text:span><text:span text:style-name="T64">X</text:span><text:span text:style-name="T189"> is a minimal relation </text:span><text:span text:style-name="T64">R</text:span><text:span text:style-name="T189">' on </text:span><text:span text:style-name="T64">X</text:span><text:span text:style-name="T189"> such that the transitive closure of </text:span><text:span text:style-name="T64">R</text:span><text:span text:style-name="T189">' is the same as the transitive closure of </text:span><text:span text:style-name="T64">R</text:span><text:span text:style-name="T189">.</text:span></text:p>
            </text:list-item>
          </text:list>
        </text:list-item>
      </text:list>
      <text:p text:style-name="P128">Transitive reduction</text:p>
      <text:list xml:id="list37460521" text:continue-numbering="true" text:style-name="L5">
        <text:list-item>
          <text:list>
            <text:list-item>
              <text:p text:style-name="P603">______________________ is a type of diagram used to represent a finite partially ordered set, in the form of a drawing of its transitive reduction.</text:p>
            </text:list-item>
          </text:list>
        </text:list-item>
      </text:list>
      <text:p text:style-name="P129">Hasse diagram</text:p>
      <text:list xml:id="list37483786" text:continue-numbering="true" text:style-name="L5">
        <text:list-item>
          <text:list>
            <text:list-item>
              <text:p text:style-name="P604">In order to obtain all posets of given number of elements in Sage you should call __________________ .</text:p>
            </text:list-item>
          </text:list>
        </text:list-item>
      </text:list>
      <text:p text:style-name="P130"><text:soft-page-break/>Posets</text:p>
      <text:list xml:id="list37472808" text:continue-numbering="true" text:style-name="L5">
        <text:list-item>
          <text:list>
            <text:list-item>
              <text:p text:style-name="P605">By default ‘cardinality’ method of posets list obtained from ‘Posets’ returns pre-computed values obtained from the On-Line Encyclopedia of Integer Sequences , sequence __________________ .</text:p>
            </text:list-item>
          </text:list>
        </text:list-item>
      </text:list>
      <text:p text:style-name="P131">A000112</text:p>
      <text:p text:style-name="P131"/>
      <text:list xml:id="list37469055" text:continue-list="list37470963" text:style-name="L1">
        <text:list-item>
          <text:p text:style-name="P165"><text:span text:style-name="T17">Unit: </text:span><text:span text:style-name="T13">Number Theory.</text:span></text:p>
          <text:p text:style-name="P165"/>
        </text:list-item>
      </text:list>
      <text:list xml:id="list37482392" text:continue-list="list37472808" text:style-name="L5">
        <text:list-item>
          <text:list>
            <text:list-item>
              <text:p text:style-name="P464"><text:span text:style-name="T254">T</text:span>wo integers <text:span text:style-name="T18">a</text:span> and <text:span text:style-name="T18">b</text:span> are said to be<text:span text:style-name="T11"> ______________ </text:span><text:span text:style-name="T353">modulo</text:span><text:span text:style-name="T11"> </text:span><text:span text:style-name="T18">n</text:span>, written <text:span text:style-name="T21">a</text:span><text:span text:style-name="T255"> = </text:span><text:span text:style-name="T21">b</text:span><text:span text:style-name="T255"> (mod </text:span><text:span text:style-name="T21">n</text:span><text:span text:style-name="T255">)</text:span> if their difference <text:span text:style-name="T18">a</text:span> − <text:span text:style-name="T18">b</text:span> is an integer multiple of <text:span text:style-name="T18">n</text:span>.</text:p>
            </text:list-item>
          </text:list>
        </text:list-item>
      </text:list>
      <text:p text:style-name="P43"><text:span text:style-name="T113">c</text:span><text:span text:style-name="T111">ongruent</text:span></text:p>
      <text:list xml:id="list37481572" text:continue-numbering="true" text:style-name="L5">
        <text:list-item>
          <text:list>
            <text:list-item>
              <text:p text:style-name="P269"><text:span text:style-name="T464">Consider linear congruence </text:span><text:span text:style-name="T256">40 = </text:span><text:span text:style-name="T22">x</text:span><text:span text:style-name="T256"> (mod 3); <text:s/></text:span><text:span text:style-name="T22">x </text:span><text:span text:style-name="T124">could be equal to</text:span></text:p>
            </text:list-item>
          </text:list>
        </text:list-item>
      </text:list>
      <text:list xml:id="list32189799" text:style-name="L34">
        <text:list-item>
          <text:list>
            <text:list-item>
              <text:p text:style-name="P311"><text:span text:style-name="T124">0</text:span></text:p>
            </text:list-item>
            <text:list-item>
              <text:p text:style-name="P357">1</text:p>
            </text:list-item>
            <text:list-item>
              <text:p text:style-name="P312">2</text:p>
            </text:list-item>
            <text:list-item>
              <text:p text:style-name="P312">3</text:p>
            </text:list-item>
          </text:list>
        </text:list-item>
      </text:list>
      <text:list xml:id="list37475947" text:continue-list="list37481572" text:style-name="L5">
        <text:list-item>
          <text:list>
            <text:list-item>
              <text:p text:style-name="P313">The least residue of 776<text:span text:style-name="T285">79</text:span> modulo 7 is _____</text:p>
            </text:list-item>
          </text:list>
        </text:list-item>
      </text:list>
      <text:p text:style-name="P44">6</text:p>
      <text:list xml:id="list37467144" text:continue-numbering="true" text:style-name="L5">
        <text:list-item>
          <text:list>
            <text:list-item>
              <text:p text:style-name="P270"><text:span text:style-name="T132">Let </text:span><text:span text:style-name="T28">a</text:span><text:span text:style-name="T132"> = 3 (mod 4) and </text:span><text:span text:style-name="T28">b</text:span><text:span text:style-name="T132"> = 1 (mod 4) then the least residue of </text:span><text:span text:style-name="T28">a </text:span><text:span text:style-name="T132">* </text:span><text:span text:style-name="T28">a</text:span><text:span text:style-name="T132"> + 2 * </text:span><text:span text:style-name="T28">a </text:span><text:span text:style-name="T132">* </text:span><text:span text:style-name="T28">b</text:span><text:span text:style-name="T132"> modulo 8 is ____</text:span></text:p>
            </text:list-item>
          </text:list>
        </text:list-item>
      </text:list>
      <text:p text:style-name="P44">7</text:p>
      <text:list xml:id="list37474645" text:continue-numbering="true" text:style-name="L5">
        <text:list-item>
          <text:list>
            <text:list-item>
              <text:p text:style-name="P268"><text:span text:style-name="T124">Set of </text:span><text:span text:style-name="T205">congruence class</text:span><text:span text:style-name="T206">es</text:span><text:span text:style-name="T205"> </text:span><text:span text:style-name="T124">modulo </text:span><text:span text:style-name="T101">n </text:span><text:span text:style-name="T125">for any integer</text:span><text:span text:style-name="T102"> n </text:span><text:span text:style-name="T124">form</text:span><text:span text:style-name="T125">s</text:span><text:span text:style-name="T124"> algebraic </text:span><text:span text:style-name="T124">structure called</text:span></text:p>
            </text:list-item>
          </text:list>
        </text:list-item>
      </text:list>
      <text:list xml:id="list32194975" text:style-name="L35">
        <text:list-item>
          <text:list>
            <text:list-item>
              <text:p text:style-name="P404"><text:span text:style-name="T125">field</text:span></text:p>
            </text:list-item>
            <text:list-item>
              <text:p text:style-name="P314">forest</text:p>
            </text:list-item>
            <text:list-item>
              <text:p text:style-name="P358">ring</text:p>
            </text:list-item>
            <text:list-item>
              <text:p text:style-name="P314">ellipse</text:p>
            </text:list-item>
          </text:list>
        </text:list-item>
      </text:list>
      <text:list xml:id="list37452673" text:continue-list="list37474645" text:style-name="L5">
        <text:list-item>
          <text:list>
            <text:list-item>
              <text:p text:style-name="P269"><text:span text:style-name="T128">T</text:span><text:span text:style-name="T125">wo integers </text:span><text:span text:style-name="T102">a</text:span><text:span text:style-name="T125"> and </text:span><text:span text:style-name="T102">b</text:span><text:span text:style-name="T125"> are said to be</text:span><text:span text:style-name="T206"> </text:span><text:span text:style-name="T210">_________ </text:span><text:span text:style-name="T125">if they have no common positive factor other than 1.</text:span></text:p>
            </text:list-item>
          </text:list>
        </text:list-item>
      </text:list>
      <text:p text:style-name="P60">coprime</text:p>
      <text:list xml:id="list37472624" text:continue-numbering="true" text:style-name="L5">
        <text:list-item>
          <text:list>
            <text:list-item>
              <text:p text:style-name="P315"><text:soft-page-break/>________________________________ of two or more non-zero integers, is the largest positive integer that divides the numbers without a remainder.</text:p>
            </text:list-item>
          </text:list>
        </text:list-item>
      </text:list>
      <text:p text:style-name="P384">greatest common divisor</text:p>
      <text:list xml:id="list37470784" text:continue-numbering="true" text:style-name="L5">
        <text:list-item>
          <text:list>
            <text:list-item>
              <text:p text:style-name="P315">gcd(42, 56) = _____</text:p>
            </text:list-item>
          </text:list>
        </text:list-item>
      </text:list>
      <text:p text:style-name="P45">14</text:p>
      <text:list xml:id="list37460009" text:continue-numbering="true" text:style-name="L5">
        <text:list-item>
          <text:list>
            <text:list-item>
              <text:p text:style-name="P313">gcd(3618, 1139) = _____</text:p>
            </text:list-item>
          </text:list>
        </text:list-item>
      </text:list>
      <text:p text:style-name="P44">67</text:p>
      <text:list xml:id="list37477581" text:continue-numbering="true" text:style-name="L5">
        <text:list-item>
          <text:list>
            <text:list-item>
              <text:p text:style-name="P271"><text:span text:style-name="T128">For coprime integers </text:span><text:span text:style-name="T102">a</text:span><text:span text:style-name="T125"> and </text:span><text:span text:style-name="T102">b</text:span><text:span text:style-name="T125"> </text:span><text:span text:style-name="T128">it is hold that gcd(</text:span><text:span text:style-name="T102">a</text:span><text:span text:style-name="T125">, </text:span><text:span text:style-name="T102">b</text:span><text:span text:style-name="T128">) = </text:span><text:span text:style-name="T24">X</text:span><text:span text:style-name="T128">, where </text:span><text:span text:style-name="T24">X</text:span><text:span text:style-name="T128"> is equal to</text:span></text:p>
            </text:list-item>
          </text:list>
        </text:list-item>
      </text:list>
      <text:list xml:id="list32215874" text:style-name="L36">
        <text:list-item>
          <text:list>
            <text:list-item>
              <text:p text:style-name="P405"><text:span text:style-name="T128">0</text:span></text:p>
            </text:list-item>
            <text:list-item>
              <text:p text:style-name="P359">1</text:p>
            </text:list-item>
            <text:list-item>
              <text:p text:style-name="P405"><text:span text:style-name="T24">a</text:span><text:span text:style-name="T128">*</text:span><text:span text:style-name="T24">b</text:span></text:p>
            </text:list-item>
            <text:list-item>
              <text:p text:style-name="P405"><text:span text:style-name="T128">max(</text:span><text:span text:style-name="T24">a</text:span><text:span text:style-name="T128">, </text:span><text:span text:style-name="T24">b</text:span><text:span text:style-name="T128">)</text:span></text:p>
            </text:list-item>
          </text:list>
        </text:list-item>
      </text:list>
      <text:list xml:id="list37479798" text:continue-list="list37477581" text:style-name="L5">
        <text:list-item>
          <text:list>
            <text:list-item>
              <text:p text:style-name="P272"><text:span text:style-name="T131">For integer </text:span><text:span text:style-name="T27">a</text:span><text:span text:style-name="T131"> and positive integer </text:span><text:span text:style-name="T27">m</text:span><text:span text:style-name="T131">: </text:span><text:span text:style-name="T27">a</text:span><text:span text:style-name="T131"> has inverse modulo </text:span><text:span text:style-name="T27">m</text:span><text:span text:style-name="T131"> if and only if </text:span><text:span text:style-name="T131">gcd(</text:span><text:span text:style-name="T27">a</text:span><text:span text:style-name="T131">, </text:span><text:span text:style-name="T27">m</text:span><text:span text:style-name="T131">) is equal to</text:span></text:p>
            </text:list-item>
          </text:list>
        </text:list-item>
      </text:list>
      <text:list xml:id="list32202606" text:style-name="L37">
        <text:list-item>
          <text:list>
            <text:list-item>
              <text:p text:style-name="P406">1</text:p>
            </text:list-item>
            <text:list-item>
              <text:p text:style-name="P407">m</text:p>
            </text:list-item>
            <text:list-item>
              <text:p text:style-name="P408">a</text:p>
            </text:list-item>
            <text:list-item>
              <text:p text:style-name="P406"><text:span text:style-name="T131">min</text:span><text:span text:style-name="T128">(</text:span><text:span text:style-name="T24">a</text:span><text:span text:style-name="T128">, </text:span><text:span text:style-name="T27">m</text:span><text:span text:style-name="T128">)</text:span></text:p>
            </text:list-item>
          </text:list>
        </text:list-item>
      </text:list>
      <text:list xml:id="list37456564" text:continue-list="list37479798" text:style-name="L5">
        <text:list-item>
          <text:list>
            <text:list-item>
              <text:p text:style-name="P273"><text:span text:style-name="T125">Euclidean algorithm </text:span><text:span text:style-name="T126">for calculating </text:span><text:span text:style-name="T208">greatest common divisor </text:span><text:span text:style-name="T207">used it's fundamental property: gcd(</text:span><text:span text:style-name="T78">a</text:span><text:span text:style-name="T207">, </text:span><text:span text:style-name="T78">b</text:span><text:span text:style-name="T207">) = gcd(</text:span><text:span text:style-name="T78">b</text:span><text:span text:style-name="T207">, </text:span><text:span text:style-name="T78">a </text:span><text:span text:style-name="T207">@ </text:span><text:span text:style-name="T78">b</text:span><text:span text:style-name="T207">), where @ is binary operation:</text:span></text:p>
            </text:list-item>
          </text:list>
        </text:list-item>
      </text:list>
      <text:list xml:id="list32191461" text:style-name="L38">
        <text:list-item>
          <text:list>
            <text:list-item>
              <text:p text:style-name="P413"><text:span text:style-name="T126">* (integer product)</text:span></text:p>
            </text:list-item>
            <text:list-item>
              <text:p text:style-name="P385"><text:span text:style-name="T126">mod (</text:span><text:bookmark-start text:name="__DdeLink__3377_1897269339"/><text:span text:style-name="T126">integer </text:span><text:bookmark-end text:name="__DdeLink__3377_1897269339"/><text:span text:style-name="T126">division remainder)</text:span></text:p>
            </text:list-item>
            <text:list-item>
              <text:p text:style-name="P317">+</text:p>
            </text:list-item>
            <text:list-item>
              <text:p text:style-name="P376">–</text:p>
            </text:list-item>
          </text:list>
        </text:list-item>
      </text:list>
      <text:list xml:id="list37475469" text:continue-list="list37456564" text:style-name="L5">
        <text:list-item>
          <text:list>
            <text:list-item>
              <text:p text:style-name="P274"><text:span text:style-name="T26">a</text:span><text:span text:style-name="T130"> * </text:span><text:span text:style-name="T26">x</text:span><text:span text:style-name="T130"> = </text:span><text:span text:style-name="T26">b</text:span><text:span text:style-name="T130"> (mod </text:span><text:span text:style-name="T26">m</text:span><text:span text:style-name="T130">) only has solution if gcd(</text:span><text:span text:style-name="T26">a</text:span><text:span text:style-name="T130">, </text:span><text:span text:style-name="T26">m</text:span><text:span text:style-name="T130">) is equal to</text:span></text:p>
            </text:list-item>
          </text:list>
        </text:list-item>
      </text:list>
      <text:list xml:id="list32200444" text:style-name="L39">
        <text:list-item>
          <text:list>
            <text:list-item>
              <text:p text:style-name="P414"><text:span text:style-name="T26">m</text:span></text:p>
            </text:list-item>
            <text:list-item>
              <text:p text:style-name="P409">a</text:p>
            </text:list-item>
            <text:list-item>
              <text:p text:style-name="P409">b</text:p>
            </text:list-item>
            <text:list-item>
              <text:p text:style-name="P386"><text:soft-page-break/>1</text:p>
            </text:list-item>
          </text:list>
        </text:list-item>
      </text:list>
      <text:list xml:id="list37463224" text:continue-list="list37475469" text:style-name="L5">
        <text:list-item>
          <text:list>
            <text:list-item>
              <text:p text:style-name="P274"><text:span text:style-name="T207">_____________ </text:span><text:span text:style-name="T206">Euclidean algorithm </text:span><text:span text:style-name="T209">for integer a, b</text:span><text:span text:style-name="T206"> </text:span><text:span text:style-name="T209">allows to compute Bézout's coefficients.</text:span></text:p>
            </text:list-item>
          </text:list>
        </text:list-item>
      </text:list>
      <text:p text:style-name="P61">Extended</text:p>
      <text:list xml:id="list37477328" text:continue-numbering="true" text:style-name="L5">
        <text:list-item>
          <text:list>
            <text:list-item>
              <text:p text:style-name="P272"><text:span text:style-name="T211">Let 128 * </text:span><text:span text:style-name="T79">x</text:span><text:span text:style-name="T211"> = 833 (mod 1001), then </text:span><text:span text:style-name="T79">x</text:span><text:span text:style-name="T211"> could be equal to</text:span></text:p>
            </text:list-item>
          </text:list>
        </text:list-item>
      </text:list>
      <text:list xml:id="list32205301" text:style-name="L40">
        <text:list-item>
          <text:list>
            <text:list-item>
              <text:p text:style-name="P377">812</text:p>
            </text:list-item>
            <text:list-item>
              <text:p text:style-name="P348">535</text:p>
            </text:list-item>
            <text:list-item>
              <text:p text:style-name="P348">1</text:p>
            </text:list-item>
            <text:list-item>
              <text:p text:style-name="P348">1000</text:p>
            </text:list-item>
          </text:list>
        </text:list-item>
      </text:list>
      <text:list xml:id="list37481920" text:continue-list="list37477328" text:style-name="L5">
        <text:list-item>
          <text:list>
            <text:list-item>
              <text:p text:style-name="P272"><text:span text:style-name="T131">Inverse of 7 modulo 17 is </text:span><text:span text:style-name="T212">___</text:span></text:p>
            </text:list-item>
          </text:list>
        </text:list-item>
      </text:list>
      <text:p text:style-name="P62">5</text:p>
      <text:list xml:id="list37472377" text:continue-numbering="true" text:style-name="L5">
        <text:list-item>
          <text:list>
            <text:list-item>
              <text:p text:style-name="P275"><text:span text:style-name="T209">Fermat's little theorem states that for any prime </text:span><text:span text:style-name="T103">p</text:span><text:span text:style-name="T127"> and integer </text:span><text:span text:style-name="T103">a</text:span><text:span text:style-name="T127"> which is an coprime to </text:span><text:span text:style-name="T103">p</text:span><text:span text:style-name="T127">, </text:span><text:span text:style-name="T103">a</text:span><text:span text:style-name="T257"> </text:span><text:span text:style-name="T258">p</text:span><text:span text:style-name="T257">−1</text:span><text:span text:style-name="T127"> is </text:span><text:span text:style-name="T201">congruent modulo </text:span><text:span text:style-name="T72">p</text:span><text:span text:style-name="T127"> to</text:span></text:p>
            </text:list-item>
          </text:list>
        </text:list-item>
      </text:list>
      <text:list xml:id="list32203595" text:style-name="L41">
        <text:list-item>
          <text:list>
            <text:list-item>
              <text:p text:style-name="P415"><text:span text:style-name="T127">0</text:span></text:p>
            </text:list-item>
            <text:list-item>
              <text:p text:style-name="P361">1</text:p>
            </text:list-item>
            <text:list-item>
              <text:p text:style-name="P415"><text:span text:style-name="T23">p</text:span><text:span text:style-name="T127"> – 1</text:span></text:p>
            </text:list-item>
            <text:list-item>
              <text:p text:style-name="P410">p</text:p>
            </text:list-item>
          </text:list>
        </text:list-item>
      </text:list>
      <text:list xml:id="list37463077" text:continue-list="list37472377" text:style-name="L5">
        <text:list-item>
          <text:list>
            <text:list-item>
              <text:p text:style-name="P271"><text:span text:style-name="T112">______________ function</text:span><text:span text:style-name="T259"> is a function </text:span><text:span text:style-name="T105">f</text:span><text:span text:style-name="T259">(</text:span><text:span text:style-name="T105">n</text:span><text:span text:style-name="T259">) of the positive integer </text:span><text:span text:style-name="T105">n</text:span><text:span text:style-name="T259"> with the property that </text:span><text:span text:style-name="T105">f</text:span><text:span text:style-name="T259">(1) = 1 and whenever </text:span><text:span text:style-name="T105">a</text:span><text:span text:style-name="T259"> and </text:span><text:span text:style-name="T105">b</text:span><text:span text:style-name="T259"> are coprime, then </text:span><text:span text:style-name="T18">f</text:span>(<text:span text:style-name="T18">ab</text:span>) = <text:span text:style-name="T18">f</text:span>(<text:span text:style-name="T18">a</text:span>) *<text:span text:style-name="T385"> </text:span><text:span text:style-name="T18">f</text:span>(<text:span text:style-name="T18">b</text:span>).</text:p>
            </text:list-item>
          </text:list>
        </text:list-item>
      </text:list>
      <text:p text:style-name="P42"><text:span text:style-name="T261">Multiplicative</text:span><text:span text:style-name="T112"> </text:span></text:p>
      <text:list xml:id="list37467471" text:continue-numbering="true" text:style-name="L5">
        <text:list-item>
          <text:list>
            <text:list-item>
              <text:p text:style-name="P271"><text:span text:style-name="T259">Euler function φ(</text:span><text:span text:style-name="T24">n</text:span><text:span text:style-name="T259">) of a positive integer </text:span><text:span text:style-name="T105">n</text:span><text:span text:style-name="T259"> is defined to be the number of positive integers less than or equal to </text:span><text:span text:style-name="T105">n</text:span><text:span text:style-name="T259"> that are _________ to </text:span><text:span text:style-name="T105">n.</text:span></text:p>
            </text:list-item>
          </text:list>
        </text:list-item>
      </text:list>
      <text:p text:style-name="P46">coprime</text:p>
      <text:list xml:id="list37461561" text:continue-numbering="true" text:style-name="L5">
        <text:list-item>
          <text:list>
            <text:list-item>
              <text:p text:style-name="P276"><text:span text:style-name="T129">For any prime integer </text:span><text:span text:style-name="T25">p</text:span><text:span text:style-name="T129"> Euler function </text:span><text:span text:style-name="T128">φ(</text:span><text:span text:style-name="T25">p</text:span><text:span text:style-name="T128">) </text:span><text:span text:style-name="T129">gives</text:span></text:p>
            </text:list-item>
          </text:list>
        </text:list-item>
      </text:list>
      <text:list xml:id="list32189389" text:style-name="L42">
        <text:list-item>
          <text:list>
            <text:list-item>
              <text:p text:style-name="P416"><text:span text:style-name="T129">1</text:span></text:p>
            </text:list-item>
            <text:list-item>
              <text:p text:style-name="P416"><text:span text:style-name="T25">p</text:span><text:span text:style-name="T129"> * (</text:span><text:span text:style-name="T25">p</text:span><text:span text:style-name="T129"> – 1) * … * 1</text:span></text:p>
            </text:list-item>
            <text:list-item>
              <text:p text:style-name="P387"><text:span text:style-name="T25">p</text:span><text:span text:style-name="T129"> – 1</text:span></text:p>
            </text:list-item>
            <text:list-item>
              <text:p text:style-name="P411">p</text:p>
            </text:list-item>
          </text:list>
        </text:list-item>
      </text:list>
      <text:list xml:id="list37466998" text:continue-list="list37461561" text:style-name="L5">
        <text:list-item>
          <text:list>
            <text:list-item>
              <text:p text:style-name="P276"><text:soft-page-break/><text:span text:style-name="T128">φ(</text:span><text:span text:style-name="T129">36</text:span><text:span text:style-name="T128">) </text:span><text:span text:style-name="T129">is equal to</text:span></text:p>
            </text:list-item>
          </text:list>
        </text:list-item>
      </text:list>
      <text:list xml:id="list32215849" text:style-name="L43">
        <text:list-item>
          <text:list>
            <text:list-item>
              <text:p text:style-name="P417">12</text:p>
            </text:list-item>
            <text:list-item>
              <text:p text:style-name="P318">5</text:p>
            </text:list-item>
            <text:list-item>
              <text:p text:style-name="P318">17</text:p>
            </text:list-item>
            <text:list-item>
              <text:p text:style-name="P318">35</text:p>
            </text:list-item>
          </text:list>
        </text:list-item>
      </text:list>
      <text:list xml:id="list37475398" text:continue-list="list37466998" text:style-name="L5">
        <text:list-item>
          <text:list>
            <text:list-item>
              <text:p text:style-name="P277"><text:span text:style-name="T129">Consider system of congruences: </text:span><text:span text:style-name="T25">x</text:span><text:span text:style-name="T129"> = 1 (mod 2), </text:span><text:span text:style-name="T25">x</text:span><text:span text:style-name="T129"> = </text:span><text:span text:style-name="T133">2</text:span><text:span text:style-name="T129"> (mod </text:span><text:span text:style-name="T133">3</text:span><text:span text:style-name="T129">), </text:span><text:span text:style-name="T29">x </text:span><text:span text:style-name="T133">= 3 (mod 5), </text:span><text:span text:style-name="T29">x </text:span><text:span text:style-name="T133">= 4 (mod 7), </text:span><text:span text:style-name="T29">x </text:span><text:span text:style-name="T133">= 5 (mod 11). Then <text:s/></text:span><text:span text:style-name="T132">the least residue of </text:span><text:span text:style-name="T29">x</text:span><text:span text:style-name="T133"> modulo 2 * 3 * 5 * 7 * 11 is equal to ______</text:span></text:p>
            </text:list-item>
          </text:list>
        </text:list-item>
      </text:list>
      <text:p text:style-name="P47">1523</text:p>
      <text:list xml:id="list37461760" text:continue-numbering="true" text:style-name="L5">
        <text:list-item>
          <text:list>
            <text:list-item>
              <text:p text:style-name="P278"><text:span text:style-name="T134">The </text:span><text:span text:style-name="T213">Sieve of Eratosthenes is one of the oldest known algorithms for ___________ <text:s/>testing.</text:span></text:p>
            </text:list-item>
          </text:list>
        </text:list-item>
      </text:list>
      <text:p text:style-name="P93"><text:span text:style-name="T275">primality</text:span><text:span text:style-name="T283"> </text:span></text:p>
      <text:list xml:id="list37456725" text:continue-numbering="true" text:style-name="L5">
        <text:list-item>
          <text:list>
            <text:list-item>
              <text:p text:style-name="P279"><text:span text:style-name="T214">T</text:span><text:span text:style-name="T213">he field </text:span><text:span text:style-name="T243">Q</text:span><text:span text:style-name="T311">p</text:span><text:span text:style-name="T213"> of </text:span><text:span text:style-name="T98">p</text:span><text:span text:style-name="T213">-adic numbers can be defined as the _____________ of the </text:span><text:span text:style-name="T214">field </text:span><text:span text:style-name="T243">Q</text:span><text:span text:style-name="T214"> of rational numbers </text:span><text:span text:style-name="T216">with respect to the</text:span><text:span text:style-name="T214"> </text:span><text:span text:style-name="T99">p</text:span><text:span text:style-name="T214">-adic absolute value.</text:span></text:p>
            </text:list-item>
          </text:list>
        </text:list-item>
      </text:list>
      <text:p text:style-name="P63">completion</text:p>
      <text:list xml:id="list37463290" text:continue-numbering="true" text:style-name="L5">
        <text:list-item>
          <text:list>
            <text:list-item>
              <text:p text:style-name="P280"><text:span text:style-name="T214">T</text:span><text:span text:style-name="T213">he field </text:span><text:span text:style-name="T243">Q</text:span><text:span text:style-name="T311">p</text:span><text:span text:style-name="T213"> of </text:span><text:span text:style-name="T98">p</text:span><text:span text:style-name="T213">-adic numbers can be defined as the _____________ of the </text:span><text:span text:style-name="T215">ring </text:span><text:span text:style-name="T244">Z</text:span><text:span text:style-name="T311">p</text:span><text:span text:style-name="T215"> of </text:span><text:span text:style-name="T98">p</text:span><text:span text:style-name="T213">-adic </text:span><text:span text:style-name="T215">integers.</text:span></text:p>
            </text:list-item>
          </text:list>
        </text:list-item>
      </text:list>
      <text:p text:style-name="P81">field of fractions</text:p>
      <text:p text:style-name="Text_20_body"/>
      <text:list xml:id="list37465994" text:continue-list="list37469055" text:style-name="L1">
        <text:list-item>
          <text:p text:style-name="P149"><text:span text:style-name="T107">Unit: </text:span>Group Theory.</text:p>
          <text:p text:style-name="P149"/>
        </text:list-item>
      </text:list>
      <text:list xml:id="list37482257" text:continue-list="list37463290" text:style-name="L5">
        <text:list-item>
          <text:list>
            <text:list-item>
              <text:p text:style-name="P281"><text:span text:style-name="T220">____________ operation ∗ on a set </text:span><text:span text:style-name="T82">A</text:span><text:span text:style-name="T220"> is a mapping </text:span><text:span text:style-name="T82">A </text:span><text:span text:style-name="T220">×  </text:span><text:span text:style-name="T82">A</text:span><text:span text:style-name="T220"> → </text:span><text:span text:style-name="T82">A</text:span><text:span text:style-name="T220">.</text:span></text:p>
            </text:list-item>
          </text:list>
        </text:list-item>
      </text:list>
      <text:p text:style-name="P64">Binary </text:p>
      <text:list xml:id="list37462472" text:continue-numbering="true" text:style-name="L5">
        <text:list-item>
          <text:list>
            <text:list-item>
              <text:p text:style-name="P281"><text:span text:style-name="T220">A binary operation ∗ on a set </text:span><text:span text:style-name="T82">A</text:span><text:span text:style-name="T220"> is called______________ if for all </text:span><text:span text:style-name="T82">a</text:span><text:span text:style-name="T220">, </text:span><text:span text:style-name="T82">b</text:span><text:span text:style-name="T220">, </text:span><text:span text:style-name="T82">c</text:span><text:span text:style-name="T220"> from </text:span><text:span text:style-name="T82">A</text:span><text:span text:style-name="T220"> it holds that (</text:span><text:span text:style-name="T82">a</text:span><text:span text:style-name="T220"> ∗ </text:span><text:span text:style-name="T82">b</text:span><text:span text:style-name="T220">) ∗ </text:span><text:span text:style-name="T82">c</text:span><text:span text:style-name="T220"> = </text:span><text:span text:style-name="T82">a</text:span><text:span text:style-name="T220"> ∗ (</text:span><text:span text:style-name="T82">b</text:span><text:span text:style-name="T220"> ∗ </text:span><text:span text:style-name="T82">c</text:span><text:span text:style-name="T220">).</text:span></text:p>
            </text:list-item>
          </text:list>
        </text:list-item>
      </text:list>
      <text:p text:style-name="P64">associative</text:p>
      <text:list xml:id="list37472500" text:continue-numbering="true" text:style-name="L5">
        <text:list-item>
          <text:list>
            <text:list-item>
              <text:p text:style-name="P349">A group called __________ if group operation is commutative.</text:p>
            </text:list-item>
          </text:list>
        </text:list-item>
      </text:list>
      <text:p text:style-name="P65">abelian</text:p>
      <text:list xml:id="list37460981" text:continue-numbering="true" text:style-name="L5">
        <text:list-item>
          <text:list>
            <text:list-item>
              <text:p text:style-name="P281"><text:span text:style-name="T220">An element </text:span><text:span text:style-name="T82">e</text:span><text:span text:style-name="T220"> from set </text:span><text:span text:style-name="T82">A</text:span><text:span text:style-name="T220"> is called _____________ element for the </text:span><text:span text:style-name="T221">binary </text:span><text:span text:style-name="T220">operation ∗ on </text:span><text:span text:style-name="T82">A</text:span><text:span text:style-name="T220"> if for all </text:span><text:span text:style-name="T82">a</text:span><text:span text:style-name="T220"> from </text:span><text:span text:style-name="T82">A </text:span><text:span text:style-name="T220">it holds that <text:s/></text:span><text:span text:style-name="T82">a</text:span><text:span text:style-name="T220"> ∗ </text:span><text:span text:style-name="T82">e</text:span><text:span text:style-name="T220"> = </text:span><text:span text:style-name="T82">e</text:span><text:span text:style-name="T220"> ∗ </text:span><text:span text:style-name="T82">a</text:span><text:span text:style-name="T220"> = </text:span><text:span text:style-name="T82">a</text:span><text:span text:style-name="T220">.</text:span></text:p>
            </text:list-item>
          </text:list>
        </text:list-item>
      </text:list>
      <text:p text:style-name="P64">neutral</text:p>
      <text:list xml:id="list37484058" text:continue-numbering="true" text:style-name="L5">
        <text:list-item>
          <text:list>
            <text:list-item>
              <text:p text:style-name="P351"><text:soft-page-break/>Do non-zero residue classes modulo 4 form a group with respect to multiplication?</text:p>
            </text:list-item>
          </text:list>
        </text:list-item>
      </text:list>
      <text:list xml:id="list32194341" text:style-name="L44">
        <text:list-item>
          <text:list>
            <text:list-item>
              <text:p text:style-name="P418">yes </text:p>
            </text:list-item>
            <text:list-item>
              <text:p text:style-name="P378">no</text:p>
            </text:list-item>
          </text:list>
        </text:list-item>
      </text:list>
      <text:list xml:id="list37464110" text:continue-list="list37484058" text:style-name="L5">
        <text:list-item>
          <text:list>
            <text:list-item>
              <text:p text:style-name="P282"><text:span text:style-name="T224">Let </text:span><text:span text:style-name="T84">G</text:span><text:span text:style-name="T224"> and </text:span><text:span text:style-name="T84">H</text:span><text:span text:style-name="T224"> be groups.___________________ is a mapping </text:span><text:span text:style-name="T84">f </text:span><text:span text:style-name="T224">: </text:span><text:span text:style-name="T84">G </text:span><text:span text:style-name="T224">→ </text:span><text:span text:style-name="T84">H</text:span><text:span text:style-name="T224"> such that for all </text:span><text:span text:style-name="T84">a</text:span><text:span text:style-name="T224">, </text:span><text:span text:style-name="T84">b</text:span><text:span text:style-name="T224"> from G </text:span><text:span text:style-name="T220">it holds that </text:span><text:span text:style-name="T84">f </text:span><text:span text:style-name="T224">(</text:span><text:span text:style-name="T84">a</text:span><text:span text:style-name="T224"> · </text:span><text:span text:style-name="T84">b</text:span><text:span text:style-name="T224">) = </text:span><text:span text:style-name="T84">f </text:span><text:span text:style-name="T224">(</text:span><text:span text:style-name="T84">a</text:span><text:span text:style-name="T224">) · </text:span><text:span text:style-name="T84">f </text:span><text:span text:style-name="T224">(</text:span><text:span text:style-name="T84">b</text:span><text:span text:style-name="T224">).</text:span></text:p>
            </text:list-item>
          </text:list>
        </text:list-item>
      </text:list>
      <text:p text:style-name="P67">Homomorphism</text:p>
      <text:list xml:id="list37479078" text:continue-numbering="true" text:style-name="L5">
        <text:list-item>
          <text:list>
            <text:list-item>
              <text:p text:style-name="P282"><text:span text:style-name="T224">The __________ of the homomorphism </text:span><text:span text:style-name="T84">f </text:span><text:span text:style-name="T224">: </text:span><text:span text:style-name="T84">G </text:span><text:span text:style-name="T224">→ </text:span><text:span text:style-name="T84">H</text:span><text:span text:style-name="T224"> <text:s/>(denoted Ker </text:span><text:span text:style-name="T84">f</text:span><text:span text:style-name="T224"> ) is the set of all </text:span><text:span text:style-name="T85">a</text:span><text:span text:style-name="T224"> from </text:span><text:span text:style-name="T84">G</text:span><text:span text:style-name="T224"> such that </text:span><text:span text:style-name="T84">f</text:span><text:span text:style-name="T224">(</text:span><text:span text:style-name="T85">a</text:span><text:span text:style-name="T224">) = </text:span><text:span text:style-name="T84">e</text:span><text:span text:style-name="T224">, where </text:span><text:span text:style-name="T84">e</text:span><text:span text:style-name="T224"> denotes neutral element of </text:span><text:span text:style-name="T84">H</text:span><text:span text:style-name="T224">.</text:span></text:p>
            </text:list-item>
          </text:list>
        </text:list-item>
      </text:list>
      <text:p text:style-name="P67">kernel</text:p>
      <text:list xml:id="list374729181" text:continue-numbering="true" text:style-name="L5">
        <text:list-item>
          <text:list>
            <text:list-item>
              <text:p text:style-name="P283"><text:span text:style-name="T225">The _________ of the homomorphism </text:span><text:span text:style-name="T84">f </text:span><text:span text:style-name="T224">: </text:span><text:span text:style-name="T84">G </text:span><text:span text:style-name="T224">→ </text:span><text:span text:style-name="T84">H</text:span><text:span text:style-name="T225"> (Im </text:span><text:span text:style-name="T85">f</text:span><text:span text:style-name="T225">) is the set of all </text:span><text:span text:style-name="T85">b</text:span><text:span text:style-name="T225"> from </text:span><text:span text:style-name="T85">H</text:span><text:span text:style-name="T225"> such that </text:span><text:span text:style-name="T85">b</text:span><text:span text:style-name="T225"> = </text:span><text:span text:style-name="T85">f</text:span><text:span text:style-name="T225"> (</text:span><text:span text:style-name="T85">a</text:span><text:span text:style-name="T225">) for some </text:span><text:span text:style-name="T85">a</text:span><text:span text:style-name="T225"> from </text:span><text:span text:style-name="T85">G</text:span><text:span text:style-name="T225">.</text:span></text:p>
            </text:list-item>
          </text:list>
        </text:list-item>
      </text:list>
      <text:p text:style-name="P68">image</text:p>
      <text:list xml:id="list37482620" text:continue-numbering="true" text:style-name="L5">
        <text:list-item>
          <text:list>
            <text:list-item>
              <text:p text:style-name="P349">Bijective homomorphism of a group into itself is called</text:p>
            </text:list-item>
          </text:list>
        </text:list-item>
      </text:list>
      <text:list xml:id="list32204548" text:style-name="L45">
        <text:list-item>
          <text:list>
            <text:list-item>
              <text:p text:style-name="P419"><text:span text:style-name="T218">monomorphism</text:span></text:p>
            </text:list-item>
            <text:list-item>
              <text:p text:style-name="P350">epimorphism</text:p>
            </text:list-item>
            <text:list-item>
              <text:p text:style-name="P350">isomorphism</text:p>
            </text:list-item>
            <text:list-item>
              <text:p text:style-name="P379">automorphism</text:p>
            </text:list-item>
          </text:list>
        </text:list-item>
      </text:list>
      <text:list xml:id="list37468842" text:continue-list="list37482620" text:style-name="L5">
        <text:list-item>
          <text:list>
            <text:list-item>
              <text:p text:style-name="P284"><text:span text:style-name="T222">For finite groups |</text:span><text:span text:style-name="T106">G</text:span><text:span text:style-name="T222">| is called the __________ of the group </text:span><text:span text:style-name="T106">G</text:span><text:span text:style-name="T222">.</text:span></text:p>
            </text:list-item>
          </text:list>
        </text:list-item>
      </text:list>
      <text:p text:style-name="P69">order</text:p>
      <text:list xml:id="list37480883" text:continue-numbering="true" text:style-name="L5">
        <text:list-item>
          <text:list>
            <text:list-item>
              <text:p text:style-name="P285"><text:span text:style-name="T218">The order of symmetric group </text:span><text:span text:style-name="T81">S</text:span><text:span text:style-name="T312">n</text:span><text:span text:style-name="T218"> is</text:span></text:p>
            </text:list-item>
          </text:list>
        </text:list-item>
      </text:list>
      <text:list xml:id="list32192052" text:style-name="L46">
        <text:list-item>
          <text:list>
            <text:list-item>
              <text:p text:style-name="P420"><text:span text:style-name="T81">n</text:span></text:p>
            </text:list-item>
            <text:list-item>
              <text:p text:style-name="P388"><text:span text:style-name="T81">n</text:span><text:span text:style-name="T218">!</text:span></text:p>
            </text:list-item>
            <text:list-item>
              <text:p text:style-name="P420"><text:span text:style-name="T81">n * </text:span><text:span text:style-name="T218">(</text:span><text:span text:style-name="T81">n – </text:span><text:span text:style-name="T218">1) / 2</text:span></text:p>
            </text:list-item>
            <text:list-item>
              <text:p text:style-name="P420"><text:span text:style-name="T218">2</text:span><text:span text:style-name="T290">n</text:span></text:p>
            </text:list-item>
          </text:list>
        </text:list-item>
      </text:list>
      <text:list xml:id="list37466187" text:continue-list="list37480883" text:style-name="L5">
        <text:list-item>
          <text:list>
            <text:list-item>
              <text:p text:style-name="P286"><text:span text:style-name="T223">A subset </text:span><text:span text:style-name="T83">H</text:span><text:span text:style-name="T223"> of a group </text:span><text:span text:style-name="T83">G</text:span><text:span text:style-name="T223"> is called ____________ if </text:span><text:span text:style-name="T83">H</text:span><text:span text:style-name="T223"> is also is group under the same operation .</text:span></text:p>
            </text:list-item>
          </text:list>
        </text:list-item>
      </text:list>
      <text:p text:style-name="P70">subgroup</text:p>
      <text:list xml:id="list37465119" text:continue-numbering="true" text:style-name="L5">
        <text:list-item>
          <text:list>
            <text:list-item>
              <text:p text:style-name="P285"><text:span text:style-name="T218">Cayley's theorem states that every group </text:span><text:span text:style-name="T100">G</text:span><text:span text:style-name="T218"> is isomorphic to a subgroup of </text:span><text:soft-page-break/><text:span text:style-name="T218">the______________ group on </text:span><text:span text:style-name="T100">G</text:span><text:span text:style-name="T218">.</text:span></text:p>
            </text:list-item>
          </text:list>
        </text:list-item>
      </text:list>
      <text:p text:style-name="P66">symmetric</text:p>
      <text:list xml:id="list37464523" text:continue-numbering="true" text:style-name="L5">
        <text:list-item>
          <text:list>
            <text:list-item>
              <text:p text:style-name="P287"><text:span text:style-name="T232">The group </text:span><text:span text:style-name="T90">G</text:span><text:span text:style-name="T232"> is said to be __________ if there exist element </text:span><text:span text:style-name="T90">a</text:span><text:span text:style-name="T232"> of </text:span><text:span text:style-name="T90">G</text:span><text:span text:style-name="T232"> such that every element </text:span><text:span text:style-name="T90">x</text:span><text:span text:style-name="T232"> of </text:span><text:span text:style-name="T90">G</text:span><text:span text:style-name="T232"> can be written as a power of </text:span><text:span text:style-name="T90">a</text:span><text:span text:style-name="T232">.</text:span></text:p>
            </text:list-item>
          </text:list>
        </text:list-item>
      </text:list>
      <text:p text:style-name="P71">cyclic</text:p>
      <text:list xml:id="list37453177" text:continue-numbering="true" text:style-name="L5">
        <text:list-item>
          <text:list>
            <text:list-item>
              <text:p text:style-name="P288"><text:span text:style-name="T219">Definition of a group by </text:span><text:span text:style-name="T223">means of</text:span><text:span text:style-name="T219"> set of generators and set of relations is called </text:span><text:span text:style-name="T218">__________________ </text:span><text:span text:style-name="T219">of a group.</text:span></text:p>
            </text:list-item>
          </text:list>
        </text:list-item>
      </text:list>
      <text:p text:style-name="P72">presentation</text:p>
      <text:list xml:id="list37452749" text:continue-numbering="true" text:style-name="L5">
        <text:list-item>
          <text:list>
            <text:list-item>
              <text:p text:style-name="P352">One of the most widely used algorithm for coset enumeration is the ___________________ algorithm.</text:p>
            </text:list-item>
          </text:list>
        </text:list-item>
      </text:list>
      <text:p text:style-name="P73">Todd–Coxeter</text:p>
      <text:list xml:id="list37467754" text:continue-numbering="true" text:style-name="L5">
        <text:list-item>
          <text:list>
            <text:list-item>
              <text:p text:style-name="P289"><text:span text:style-name="T228">Point out which of the following properties correspond to which type of </text:span><text:span text:style-name="T229">homomorphism </text:span><text:span text:style-name="T228"><text:s/></text:span><text:span text:style-name="T84">f </text:span><text:span text:style-name="T224">: </text:span><text:span text:style-name="T84">G </text:span><text:span text:style-name="T224">→ </text:span><text:span text:style-name="T84">H</text:span><text:span text:style-name="T224">:</text:span></text:p>
              <text:list>
                <text:list-item>
                  <text:p text:style-name="P289"><text:span text:style-name="T229">Ker </text:span><text:span text:style-name="T87">f</text:span><text:span text:style-name="T229"> = </text:span><text:span text:style-name="T87">e</text:span><text:span text:style-name="T229">.</text:span></text:p>
                </text:list-item>
                <text:list-item>
                  <text:p text:style-name="P289"><text:span text:style-name="T229">Im </text:span><text:span text:style-name="T87">f</text:span><text:span text:style-name="T229"> = </text:span><text:span text:style-name="T87">H</text:span><text:span text:style-name="T229">.</text:span></text:p>
                </text:list-item>
                <text:list-item>
                  <text:p text:style-name="P289"><text:span text:style-name="T229">Ker </text:span><text:span text:style-name="T87">f</text:span><text:span text:style-name="T229"> = </text:span><text:span text:style-name="T87">e</text:span><text:span text:style-name="T229"> and Im </text:span><text:span text:style-name="T87">f</text:span><text:span text:style-name="T229"> = </text:span><text:span text:style-name="T87">H</text:span><text:span text:style-name="T229">.</text:span></text:p>
                </text:list-item>
              </text:list>
              <text:list>
                <text:list-item>
                  <text:p text:style-name="P289"><text:span text:style-name="T87">f</text:span><text:span text:style-name="T229"> is an epi</text:span><text:span text:style-name="T218">morphism.</text:span></text:p>
                </text:list-item>
                <text:list-item>
                  <text:p text:style-name="P289"><text:span text:style-name="T87">f</text:span><text:span text:style-name="T229"> is a </text:span><text:span text:style-name="T218">monomorphism.</text:span></text:p>
                </text:list-item>
                <text:list-item>
                  <text:p text:style-name="P289"><text:span text:style-name="T87">f</text:span><text:span text:style-name="T229"> is an iso</text:span><text:span text:style-name="T218">morphism.</text:span></text:p>
                </text:list-item>
              </text:list>
            </text:list-item>
          </text:list>
        </text:list-item>
      </text:list>
      <text:p text:style-name="P74">1 – 2, 2 – 1, 3 – 3.</text:p>
      <text:list xml:id="list37470391" text:continue-numbering="true" text:style-name="L5">
        <text:list-item>
          <text:list>
            <text:list-item>
              <text:p text:style-name="P290"><text:span text:style-name="T230">If </text:span><text:span text:style-name="T88">G</text:span><text:span text:style-name="T230"> is finite group and </text:span><text:span text:style-name="T88">H</text:span><text:span text:style-name="T230"> is a subgroup of </text:span><text:span text:style-name="T88">G</text:span><text:span text:style-name="T230"> then the order of </text:span><text:span text:style-name="T88">H</text:span><text:span text:style-name="T230"> is the __________ of the order of </text:span><text:span text:style-name="T88">G</text:span><text:span text:style-name="T230">. </text:span></text:p>
            </text:list-item>
          </text:list>
        </text:list-item>
      </text:list>
      <text:p text:style-name="P75">divisor</text:p>
      <text:list xml:id="list37462689" text:continue-numbering="true" text:style-name="L5">
        <text:list-item>
          <text:list>
            <text:list-item>
              <text:p text:style-name="P291"><text:span text:style-name="T231">Subgroup </text:span><text:span text:style-name="T89">H</text:span><text:span text:style-name="T231"> of a group </text:span><text:span text:style-name="T89">G</text:span><text:span text:style-name="T231"> is called ___________ subgroup if </text:span><text:span text:style-name="T89">g</text:span><text:span text:style-name="T231"> </text:span><text:span text:style-name="T89">H</text:span><text:span text:style-name="T231"> = </text:span><text:span text:style-name="T89">H g</text:span><text:span text:style-name="T231"> for all </text:span><text:span text:style-name="T89">g</text:span><text:span text:style-name="T231"> from </text:span><text:span text:style-name="T89">G</text:span><text:span text:style-name="T231">. </text:span></text:p>
            </text:list-item>
          </text:list>
        </text:list-item>
      </text:list>
      <text:p text:style-name="P76">normal</text:p>
      <text:list xml:id="list37465333" text:continue-numbering="true" text:style-name="L5">
        <text:list-item>
          <text:list>
            <text:list-item>
              <text:p text:style-name="P292"><text:span text:style-name="T234">The kernel of any </text:span><text:span text:style-name="T229">homomorphism </text:span><text:span text:style-name="T234">is a ______________ subgroup.</text:span></text:p>
            </text:list-item>
          </text:list>
        </text:list-item>
      </text:list>
      <text:p text:style-name="P79">normal</text:p>
      <text:list xml:id="list37463667" text:continue-numbering="true" text:style-name="L5">
        <text:list-item>
          <text:list>
            <text:list-item>
              <text:p text:style-name="P293"><text:span text:style-name="T233">We say that group </text:span><text:span text:style-name="T91">A</text:span><text:span text:style-name="T233"> is a ____________ of groups </text:span><text:span text:style-name="T91">B</text:span><text:span text:style-name="T233"> and </text:span><text:span text:style-name="T91">C</text:span><text:span text:style-name="T233"> if every element </text:span><text:span text:style-name="T91">a</text:span><text:span text:style-name="T233"> from </text:span><text:span text:style-name="T91">A</text:span><text:span text:style-name="T233"> can be written uniquely in the form of </text:span><text:span text:style-name="T91">a</text:span><text:span text:style-name="T233"> = </text:span><text:span text:style-name="T91">b</text:span><text:span text:style-name="T233"> + </text:span><text:span text:style-name="T91">c</text:span><text:span text:style-name="T233"> with </text:span><text:span text:style-name="T91">b</text:span><text:span text:style-name="T233"> from B </text:span><text:soft-page-break/><text:span text:style-name="T233">and </text:span><text:span text:style-name="T91">c</text:span><text:span text:style-name="T233"> from C</text:span><text:span text:style-name="T91">.</text:span></text:p>
            </text:list-item>
          </text:list>
        </text:list-item>
      </text:list>
      <text:p text:style-name="P77">direct sum</text:p>
      <text:list xml:id="list37467778" text:continue-numbering="true" text:style-name="L5">
        <text:list-item>
          <text:list>
            <text:list-item>
              <text:p text:style-name="P293"><text:span text:style-name="T233">_____________of two groups </text:span><text:span text:style-name="T91">G</text:span><text:span text:style-name="T325">1</text:span><text:span text:style-name="T233">, </text:span><text:span text:style-name="T91">G</text:span><text:span text:style-name="T325">2</text:span><text:span text:style-name="T233"> is the set </text:span><text:span text:style-name="T91">G</text:span><text:span text:style-name="T325">1</text:span><text:span text:style-name="T233"> × </text:span><text:span text:style-name="T91">G</text:span><text:span text:style-name="T325">2</text:span><text:span text:style-name="T233"> with pairwise operation.</text:span></text:p>
            </text:list-item>
          </text:list>
        </text:list-item>
      </text:list>
      <text:p text:style-name="P77">Direct product</text:p>
      <text:list xml:id="list37453555" text:continue-numbering="true" text:style-name="L5">
        <text:list-item>
          <text:list>
            <text:list-item>
              <text:p text:style-name="P294"><text:span text:style-name="T233">Finite abelian </text:span><text:span text:style-name="T91">p</text:span><text:span text:style-name="T233">-group is said to be of __________ (</text:span><text:span text:style-name="T91">p</text:span><text:span text:style-name="T291">r</text:span><text:span text:style-name="T361">1</text:span><text:span text:style-name="T233"> , . . . , </text:span><text:span text:style-name="T91">p</text:span><text:span text:style-name="T291">r</text:span><text:span text:style-name="T360">s</text:span><text:span text:style-name="T91"> </text:span><text:span text:style-name="T233">) if it is isomorphic to direct product of cyclic groups of orders </text:span><text:span text:style-name="T91">p</text:span><text:span text:style-name="T291">r</text:span><text:span text:style-name="T360">i</text:span><text:span text:style-name="T233">.</text:span></text:p>
            </text:list-item>
          </text:list>
        </text:list-item>
      </text:list>
      <text:p text:style-name="P78">type</text:p>
      <text:list xml:id="list37466419" text:continue-numbering="true" text:style-name="L5">
        <text:list-item>
          <text:list>
            <text:list-item>
              <text:p text:style-name="P295"><text:span text:style-name="T363">A group </text:span><text:span text:style-name="T47">G</text:span><text:span text:style-name="T363"> is called free if there is a presentation of if with set of ___________ being empty.</text:span></text:p>
            </text:list-item>
          </text:list>
        </text:list-item>
      </text:list>
      <text:p text:style-name="P86">relations</text:p>
      <text:list xml:id="list37476200" text:continue-numbering="true" text:style-name="L5">
        <text:list-item>
          <text:list>
            <text:list-item>
              <text:p text:style-name="P421">There is precisely ______ Tietze transformations.</text:p>
            </text:list-item>
          </text:list>
        </text:list-item>
      </text:list>
      <text:p text:style-name="P87">4</text:p>
      <text:list xml:id="list37474013" text:continue-list="list37465994" text:style-name="L1">
        <text:list-item>
          <text:p text:style-name="P166"><text:span text:style-name="T107">Unit: </text:span>Graph Theory.</text:p>
        </text:list-item>
      </text:list>
      <text:p text:style-name="P9"/>
      <text:list xml:id="list37455728" text:continue-list="list37476200" text:style-name="L5">
        <text:list-item>
          <text:list>
            <text:list-item>
              <text:p text:style-name="P319">The order of a graph is the number of its ________________ .</text:p>
            </text:list-item>
          </text:list>
        </text:list-item>
      </text:list>
      <text:list xml:id="list32200126" text:style-name="L47">
        <text:list-item>
          <text:list>
            <text:list-item>
              <text:p text:style-name="P422">vertices</text:p>
            </text:list-item>
            <text:list-item>
              <text:p text:style-name="P321">edges</text:p>
            </text:list-item>
            <text:list-item>
              <text:p text:style-name="P321">Euler cycles</text:p>
            </text:list-item>
          </text:list>
        </text:list-item>
      </text:list>
      <text:list xml:id="list37464416" text:continue-list="list37455728" text:style-name="L5">
        <text:list-item>
          <text:list>
            <text:list-item>
              <text:p text:style-name="P319">A graph's size is the number of its _________________ .</text:p>
            </text:list-item>
          </text:list>
        </text:list-item>
      </text:list>
      <text:list xml:id="list32205723" text:style-name="L48">
        <text:list-item>
          <text:list>
            <text:list-item>
              <text:p text:style-name="P423">vertices</text:p>
            </text:list-item>
            <text:list-item>
              <text:p text:style-name="P364">edges</text:p>
            </text:list-item>
            <text:list-item>
              <text:p text:style-name="P323"><text:span text:style-name="T367">Hamiltonian</text:span><text:span text:style-name="T366"> cycles</text:span></text:p>
            </text:list-item>
          </text:list>
        </text:list-item>
      </text:list>
      <text:list xml:id="list37463899" text:continue-list="list37464416" text:style-name="L5">
        <text:list-item>
          <text:list>
            <text:list-item>
              <text:p text:style-name="P324"><text:span text:style-name="T365">The ____________________ of a vertex </text:span><text:span text:style-name="T50">v</text:span><text:span text:style-name="T365"> in a graph </text:span><text:span text:style-name="T50">G</text:span><text:span text:style-name="T365"> is the maximum distance from </text:span><text:span text:style-name="T50">v</text:span><text:span text:style-name="T365"> to any other vertex.</text:span></text:p>
            </text:list-item>
          </text:list>
        </text:list-item>
      </text:list>
      <text:p text:style-name="P56">Eccentricity</text:p>
      <text:list xml:id="list37481978" text:continue-numbering="true" text:style-name="L5">
        <text:list-item>
          <text:list>
            <text:list-item>
              <text:p text:style-name="P296"><text:span text:style-name="T192">The ______________ between two vertices </text:span><text:span text:style-name="T51">u</text:span><text:span text:style-name="T192"> and </text:span><text:span text:style-name="T51">v</text:span><text:span text:style-name="T192"> in a graph </text:span><text:span text:style-name="T51">G</text:span><text:span text:style-name="T192"> is the length of a shortest path between them.</text:span></text:p>
            </text:list-item>
          </text:list>
        </text:list-item>
      </text:list>
      <text:p text:style-name="P97"><text:span text:style-name="T270">d</text:span><text:span text:style-name="T262">istance</text:span></text:p>
      <text:list xml:id="list37475481" text:continue-numbering="true" text:style-name="L5">
        <text:list-item>
          <text:list>
            <text:list-item>
              <text:p text:style-name="P425">A ______________ graph is a graph without loops and multiple edges <text:soft-page-break/>where each vertex has the same number of neighbors</text:p>
            </text:list-item>
          </text:list>
        </text:list-item>
      </text:list>
      <text:list xml:id="list32667519" text:style-name="L95">
        <text:list-item>
          <text:list>
            <text:list-item>
              <text:p text:style-name="P427">complete</text:p>
            </text:list-item>
            <text:list-item>
              <text:p text:style-name="P390">regular</text:p>
            </text:list-item>
            <text:list-item>
              <text:p text:style-name="P427">planar</text:p>
            </text:list-item>
            <text:list-item>
              <text:p text:style-name="P427">Hamiltonian</text:p>
            </text:list-item>
          </text:list>
        </text:list-item>
      </text:list>
      <text:list xml:id="list37469366" text:continue-list="list37475481" text:style-name="L5">
        <text:list-item>
          <text:list>
            <text:list-item>
              <text:p text:style-name="P428">__________ graph is a graph that can be embedded in the plane, i.e., it can be drawn on the plane in such a way that its edges intersect only at their endpoints.</text:p>
            </text:list-item>
          </text:list>
        </text:list-item>
      </text:list>
      <text:list xml:id="list32184875" text:style-name="L50">
        <text:list-item>
          <text:list>
            <text:list-item>
              <text:p text:style-name="P429"><text:span text:style-name="T406">complete</text:span></text:p>
            </text:list-item>
            <text:list-item>
              <text:p text:style-name="P424">regular</text:p>
            </text:list-item>
            <text:list-item>
              <text:p text:style-name="P389">planar</text:p>
            </text:list-item>
            <text:list-item>
              <text:p text:style-name="P426">Hamiltonian</text:p>
            </text:list-item>
          </text:list>
        </text:list-item>
      </text:list>
      <text:list xml:id="list37457436" text:continue-list="list37469366" text:style-name="L5">
        <text:list-item>
          <text:list>
            <text:list-item>
              <text:p text:style-name="P328">A _________ graph is a graph that consists of a single cycle, or in other words, some number of vertices connected in a closed chain.</text:p>
            </text:list-item>
          </text:list>
        </text:list-item>
      </text:list>
      <text:p text:style-name="P55">cycle</text:p>
      <text:list xml:id="list37462947" text:continue-numbering="true" text:style-name="L5">
        <text:list-item>
          <text:list>
            <text:list-item>
              <text:p text:style-name="P297"><text:span text:style-name="T156">__________________________ of two graphs </text:span><text:span text:style-name="T45">G</text:span><text:span text:style-name="T316">1</text:span><text:span text:style-name="T156">, </text:span><text:span text:style-name="T45">G</text:span><text:span text:style-name="T316">2</text:span><text:span text:style-name="T156"> is a graph G </text:span><text:span text:style-name="T163">defined as follows. V</text:span><text:span text:style-name="T156">ertex set V(</text:span><text:span text:style-name="T45">G</text:span><text:span text:style-name="T156">) </text:span><text:span text:style-name="T163">is </text:span><text:span text:style-name="T156">equal to Cartesian product V(</text:span><text:span text:style-name="T45">G</text:span><text:span text:style-name="T316">1</text:span><text:span text:style-name="T156">) </text:span><text:span text:style-name="T163">× </text:span><text:span text:style-name="T156">V(</text:span><text:span text:style-name="T45">G</text:span><text:span text:style-name="T316">2</text:span><text:span text:style-name="T156">) of vertex sets </text:span><text:span text:style-name="T163">of </text:span><text:span text:style-name="T45">G</text:span><text:span text:style-name="T316">1</text:span><text:span text:style-name="T163"> and </text:span><text:span text:style-name="T45">G</text:span><text:span text:style-name="T316">2</text:span><text:span text:style-name="T163">. There is an edge between (</text:span><text:span text:style-name="T52">u</text:span><text:span text:style-name="T317">1</text:span><text:span text:style-name="T163">, </text:span><text:span text:style-name="T52">u</text:span><text:span text:style-name="T317">2</text:span><text:span text:style-name="T163">) and (</text:span><text:span text:style-name="T52">v</text:span><text:span text:style-name="T317">1</text:span><text:span text:style-name="T163">, </text:span><text:span text:style-name="T52">v</text:span><text:span text:style-name="T317">2</text:span><text:span text:style-name="T163">) </text:span><text:span text:style-name="T165">in </text:span><text:span text:style-name="T53">G</text:span><text:span text:style-name="T163"> if and only if (</text:span><text:span text:style-name="T52">u</text:span><text:span text:style-name="T317">1</text:span><text:span text:style-name="T163"> = </text:span><text:span text:style-name="T52">v</text:span><text:span text:style-name="T317">1</text:span><text:span text:style-name="T163"> and </text:span><text:span text:style-name="T52">u</text:span><text:span text:style-name="T317">2</text:span><text:span text:style-name="T163"> </text:span><text:span text:style-name="T164">~</text:span><text:span text:style-name="T163"> </text:span><text:span text:style-name="T52">v</text:span><text:span text:style-name="T317">2</text:span><text:span text:style-name="T163">) or (</text:span><text:span text:style-name="T52">u</text:span><text:span text:style-name="T317">1</text:span><text:span text:style-name="T163"> </text:span><text:span text:style-name="T164">~</text:span><text:span text:style-name="T163"> </text:span><text:span text:style-name="T52">v</text:span><text:span text:style-name="T317">1</text:span><text:span text:style-name="T163"> and </text:span><text:span text:style-name="T52">u</text:span><text:span text:style-name="T317">2</text:span><text:span text:style-name="T163"> = </text:span><text:span text:style-name="T52">v</text:span><text:span text:style-name="T317">2</text:span><text:span text:style-name="T163">)</text:span><text:span text:style-name="T164"> where ~ denotes “is connected by an edge to”.</text:span></text:p>
            </text:list-item>
          </text:list>
        </text:list-item>
      </text:list>
      <text:p text:style-name="P54">Cartesian product </text:p>
      <text:list xml:id="list37458197" text:continue-numbering="true" text:style-name="L5">
        <text:list-item>
          <text:list>
            <text:list-item>
              <text:p text:style-name="P320">A Hamiltonian cycle in a Hamiltonian graph of order 24 has _____ edges.</text:p>
            </text:list-item>
          </text:list>
        </text:list-item>
      </text:list>
      <text:list xml:id="list32206147" text:style-name="L51">
        <text:list-item>
          <text:list>
            <text:list-item>
              <text:p text:style-name="P430">12</text:p>
            </text:list-item>
            <text:list-item>
              <text:p text:style-name="P365">24</text:p>
            </text:list-item>
            <text:list-item>
              <text:p text:style-name="P322">23</text:p>
            </text:list-item>
            <text:list-item>
              <text:p text:style-name="P322">none of the above</text:p>
            </text:list-item>
          </text:list>
        </text:list-item>
      </text:list>
      <text:list xml:id="list37461284" text:continue-list="list37458197" text:style-name="L5">
        <text:list-item>
          <text:list>
            <text:list-item>
              <text:p text:style-name="P329">A spanning tree for a simple graph of order 24 has ____ edges.</text:p>
            </text:list-item>
          </text:list>
        </text:list-item>
      </text:list>
      <text:list xml:id="list32200763" text:style-name="L52">
        <text:list-item>
          <text:list>
            <text:list-item>
              <text:p text:style-name="P431">12</text:p>
            </text:list-item>
            <text:list-item>
              <text:p text:style-name="P330">6</text:p>
            </text:list-item>
            <text:list-item>
              <text:p text:style-name="P366"><text:soft-page-break/>23</text:p>
            </text:list-item>
            <text:list-item>
              <text:p text:style-name="P330">none of the above</text:p>
            </text:list-item>
          </text:list>
        </text:list-item>
      </text:list>
      <text:list xml:id="list37462150" text:continue-list="list37461284" text:style-name="L5">
        <text:list-item>
          <text:list>
            <text:list-item>
              <text:p text:style-name="P296"><text:span text:style-name="T156">The </text:span><text:span text:style-name="T193">name of the command to create graph in Sage is</text:span></text:p>
            </text:list-item>
          </text:list>
        </text:list-item>
      </text:list>
      <text:list xml:id="list32203403" text:style-name="L53">
        <text:list-item>
          <text:list>
            <text:list-item>
              <text:p text:style-name="P432"><text:span text:style-name="T193">graph</text:span></text:p>
            </text:list-item>
            <text:list-item>
              <text:p text:style-name="P367">Graph</text:p>
            </text:list-item>
            <text:list-item>
              <text:p text:style-name="P331">make_graph</text:p>
            </text:list-item>
            <text:list-item>
              <text:p text:style-name="P331">create_graph</text:p>
            </text:list-item>
          </text:list>
        </text:list-item>
      </text:list>
      <text:list xml:id="list37482931" text:continue-list="list37462150" text:style-name="L5">
        <text:list-item>
          <text:list>
            <text:list-item>
              <text:p text:style-name="P296"><text:span text:style-name="T193">In order to </text:span><text:span text:style-name="T160">list </text:span><text:span text:style-name="T193">edges of the graph g in Sage you should type in</text:span></text:p>
            </text:list-item>
          </text:list>
        </text:list-item>
      </text:list>
      <text:list xml:id="list32193057" text:style-name="L54">
        <text:list-item>
          <text:list>
            <text:list-item>
              <text:p text:style-name="P433">g.edges()</text:p>
            </text:list-item>
            <text:list-item>
              <text:p text:style-name="P332">g.Edges()</text:p>
            </text:list-item>
            <text:list-item>
              <text:p text:style-name="P332">g.get_edges()</text:p>
            </text:list-item>
            <text:list-item>
              <text:p text:style-name="P332">g.getEdges()</text:p>
            </text:list-item>
          </text:list>
        </text:list-item>
      </text:list>
      <text:list xml:id="list37467765" text:continue-list="list37482931" text:style-name="L5">
        <text:list-item>
          <text:list>
            <text:list-item>
              <text:p text:style-name="P296"><text:span text:style-name="T156">In order to draw graph g in Sage you should type in</text:span><text:span text:style-name="T160">:</text:span></text:p>
            </text:list-item>
          </text:list>
        </text:list-item>
      </text:list>
      <text:list xml:id="list32212794" text:style-name="L55">
        <text:list-item>
          <text:list>
            <text:list-item>
              <text:p text:style-name="P434">g.plot()</text:p>
            </text:list-item>
            <text:list-item>
              <text:p text:style-name="P333">g.draw()</text:p>
            </text:list-item>
            <text:list-item>
              <text:p text:style-name="P391"><text:span text:style-name="T160">g.</text:span><text:span text:style-name="T161">show()</text:span></text:p>
            </text:list-item>
            <text:list-item>
              <text:p text:style-name="P333">g.print()</text:p>
            </text:list-item>
          </text:list>
        </text:list-item>
      </text:list>
      <text:list xml:id="list37462208" text:continue-list="list37467765" text:style-name="L5">
        <text:list-item>
          <text:list>
            <text:list-item>
              <text:p text:style-name="P296"><text:span text:style-name="T162">The ____________ matrix of a finite graph </text:span><text:span text:style-name="T49">G</text:span><text:span text:style-name="T162"> on </text:span><text:span text:style-name="T49">n</text:span><text:span text:style-name="T162"> vertices is the </text:span><text:span text:style-name="T48">n </text:span><text:span text:style-name="T162">× </text:span><text:span text:style-name="T48">n</text:span><text:span text:style-name="T162"> matrix where the non-diagonal entry </text:span><text:span text:style-name="T49">a</text:span><text:span text:style-name="T307">ij</text:span><text:span text:style-name="T162"> is the number of edges from vertex </text:span><text:span text:style-name="T49">i</text:span><text:span text:style-name="T162"> to </text:span><text:span text:style-name="T162">vertex </text:span><text:span text:style-name="T49">j.</text:span></text:p>
            </text:list-item>
          </text:list>
        </text:list-item>
      </text:list>
      <text:p text:style-name="P98">adjacency</text:p>
      <text:list xml:id="list37475286" text:continue-numbering="true" text:style-name="L5">
        <text:list-item>
          <text:list>
            <text:list-item>
              <text:p text:style-name="P512"><text:span text:style-name="T162">The ____________ matrix of </text:span><text:span text:style-name="T49">G</text:span><text:span text:style-name="T162"> is a </text:span><text:span text:style-name="T49">p</text:span><text:span text:style-name="T162"> × </text:span><text:span text:style-name="T49">q</text:span><text:span text:style-name="T162"> matrix (</text:span><text:span text:style-name="T49">b</text:span><text:span text:style-name="T307">ij</text:span><text:span text:style-name="T162">), where </text:span><text:span text:style-name="T49">p</text:span><text:span text:style-name="T162"> and </text:span><text:span text:style-name="T49">q</text:span><text:span text:style-name="T162"> are the numbers of vertices and edges respectively, such that </text:span><text:span text:style-name="T49">b</text:span><text:span text:style-name="T307">ij</text:span><text:span text:style-name="T162"> = 1 if the vertex </text:span><text:span text:style-name="T49">v</text:span><text:span text:style-name="T307">i</text:span><text:span text:style-name="T162"> and edge </text:span><text:span text:style-name="T49">x</text:span><text:span text:style-name="T307">j</text:span><text:span text:style-name="T162"> are incident and 0 otherwise.</text:span></text:p>
            </text:list-item>
          </text:list>
        </text:list-item>
      </text:list>
      <text:p text:style-name="P99">incidence</text:p>
      <text:list xml:id="list37474721" text:continue-numbering="true" text:style-name="L5">
        <text:list-item>
          <text:list>
            <text:list-item>
              <text:p text:style-name="P606">In order to create graph from the matrix of desired type in Sage you should use graph constructor with two parameters, the matrix and <text:span text:style-name="T364">the</text:span> named parameter ______________.</text:p>
            </text:list-item>
          </text:list>
        </text:list-item>
      </text:list>
      <text:p text:style-name="P98">format</text:p>
      <text:list xml:id="list37456975" text:continue-numbering="true" text:style-name="L5">
        <text:list-item>
          <text:list>
            <text:list-item>
              <text:p text:style-name="P607"><text:soft-page-break/>Plotting using the Circular Layout, which places all the vertices on a circle could be performed by passing plot() method of a graph named parameter layout with value _______________ .</text:p>
            </text:list-item>
          </text:list>
        </text:list-item>
      </text:list>
      <text:p text:style-name="P108">circular</text:p>
      <text:list xml:id="list37459093" text:continue-numbering="true" text:style-name="L5">
        <text:list-item>
          <text:list>
            <text:list-item>
              <text:p text:style-name="P610">Expression that yields cycle graph of order 9 in Sage is _____________________________ </text:p>
            </text:list-item>
          </text:list>
        </text:list-item>
      </text:list>
      <text:p text:style-name="P107">graphs.CycleGraph(9) </text:p>
      <text:list xml:id="list37459327" text:continue-numbering="true" text:style-name="L5">
        <text:list-item>
          <text:list>
            <text:list-item>
              <text:p text:style-name="P608">In order to get LaTeX code for your gaph g in Sage you should do:</text:p>
            </text:list-item>
          </text:list>
        </text:list-item>
      </text:list>
      <text:list xml:id="list32194066" text:style-name="L56">
        <text:list-item>
          <text:list>
            <text:list-item>
              <text:p text:style-name="P483">latex(g)</text:p>
            </text:list-item>
            <text:list-item>
              <text:p text:style-name="P609">g.latex()</text:p>
            </text:list-item>
            <text:list-item>
              <text:p text:style-name="P609">g.getLatex()</text:p>
            </text:list-item>
            <text:list-item>
              <text:p text:style-name="P609">latexCode(g)</text:p>
            </text:list-item>
          </text:list>
        </text:list-item>
      </text:list>
      <text:list xml:id="list37469562" text:continue-list="list37459327" text:style-name="L5">
        <text:list-item>
          <text:list>
            <text:list-item>
              <text:p text:style-name="P611">The graph method for finding Hamiltonian cycle on given graph is called _______________________________</text:p>
            </text:list-item>
          </text:list>
        </text:list-item>
      </text:list>
      <text:p text:style-name="P101">hamiltonian_cycle</text:p>
      <text:list xml:id="list37461393" text:continue-numbering="true" text:style-name="L5">
        <text:list-item>
          <text:list>
            <text:list-item>
              <text:p text:style-name="P513"><text:span text:style-name="T194">A</text:span><text:span text:style-name="T195">ll </text:span><text:span text:style-name="T194">paths from vertex 0 to vertex 5 on </text:span><text:span text:style-name="T192">undirected</text:span><text:span text:style-name="T194"> graph g in Sage could be obtained by performing:</text:span></text:p>
            </text:list-item>
          </text:list>
        </text:list-item>
      </text:list>
      <text:list xml:id="list32191008" text:style-name="L57">
        <text:list-item>
          <text:list>
            <text:list-item>
              <text:p text:style-name="P615">all_paths(g, 0, 6)</text:p>
            </text:list-item>
            <text:list-item>
              <text:p text:style-name="P484">g.all_paths(0, 6)</text:p>
            </text:list-item>
            <text:list-item>
              <text:p text:style-name="P615">g.get_all_paths(0, 6)</text:p>
            </text:list-item>
          </text:list>
        </text:list-item>
      </text:list>
      <text:list xml:id="list37465257" text:continue-list="list37461393" text:style-name="L5">
        <text:list-item>
          <text:list>
            <text:list-item>
              <text:p text:style-name="P616">Distance between 1-st and 6-th vertices of the graph g in Sage could be obtained by performing _______________________ command.</text:p>
            </text:list-item>
          </text:list>
        </text:list-item>
      </text:list>
      <text:p text:style-name="P102"><text:span text:style-name="T439">g</text:span>.distance(1, 6)</text:p>
      <text:list xml:id="list37456647" text:continue-numbering="true" text:style-name="L5">
        <text:list-item>
          <text:list>
            <text:list-item>
              <text:p text:style-name="P514">The name of the graph method yielding all distances on graph in Sage is ___________________________ .</text:p>
            </text:list-item>
          </text:list>
        </text:list-item>
      </text:list>
      <text:p text:style-name="P103">distance_all_pairs </text:p>
      <text:list xml:id="list37470205" text:continue-numbering="true" text:style-name="L5">
        <text:list-item>
          <text:list>
            <text:list-item>
              <text:p text:style-name="P612">The name of the graph method in Sage to determine whether current graph isomorphic to other one is _______________________ .</text:p>
            </text:list-item>
          </text:list>
        </text:list-item>
      </text:list>
      <text:p text:style-name="P104">is_isomorphic</text:p>
      <text:list xml:id="list37459993" text:continue-numbering="true" text:style-name="L5">
        <text:list-item>
          <text:list>
            <text:list-item>
              <text:p text:style-name="P613"><text:soft-page-break/>The name of the graph method in Sage to construct product of graphs is __________________________ .</text:p>
            </text:list-item>
          </text:list>
        </text:list-item>
      </text:list>
      <text:p text:style-name="P105">cartesian_product </text:p>
      <text:list xml:id="list37467446" text:continue-numbering="true" text:style-name="L5">
        <text:list-item>
          <text:list>
            <text:list-item>
              <text:p text:style-name="P617">The Canadian Traveller Problem is a generalization of the shortest path problem to graphs that are _______________ observable.</text:p>
            </text:list-item>
          </text:list>
        </text:list-item>
      </text:list>
      <text:p text:style-name="P106">partially</text:p>
      <text:list xml:id="list37457471" text:continue-numbering="true" text:style-name="L5">
        <text:list-item>
          <text:list>
            <text:list-item>
              <text:p text:style-name="P298"><text:span text:style-name="T363">Kuratowski's theorem states that a finite graph is planar if and only if it does not contain a subgraph that is homeomorphic to _____ or </text:span><text:span text:style-name="T47">K</text:span><text:span text:style-name="T331">3,3</text:span><text:span text:style-name="T363">.</text:span></text:p>
            </text:list-item>
          </text:list>
        </text:list-item>
      </text:list>
      <text:p text:style-name="P95"><text:span text:style-name="T277">K</text:span><text:span text:style-name="T280">5</text:span></text:p>
      <text:h text:style-name="P653" text:outline-level="2">ADVANCED LEVEL</text:h>
      <text:list xml:id="list37474297" text:continue-list="list37474013" text:style-name="L1">
        <text:list-item text:start-value="1">
          <text:p text:style-name="P146"><text:span text:style-name="T107">Unit: </text:span><text:span text:style-name="T363">Introduction to Python programming.</text:span></text:p>
        </text:list-item>
      </text:list>
      <text:p text:style-name="P5"/>
      <text:list xml:id="list37472896" text:continue-list="list37457471" text:style-name="L5">
        <text:list-item>
          <text:list>
            <text:list-item>
              <text:p text:style-name="P334">Python programming language was named after</text:p>
            </text:list-item>
          </text:list>
        </text:list-item>
      </text:list>
      <text:list xml:id="list32207734" text:style-name="L58">
        <text:list-item>
          <text:list>
            <text:list-item>
              <text:p text:style-name="P435">a group of snakes found in Africa and Asia</text:p>
            </text:list-item>
            <text:list-item>
              <text:p text:style-name="P435">serpent, the earth-dragon of Delphi</text:p>
            </text:list-item>
            <text:list-item>
              <text:p text:style-name="P435">orator, diplomat of Philip II of Macedon</text:p>
            </text:list-item>
            <text:list-item>
              <text:p text:style-name="P368">television series “Monty Python's Flying Circus”</text:p>
            </text:list-item>
          </text:list>
        </text:list-item>
      </text:list>
      <text:list xml:id="list37480764" text:continue-list="list37472896" text:style-name="L5">
        <text:list-item>
          <text:list>
            <text:list-item>
              <text:p text:style-name="P335">The way of exiting Python interpreter in a platform independent way is to type in</text:p>
            </text:list-item>
          </text:list>
        </text:list-item>
      </text:list>
      <text:list xml:id="list32203112" text:style-name="L59">
        <text:list-item>
          <text:list>
            <text:list-item>
              <text:p text:style-name="P336">Ctrl+Z</text:p>
            </text:list-item>
            <text:list-item>
              <text:p text:style-name="P336">Ctrl+D</text:p>
            </text:list-item>
            <text:list-item>
              <text:p text:style-name="P369">quit()</text:p>
            </text:list-item>
          </text:list>
        </text:list-item>
      </text:list>
      <text:list xml:id="list37468608" text:continue-list="list37480764" text:style-name="L5">
        <text:list-item>
          <text:list>
            <text:list-item>
              <text:p text:style-name="P337">Source code files for Python should be encoded only with</text:p>
            </text:list-item>
          </text:list>
        </text:list-item>
      </text:list>
      <text:list xml:id="list32186994" text:style-name="L60">
        <text:list-item>
          <text:list>
            <text:list-item>
              <text:p text:style-name="P338">ASCII</text:p>
            </text:list-item>
            <text:list-item>
              <text:p text:style-name="P338">UTF-8</text:p>
            </text:list-item>
            <text:list-item>
              <text:p text:style-name="P338">UTF-16</text:p>
            </text:list-item>
            <text:list-item>
              <text:p text:style-name="P392"><text:span text:style-name="T171">any supported by your implementation encoding with pointing it in first line of the file with special comment: </text:span><text:span text:style-name="T371"># -*- coding: </text:span><text:span text:style-name="T372">encoding</text:span><text:span text:style-name="T371"> -*-</text:span></text:p>
            </text:list-item>
          </text:list>
        </text:list-item>
      </text:list>
      <text:list xml:id="list37452538" text:continue-list="list37468608" text:style-name="L5">
        <text:list-item>
          <text:list>
            <text:list-item>
              <text:p text:style-name="P436">docstring is a</text:p>
            </text:list-item>
          </text:list>
        </text:list-item>
      </text:list>
      <text:list xml:id="list32185510" text:style-name="L61">
        <text:list-item>
          <text:list>
            <text:list-item>
              <text:p text:style-name="P642">special API for proccessing MS Word documents in Python</text:p>
            </text:list-item>
            <text:list-item>
              <text:p text:style-name="P642"><text:soft-page-break/>documentation chapter for string type in Python</text:p>
            </text:list-item>
            <text:list-item>
              <text:p text:style-name="P494">string literal on the first line of function definition in Python</text:p>
            </text:list-item>
            <text:list-item>
              <text:p text:style-name="P618">tool for automatic indentation of strings in source code </text:p>
            </text:list-item>
          </text:list>
        </text:list-item>
      </text:list>
      <text:list xml:id="list37467192" text:continue-list="list37452538" text:style-name="L5">
        <text:list-item>
          <text:list>
            <text:list-item>
              <text:p text:style-name="P339">Parameters passing strategy in Python is the</text:p>
            </text:list-item>
          </text:list>
        </text:list-item>
      </text:list>
      <text:list xml:id="list32185410" text:style-name="L62">
        <text:list-item>
          <text:list>
            <text:list-item>
              <text:p text:style-name="P485">call by value</text:p>
            </text:list-item>
            <text:list-item>
              <text:p text:style-name="P619">call by name</text:p>
            </text:list-item>
            <text:list-item>
              <text:p text:style-name="P340">call by need</text:p>
            </text:list-item>
          </text:list>
        </text:list-item>
      </text:list>
      <text:list xml:id="list37458495" text:continue-list="list37467192" text:style-name="L5">
        <text:list-item>
          <text:list>
            <text:list-item>
              <text:p text:style-name="P437">You may use list as ____________ through append and pop methods. (Here append acts as conventional push operation.)</text:p>
            </text:list-item>
          </text:list>
        </text:list-item>
      </text:list>
      <text:p text:style-name="P471">stack</text:p>
      <text:list xml:id="list37460378" text:continue-numbering="true" text:style-name="L5">
        <text:list-item>
          <text:list>
            <text:list-item>
              <text:p text:style-name="P620">Tuples could be involved in group _________________ .</text:p>
            </text:list-item>
          </text:list>
        </text:list-item>
      </text:list>
      <text:p text:style-name="P132">assignment</text:p>
      <text:list xml:id="list37462822" text:continue-numbering="true" text:style-name="L5">
        <text:list-item>
          <text:list>
            <text:list-item>
              <text:p text:style-name="P631">In order to avoid KeyError you may use ____________ method of dictionary instead of []-operation.</text:p>
            </text:list-item>
          </text:list>
        </text:list-item>
      </text:list>
      <text:p text:style-name="P133">get</text:p>
      <text:list xml:id="list37477333" text:continue-numbering="true" text:style-name="L5">
        <text:list-item>
          <text:list>
            <text:list-item>
              <text:p text:style-name="P632">‘else’ clause could be part of</text:p>
            </text:list-item>
          </text:list>
        </text:list-item>
      </text:list>
      <text:list xml:id="list32186437" text:style-name="L63">
        <text:list-item>
          <text:list>
            <text:list-item>
              <text:p text:style-name="P486">if statement</text:p>
            </text:list-item>
            <text:list-item>
              <text:p text:style-name="P486">for statement</text:p>
            </text:list-item>
            <text:list-item>
              <text:p text:style-name="P486">while statement</text:p>
            </text:list-item>
            <text:list-item>
              <text:p text:style-name="P633">return statement</text:p>
            </text:list-item>
          </text:list>
        </text:list-item>
      </text:list>
      <text:list xml:id="list37475649" text:continue-list="list37477333" text:style-name="L5">
        <text:list-item>
          <text:list>
            <text:list-item>
              <text:p text:style-name="P634">Constructor in Python class is a special function denoted by</text:p>
            </text:list-item>
          </text:list>
        </text:list-item>
      </text:list>
      <text:list xml:id="list32203637" text:style-name="L64">
        <text:list-item>
          <text:list>
            <text:list-item>
              <text:p text:style-name="P635">‘constructor’ keyword</text:p>
            </text:list-item>
            <text:list-item>
              <text:p text:style-name="P635">the name equal to class name</text:p>
            </text:list-item>
            <text:list-item>
              <text:p text:style-name="P493">__init__</text:p>
            </text:list-item>
          </text:list>
        </text:list-item>
      </text:list>
      <text:list xml:id="list37475393" text:continue-list="list37474297" text:style-name="L1">
        <text:list-item>
          <text:p text:style-name="P147"><text:span text:style-name="T107">Unit: </text:span>Sage Commons.</text:p>
        </text:list-item>
      </text:list>
      <text:p text:style-name="P40"/>
      <text:list xml:id="list37475432" text:continue-numbering="true" text:style-name="L1">
        <text:list-item>
          <text:p text:style-name="P155"><text:span text:style-name="T107">Unit: </text:span><text:span text:style-name="T386">Combinatorics.</text:span></text:p>
        </text:list-item>
      </text:list>
      <text:p text:style-name="P6"/>
      <text:list xml:id="list37478319" text:continue-numbering="true" text:style-name="L1">
        <text:list-item>
          <text:p text:style-name="P155"><text:span text:style-name="T355">Unit: </text:span><text:span text:style-name="T354">Number Theory.</text:span></text:p>
        </text:list-item>
      </text:list>
      <text:p text:style-name="P143"/>
      <text:list xml:id="list37474586" text:continue-list="list37475649" text:style-name="L5">
        <text:list-item>
          <text:list>
            <text:list-item>
              <text:p text:style-name="P515"><text:span text:style-name="T135">I</text:span><text:span text:style-name="T130">f </text:span><text:span text:style-name="T26">a * s</text:span><text:span text:style-name="T130"> + </text:span><text:span text:style-name="T26">b * t</text:span><text:span text:style-name="T130"> = 1 then gcd(a, b) is equal t</text:span><text:span text:style-name="T135">o</text:span></text:p>
            </text:list-item>
          </text:list>
        </text:list-item>
      </text:list>
      <text:list xml:id="list32204073" text:style-name="L65">
        <text:list-item>
          <text:list>
            <text:list-item>
              <text:p text:style-name="P316"><text:soft-page-break/>0</text:p>
            </text:list-item>
            <text:list-item>
              <text:p text:style-name="P360">1</text:p>
            </text:list-item>
            <text:list-item>
              <text:p text:style-name="P438"><text:span text:style-name="T24">a</text:span><text:span text:style-name="T128">*</text:span><text:span text:style-name="T24">b</text:span></text:p>
            </text:list-item>
            <text:list-item>
              <text:p text:style-name="P438"><text:span text:style-name="T128">max(</text:span><text:span text:style-name="T24">a</text:span><text:span text:style-name="T128">, </text:span><text:span text:style-name="T24">b</text:span><text:span text:style-name="T128">)</text:span></text:p>
            </text:list-item>
            <text:list-item>
              <text:p text:style-name="P518"><text:span text:style-name="T140">the </text:span><text:span text:style-name="T130">answer could not be determined for all </text:span><text:span text:style-name="T26">a</text:span><text:span text:style-name="T130">, </text:span><text:span text:style-name="T26">b </text:span><text:span text:style-name="T135">uniformly</text:span></text:p>
            </text:list-item>
          </text:list>
        </text:list-item>
      </text:list>
      <text:list xml:id="list37478349" text:continue-list="list37474586" text:style-name="L5">
        <text:list-item>
          <text:list>
            <text:list-item>
              <text:p text:style-name="P621">In computational complexity theory, the formal language corresponding to the prime numbers is denoted as</text:p>
            </text:list-item>
          </text:list>
        </text:list-item>
      </text:list>
      <text:list xml:id="list32215926" text:style-name="L66">
        <text:list-item>
          <text:list>
            <text:list-item>
              <text:p text:style-name="P341">P</text:p>
            </text:list-item>
            <text:list-item>
              <text:p text:style-name="P341">NP</text:p>
            </text:list-item>
            <text:list-item>
              <text:p text:style-name="P370">PRIMES</text:p>
            </text:list-item>
            <text:list-item>
              <text:p text:style-name="P622">co-NP</text:p>
            </text:list-item>
          </text:list>
        </text:list-item>
      </text:list>
      <text:list xml:id="list37483727" text:continue-list="list37478349" text:style-name="L5">
        <text:list-item>
          <text:list>
            <text:list-item>
              <text:p text:style-name="P515"><text:span text:style-name="T215">Dramatic difference of</text:span><text:span text:style-name="T98"> p</text:span><text:span text:style-name="T213">-adic </text:span><text:span text:style-name="T215">absolute value</text:span><text:span text:style-name="T136"> | · |</text:span><text:span text:style-name="T284">p</text:span><text:span text:style-name="T136"> and usual Euclidian </text:span><text:span text:style-name="T215">absolute value</text:span><text:span text:style-name="T136"> | · | on rational numbers is that | · |</text:span><text:span text:style-name="T284">p</text:span><text:span text:style-name="T136"> is ____________________ </text:span><text:span text:style-name="T215">absolute value</text:span><text:span text:style-name="T136">.</text:span></text:p>
            </text:list-item>
          </text:list>
        </text:list-item>
      </text:list>
      <text:p text:style-name="P83">non-archimedean</text:p>
      <text:list xml:id="list37483689" text:continue-numbering="true" text:style-name="L5">
        <text:list-item>
          <text:list>
            <text:list-item>
              <text:p text:style-name="P299"><text:span text:style-name="T346">The Theorem by _______________ states that every non-trivial absolute value on </text:span><text:span text:style-name="T14">Q</text:span><text:span text:style-name="T346"> is equivalent to either the </text:span><text:span text:style-name="T136">Euclidian</text:span><text:span text:style-name="T346"> absolute value </text:span><text:span text:style-name="T136">| · |</text:span><text:span text:style-name="T346"> or to the </text:span><text:span text:style-name="T98">p</text:span><text:span text:style-name="T213">-adic</text:span><text:span text:style-name="T346"> absolute value </text:span><text:span text:style-name="T136">| · |</text:span><text:span text:style-name="T284">p</text:span><text:span text:style-name="T346"> for some prime number </text:span><text:span text:style-name="T33">p</text:span><text:span text:style-name="T346">.</text:span></text:p>
            </text:list-item>
          </text:list>
        </text:list-item>
      </text:list>
      <text:p text:style-name="P84">Ostrowski</text:p>
      <text:list xml:id="list37482988" text:continue-numbering="true" text:style-name="L5">
        <text:list-item>
          <text:list>
            <text:list-item>
              <text:p text:style-name="P300"><text:span text:style-name="T299">If </text:span><text:span text:style-name="T32">a</text:span><text:span text:style-name="T301">i</text:span><text:span text:style-name="T299"> are integers from 0 to </text:span><text:span text:style-name="T32">p</text:span><text:span text:style-name="T299"> – 1 for all </text:span><text:span text:style-name="T32">i</text:span><text:span text:style-name="T299"> from 0 to infinity and – 1 =</text:span><text:span text:style-name="T32">a</text:span><text:span text:style-name="T314">0</text:span><text:span text:style-name="T301">  </text:span><text:span text:style-name="T299">+ </text:span><text:span text:style-name="T32">a</text:span><text:span text:style-name="T314">1</text:span><text:span text:style-name="T333">p</text:span><text:span text:style-name="T301"> </text:span><text:span text:style-name="T299">+ </text:span><text:span text:style-name="T32">a</text:span><text:span text:style-name="T314">2</text:span><text:span text:style-name="T333">p</text:span><text:span text:style-name="T286">2</text:span><text:span text:style-name="T301">  </text:span><text:span text:style-name="T299">+ … then </text:span><text:span text:style-name="T335">all </text:span><text:span text:style-name="T333">a</text:span><text:span text:style-name="T301">i</text:span><text:span text:style-name="T335"> are equal to</text:span></text:p>
            </text:list-item>
          </text:list>
        </text:list-item>
      </text:list>
      <text:list xml:id="list32206549" text:style-name="L67">
        <text:list-item>
          <text:list>
            <text:list-item>
              <text:p text:style-name="P440">0</text:p>
            </text:list-item>
            <text:list-item>
              <text:p text:style-name="P440">1</text:p>
            </text:list-item>
            <text:list-item>
              <text:p text:style-name="P439"><text:span text:style-name="T335">(</text:span><text:span text:style-name="T333">p</text:span><text:span text:style-name="T335"> – 1) / 2</text:span></text:p>
            </text:list-item>
            <text:list-item>
              <text:p text:style-name="P393"><text:span text:style-name="T333">p</text:span><text:span text:style-name="T335"> – 1</text:span></text:p>
            </text:list-item>
          </text:list>
        </text:list-item>
      </text:list>
      <text:list xml:id="list37459814" text:continue-list="list37482988" text:style-name="L5">
        <text:list-item>
          <text:list>
            <text:list-item>
              <text:p text:style-name="P300"><text:span text:style-name="T347">What rational number has the 5-adic expansion 1+ 3 * 5 + 1 * 5</text:span><text:span text:style-name="T289">2 </text:span><text:span text:style-name="T347">+ 3 * 5</text:span><text:span text:style-name="T289">3 </text:span><text:span text:style-name="T345">+ </text:span><text:span text:style-name="T347">…? _______</text:span></text:p>
            </text:list-item>
          </text:list>
        </text:list-item>
      </text:list>
      <text:p text:style-name="P85">– 2 / 3</text:p>
      <text:list xml:id="list37475379" text:continue-numbering="true" text:style-name="L5">
        <text:list-item>
          <text:list>
            <text:list-item>
              <text:p text:style-name="P301"><text:soft-page-break/><text:span text:style-name="T348">Let </text:span><text:span text:style-name="T34">x</text:span><text:span text:style-name="T348"> = </text:span><text:span text:style-name="T32">a</text:span><text:span text:style-name="T314">0</text:span><text:span text:style-name="T301">  </text:span><text:span text:style-name="T299">+ </text:span><text:span text:style-name="T32">a</text:span><text:span text:style-name="T314">1</text:span><text:span text:style-name="T333">p</text:span><text:span text:style-name="T301"> </text:span><text:span text:style-name="T299">+ </text:span><text:span text:style-name="T32">a</text:span><text:span text:style-name="T314">2</text:span><text:span text:style-name="T333">p</text:span><text:span text:style-name="T286">2</text:span><text:span text:style-name="T301">  </text:span><text:span text:style-name="T299">+ …</text:span><text:span text:style-name="T348"> be integer </text:span><text:span text:style-name="T34">p</text:span><text:span text:style-name="T348">-adic number. Point out which of the following properties correspond to which type of integer </text:span><text:span text:style-name="T34">p</text:span><text:span text:style-name="T348">-adic number.</text:span></text:p>
              <text:list>
                <text:list-item>
                  <text:p text:style-name="P300"><text:span text:style-name="T348">All but finitely many </text:span><text:span text:style-name="T32">a</text:span><text:span text:style-name="T302">i</text:span><text:span text:style-name="T348"> are equal to </text:span><text:span text:style-name="T34">p </text:span><text:span text:style-name="T138">– 1.</text:span></text:p>
                </text:list-item>
                <text:list-item>
                  <text:p text:style-name="P300"><text:span text:style-name="T138">{</text:span><text:span text:style-name="T32">a</text:span><text:span text:style-name="T302">i</text:span><text:span text:style-name="T138">} is periodic sequence.</text:span></text:p>
                </text:list-item>
              </text:list>
              <text:list>
                <text:list-item>
                  <text:p text:style-name="P300"><text:span text:style-name="T34">x</text:span><text:span text:style-name="T138"> is a negative number.</text:span></text:p>
                </text:list-item>
                <text:list-item>
                  <text:p text:style-name="P300"><text:span text:style-name="T34">x</text:span><text:span text:style-name="T138"> is a rational number.</text:span></text:p>
                </text:list-item>
              </text:list>
            </text:list-item>
          </text:list>
        </text:list-item>
      </text:list>
      <text:p text:style-name="P88">1 – 1; 2 – 2.</text:p>
      <text:list xml:id="list37472079" text:continue-numbering="true" text:style-name="L5">
        <text:list-item>
          <text:list>
            <text:list-item>
              <text:p text:style-name="P300"><text:span text:style-name="T349">3 have square root in </text:span><text:span text:style-name="T243">Q</text:span><text:span text:style-name="T311">p</text:span><text:span text:style-name="T349"> for </text:span><text:span text:style-name="T35">p</text:span><text:span text:style-name="T349"> &gt; 3.</text:span></text:p>
            </text:list-item>
          </text:list>
        </text:list-item>
      </text:list>
      <text:list xml:id="list32204968" text:style-name="L68">
        <text:list-item>
          <text:list>
            <text:list-item>
              <text:p text:style-name="P449">yes</text:p>
            </text:list-item>
            <text:list-item>
              <text:p text:style-name="P449">no</text:p>
            </text:list-item>
            <text:list-item>
              <text:p text:style-name="P394"><text:span text:style-name="T140">the </text:span><text:span text:style-name="T130">answer could not be determined for all </text:span><text:span text:style-name="T35">p</text:span><text:span text:style-name="T140"> &gt; 3</text:span><text:span text:style-name="T26"> </text:span><text:span text:style-name="T135">uniformly</text:span></text:p>
            </text:list-item>
          </text:list>
        </text:list-item>
      </text:list>
      <text:list xml:id="list37461484" text:continue-list="list37478319" text:style-name="L1">
        <text:list-item>
          <text:p text:style-name="P150"><text:span text:style-name="T107">Unit: </text:span>Group Theory.</text:p>
        </text:list-item>
      </text:list>
      <text:p text:style-name="P7"/>
      <text:list xml:id="list37471481" text:continue-list="list37472079" text:style-name="L5">
        <text:list-item>
          <text:list>
            <text:list-item>
              <text:p text:style-name="P300"><text:span text:style-name="T141">If we try to give presentation of cyclic group of order </text:span><text:span text:style-name="T36">n</text:span><text:span text:style-name="T141"> with the least number of generators, the number would be</text:span></text:p>
            </text:list-item>
          </text:list>
        </text:list-item>
      </text:list>
      <text:list xml:id="list32201553" text:style-name="L69">
        <text:list-item>
          <text:list>
            <text:list-item>
              <text:p text:style-name="P371">1</text:p>
            </text:list-item>
            <text:list-item>
              <text:p text:style-name="P412"><text:span text:style-name="T351">n * </text:span><text:span text:style-name="T141">(</text:span><text:span text:style-name="T351">n – </text:span><text:span text:style-name="T141">1) / 2</text:span></text:p>
            </text:list-item>
            <text:list-item>
              <text:p text:style-name="P412"><text:span text:style-name="T351">n – </text:span><text:span text:style-name="T141">1</text:span></text:p>
            </text:list-item>
            <text:list-item>
              <text:p text:style-name="P450"><text:span text:style-name="T141">n</text:span><text:span text:style-name="T143"> </text:span></text:p>
            </text:list-item>
          </text:list>
        </text:list-item>
      </text:list>
      <text:list xml:id="list37478167" text:continue-list="list37471481" text:style-name="L5">
        <text:list-item>
          <text:list>
            <text:list-item>
              <text:p text:style-name="P343">Which of the following operations has neutral element: </text:p>
            </text:list-item>
          </text:list>
        </text:list-item>
      </text:list>
      <text:list xml:id="list32184104" text:style-name="L70">
        <text:list-item>
          <text:list>
            <text:list-item>
              <text:p text:style-name="P451"><text:span text:style-name="T263">composition of functions on the set </text:span><text:span text:style-name="T264">of all functions</text:span><text:span text:style-name="T263"> </text:span><text:span text:style-name="T264">from set </text:span><text:span text:style-name="T276">X</text:span><text:span text:style-name="T263"> </text:span><text:span text:style-name="T264">to</text:span><text:span text:style-name="T263"> </text:span><text:span text:style-name="T276">X</text:span><text:span text:style-name="T144"> </text:span></text:p>
            </text:list-item>
            <text:list-item>
              <text:p text:style-name="P395"><text:span text:style-name="T144">composition of functions on the set </text:span><text:span text:style-name="T145">of all bijective functions</text:span><text:span text:style-name="T144"> </text:span><text:span text:style-name="T145">from set </text:span><text:span text:style-name="T37">X</text:span><text:span text:style-name="T144"> </text:span><text:span text:style-name="T145">to</text:span><text:span text:style-name="T144"> </text:span><text:span text:style-name="T37">X</text:span></text:p>
            </text:list-item>
            <text:list-item>
              <text:p text:style-name="P451"><text:span text:style-name="T144">max(</text:span><text:span text:style-name="T37">a</text:span><text:span text:style-name="T144">; </text:span><text:span text:style-name="T37">b</text:span><text:span text:style-name="T144">) on the set of real numbers </text:span><text:span text:style-name="T248">R</text:span><text:span text:style-name="T144"> </text:span></text:p>
            </text:list-item>
            <text:list-item>
              <text:p text:style-name="P395"><text:span text:style-name="T144">max(</text:span><text:span text:style-name="T37">a</text:span><text:span text:style-name="T144">; </text:span><text:span text:style-name="T37">b</text:span><text:span text:style-name="T144">) on the set of nonnegative real numbers</text:span></text:p>
            </text:list-item>
            <text:list-item>
              <text:p text:style-name="P451"><text:span text:style-name="T144">vector product of vectors in 3-dimensional </text:span><text:span text:style-name="T146">real vector</text:span><text:span text:style-name="T144"> space</text:span></text:p>
            </text:list-item>
            <text:list-item>
              <text:p text:style-name="P451"><text:span text:style-name="T144">gcd(</text:span><text:span text:style-name="T37">a</text:span><text:span text:style-name="T144">; </text:span><text:span text:style-name="T37">b</text:span><text:span text:style-name="T144">) on the set of natural numbers </text:span><text:span text:style-name="T248">N</text:span></text:p>
            </text:list-item>
            <text:list-item>
              <text:p text:style-name="P395"><text:span text:style-name="T226">gcd(</text:span><text:span text:style-name="T86">a</text:span><text:span text:style-name="T226">; </text:span><text:span text:style-name="T86">b</text:span><text:span text:style-name="T226">) on the set of natural numbers </text:span><text:span text:style-name="T227">with zero</text:span><text:span text:style-name="T226"> </text:span><text:span text:style-name="T248">N </text:span><text:span text:style-name="T253">U {0}</text:span></text:p>
            </text:list-item>
          </text:list>
        </text:list-item>
      </text:list>
      <text:list xml:id="list374832941" text:continue-list="list37478167" text:style-name="L5">
        <text:list-item>
          <text:list>
            <text:list-item>
              <text:p text:style-name="P300"><text:span text:style-name="T147">Let </text:span><text:span text:style-name="T38">p</text:span><text:span text:style-name="T147"> be a prime number. </text:span><text:span text:style-name="T149">Sufficient condition for </text:span><text:span text:style-name="T151">group</text:span><text:span text:style-name="T147"> </text:span><text:span text:style-name="T38">G</text:span><text:span text:style-name="T147"> </text:span><text:span text:style-name="T149">to be </text:span><text:span text:style-name="T147">isomorphic to </text:span><text:span text:style-name="T249">Z</text:span><text:span text:style-name="T303">p</text:span><text:span text:style-name="T147"> </text:span><text:span text:style-name="T149">is that</text:span></text:p>
            </text:list-item>
          </text:list>
        </text:list-item>
      </text:list>
      <text:list xml:id="list32197536" text:style-name="L71">
        <text:list-item>
          <text:list>
            <text:list-item>
              <text:p text:style-name="P452"><text:soft-page-break/><text:span text:style-name="T271">|</text:span><text:span text:style-name="T278">G</text:span><text:span text:style-name="T271">| </text:span><text:span text:style-name="T272">= </text:span><text:span text:style-name="T279">p</text:span></text:p>
            </text:list-item>
            <text:list-item>
              <text:p text:style-name="P452"><text:span text:style-name="T40">G</text:span><text:span text:style-name="T152"> has no proper subgroups</text:span></text:p>
            </text:list-item>
            <text:list-item>
              <text:p text:style-name="P452"><text:span text:style-name="T356">G is a subgroup of symmetric group </text:span><text:span text:style-name="T358">S</text:span><text:span text:style-name="T357">n</text:span></text:p>
            </text:list-item>
          </text:list>
        </text:list-item>
      </text:list>
      <text:list xml:id="list37461864" text:continue-list="list374832941" text:style-name="L5">
        <text:list-item>
          <text:list>
            <text:list-item>
              <text:p text:style-name="P302"><text:span text:style-name="T147">Let </text:span><text:span text:style-name="T39">n</text:span><text:span text:style-name="T147"> be a </text:span><text:span text:style-name="T151">natural</text:span><text:span text:style-name="T147"> number. </text:span><text:span text:style-name="T149">Sufficient condition for </text:span><text:span text:style-name="T151">cyclic group</text:span><text:span text:style-name="T147"> </text:span><text:span text:style-name="T38">G</text:span><text:span text:style-name="T147"> </text:span><text:span text:style-name="T149">to be </text:span><text:span text:style-name="T147">isomorphic to </text:span><text:span text:style-name="T249">Z</text:span><text:span text:style-name="T313">n</text:span><text:span text:style-name="T147"> </text:span><text:span text:style-name="T149">is that </text:span><text:span text:style-name="T147"><text:s/>______</text:span></text:p>
            </text:list-item>
          </text:list>
        </text:list-item>
      </text:list>
      <text:list xml:id="list32197632" text:style-name="L72">
        <text:list-item>
          <text:list>
            <text:list-item>
              <text:p text:style-name="P396"><text:span text:style-name="T147">|</text:span><text:span text:style-name="T38">G</text:span><text:span text:style-name="T147">| </text:span><text:span text:style-name="T152">= </text:span><text:span text:style-name="T40">n</text:span></text:p>
            </text:list-item>
            <text:list-item>
              <text:p text:style-name="P453"><text:span text:style-name="T40">G</text:span><text:span text:style-name="T152"> has no proper subgroups</text:span></text:p>
            </text:list-item>
            <text:list-item>
              <text:p text:style-name="P453"><text:span text:style-name="T40">G</text:span><text:span text:style-name="T152"> is a subgroup of symmetric group </text:span><text:span text:style-name="T40">S</text:span><text:span text:style-name="T304">n</text:span></text:p>
            </text:list-item>
          </text:list>
        </text:list-item>
      </text:list>
      <text:list xml:id="list37483313" text:continue-list="list37461864" text:style-name="L5">
        <text:list-item>
          <text:list>
            <text:list-item>
              <text:p text:style-name="P344">Every cyclic group with infinite number of elements is isomorphic to the additive group of _____________ numbers.</text:p>
            </text:list-item>
          </text:list>
        </text:list-item>
      </text:list>
      <text:p text:style-name="P49">integer</text:p>
      <text:list xml:id="list37451988" text:continue-numbering="true" text:style-name="L5">
        <text:list-item>
          <text:list>
            <text:list-item>
              <text:p text:style-name="P302"><text:span text:style-name="T153">Let </text:span><text:span text:style-name="T42">A</text:span><text:span text:style-name="T153"> be an abelian group, </text:span><text:span text:style-name="T42">B</text:span><text:span text:style-name="T153"> and </text:span><text:span text:style-name="T42">C</text:span><text:span text:style-name="T153"> – its subgroups. Let </text:span><text:span text:style-name="T42">A</text:span><text:span text:style-name="T153"> be a direct product of </text:span><text:span text:style-name="T42">B</text:span><text:span text:style-name="T153"> and </text:span><text:span text:style-name="T42">C</text:span><text:span text:style-name="T153">. Sufficient condition for </text:span><text:span text:style-name="T42">A</text:span><text:span text:style-name="T153"> being direct sum of </text:span><text:span text:style-name="T42">B</text:span><text:span text:style-name="T153"> and </text:span><text:span text:style-name="T42">C</text:span><text:span text:style-name="T153"> is</text:span></text:p>
            </text:list-item>
          </text:list>
        </text:list-item>
      </text:list>
      <text:list xml:id="list32190599" text:style-name="L73">
        <text:list-item>
          <text:list>
            <text:list-item>
              <text:p text:style-name="P397"><text:span text:style-name="T42">B</text:span><text:span text:style-name="T153"> ∩ </text:span><text:span text:style-name="T42">C</text:span><text:span text:style-name="T153"> = {0}</text:span></text:p>
            </text:list-item>
            <text:list-item>
              <text:p text:style-name="P454"><text:span text:style-name="T42">B</text:span><text:span text:style-name="T153"> is a subset of </text:span><text:span text:style-name="T42">C</text:span><text:span text:style-name="T153"> or vice versa</text:span></text:p>
            </text:list-item>
            <text:list-item>
              <text:p text:style-name="P454"><text:span text:style-name="T42">B</text:span><text:span text:style-name="T153"> = {0} or </text:span><text:span text:style-name="T42">C</text:span><text:span text:style-name="T153"> = {0}</text:span></text:p>
            </text:list-item>
          </text:list>
        </text:list-item>
      </text:list>
      <text:list xml:id="list37454884" text:continue-list="list37451988" text:style-name="L5">
        <text:list-item>
          <text:list>
            <text:list-item>
              <text:p text:style-name="P302"><text:span text:style-name="T156">For every </text:span><text:span text:style-name="T45">n</text:span><text:span text:style-name="T156"> &gt; </text:span><text:span text:style-name="T45">N</text:span><text:span text:style-name="T156"> there is at least two non-isomorphic groups of order </text:span><text:span text:style-name="T45">n</text:span><text:span text:style-name="T156"> . </text:span><text:span text:style-name="T45">N</text:span><text:span text:style-name="T156"> is equal to</text:span></text:p>
            </text:list-item>
          </text:list>
        </text:list-item>
      </text:list>
      <text:list xml:id="list32199984" text:style-name="L74">
        <text:list-item>
          <text:list>
            <text:list-item>
              <text:p text:style-name="P326">1 000 000</text:p>
            </text:list-item>
            <text:list-item>
              <text:p text:style-name="P326">1024</text:p>
            </text:list-item>
            <text:list-item>
              <text:p text:style-name="P326">42</text:p>
            </text:list-item>
            <text:list-item>
              <text:p text:style-name="P362">no such number</text:p>
            </text:list-item>
          </text:list>
        </text:list-item>
      </text:list>
      <text:list xml:id="list37482504" text:continue-list="list37454884" text:style-name="L5">
        <text:list-item>
          <text:list>
            <text:list-item>
              <text:p text:style-name="P325">Is intersection of two subgroup of a group is the subgroup of the group?</text:p>
            </text:list-item>
          </text:list>
        </text:list-item>
      </text:list>
      <text:list xml:id="list32188150" text:style-name="L75">
        <text:list-item>
          <text:list>
            <text:list-item>
              <text:p text:style-name="P372">yes</text:p>
            </text:list-item>
            <text:list-item>
              <text:p text:style-name="P345">no</text:p>
            </text:list-item>
            <text:list-item>
              <text:p text:style-name="P345">if and only if those two subgroups are normal</text:p>
            </text:list-item>
          </text:list>
        </text:list-item>
      </text:list>
      <text:list xml:id="list37460899" text:continue-list="list37482504" text:style-name="L5">
        <text:list-item>
          <text:list>
            <text:list-item>
              <text:p text:style-name="P302"><text:span text:style-name="T251">Z</text:span><text:span text:style-name="T320">64</text:span><text:span text:style-name="T196"> has exactly ____ subgroups.</text:span></text:p>
            </text:list-item>
          </text:list>
        </text:list-item>
      </text:list>
      <text:p text:style-name="P57">7</text:p>
      <text:list xml:id="list37470451" text:continue-numbering="true" text:style-name="L5">
        <text:list-item>
          <text:list>
            <text:list-item>
              <text:p text:style-name="P303">Suppose that besides <text:span text:style-name="T66">e </text:span>group Z<text:span text:style-name="T310">n</text:span> contains only elements of orders 3, 5, and <text:soft-page-break/><text:span text:style-name="T66">n</text:span>. What is <text:span text:style-name="T66">n</text:span>? ______</text:p>
            </text:list-item>
          </text:list>
        </text:list-item>
      </text:list>
      <text:p text:style-name="P58">15</text:p>
      <text:list xml:id="list37467853" text:continue-numbering="true" text:style-name="L5">
        <text:list-item>
          <text:list>
            <text:list-item>
              <text:p text:style-name="P304">Let <text:span text:style-name="T67">G</text:span> be a cyclic group with exactly two non-trivial proper subgroups, <text:span text:style-name="T67">H</text:span><text:span text:style-name="T300">1</text:span> and <text:span text:style-name="T67">H</text:span><text:span text:style-name="T300">2</text:span> , and let |<text:span text:style-name="T67">H</text:span><text:span text:style-name="T300">1</text:span>| = 5 and |<text:span text:style-name="T67">H</text:span><text:span text:style-name="T300">2</text:span>| = 25. What is |<text:span text:style-name="T67">G</text:span>|? ______</text:p>
            </text:list-item>
          </text:list>
        </text:list-item>
      </text:list>
      <text:p text:style-name="P82">125</text:p>
      <text:list xml:id="list37472592" text:continue-numbering="true" text:style-name="L5">
        <text:list-item>
          <text:list>
            <text:list-item>
              <text:p text:style-name="P305"><text:span text:style-name="T156">Let a be a group element that has an infinite order. Let </text:span><text:span text:style-name="T45">i</text:span><text:span text:style-name="T156"> ≠ </text:span><text:span text:style-name="T45">j</text:span><text:span text:style-name="T156"> and </text:span><text:span text:style-name="T199">&lt;</text:span><text:span text:style-name="T45">a</text:span><text:span text:style-name="T296">i</text:span><text:span text:style-name="T199">&gt;</text:span><text:span text:style-name="T156">= </text:span><text:span text:style-name="T199">&lt;</text:span><text:span text:style-name="T45">a</text:span><text:span text:style-name="T296">j</text:span><text:span text:style-name="T199">&gt;,</text:span><text:span text:style-name="T156"> What is </text:span><text:span text:style-name="T45">j</text:span><text:span text:style-name="T156">? _______</text:span></text:p>
            </text:list-item>
          </text:list>
        </text:list-item>
      </text:list>
      <text:p text:style-name="P90">– i</text:p>
      <text:list xml:id="list37455175" text:continue-numbering="true" text:style-name="L5">
        <text:list-item>
          <text:list>
            <text:list-item>
              <text:p text:style-name="P306"><text:span text:style-name="T241">(</text:span><text:span text:style-name="T252">Z</text:span><text:span text:style-name="T328">7</text:span><text:span text:style-name="T337">)</text:span><text:span text:style-name="T287">*</text:span><text:span text:style-name="T338"> </text:span><text:span text:style-name="T339">w</text:span><text:span text:style-name="T337">i</text:span><text:span text:style-name="T339">t</text:span><text:span text:style-name="T337">h m</text:span><text:span text:style-name="T339">ul</text:span><text:span text:style-name="T337">tiplic</text:span><text:span text:style-name="T339">a</text:span><text:span text:style-name="T337">ti</text:span><text:span text:style-name="T339">on m</text:span><text:span text:style-name="T337">o</text:span><text:span text:style-name="T339">d</text:span><text:span text:style-name="T337">ulo </text:span><text:span text:style-name="T339">7 </text:span><text:span text:style-name="T197">is isomorphic to </text:span><text:span text:style-name="T251">Z</text:span><text:span text:style-name="T320">6</text:span><text:span text:style-name="T156">. How many isomorphisms do they have? _____</text:span></text:p>
            </text:list-item>
          </text:list>
        </text:list-item>
      </text:list>
      <text:p text:style-name="P59">2</text:p>
      <text:list xml:id="list37472218" text:continue-list="list37461484" text:style-name="L1">
        <text:list-item>
          <text:p text:style-name="P151"><text:span text:style-name="T107">Unit: </text:span>Graph Theory.</text:p>
        </text:list-item>
      </text:list>
      <text:p text:style-name="P10"/>
      <text:list xml:id="list37480957" text:continue-list="list37455175" text:style-name="L5">
        <text:list-item>
          <text:list>
            <text:list-item>
              <text:p text:style-name="P302"><text:span text:style-name="T242">Suppose </text:span><text:span text:style-name="T96">G</text:span><text:span text:style-name="T242"> is a graph of order </text:span><text:span text:style-name="T96">n</text:span><text:span text:style-name="T242"> and deg(</text:span><text:span text:style-name="T96">v</text:span><text:span text:style-name="T242">) greater or equal </text:span><text:span text:style-name="T236">than (</text:span><text:span text:style-name="T95">n </text:span><text:span text:style-name="T236">– 1) / 2. Then </text:span><text:span text:style-name="T95">G</text:span><text:span text:style-name="T236"> is</text:span></text:p>
            </text:list-item>
          </text:list>
        </text:list-item>
      </text:list>
      <text:list xml:id="list32214806" text:style-name="L76">
        <text:list-item>
          <text:list>
            <text:list-item>
              <text:p text:style-name="P380">connected</text:p>
            </text:list-item>
            <text:list-item>
              <text:p text:style-name="P353">disconnected</text:p>
            </text:list-item>
            <text:list-item>
              <text:p text:style-name="P353">complete</text:p>
            </text:list-item>
          </text:list>
        </text:list-item>
      </text:list>
      <text:list xml:id="list37461617" text:continue-list="list37480957" text:style-name="L5">
        <text:list-item>
          <text:list>
            <text:list-item>
              <text:p text:style-name="P302"><text:span text:style-name="T235">One of basic algorithms for solving </text:span><text:span text:style-name="T236">shortest path problem</text:span><text:span text:style-name="T235"> is the _____________ <text:s/>algorithm.</text:span></text:p>
            </text:list-item>
          </text:list>
        </text:list-item>
      </text:list>
      <text:p text:style-name="P80">Dijkstra's</text:p>
      <text:list xml:id="list37480236" text:continue-numbering="true" text:style-name="L5">
        <text:list-item>
          <text:list>
            <text:list-item>
              <text:p text:style-name="P307"><text:span text:style-name="T235">One of the basic heuristic algorithms for solving shortest path problem is </text:span><text:span text:style-name="T235">the _____________ <text:s/>algorithm.</text:span></text:p>
            </text:list-item>
          </text:list>
        </text:list-item>
      </text:list>
      <text:p text:style-name="P80">A* search</text:p>
      <text:list xml:id="list37484200" text:continue-numbering="true" text:style-name="L5">
        <text:list-item>
          <text:list>
            <text:list-item>
              <text:p text:style-name="P302"><text:span text:style-name="T235">The number of spanning trees in the complete graph </text:span><text:span text:style-name="T92">K</text:span><text:span text:style-name="T326">8</text:span><text:span text:style-name="T235"> is</text:span><text:span text:style-name="T326"> </text:span></text:p>
            </text:list-item>
          </text:list>
        </text:list-item>
      </text:list>
      <text:list xml:id="list32188505" text:style-name="L77">
        <text:list-item>
          <text:list>
            <text:list-item>
              <text:p text:style-name="P442">48</text:p>
            </text:list-item>
            <text:list-item>
              <text:p text:style-name="P448"><text:span text:style-name="T238">6</text:span><text:span text:style-name="T288">8</text:span></text:p>
            </text:list-item>
            <text:list-item>
              <text:p text:style-name="P398"><text:span text:style-name="T238">8</text:span><text:span text:style-name="T288">6</text:span></text:p>
            </text:list-item>
            <text:list-item>
              <text:p text:style-name="P447">none of the above</text:p>
            </text:list-item>
          </text:list>
        </text:list-item>
      </text:list>
      <text:list xml:id="list37451613" text:continue-list="list37484200" text:style-name="L5">
        <text:list-item>
          <text:list>
            <text:list-item>
              <text:p text:style-name="P302"><text:span text:style-name="T237">A complete bipartite graph </text:span><text:span text:style-name="T97">K</text:span><text:span text:style-name="T329">3,3</text:span><text:span text:style-name="T237"> has ________ spanning trees.</text:span></text:p>
            </text:list-item>
          </text:list>
        </text:list-item>
      </text:list>
      <text:list xml:id="list32205295" text:style-name="L78">
        <text:list-item>
          <text:list>
            <text:list-item>
              <text:p text:style-name="P354"><text:soft-page-break/>27</text:p>
            </text:list-item>
            <text:list-item>
              <text:p text:style-name="P381">81</text:p>
            </text:list-item>
            <text:list-item>
              <text:p text:style-name="P354">6</text:p>
            </text:list-item>
            <text:list-item>
              <text:p text:style-name="P443">none of the above</text:p>
            </text:list-item>
          </text:list>
        </text:list-item>
      </text:list>
      <text:list xml:id="list37479225" text:continue-list="list37451613" text:style-name="L5">
        <text:list-item>
          <text:list>
            <text:list-item>
              <text:p text:style-name="P355">The order of a forest with 17 vertices and 4 components is</text:p>
            </text:list-item>
          </text:list>
        </text:list-item>
      </text:list>
      <text:list xml:id="list32192126" text:style-name="L79">
        <text:list-item>
          <text:list>
            <text:list-item>
              <text:p text:style-name="P382">17</text:p>
            </text:list-item>
            <text:list-item>
              <text:p text:style-name="P356">4</text:p>
            </text:list-item>
            <text:list-item>
              <text:p text:style-name="P356">16</text:p>
            </text:list-item>
            <text:list-item>
              <text:p text:style-name="P445">none of the above</text:p>
            </text:list-item>
          </text:list>
        </text:list-item>
      </text:list>
      <text:list xml:id="list37462894" text:continue-list="list37479225" text:style-name="L5">
        <text:list-item>
          <text:list>
            <text:list-item>
              <text:p text:style-name="P302"><text:span text:style-name="T239">The number of different labelled trees of order </text:span><text:span text:style-name="T93">n</text:span><text:span text:style-name="T239"> is </text:span></text:p>
            </text:list-item>
          </text:list>
        </text:list-item>
      </text:list>
      <text:list xml:id="list32190605" text:style-name="L80">
        <text:list-item>
          <text:list>
            <text:list-item>
              <text:p text:style-name="P455"><text:span text:style-name="T92">n</text:span><text:span text:style-name="T292">n</text:span><text:span text:style-name="T235"> </text:span></text:p>
            </text:list-item>
            <text:list-item>
              <text:p text:style-name="P455"><text:span text:style-name="T239">(</text:span><text:span text:style-name="T93">n – </text:span><text:span text:style-name="T239">2)</text:span><text:span text:style-name="T293">n</text:span></text:p>
            </text:list-item>
            <text:list-item>
              <text:p text:style-name="P383"><text:span text:style-name="T54">n</text:span><text:span text:style-name="T295">n – </text:span><text:span text:style-name="T297">2</text:span><text:span text:style-name="T295"> </text:span></text:p>
            </text:list-item>
            <text:list-item>
              <text:p text:style-name="P446">none of the above</text:p>
            </text:list-item>
          </text:list>
        </text:list-item>
      </text:list>
      <text:list xml:id="list37465702" text:continue-list="list37462894" text:style-name="L5">
        <text:list-item>
          <text:list>
            <text:list-item>
              <text:p text:style-name="P302"><text:span text:style-name="T240">If </text:span><text:span text:style-name="T94">G</text:span><text:span text:style-name="T240"> is a connected plane graph of order </text:span><text:span text:style-name="T94">v</text:span><text:span text:style-name="T240">, size </text:span><text:span text:style-name="T94">e</text:span><text:span text:style-name="T240"> and with </text:span><text:span text:style-name="T94">f</text:span><text:span text:style-name="T240"> faces, then</text:span></text:p>
            </text:list-item>
          </text:list>
        </text:list-item>
      </text:list>
      <text:list xml:id="list32188445" text:style-name="L81">
        <text:list-item>
          <text:list>
            <text:list-item>
              <text:p text:style-name="P400"><text:span text:style-name="T94">v</text:span><text:span text:style-name="T240"> – </text:span><text:span text:style-name="T94">e</text:span><text:span text:style-name="T240"> + </text:span><text:span text:style-name="T94">f</text:span><text:span text:style-name="T240"> = 2</text:span></text:p>
            </text:list-item>
            <text:list-item>
              <text:p text:style-name="P456"><text:span text:style-name="T94">e</text:span><text:span text:style-name="T240"> – </text:span><text:span text:style-name="T94">v </text:span><text:span text:style-name="T240">+ </text:span><text:span text:style-name="T94">f</text:span><text:span text:style-name="T240"> = 2</text:span></text:p>
            </text:list-item>
            <text:list-item>
              <text:p text:style-name="P456"><text:span text:style-name="T94">v</text:span><text:span text:style-name="T240"> + </text:span><text:span text:style-name="T94">e</text:span><text:span text:style-name="T240"> – </text:span><text:span text:style-name="T94">f</text:span><text:span text:style-name="T240"> = 2</text:span></text:p>
            </text:list-item>
            <text:list-item>
              <text:p text:style-name="P444">none of the above</text:p>
            </text:list-item>
          </text:list>
        </text:list-item>
      </text:list>
      <text:h text:style-name="P650" text:outline-level="2">EXPERT LEVEL</text:h>
      <text:list xml:id="list37479924" text:continue-list="list37472218" text:style-name="L1">
        <text:list-item text:start-value="1">
          <text:p text:style-name="P148"><text:span text:style-name="T107">Unit: </text:span>Introduction to Python programming.</text:p>
        </text:list-item>
      </text:list>
      <text:p text:style-name="P41"/>
      <text:list xml:id="list37471336" text:continue-numbering="true" text:style-name="L1">
        <text:list-item>
          <text:p text:style-name="P148"><text:span text:style-name="T107">Unit: </text:span>Sage Commons.</text:p>
        </text:list-item>
      </text:list>
      <text:p text:style-name="P41"/>
      <text:list xml:id="list37465701" text:continue-numbering="true" text:style-name="L1">
        <text:list-item>
          <text:p text:style-name="P154"><text:span text:style-name="T107">Unit: </text:span>Combinatorics.</text:p>
        </text:list-item>
      </text:list>
      <text:p text:style-name="P41"/>
      <text:list xml:id="list37478999" text:continue-numbering="true" text:style-name="L1">
        <text:list-item>
          <text:p text:style-name="P151"><text:span text:style-name="T340">Unit: </text:span><text:span text:style-name="T341">Number Theory.</text:span></text:p>
        </text:list-item>
      </text:list>
      <text:p text:style-name="P11"/>
      <text:list xml:id="list37464822" text:continue-list="list37465702" text:style-name="L5">
        <text:list-item>
          <text:list>
            <text:list-item>
              <text:p text:style-name="P302"><text:span text:style-name="T135">Wilson's theorem state that f</text:span><text:span text:style-name="T129">or any prime integer </text:span><text:span text:style-name="T25">p</text:span><text:span text:style-name="T129"> </text:span><text:span text:style-name="T134">t</text:span><text:span text:style-name="T129">he least residue </text:span><text:span text:style-name="T135">(by absolute value)</text:span><text:span text:style-name="T129"> of (</text:span><text:span text:style-name="T25">p </text:span><text:span text:style-name="T129">– 1)! </text:span><text:span text:style-name="T134">modulo </text:span><text:span text:style-name="T30">p</text:span><text:span text:style-name="T134"> </text:span><text:span text:style-name="T135">is equal to _____</text:span></text:p>
            </text:list-item>
          </text:list>
        </text:list-item>
      </text:list>
      <text:p text:style-name="P48">– 1</text:p>
      <text:list xml:id="list37467432" text:continue-numbering="true" text:style-name="L5">
        <text:list-item>
          <text:list>
            <text:list-item>
              <text:p text:style-name="P342"><text:soft-page-break/>The Miller–Rabin and Solovay–Strassen tests are most widely used ___________________ primality test rather than deterministic ones.</text:p>
            </text:list-item>
          </text:list>
        </text:list-item>
      </text:list>
      <text:p text:style-name="P48">probabilistic</text:p>
      <text:list xml:id="list37484056" text:continue-numbering="true" text:style-name="L5">
        <text:list-item>
          <text:list>
            <text:list-item>
              <text:p text:style-name="P342">It is known that PRIMES is in _________ complexity class.</text:p>
            </text:list-item>
          </text:list>
        </text:list-item>
      </text:list>
      <text:p text:style-name="P48">P</text:p>
      <text:list xml:id="list37466543" text:continue-numbering="true" text:style-name="L5">
        <text:list-item>
          <text:list>
            <text:list-item>
              <text:p text:style-name="P308"><text:span text:style-name="T136">For any non-zero rational </text:span><text:span text:style-name="T31">x</text:span><text:span text:style-name="T136"> it is hold that |</text:span><text:span text:style-name="T31">x</text:span><text:span text:style-name="T136">| * П</text:span><text:span text:style-name="T298">p</text:span><text:span text:style-name="T136">|</text:span><text:span text:style-name="T31">x</text:span><text:span text:style-name="T136">|</text:span><text:span text:style-name="T298">p</text:span><text:span text:style-name="T136"> = _____ (where П</text:span><text:span text:style-name="T298">p</text:span><text:span text:style-name="T136">|</text:span><text:span text:style-name="T31">x</text:span><text:span text:style-name="T136">|</text:span><text:span text:style-name="T298">p</text:span><text:span text:style-name="T136"> </text:span><text:span text:style-name="T140">denotes</text:span><text:span text:style-name="T137"> the product of </text:span><text:span text:style-name="T55">p</text:span><text:span text:style-name="T166">-adic absolute values</text:span><text:span text:style-name="T137"> </text:span><text:span text:style-name="T136">|</text:span><text:span text:style-name="T31">x</text:span><text:span text:style-name="T136">|</text:span><text:span text:style-name="T298">p</text:span><text:span text:style-name="T137"> for </text:span><text:span text:style-name="T166">each</text:span><text:span text:style-name="T137"> prime </text:span><text:span text:style-name="T32">p</text:span><text:span text:style-name="T137"> </text:span><text:span text:style-name="T166">and </text:span><text:span text:style-name="T136">|</text:span><text:span text:style-name="T31">x</text:span><text:span text:style-name="T136">| </text:span><text:span text:style-name="T166">is the usual Euclidian absolute value</text:span><text:span text:style-name="T136">).</text:span></text:p>
            </text:list-item>
          </text:list>
        </text:list-item>
      </text:list>
      <text:p text:style-name="P50">1</text:p>
      <text:list xml:id="list37481697" text:continue-numbering="true" text:style-name="L5">
        <text:list-item>
          <text:list>
            <text:list-item>
              <text:p text:style-name="P302"><text:span text:style-name="T139">Topological space of integer 2-adic numbers </text:span><text:span text:style-name="T246">Z</text:span><text:span text:style-name="T315">2</text:span><text:span text:style-name="T139"> is homeomorphic to the</text:span></text:p>
            </text:list-item>
          </text:list>
        </text:list-item>
      </text:list>
      <text:list xml:id="list32194928" text:style-name="L82">
        <text:list-item>
          <text:list>
            <text:list-item>
              <text:p text:style-name="P373">Cantor set</text:p>
            </text:list-item>
            <text:list-item>
              <text:p text:style-name="P346">Mandelbrot set</text:p>
            </text:list-item>
            <text:list-item>
              <text:p text:style-name="P346">set of complex numbers</text:p>
            </text:list-item>
          </text:list>
        </text:list-item>
      </text:list>
      <text:list xml:id="list37483993" text:continue-list="list37481697" text:style-name="L5">
        <text:list-item>
          <text:list>
            <text:list-item>
              <text:p text:style-name="P302"><text:span text:style-name="T217">The field of </text:span><text:span text:style-name="T80">p-</text:span><text:span text:style-name="T217">adic numbers</text:span><text:span text:style-name="T245"> </text:span><text:span text:style-name="T243">Q</text:span><text:span text:style-name="T311">p</text:span><text:span text:style-name="T350"> and the field of real numbers </text:span><text:span text:style-name="T15">R</text:span><text:span text:style-name="T350"> have following algebraic connections:</text:span></text:p>
            </text:list-item>
          </text:list>
        </text:list-item>
      </text:list>
      <text:list xml:id="list32186861" text:style-name="L83">
        <text:list-item>
          <text:list>
            <text:list-item>
              <text:p text:style-name="P458">they are isomorphic</text:p>
            </text:list-item>
            <text:list-item>
              <text:p text:style-name="P401">they are not isomorphic</text:p>
            </text:list-item>
            <text:list-item>
              <text:p text:style-name="P457"><text:span text:style-name="T243">Q</text:span><text:span text:style-name="T311">p</text:span><text:span text:style-name="T350"> could be monomorphically embeded into </text:span><text:span text:style-name="T15">R</text:span></text:p>
            </text:list-item>
            <text:list-item>
              <text:p text:style-name="P457"><text:span text:style-name="T247">R</text:span><text:span text:style-name="T15"> </text:span><text:span text:style-name="T114">could be monomorphically embeded into</text:span><text:span text:style-name="T15"> </text:span><text:span text:style-name="T243">Q</text:span><text:span text:style-name="T311">p</text:span></text:p>
            </text:list-item>
          </text:list>
        </text:list-item>
      </text:list>
      <text:p text:style-name="P403"/>
      <text:list xml:id="list37477883" text:continue-list="list37478999" text:style-name="L1">
        <text:list-item>
          <text:p text:style-name="P152"><text:span text:style-name="T107">Unit: </text:span>Group Theory.</text:p>
          <text:list>
            <text:list-header>
              <text:p text:style-name="P374"/>
            </text:list-header>
          </text:list>
        </text:list-item>
      </text:list>
      <text:list xml:id="list37471343" text:continue-list="list37483993" text:style-name="L5">
        <text:list-item>
          <text:list>
            <text:list-item>
              <text:p text:style-name="P302"><text:span text:style-name="T362">If </text:span><text:span text:style-name="T45">G</text:span><text:span text:style-name="T362"> is a non-abelian group of order 6 then it is isomorphic to the group of </text:span><text:span text:style-name="T362">all _________________ of three elements. </text:span></text:p>
            </text:list-item>
          </text:list>
        </text:list-item>
      </text:list>
      <text:p text:style-name="P89">permutations </text:p>
      <text:list xml:id="list37452999" text:continue-numbering="true" text:style-name="L5">
        <text:list-item>
          <text:list>
            <text:list-item>
              <text:p text:style-name="P302"><text:span text:style-name="T142">D</text:span><text:span text:style-name="T141">ihedral group </text:span><text:span text:style-name="T104">D</text:span><text:span text:style-name="T306">n</text:span><text:span text:style-name="T141"> can be generated by <text:s/>____________ and </text:span><text:span text:style-name="T150">reflection s</text:span><text:span text:style-name="T141">.</text:span></text:p>
            </text:list-item>
          </text:list>
        </text:list-item>
      </text:list>
      <text:p text:style-name="P94"><text:span text:style-name="T265">rotation</text:span><text:span text:style-name="T266">s</text:span><text:span text:style-name="T265"> </text:span></text:p>
      <text:list xml:id="list37451798" text:continue-numbering="true" text:style-name="L5">
        <text:list-item>
          <text:list>
            <text:list-item>
              <text:p text:style-name="P309"><text:span text:style-name="T158">The c</text:span><text:span text:style-name="T157">enter of d</text:span><text:span text:style-name="T141">ihedral group </text:span><text:span text:style-name="T104">D</text:span><text:span text:style-name="T306">n</text:span><text:span text:style-name="T157"> has at most _____ element</text:span><text:span text:style-name="T159">s</text:span><text:span text:style-name="T157">.</text:span></text:p>
            </text:list-item>
          </text:list>
        </text:list-item>
      </text:list>
      <text:p text:style-name="P51">2</text:p>
      <text:list xml:id="list37462741" text:continue-numbering="true" text:style-name="L5">
        <text:list-item>
          <text:list>
            <text:list-item>
              <text:p text:style-name="P302"><text:span text:style-name="T148">How many normal subgroups has alternating group </text:span><text:span text:style-name="T41">A</text:span><text:span text:style-name="T305">n</text:span><text:span text:style-name="T148">, </text:span><text:span text:style-name="T41">n</text:span><text:span text:style-name="T148"> &gt; 4, besides </text:span><text:soft-page-break/><text:span text:style-name="T148">itself and (e)?</text:span></text:p>
            </text:list-item>
          </text:list>
        </text:list-item>
      </text:list>
      <text:list xml:id="list32191962" text:style-name="L84">
        <text:list-item>
          <text:list>
            <text:list-item>
              <text:p text:style-name="P375">0</text:p>
            </text:list-item>
            <text:list-item>
              <text:p text:style-name="P347">1</text:p>
            </text:list-item>
            <text:list-item>
              <text:p text:style-name="P459"><text:span text:style-name="T128">φ(</text:span><text:span text:style-name="T24">n</text:span><text:span text:style-name="T128">), </text:span><text:span text:style-name="T148">where </text:span><text:span text:style-name="T128">φ </text:span><text:span text:style-name="T148">denotes Euler's function</text:span></text:p>
            </text:list-item>
            <text:list-item>
              <text:p text:style-name="P459"><text:span text:style-name="T24">n</text:span><text:span text:style-name="T148"> (</text:span><text:span text:style-name="T24">n</text:span><text:span text:style-name="T148"> – 1) / 2</text:span></text:p>
            </text:list-item>
          </text:list>
        </text:list-item>
      </text:list>
      <text:list xml:id="list37482372" text:continue-list="list37462741" text:style-name="L5">
        <text:list-item>
          <text:list>
            <text:list-item>
              <text:p text:style-name="P302"><text:span text:style-name="T154">Let </text:span><text:span text:style-name="T43">G</text:span><text:span text:style-name="T154"> be the group of all </text:span><text:span text:style-name="T43">n </text:span><text:span text:style-name="T154">× </text:span><text:span text:style-name="T43">n</text:span><text:span text:style-name="T154"> diagonal matrices with ±1 in the diagonal entries. Them </text:span><text:span text:style-name="T43">G</text:span><text:span text:style-name="T154"> isomorphic to</text:span></text:p>
            </text:list-item>
          </text:list>
        </text:list-item>
      </text:list>
      <text:list xml:id="list32205277" text:style-name="L85">
        <text:list-item>
          <text:list>
            <text:list-item>
              <text:p text:style-name="P460"><text:span text:style-name="T273">(</text:span><text:span text:style-name="T274">Z</text:span><text:span text:style-name="T281">2</text:span><text:span text:style-name="T273">)</text:span><text:span text:style-name="T282">n</text:span></text:p>
            </text:list-item>
            <text:list-item>
              <text:p text:style-name="P460"><text:span text:style-name="T16">Z</text:span><text:span text:style-name="T330">(2</text:span><text:span text:style-name="T359">n</text:span><text:span text:style-name="T330">)</text:span></text:p>
            </text:list-item>
            <text:list-item>
              <text:p text:style-name="P441">none of the above</text:p>
            </text:list-item>
          </text:list>
        </text:list-item>
      </text:list>
      <text:list xml:id="list37452262" text:continue-list="list37482372" text:style-name="L5">
        <text:list-item>
          <text:list>
            <text:list-item>
              <text:p text:style-name="P302"><text:span text:style-name="T155">Let </text:span><text:span text:style-name="T44">G</text:span><text:span text:style-name="T155"> be a finite abelian group . Sufficient condition for </text:span><text:span text:style-name="T44">f</text:span><text:span text:style-name="T155">(</text:span><text:span text:style-name="T44">a</text:span><text:span text:style-name="T155">) = </text:span><text:span text:style-name="T44">a</text:span><text:span text:style-name="T294">n</text:span><text:span text:style-name="T155"> (</text:span><text:span text:style-name="T44">n</text:span><text:span text:style-name="T155"> &gt; 0) to be </text:span><text:span text:style-name="T44">G</text:span><text:span text:style-name="T155">-automorphism is that</text:span></text:p>
            </text:list-item>
          </text:list>
        </text:list-item>
      </text:list>
      <text:list xml:id="list32214705" text:style-name="L86">
        <text:list-item>
          <text:list>
            <text:list-item>
              <text:p text:style-name="P461"><text:span text:style-name="T44">n</text:span><text:span text:style-name="T155"> divides |</text:span><text:span text:style-name="T44">G</text:span><text:span text:style-name="T155">|</text:span></text:p>
            </text:list-item>
            <text:list-item>
              <text:p text:style-name="P461"><text:span text:style-name="T155">|</text:span><text:span text:style-name="T44">G</text:span><text:span text:style-name="T155">| divides </text:span><text:span text:style-name="T44">n</text:span></text:p>
            </text:list-item>
            <text:list-item>
              <text:p text:style-name="P402"><text:span text:style-name="T155">gcd(</text:span><text:span text:style-name="T44">n</text:span><text:span text:style-name="T155">, |</text:span><text:span text:style-name="T44">G</text:span><text:span text:style-name="T155">|) = 1</text:span></text:p>
            </text:list-item>
          </text:list>
        </text:list-item>
      </text:list>
      <text:list xml:id="list37471213" text:continue-list="list37452262" text:style-name="L5">
        <text:list-item>
          <text:list>
            <text:list-item>
              <text:p text:style-name="P302"><text:span text:style-name="T198">Let </text:span><text:span text:style-name="T68">G</text:span><text:span text:style-name="T198"> be a group. All its subgroups of index _____ are normal.</text:span></text:p>
            </text:list-item>
          </text:list>
        </text:list-item>
      </text:list>
      <text:p text:style-name="P52">2</text:p>
      <text:list xml:id="list37468930" text:continue-numbering="true" text:style-name="L5">
        <text:list-item>
          <text:list>
            <text:list-item>
              <text:p text:style-name="P325">The number of non-isomorphic groups of order 8 is</text:p>
            </text:list-item>
          </text:list>
        </text:list-item>
      </text:list>
      <text:list xml:id="list32206095" text:style-name="L87">
        <text:list-item>
          <text:list>
            <text:list-item>
              <text:p text:style-name="P363">5</text:p>
            </text:list-item>
            <text:list-item>
              <text:p text:style-name="P327">6</text:p>
            </text:list-item>
            <text:list-item>
              <text:p text:style-name="P327">7</text:p>
            </text:list-item>
            <text:list-item>
              <text:p text:style-name="P327">8</text:p>
            </text:list-item>
          </text:list>
        </text:list-item>
      </text:list>
      <text:list xml:id="list37479478" text:continue-list="list37468930" text:style-name="L5">
        <text:list-item>
          <text:list>
            <text:list-item>
              <text:p text:style-name="P302"><text:span text:style-name="T190">All groups of order 2</text:span><text:span text:style-name="T46">p</text:span><text:span text:style-name="T190"> are either __________ or dihedral. </text:span></text:p>
            </text:list-item>
          </text:list>
        </text:list-item>
      </text:list>
      <text:p text:style-name="P53">cyclic</text:p>
      <text:list xml:id="list37475199" text:continue-numbering="true" text:style-name="L5">
        <text:list-item>
          <text:list>
            <text:list-item>
              <text:p text:style-name="P302"><text:span text:style-name="T190">Consider dihedral group </text:span><text:span text:style-name="T46">D</text:span><text:span text:style-name="T319">12</text:span><text:span text:style-name="T190">. Let </text:span><text:span text:style-name="T46">R</text:span><text:span text:style-name="T309">i</text:span><text:span text:style-name="T190">, </text:span><text:span text:style-name="T46">i</text:span><text:span text:style-name="T190"> = 0, 1, …, 11 be a rotation by a </text:span><text:span text:style-name="T46">i</text:span><text:span text:style-name="T190">π / 6 and </text:span><text:span text:style-name="T46">F</text:span><text:span text:style-name="T309">i</text:span><text:span text:style-name="T190"> be a reflection with </text:span><text:span text:style-name="T46">i</text:span><text:span text:style-name="T190"> and </text:span><text:span text:style-name="T46">i</text:span><text:span text:style-name="T190"> + 6 fixed. </text:span><text:span text:style-name="T191">Whether </text:span><text:span text:style-name="T190">following </text:span><text:span text:style-name="T191">element of</text:span><text:span text:style-name="T190"> </text:span><text:span text:style-name="T46">D</text:span><text:span text:style-name="T319">12 <text:s/></text:span><text:span text:style-name="T336">rotation or reflection: </text:span><text:span text:style-name="T46">R</text:span><text:span text:style-name="T319">2</text:span><text:span text:style-name="T190"> </text:span><text:span text:style-name="T46">R</text:span><text:span text:style-name="T319">7</text:span><text:span text:style-name="T190"> </text:span><text:span text:style-name="T46">F</text:span><text:span text:style-name="T319">2</text:span><text:span text:style-name="T190"> </text:span><text:span text:style-name="T46">F</text:span><text:span text:style-name="T319">7</text:span><text:span text:style-name="T190"> </text:span><text:span text:style-name="T46">F</text:span><text:span text:style-name="T319">6</text:span><text:span text:style-name="T190"> </text:span><text:span text:style-name="T65">R</text:span><text:span text:style-name="T319">2</text:span><text:span text:style-name="T190"> </text:span><text:span text:style-name="T46">F</text:span><text:span text:style-name="T319">5</text:span><text:span text:style-name="T190"> </text:span><text:span text:style-name="T65">R</text:span><text:span text:style-name="T319">9</text:span><text:span text:style-name="T190"> </text:span><text:span text:style-name="T46">F</text:span><text:span text:style-name="T319">6 </text:span></text:p>
            </text:list-item>
          </text:list>
        </text:list-item>
      </text:list>
      <text:list xml:id="list32210209" text:style-name="L88">
        <text:list-item>
          <text:list>
            <text:list-item>
              <text:p text:style-name="P462">rotation</text:p>
            </text:list-item>
            <text:list-item>
              <text:p text:style-name="P399">reflection</text:p>
            </text:list-item>
          </text:list>
        </text:list-item>
      </text:list>
      <text:list xml:id="list37470835" text:continue-list="list37475199" text:style-name="L5">
        <text:list-item>
          <text:list>
            <text:list-item>
              <text:p text:style-name="P302"><text:soft-page-break/><text:span text:style-name="T190">How many automorphisms does </text:span><text:span text:style-name="T250">Z</text:span><text:span text:style-name="T321">3</text:span><text:span text:style-name="T319"> </text:span><text:span text:style-name="T343">⊕</text:span><text:span text:style-name="T342">Z</text:span><text:span text:style-name="T327">5</text:span><text:span text:style-name="T343"> have? ________</text:span></text:p>
            </text:list-item>
          </text:list>
        </text:list-item>
      </text:list>
      <text:p text:style-name="P91">8</text:p>
      <text:list xml:id="list37455580" text:continue-numbering="true" text:style-name="L5">
        <text:list-item>
          <text:list>
            <text:list-item>
              <text:p text:style-name="P310"><text:span text:style-name="T344">Let </text:span><text:span text:style-name="T334">G</text:span><text:span text:style-name="T344"> be group and </text:span><text:span text:style-name="T334">H</text:span><text:span text:style-name="T344"> and </text:span><text:span text:style-name="T334">K</text:span><text:span text:style-name="T344"> its subgroups of orders 55 and 25, respectively. Let <text:s/></text:span><text:span text:style-name="T334">H</text:span><text:span text:style-name="T344"> ∩ </text:span><text:span text:style-name="T334">K</text:span><text:span text:style-name="T344"> is not trivial. What is |</text:span><text:span text:style-name="T334">H</text:span><text:span text:style-name="T344"> ∩ </text:span><text:span text:style-name="T334">K</text:span><text:span text:style-name="T344">|? _____</text:span></text:p>
            </text:list-item>
          </text:list>
        </text:list-item>
      </text:list>
      <text:p text:style-name="P92">5</text:p>
      <text:list xml:id="list37482178" text:continue-list="list37477883" text:style-name="L1">
        <text:list-item>
          <text:p text:style-name="P151"><text:span text:style-name="T107">Unit: </text:span>Graph Theory.</text:p>
        </text:list-item>
      </text:list>
      <text:p text:style-name="P96"/>
      <text:list xml:id="list37461220" text:continue-list="list37455580" text:style-name="L5">
        <text:list-item>
          <text:list>
            <text:list-item>
              <text:p text:style-name="P310"><text:span text:style-name="T167">How many Hamilton circuits does the K</text:span><text:span text:style-name="T318">5</text:span><text:span text:style-name="T167"> (complete graph with 5 vertices) have ? ______</text:span></text:p>
            </text:list-item>
          </text:list>
        </text:list-item>
      </text:list>
      <text:p text:style-name="P100">24</text:p>
      <text:list xml:id="list37458299" text:continue-numbering="true" text:style-name="L5">
        <text:list-item>
          <text:list>
            <text:list-item>
              <text:p text:style-name="P516"><text:span text:style-name="T168">Consider the Prüfer sequence, </text:span><text:span text:style-name="T56">S</text:span><text:span text:style-name="T168"> = (1, 7, 1, 5, 2, 5). Let </text:span><text:span text:style-name="T56">T</text:span><text:span text:style-name="T168"> be the labelled tree corresponding to </text:span><text:span text:style-name="T56">S</text:span><text:span text:style-name="T168">. The size of </text:span><text:span text:style-name="T56">T</text:span><text:span text:style-name="T168"> is</text:span></text:p>
            </text:list-item>
          </text:list>
        </text:list-item>
      </text:list>
      <text:list xml:id="list32200301" text:style-name="L89">
        <text:list-item>
          <text:list>
            <text:list-item>
              <text:p text:style-name="P623">2</text:p>
            </text:list-item>
            <text:list-item>
              <text:p text:style-name="P623">6</text:p>
            </text:list-item>
            <text:list-item>
              <text:p text:style-name="P623">5</text:p>
            </text:list-item>
            <text:list-item>
              <text:p text:style-name="P487">7</text:p>
            </text:list-item>
            <text:list-item>
              <text:p text:style-name="P623">none of the above</text:p>
            </text:list-item>
          </text:list>
        </text:list-item>
      </text:list>
      <text:list xml:id="list37479795" text:continue-list="list37458299" text:style-name="L5">
        <text:list-item>
          <text:list>
            <text:list-item>
              <text:p text:style-name="P516"><text:span text:style-name="T169">The hypercube graph </text:span><text:span text:style-name="T57">Q</text:span><text:span text:style-name="T323">5</text:span><text:span text:style-name="T169"> is planar.</text:span></text:p>
            </text:list-item>
          </text:list>
        </text:list-item>
      </text:list>
      <text:list xml:id="list32197956" text:style-name="L90">
        <text:list-item>
          <text:list>
            <text:list-item>
              <text:p text:style-name="P636">true</text:p>
            </text:list-item>
            <text:list-item>
              <text:p text:style-name="P488">false</text:p>
            </text:list-item>
          </text:list>
        </text:list-item>
      </text:list>
      <text:list xml:id="list374559401" text:continue-list="list37479795" text:style-name="L5">
        <text:list-item>
          <text:list>
            <text:list-item>
              <text:p text:style-name="P516"><text:span text:style-name="T169">The complete bipartite graph graph </text:span><text:span text:style-name="T57">K</text:span><text:span text:style-name="T323">4,3</text:span><text:span text:style-name="T169"> is non-planar.</text:span></text:p>
            </text:list-item>
          </text:list>
        </text:list-item>
      </text:list>
      <text:list xml:id="list32195340" text:style-name="L91">
        <text:list-item>
          <text:list>
            <text:list-item>
              <text:p text:style-name="P489">true</text:p>
            </text:list-item>
            <text:list-item>
              <text:p text:style-name="P625">false</text:p>
            </text:list-item>
          </text:list>
        </text:list-item>
      </text:list>
      <text:list xml:id="list37480403" text:continue-list="list374559401" text:style-name="L5">
        <text:list-item>
          <text:list>
            <text:list-item>
              <text:p text:style-name="P516"><text:span text:style-name="T167">If </text:span><text:span text:style-name="T58">G</text:span><text:span text:style-name="T167"> is a simple connected 3-regular planar graph where every face is bounded by exactly 3 edges, then the size of </text:span><text:span text:style-name="T58">G</text:span><text:span text:style-name="T167"> is</text:span></text:p>
            </text:list-item>
          </text:list>
        </text:list-item>
      </text:list>
      <text:list xml:id="list32205689" text:style-name="L92">
        <text:list-item>
          <text:list>
            <text:list-item>
              <text:p text:style-name="P626">3</text:p>
            </text:list-item>
            <text:list-item>
              <text:p text:style-name="P626">4</text:p>
            </text:list-item>
            <text:list-item>
              <text:p text:style-name="P490">6</text:p>
            </text:list-item>
            <text:list-item>
              <text:p text:style-name="P626">5</text:p>
            </text:list-item>
            <text:list-item>
              <text:p text:style-name="P614"><text:soft-page-break/>none of the above</text:p>
            </text:list-item>
          </text:list>
        </text:list-item>
      </text:list>
      <text:list xml:id="list37471393" text:continue-list="list37480403" text:style-name="L5">
        <text:list-item>
          <text:list>
            <text:list-item>
              <text:p text:style-name="P516"><text:span text:style-name="T170">The chromatic number of the cyclic graph </text:span><text:span text:style-name="T59">C</text:span><text:span text:style-name="T324">15</text:span><text:span text:style-name="T170"> is</text:span></text:p>
            </text:list-item>
          </text:list>
        </text:list-item>
      </text:list>
      <text:list xml:id="list32197332" text:style-name="L93">
        <text:list-item>
          <text:list>
            <text:list-item>
              <text:p text:style-name="P491">3</text:p>
            </text:list-item>
            <text:list-item>
              <text:p text:style-name="P627">2</text:p>
            </text:list-item>
            <text:list-item>
              <text:p text:style-name="P627">6</text:p>
            </text:list-item>
            <text:list-item>
              <text:p text:style-name="P627">15</text:p>
            </text:list-item>
            <text:list-item>
              <text:p text:style-name="P627">none of the above</text:p>
            </text:list-item>
          </text:list>
        </text:list-item>
      </text:list>
      <text:list xml:id="list37454214" text:continue-list="list37471393" text:style-name="L5">
        <text:list-item>
          <text:list>
            <text:list-item>
              <text:p text:style-name="P516"><text:span text:style-name="T167">The chromatic number of the cyclic graph </text:span><text:span text:style-name="T60">K</text:span><text:span text:style-name="T318">15</text:span><text:span text:style-name="T167"> is</text:span></text:p>
            </text:list-item>
          </text:list>
        </text:list-item>
      </text:list>
      <text:list xml:id="list32211217" text:style-name="L94">
        <text:list-item>
          <text:list>
            <text:list-item>
              <text:p text:style-name="P628">3</text:p>
            </text:list-item>
            <text:list-item>
              <text:p text:style-name="P628">2</text:p>
            </text:list-item>
            <text:list-item>
              <text:p text:style-name="P628">6</text:p>
            </text:list-item>
            <text:list-item>
              <text:p text:style-name="P492">15</text:p>
            </text:list-item>
            <text:list-item>
              <text:p text:style-name="P624">none of the above</text:p>
            </text:list-item>
          </text:list>
        </text:list-item>
      </text:list>
      <text:h text:style-name="P651" text:outline-level="2"/>
      <text:h text:style-name="P655" text:outline-level="2">TEST ANSWERS (KEYS)</text:h>
      <text:p text:style-name="P36"/>
      <table:table table:name="Таблица4" table:style-name="Таблица4">
        <table:table-column table:style-name="Таблица4.A" table:number-columns-repeated="5"/>
        <table:table-row table:style-name="Таблица4.1">
          <table:table-cell table:style-name="Таблица4.A1" office:value-type="string">
            <text:p text:style-name="P8">1</text:p>
          </table:table-cell>
          <table:table-cell table:style-name="Таблица4.A1" office:value-type="string">
            <text:p text:style-name="P8">2</text:p>
          </table:table-cell>
          <table:table-cell table:style-name="Таблица4.A1" office:value-type="string">
            <text:p text:style-name="P8">3</text:p>
          </table:table-cell>
          <table:table-cell table:style-name="Таблица4.A1" office:value-type="string">
            <text:p text:style-name="P8">4</text:p>
          </table:table-cell>
          <table:table-cell table:style-name="Таблица4.E1" office:value-type="string">
            <text:p text:style-name="P8">5</text:p>
          </table:table-cell>
        </table:table-row>
        <table:table-row table:style-name="Таблица4.1">
          <table:table-cell table:style-name="Таблица4.A1" office:value-type="string">
            <text:p text:style-name="P167">interpreted</text:p>
          </table:table-cell>
          <table:table-cell table:style-name="Таблица4.A1" office:value-type="string">
            <text:p text:style-name="P167">dynamically</text:p>
          </table:table-cell>
          <table:table-cell table:style-name="Таблица4.C2" office:value-type="float" office:value="2">
            <text:p text:style-name="P253">2</text:p>
          </table:table-cell>
          <table:table-cell table:style-name="Таблица4.C2" office:value-type="float" office:value="2">
            <text:p text:style-name="P253">2</text:p>
          </table:table-cell>
          <table:table-cell table:style-name="Таблица4.E2" office:value-type="float" office:value="1">
            <text:p text:style-name="P253">1</text:p>
          </table:table-cell>
        </table:table-row>
        <table:table-row table:style-name="Таблица4.1">
          <table:table-cell table:style-name="Таблица4.C2" office:value-type="float" office:value="6">
            <text:p text:style-name="P172">6</text:p>
          </table:table-cell>
          <table:table-cell table:style-name="Таблица4.C2" office:value-type="float" office:value="7">
            <text:p text:style-name="P172">7</text:p>
          </table:table-cell>
          <table:table-cell table:style-name="Таблица4.C2" office:value-type="float" office:value="8">
            <text:p text:style-name="P163">8</text:p>
          </table:table-cell>
          <table:table-cell table:style-name="Таблица4.C2" office:value-type="float" office:value="9">
            <text:p text:style-name="P163">9</text:p>
          </table:table-cell>
          <table:table-cell table:style-name="Таблица4.E2" office:value-type="float" office:value="10">
            <text:p text:style-name="P163">10</text:p>
          </table:table-cell>
        </table:table-row>
        <table:table-row table:style-name="Таблица4.1">
          <table:table-cell table:style-name="Таблица4.C2" office:value-type="float" office:value="3">
            <text:p text:style-name="P175">3</text:p>
          </table:table-cell>
          <table:table-cell table:style-name="Таблица4.C2" office:value-type="float" office:value="1">
            <text:p text:style-name="P175">1</text:p>
          </table:table-cell>
          <table:table-cell table:style-name="Таблица4.C2" office:value-type="float" office:value="2">
            <text:p text:style-name="P177">2</text:p>
          </table:table-cell>
          <table:table-cell table:style-name="Таблица4.C2" office:value-type="float" office:value="1">
            <text:p text:style-name="P177">1</text:p>
          </table:table-cell>
          <table:table-cell table:style-name="Таблица4.E2" office:value-type="float" office:value="0">
            <text:p text:style-name="P177">0</text:p>
          </table:table-cell>
        </table:table-row>
        <table:table-row table:style-name="Таблица4.1">
          <table:table-cell table:style-name="Таблица4.C2" office:value-type="float" office:value="11">
            <text:p text:style-name="P173">11</text:p>
          </table:table-cell>
          <table:table-cell table:style-name="Таблица4.C2" office:value-type="float" office:value="12">
            <text:p text:style-name="P173">12</text:p>
          </table:table-cell>
          <table:table-cell table:style-name="Таблица4.C2" office:value-type="float" office:value="13">
            <text:p text:style-name="P164">13</text:p>
          </table:table-cell>
          <table:table-cell table:style-name="Таблица4.C2" office:value-type="float" office:value="14">
            <text:p text:style-name="P164">14</text:p>
          </table:table-cell>
          <table:table-cell table:style-name="Таблица4.E2" office:value-type="float" office:value="15">
            <text:p text:style-name="P164">15</text:p>
          </table:table-cell>
        </table:table-row>
        <table:table-row table:style-name="Таблица4.1">
          <table:table-cell table:style-name="Таблица4.C2" office:value-type="float" office:value="1">
            <text:p text:style-name="P176">1</text:p>
          </table:table-cell>
          <table:table-cell table:style-name="Таблица4.C2" office:value-type="float" office:value="2">
            <text:p text:style-name="P170">2</text:p>
          </table:table-cell>
          <table:table-cell table:style-name="Таблица4.A1" office:value-type="string">
            <text:p text:style-name="P210">escaping</text:p>
          </table:table-cell>
          <table:table-cell table:style-name="Таблица4.C2" office:value-type="float" office:value="1">
            <text:p text:style-name="P177">1</text:p>
          </table:table-cell>
          <table:table-cell table:style-name="Таблица4.E1" office:value-type="string">
            <text:p text:style-name="P179">u</text:p>
          </table:table-cell>
        </table:table-row>
        <table:table-row table:style-name="Таблица4.1">
          <table:table-cell table:style-name="Таблица4.C2" office:value-type="float" office:value="16">
            <text:p text:style-name="P171">16</text:p>
          </table:table-cell>
          <table:table-cell table:style-name="Таблица4.C2" office:value-type="float" office:value="17">
            <text:p text:style-name="P171">17</text:p>
          </table:table-cell>
          <table:table-cell table:style-name="Таблица4.C2" office:value-type="float" office:value="18">
            <text:p text:style-name="P156">18</text:p>
          </table:table-cell>
          <table:table-cell table:style-name="Таблица4.C2" office:value-type="float" office:value="19">
            <text:p text:style-name="P156">19</text:p>
          </table:table-cell>
          <table:table-cell table:style-name="Таблица4.E2" office:value-type="float" office:value="20">
            <text:p text:style-name="P156">20</text:p>
          </table:table-cell>
        </table:table-row>
        <table:table-row table:style-name="Таблица4.1">
          <table:table-cell table:style-name="Таблица4.C2" office:value-type="float" office:value="1">
            <text:p text:style-name="P174">1</text:p>
          </table:table-cell>
          <table:table-cell table:style-name="Таблица4.A1" office:value-type="string">
            <text:p text:style-name="P169">1 – 3, 2 – 2, 3 – 1, 4 – 4.</text:p>
          </table:table-cell>
          <table:table-cell table:style-name="Таблица4.C2" office:value-type="float" office:value="4">
            <text:p text:style-name="P181">4</text:p>
          </table:table-cell>
          <table:table-cell table:style-name="Таблица4.C2" office:value-type="float" office:value="1">
            <text:p text:style-name="P181">1</text:p>
          </table:table-cell>
          <table:table-cell table:style-name="Таблица4.E2" office:value-type="float" office:value="1">
            <text:p text:style-name="P181">1</text:p>
          </table:table-cell>
        </table:table-row>
        <table:table-row table:style-name="Таблица4.1">
          <table:table-cell table:style-name="Таблица4.C2" office:value-type="float" office:value="21">
            <text:p text:style-name="P156">21</text:p>
          </table:table-cell>
          <table:table-cell table:style-name="Таблица4.A1" office:value-type="string">
            <text:p text:style-name="P8"><text:span text:style-name="T396">2</text:span>2</text:p>
          </table:table-cell>
          <table:table-cell table:style-name="Таблица4.A1" office:value-type="string">
            <text:p text:style-name="P8"><text:span text:style-name="T396">2</text:span>3</text:p>
          </table:table-cell>
          <table:table-cell table:style-name="Таблица4.A1" office:value-type="string">
            <text:p text:style-name="P8"><text:span text:style-name="T396">2</text:span>4</text:p>
          </table:table-cell>
          <table:table-cell table:style-name="Таблица4.E1" office:value-type="string">
            <text:p text:style-name="P8"><text:span text:style-name="T396">2</text:span>5</text:p>
          </table:table-cell>
        </table:table-row>
        <table:table-row table:style-name="Таблица4.1">
          <table:table-cell table:style-name="Таблица4.A1" office:value-type="string">
            <text:p text:style-name="P184"><text:span text:style-name="T397">range</text:span></text:p>
          </table:table-cell>
          <table:table-cell table:style-name="Таблица4.C2" office:value-type="float" office:value="3">
            <text:p text:style-name="P184"><text:span text:style-name="T397">3</text:span></text:p>
          </table:table-cell>
          <table:table-cell table:style-name="Таблица4.C2" office:value-type="float" office:value="3">
            <text:p text:style-name="P184"><text:span text:style-name="T397">3</text:span></text:p>
          </table:table-cell>
          <table:table-cell table:style-name="Таблица4.C2" office:value-type="float" office:value="1">
            <text:p text:style-name="P184"><text:span text:style-name="T397">1</text:span></text:p>
          </table:table-cell>
          <table:table-cell table:style-name="Таблица4.E2" office:value-type="float" office:value="2">
            <text:p text:style-name="P184"><text:span text:style-name="T397">2</text:span></text:p>
          </table:table-cell>
        </table:table-row>
        <table:table-row table:style-name="Таблица4.1">
          <table:table-cell table:style-name="Таблица4.C2" office:value-type="float" office:value="26">
            <text:p text:style-name="P157"><text:span text:style-name="T397">26</text:span></text:p>
          </table:table-cell>
          <table:table-cell table:style-name="Таблица4.C2" office:value-type="float" office:value="27">
            <text:p text:style-name="P157"><text:span text:style-name="T397">27</text:span></text:p>
          </table:table-cell>
          <table:table-cell table:style-name="Таблица4.C2" office:value-type="float" office:value="28">
            <text:p text:style-name="P157"><text:span text:style-name="T397">28</text:span></text:p>
          </table:table-cell>
          <table:table-cell table:style-name="Таблица4.C2" office:value-type="float" office:value="29">
            <text:p text:style-name="P8"><text:span text:style-name="T397">29</text:span></text:p>
          </table:table-cell>
          <table:table-cell table:style-name="Таблица4.E2" office:value-type="float" office:value="30">
            <text:p text:style-name="P157"><text:span text:style-name="T397">30</text:span></text:p>
          </table:table-cell>
        </table:table-row>
        <table:table-row table:style-name="Таблица4.1">
          <table:table-cell table:style-name="Таблица4.A1" office:value-type="string">
            <text:p text:style-name="P184"><text:span text:style-name="T397">key</text:span></text:p>
          </table:table-cell>
          <table:table-cell table:style-name="Таблица4.C2" office:value-type="float" office:value="1">
            <text:p text:style-name="P189"><text:span text:style-name="T397">1</text:span></text:p>
          </table:table-cell>
          <table:table-cell table:style-name="Таблица4.A1" office:value-type="string">
            <text:p text:style-name="P189"><text:span text:style-name="Strong_20_Emphasis"><text:span text:style-name="T116">del</text:span></text:span></text:p>
          </table:table-cell>
          <table:table-cell table:style-name="Таблица4.A1" office:value-type="string">
            <text:p text:style-name="P14"><text:span text:style-name="Strong_20_Emphasis"><text:span text:style-name="T110">3</text:span></text:span></text:p>
          </table:table-cell>
          <table:table-cell table:style-name="Таблица4.E1" office:value-type="string">
            <text:p text:style-name="P189"><text:span text:style-name="Strong_20_Emphasis"><text:span text:style-name="T116">cannot</text:span></text:span></text:p>
          </table:table-cell>
        </table:table-row>
        <table:table-row table:style-name="Таблица4.1">
          <table:table-cell table:style-name="Таблица4.C2" office:value-type="float" office:value="31">
            <text:p text:style-name="P157"><text:span text:style-name="T397">31</text:span></text:p>
          </table:table-cell>
          <table:table-cell table:style-name="Таблица4.A1" office:value-type="string">
            <text:p text:style-name="P8"><text:span text:style-name="T397">3</text:span>2</text:p>
          </table:table-cell>
          <table:table-cell table:style-name="Таблица4.A1" office:value-type="string">
            <text:p text:style-name="P8"><text:span text:style-name="T397">3</text:span>3</text:p>
          </table:table-cell>
          <table:table-cell table:style-name="Таблица4.A1" office:value-type="string">
            <text:p text:style-name="P8"><text:span text:style-name="T397">3</text:span>4</text:p>
          </table:table-cell>
          <table:table-cell table:style-name="Таблица4.E1" office:value-type="string">
            <text:p text:style-name="P8"><text:span text:style-name="T397">3</text:span>5</text:p>
          </table:table-cell>
        </table:table-row>
        <table:table-row table:style-name="Таблица4.1">
          <table:table-cell table:style-name="Таблица4.C2" office:value-type="float" office:value="2">
            <text:p text:style-name="P189"><text:span text:style-name="Strong_20_Emphasis"><text:span text:style-name="T116">2</text:span></text:span></text:p>
          </table:table-cell>
          <table:table-cell table:style-name="Таблица4.A1" office:value-type="string">
            <text:p text:style-name="P189"><text:span text:style-name="Strong_20_Emphasis"><text:span text:style-name="T116">codecs</text:span></text:span></text:p>
          </table:table-cell>
          <table:table-cell table:style-name="Таблица4.C2" office:value-type="float" office:value="1">
            <text:p text:style-name="P12">1</text:p>
          </table:table-cell>
          <table:table-cell table:style-name="Таблица4.A1" office:value-type="string">
            <text:p text:style-name="P184"><text:span text:style-name="T397">1, 2, 3</text:span></text:p>
          </table:table-cell>
          <table:table-cell table:style-name="Таблица4.E2" office:value-type="float" office:value="1">
            <text:p text:style-name="P184"><text:span text:style-name="T397">1</text:span></text:p>
          </table:table-cell>
        </table:table-row>
        <table:table-row table:style-name="Таблица4.1">
          <table:table-cell table:style-name="Таблица4.C2" office:value-type="float" office:value="36">
            <text:p text:style-name="P157"><text:span text:style-name="T397">36</text:span></text:p>
          </table:table-cell>
          <table:table-cell table:style-name="Таблица4.C2" office:value-type="float" office:value="37">
            <text:p text:style-name="P157"><text:span text:style-name="T397">37</text:span></text:p>
          </table:table-cell>
          <table:table-cell table:style-name="Таблица4.C2" office:value-type="float" office:value="38">
            <text:p text:style-name="P157"><text:span text:style-name="T397">38</text:span></text:p>
          </table:table-cell>
          <table:table-cell table:style-name="Таблица4.C2" office:value-type="float" office:value="39">
            <text:p text:style-name="P157"><text:span text:style-name="T397">39</text:span></text:p>
          </table:table-cell>
          <table:table-cell table:style-name="Таблица4.E2" office:value-type="float" office:value="40">
            <text:p text:style-name="P157"><text:span text:style-name="T397">40</text:span></text:p>
          </table:table-cell>
        </table:table-row>
        <table:table-row table:style-name="Таблица4.1">
          <table:table-cell table:style-name="Таблица4.A1" office:value-type="string">
            <text:p text:style-name="P12">3</text:p>
          </table:table-cell>
          <table:table-cell table:style-name="Таблица4.C2" office:value-type="float" office:value="1">
            <text:p text:style-name="P184"><text:span text:style-name="T397">1</text:span></text:p>
          </table:table-cell>
          <table:table-cell table:style-name="Таблица4.A1" office:value-type="string">
            <text:p text:style-name="P184"><text:span text:style-name="T397">solve</text:span></text:p>
          </table:table-cell>
          <table:table-cell table:style-name="Таблица4.A1" office:value-type="string">
            <text:p text:style-name="P184"><text:span text:style-name="T397">var</text:span></text:p>
          </table:table-cell>
          <table:table-cell table:style-name="Таблица4.E1" office:value-type="string">
            <text:p text:style-name="P184"><text:span text:style-name="T397">list</text:span></text:p>
          </table:table-cell>
        </table:table-row>
        <table:table-row table:style-name="Таблица4.1">
          <table:table-cell table:style-name="Таблица4.A1" office:value-type="string">
            <text:p text:style-name="P8"><text:span text:style-name="T397">4</text:span>1</text:p>
          </table:table-cell>
          <table:table-cell table:style-name="Таблица4.A1" office:value-type="string">
            <text:p text:style-name="P8"><text:span text:style-name="T397">4</text:span>2</text:p>
          </table:table-cell>
          <table:table-cell table:style-name="Таблица4.A1" office:value-type="string">
            <text:p text:style-name="P8"><text:span text:style-name="T397">4</text:span>3</text:p>
          </table:table-cell>
          <table:table-cell table:style-name="Таблица4.A1" office:value-type="string">
            <text:p text:style-name="P8"><text:span text:style-name="T397">4</text:span>4</text:p>
          </table:table-cell>
          <table:table-cell table:style-name="Таблица4.E1" office:value-type="string">
            <text:p text:style-name="P8"><text:span text:style-name="T397">4</text:span>5</text:p>
          </table:table-cell>
        </table:table-row>
        <table:table-row table:style-name="Таблица4.1">
          <table:table-cell table:style-name="Таблица4.A1" office:value-type="string">
            <text:p text:style-name="P189"><text:span text:style-name="Strong_20_Emphasis"><text:span text:style-name="T116">find_root</text:span></text:span></text:p>
          </table:table-cell>
          <table:table-cell table:style-name="Таблица4.A1" office:value-type="string">
            <text:p text:style-name="P189"><text:span text:style-name="Strong_20_Emphasis"><text:span text:style-name="T116">diff</text:span></text:span></text:p>
          </table:table-cell>
          <table:table-cell table:style-name="Таблица4.A1" office:value-type="string">
            <text:p text:style-name="P184"><text:span text:style-name="T397">diff</text:span></text:p>
          </table:table-cell>
          <table:table-cell table:style-name="Таблица4.A1" office:value-type="string">
            <text:p text:style-name="P184"><text:span text:style-name="T397">plot</text:span></text:p>
          </table:table-cell>
          <table:table-cell table:style-name="Таблица4.E1" office:value-type="string">
            <text:p text:style-name="P184"><text:span text:style-name="T397">parametric</text:span></text:p>
          </table:table-cell>
        </table:table-row>
        <table:table-row table:style-name="Таблица4.1">
          <table:table-cell table:style-name="Таблица4.C2" office:value-type="float" office:value="46">
            <text:p text:style-name="P157"><text:span text:style-name="T397">46</text:span></text:p>
          </table:table-cell>
          <table:table-cell table:style-name="Таблица4.C2" office:value-type="float" office:value="47">
            <text:p text:style-name="P157"><text:span text:style-name="T397">47</text:span></text:p>
          </table:table-cell>
          <table:table-cell table:style-name="Таблица4.C2" office:value-type="float" office:value="48">
            <text:p text:style-name="P157"><text:span text:style-name="T397">48</text:span></text:p>
          </table:table-cell>
          <table:table-cell table:style-name="Таблица4.C2" office:value-type="float" office:value="49">
            <text:p text:style-name="P157"><text:span text:style-name="T397">49</text:span></text:p>
          </table:table-cell>
          <table:table-cell table:style-name="Таблица4.E2" office:value-type="float" office:value="50">
            <text:p text:style-name="P157"><text:span text:style-name="T397">50</text:span></text:p>
          </table:table-cell>
        </table:table-row>
        <table:table-row table:style-name="Таблица4.1">
          <table:table-cell table:style-name="Таблица4.A1" office:value-type="string">
            <text:p text:style-name="P13">1</text:p>
          </table:table-cell>
          <table:table-cell table:style-name="Таблица4.A1" office:value-type="string">
            <text:p text:style-name="P199">text</text:p>
          </table:table-cell>
          <table:table-cell table:style-name="Таблица4.A1" office:value-type="string">
            <text:p text:style-name="P199">iter</text:p>
          </table:table-cell>
          <table:table-cell table:style-name="Таблица4.A1" office:value-type="string">
            <text:p text:style-name="P189"><text:span text:style-name="Strong_20_Emphasis"><text:span text:style-name="T116">next</text:span></text:span></text:p>
          </table:table-cell>
          <table:table-cell table:style-name="Таблица4.E1" office:value-type="string">
            <text:p text:style-name="P189"><text:span text:style-name="Strong_20_Emphasis"><text:span text:style-name="T116">yield</text:span></text:span></text:p>
          </table:table-cell>
        </table:table-row>
        <table:table-row table:style-name="Таблица4.1">
          <table:table-cell table:style-name="Таблица4.C2" office:value-type="float" office:value="51">
            <text:p text:style-name="P157"><text:span text:style-name="T397">51</text:span></text:p>
          </table:table-cell>
          <table:table-cell table:style-name="Таблица4.A1" office:value-type="string">
            <text:p text:style-name="P8"><text:span text:style-name="T397">5</text:span>2</text:p>
          </table:table-cell>
          <table:table-cell table:style-name="Таблица4.A1" office:value-type="string">
            <text:p text:style-name="P8"><text:span text:style-name="T397">5</text:span>3</text:p>
          </table:table-cell>
          <table:table-cell table:style-name="Таблица4.A1" office:value-type="string">
            <text:p text:style-name="P8"><text:span text:style-name="T397">5</text:span>4</text:p>
          </table:table-cell>
          <table:table-cell table:style-name="Таблица4.E1" office:value-type="string">
            <text:p text:style-name="P8"><text:span text:style-name="T397">5</text:span>5</text:p>
          </table:table-cell>
        </table:table-row>
        <table:table-row table:style-name="Таблица4.1">
          <table:table-cell table:style-name="Таблица4.A1" office:value-type="string">
            <text:p text:style-name="P203"><text:span text:style-name="T397">Dyck</text:span></text:p>
          </table:table-cell>
          <table:table-cell table:style-name="Таблица4.A1" office:value-type="string">
            <text:p text:style-name="P184"><text:span text:style-name="T397">DyckWords</text:span></text:p>
          </table:table-cell>
          <table:table-cell table:style-name="Таблица4.A1" office:value-type="string">
            <text:p text:style-name="P184"><text:span text:style-name="T397">Catalan</text:span></text:p>
          </table:table-cell>
          <table:table-cell table:style-name="Таблица4.A1" office:value-type="string">
            <text:p text:style-name="P184"><text:span text:style-name="T397">height</text:span></text:p>
          </table:table-cell>
          <table:table-cell table:style-name="Таблица4.E1" office:value-type="string">
            <text:p text:style-name="P12"><text:span text:style-name="T397">1, </text:span>4, <text:span text:style-name="T397">6</text:span></text:p>
          </table:table-cell>
        </table:table-row>
        <table:table-row table:style-name="Таблица4.1">
          <table:table-cell table:style-name="Таблица4.C2" office:value-type="float" office:value="56">
            <text:p text:style-name="P157"><text:span text:style-name="T397">56</text:span></text:p>
          </table:table-cell>
          <table:table-cell table:style-name="Таблица4.C2" office:value-type="float" office:value="57">
            <text:p text:style-name="P8"><text:span text:style-name="T397">57</text:span></text:p>
          </table:table-cell>
          <table:table-cell table:style-name="Таблица4.C2" office:value-type="float" office:value="58">
            <text:p text:style-name="P8"><text:span text:style-name="T397">58</text:span></text:p>
          </table:table-cell>
          <table:table-cell table:style-name="Таблица4.C2" office:value-type="float" office:value="59">
            <text:p text:style-name="P8"><text:span text:style-name="T397">59</text:span></text:p>
          </table:table-cell>
          <table:table-cell table:style-name="Таблица4.E2" office:value-type="float" office:value="60">
            <text:p text:style-name="P157"><text:span text:style-name="T397">60</text:span></text:p>
          </table:table-cell>
        </table:table-row>
        <table:table-row table:style-name="Таблица4.1">
          <table:table-cell table:style-name="Таблица4.A1" office:value-type="string">
            <text:p text:style-name="P185"><text:span text:style-name="T398">comparable</text:span></text:p>
          </table:table-cell>
          <table:table-cell table:style-name="Таблица4.A1" office:value-type="string">
            <text:p text:style-name="P185"><text:span text:style-name="T398">Poset</text:span></text:p>
          </table:table-cell>
          <table:table-cell table:style-name="Таблица4.A1" office:value-type="string">
            <text:p text:style-name="P185"><text:span text:style-name="T398">function</text:span></text:p>
          </table:table-cell>
          <table:table-cell table:style-name="Таблица4.A1" office:value-type="string">
            <text:p text:style-name="P185"><text:span text:style-name="T398">Transitive reduction</text:span></text:p>
          </table:table-cell>
          <table:table-cell table:style-name="Таблица4.E1" office:value-type="string">
            <text:p text:style-name="P185"><text:span text:style-name="T398">Hasse diagram</text:span></text:p>
          </table:table-cell>
        </table:table-row>
        <table:table-row table:style-name="Таблица4.1">
          <table:table-cell table:style-name="Таблица4.A1" office:value-type="string">
            <text:p text:style-name="P8"><text:span text:style-name="T398">6</text:span>1</text:p>
          </table:table-cell>
          <table:table-cell table:style-name="Таблица4.C2" office:value-type="float" office:value="62">
            <text:p text:style-name="P158"><text:span text:style-name="T398">62</text:span></text:p>
          </table:table-cell>
          <table:table-cell table:style-name="Таблица4.C2" office:value-type="float" office:value="63">
            <text:p text:style-name="P158"><text:span text:style-name="T398">63</text:span></text:p>
          </table:table-cell>
          <table:table-cell table:style-name="Таблица4.C2" office:value-type="float" office:value="64">
            <text:p text:style-name="P158"><text:span text:style-name="T398">64</text:span></text:p>
          </table:table-cell>
          <table:table-cell table:style-name="Таблица4.E2" office:value-type="float" office:value="65">
            <text:p text:style-name="P158"><text:span text:style-name="T398">65</text:span></text:p>
          </table:table-cell>
        </table:table-row>
        <table:table-row table:style-name="Таблица4.1">
          <table:table-cell table:style-name="Таблица4.A1" office:value-type="string">
            <text:p text:style-name="P185"><text:span text:style-name="T398">Posets</text:span></text:p>
          </table:table-cell>
          <table:table-cell table:style-name="Таблица4.A1" office:value-type="string">
            <text:p text:style-name="P185"><text:span text:style-name="T398">A000112</text:span></text:p>
          </table:table-cell>
          <table:table-cell table:style-name="Таблица4.A1" office:value-type="string">
            <text:p text:style-name="P185"><text:span text:style-name="T398">congruent</text:span></text:p>
          </table:table-cell>
          <table:table-cell table:style-name="Таблица4.A1" office:value-type="string">
            <text:p text:style-name="P12">2</text:p>
          </table:table-cell>
          <table:table-cell table:style-name="Таблица4.E2" office:value-type="float" office:value="6">
            <text:p text:style-name="P185"><text:span text:style-name="T398">6</text:span></text:p>
          </table:table-cell>
        </table:table-row>
        <table:table-row table:style-name="Таблица4.1">
          <table:table-cell table:style-name="Таблица4.C2" office:value-type="float" office:value="66">
            <text:p text:style-name="P158"><text:span text:style-name="T398">66</text:span></text:p>
          </table:table-cell>
          <table:table-cell table:style-name="Таблица4.C2" office:value-type="float" office:value="67">
            <text:p text:style-name="P158"><text:span text:style-name="T398">67</text:span></text:p>
          </table:table-cell>
          <table:table-cell table:style-name="Таблица4.C2" office:value-type="float" office:value="68">
            <text:p text:style-name="P158"><text:span text:style-name="T398">68</text:span></text:p>
          </table:table-cell>
          <table:table-cell table:style-name="Таблица4.C2" office:value-type="float" office:value="69">
            <text:p text:style-name="P158"><text:span text:style-name="T398">69</text:span></text:p>
          </table:table-cell>
          <table:table-cell table:style-name="Таблица4.E2" office:value-type="float" office:value="70">
            <text:p text:style-name="P158"><text:span text:style-name="T398">70</text:span></text:p>
          </table:table-cell>
        </table:table-row>
        <table:table-row table:style-name="Таблица4.1">
          <table:table-cell table:style-name="Таблица4.C2" office:value-type="float" office:value="7">
            <text:p text:style-name="P185"><text:span text:style-name="T398">7</text:span></text:p>
          </table:table-cell>
          <table:table-cell table:style-name="Таблица4.C2" office:value-type="float" office:value="3">
            <text:p text:style-name="P185"><text:span text:style-name="T398">3</text:span></text:p>
          </table:table-cell>
          <table:table-cell table:style-name="Таблица4.A1" office:value-type="string">
            <text:p text:style-name="P212"><text:span text:style-name="T398">coprime</text:span></text:p>
            <text:p text:style-name="P15"/>
          </table:table-cell>
          <table:table-cell table:style-name="Таблица4.A1" office:value-type="string">
            <text:p text:style-name="P215"><text:span text:style-name="T398">greatest common divisor</text:span></text:p>
          </table:table-cell>
          <table:table-cell table:style-name="Таблица4.E2" office:value-type="float" office:value="14">
            <text:p text:style-name="P212"><text:span text:style-name="T398">14</text:span></text:p>
          </table:table-cell>
        </table:table-row>
        <table:table-row table:style-name="Таблица4.1">
          <table:table-cell table:style-name="Таблица4.C2" office:value-type="float" office:value="71">
            <text:p text:style-name="P158"><text:span text:style-name="T398">71</text:span></text:p>
          </table:table-cell>
          <table:table-cell table:style-name="Таблица4.C2" office:value-type="float" office:value="72">
            <text:p text:style-name="P8"><text:span text:style-name="T398">72</text:span></text:p>
          </table:table-cell>
          <table:table-cell table:style-name="Таблица4.C2" office:value-type="float" office:value="73">
            <text:p text:style-name="P158"><text:span text:style-name="T398">73</text:span></text:p>
          </table:table-cell>
          <table:table-cell table:style-name="Таблица4.C2" office:value-type="float" office:value="74">
            <text:p text:style-name="P158"><text:span text:style-name="T398">74</text:span></text:p>
          </table:table-cell>
          <table:table-cell table:style-name="Таблица4.E2" office:value-type="float" office:value="75">
            <text:p text:style-name="P158"><text:span text:style-name="T398">75</text:span></text:p>
          </table:table-cell>
        </table:table-row>
        <table:table-row table:style-name="Таблица4.1">
          <table:table-cell table:style-name="Таблица4.C2" office:value-type="float" office:value="67">
            <text:p text:style-name="P198">67</text:p>
          </table:table-cell>
          <table:table-cell table:style-name="Таблица4.C2" office:value-type="float" office:value="2">
            <text:p text:style-name="P201"><text:span text:style-name="T376">2</text:span></text:p>
          </table:table-cell>
          <table:table-cell table:style-name="Таблица4.C2" office:value-type="float" office:value="1">
            <text:p text:style-name="P202"><text:span text:style-name="T375">1</text:span></text:p>
          </table:table-cell>
          <table:table-cell table:style-name="Таблица4.C2" office:value-type="float" office:value="2.4">
            <text:p text:style-name="P201"><text:span text:style-name="T376">2,4</text:span></text:p>
          </table:table-cell>
          <table:table-cell table:style-name="Таблица4.E2" office:value-type="float" office:value="4">
            <text:p text:style-name="P190"><text:span text:style-name="Strong_20_Emphasis"><text:span text:style-name="T117">4</text:span></text:span></text:p>
          </table:table-cell>
        </table:table-row>
        <table:table-row table:style-name="Таблица4.1">
          <table:table-cell table:style-name="Таблица4.C2" office:value-type="float" office:value="76">
            <text:p text:style-name="P158"><text:span text:style-name="T398">76</text:span></text:p>
          </table:table-cell>
          <table:table-cell table:style-name="Таблица4.C2" office:value-type="float" office:value="77">
            <text:p text:style-name="P158"><text:span text:style-name="T398">77</text:span></text:p>
          </table:table-cell>
          <table:table-cell table:style-name="Таблица4.C2" office:value-type="float" office:value="78">
            <text:p text:style-name="P158"><text:span text:style-name="T398">78</text:span></text:p>
          </table:table-cell>
          <table:table-cell table:style-name="Таблица4.C2" office:value-type="float" office:value="79">
            <text:p text:style-name="P158"><text:span text:style-name="T398">79</text:span></text:p>
          </table:table-cell>
          <table:table-cell table:style-name="Таблица4.E2" office:value-type="float" office:value="80">
            <text:p text:style-name="P158"><text:span text:style-name="T398">80</text:span></text:p>
          </table:table-cell>
        </table:table-row>
        <table:table-row table:style-name="Таблица4.1">
          <table:table-cell table:style-name="Таблица4.A1" office:value-type="string">
            <text:p text:style-name="P204"><text:span text:style-name="T398">Extended</text:span></text:p>
          </table:table-cell>
          <table:table-cell table:style-name="Таблица4.C2" office:value-type="float" office:value="1">
            <text:p text:style-name="P205"><text:span text:style-name="T399">1</text:span></text:p>
          </table:table-cell>
          <table:table-cell table:style-name="Таблица4.C2" office:value-type="float" office:value="5">
            <text:p text:style-name="P186"><text:span text:style-name="T399">5</text:span></text:p>
          </table:table-cell>
          <table:table-cell table:style-name="Таблица4.C2" office:value-type="float" office:value="2">
            <text:p text:style-name="P186"><text:span text:style-name="T399">2</text:span></text:p>
          </table:table-cell>
          <table:table-cell table:style-name="Таблица4.E1" office:value-type="string">
            <text:p text:style-name="P186"><text:span text:style-name="T399">Multiplicative</text:span></text:p>
          </table:table-cell>
        </table:table-row>
        <table:table-row table:style-name="Таблица4.1">
          <table:table-cell table:style-name="Таблица4.C2" office:value-type="float" office:value="81">
            <text:p text:style-name="P159"><text:span text:style-name="T399">81</text:span></text:p>
          </table:table-cell>
          <table:table-cell table:style-name="Таблица4.C2" office:value-type="float" office:value="82">
            <text:p text:style-name="P8"><text:span text:style-name="T399">82</text:span></text:p>
          </table:table-cell>
          <table:table-cell table:style-name="Таблица4.C2" office:value-type="float" office:value="83">
            <text:p text:style-name="P159"><text:span text:style-name="T399">83</text:span></text:p>
          </table:table-cell>
          <table:table-cell table:style-name="Таблица4.C2" office:value-type="float" office:value="84">
            <text:p text:style-name="P8"><text:span text:style-name="T399">84</text:span></text:p>
          </table:table-cell>
          <table:table-cell table:style-name="Таблица4.E2" office:value-type="float" office:value="85">
            <text:p text:style-name="P159"><text:span text:style-name="T399">85</text:span></text:p>
          </table:table-cell>
        </table:table-row>
        <table:table-row table:style-name="Таблица4.1">
          <table:table-cell table:style-name="Таблица4.A1" office:value-type="string">
            <text:p text:style-name="P186"><text:span text:style-name="T399">coprime</text:span></text:p>
          </table:table-cell>
          <table:table-cell table:style-name="Таблица4.C2" office:value-type="float" office:value="3">
            <text:p text:style-name="P186"><text:span text:style-name="T399">3</text:span></text:p>
          </table:table-cell>
          <table:table-cell table:style-name="Таблица4.C2" office:value-type="float" office:value="1">
            <text:p text:style-name="P186"><text:span text:style-name="T399">1</text:span></text:p>
          </table:table-cell>
          <table:table-cell table:style-name="Таблица4.C2" office:value-type="float" office:value="1523">
            <text:p text:style-name="P12"><text:span text:style-name="T399">1523</text:span></text:p>
          </table:table-cell>
          <table:table-cell table:style-name="Таблица4.E1" office:value-type="string">
            <text:p text:style-name="P186"><text:span text:style-name="T399">primality</text:span></text:p>
          </table:table-cell>
        </table:table-row>
        <table:table-row table:style-name="Таблица4.1">
          <table:table-cell table:style-name="Таблица4.C2" office:value-type="float" office:value="86">
            <text:p text:style-name="P159"><text:span text:style-name="T399">86</text:span></text:p>
          </table:table-cell>
          <table:table-cell table:style-name="Таблица4.C2" office:value-type="float" office:value="87">
            <text:p text:style-name="P159"><text:span text:style-name="T399">87</text:span></text:p>
          </table:table-cell>
          <table:table-cell table:style-name="Таблица4.C2" office:value-type="float" office:value="88">
            <text:p text:style-name="P8"><text:span text:style-name="T399">88</text:span></text:p>
          </table:table-cell>
          <table:table-cell table:style-name="Таблица4.C2" office:value-type="float" office:value="89">
            <text:p text:style-name="P159"><text:span text:style-name="T399">89</text:span></text:p>
          </table:table-cell>
          <table:table-cell table:style-name="Таблица4.E2" office:value-type="float" office:value="90">
            <text:p text:style-name="P159"><text:span text:style-name="T399">90</text:span></text:p>
          </table:table-cell>
        </table:table-row>
        <table:table-row table:style-name="Таблица4.1">
          <table:table-cell table:style-name="Таблица4.A1" office:value-type="string">
            <text:p text:style-name="P194"><text:span text:style-name="T399">completion</text:span></text:p>
            <text:p text:style-name="P15"/>
          </table:table-cell>
          <table:table-cell table:style-name="Таблица4.A1" office:value-type="string">
            <text:p text:style-name="P194"><text:span text:style-name="T399">field of fractions</text:span></text:p>
          </table:table-cell>
          <table:table-cell table:style-name="Таблица4.A1" office:value-type="string">
            <text:p text:style-name="P194"><text:span text:style-name="T399">Binary</text:span></text:p>
            <text:p text:style-name="P15"/>
          </table:table-cell>
          <table:table-cell table:style-name="Таблица4.A1" office:value-type="string">
            <text:p text:style-name="P208"><text:span text:style-name="T399">associative</text:span></text:p>
            <text:p text:style-name="P15"/>
          </table:table-cell>
          <table:table-cell table:style-name="Таблица4.E1" office:value-type="string">
            <text:p text:style-name="P208"><text:span text:style-name="T399">abelian</text:span></text:p>
            <text:p text:style-name="P15"/>
          </table:table-cell>
        </table:table-row>
        <table:table-row table:style-name="Таблица4.1">
          <table:table-cell table:style-name="Таблица4.C2" office:value-type="float" office:value="91">
            <text:p text:style-name="P159"><text:span text:style-name="T399">91</text:span></text:p>
          </table:table-cell>
          <table:table-cell table:style-name="Таблица4.C2" office:value-type="float" office:value="92">
            <text:p text:style-name="P159"><text:span text:style-name="T399">92</text:span></text:p>
          </table:table-cell>
          <table:table-cell table:style-name="Таблица4.C2" office:value-type="float" office:value="93">
            <text:p text:style-name="P159"><text:span text:style-name="T399">93</text:span></text:p>
          </table:table-cell>
          <table:table-cell table:style-name="Таблица4.C2" office:value-type="float" office:value="94">
            <text:p text:style-name="P159"><text:span text:style-name="T399">94</text:span></text:p>
          </table:table-cell>
          <table:table-cell table:style-name="Таблица4.E2" office:value-type="float" office:value="95">
            <text:p text:style-name="P159"><text:span text:style-name="T399">95</text:span></text:p>
          </table:table-cell>
        </table:table-row>
        <table:table-row table:style-name="Таблица4.1">
          <table:table-cell table:style-name="Таблица4.A1" office:value-type="string">
            <text:p text:style-name="P191"><text:span text:style-name="T399">neutral</text:span></text:p>
          </table:table-cell>
          <table:table-cell table:style-name="Таблица4.C2" office:value-type="float" office:value="2">
            <text:p text:style-name="P191"><text:span text:style-name="T399">2</text:span></text:p>
          </table:table-cell>
          <table:table-cell table:style-name="Таблица4.A1" office:value-type="string">
            <text:p text:style-name="P191"><text:span text:style-name="T399">Homomorphism</text:span></text:p>
          </table:table-cell>
          <table:table-cell table:style-name="Таблица4.A1" office:value-type="string">
            <text:p text:style-name="P191"><text:span text:style-name="T399">kernel</text:span></text:p>
          </table:table-cell>
          <table:table-cell table:style-name="Таблица4.E1" office:value-type="string">
            <text:p text:style-name="P191"><text:span text:style-name="T399">image</text:span></text:p>
          </table:table-cell>
        </table:table-row>
        <table:table-row table:style-name="Таблица4.1">
          <table:table-cell table:style-name="Таблица4.C2" office:value-type="float" office:value="96">
            <text:p text:style-name="P159"><text:span text:style-name="T399">96</text:span></text:p>
          </table:table-cell>
          <table:table-cell table:style-name="Таблица4.C2" office:value-type="float" office:value="97">
            <text:p text:style-name="P8"><text:span text:style-name="T399">97</text:span></text:p>
          </table:table-cell>
          <table:table-cell table:style-name="Таблица4.C2" office:value-type="float" office:value="98">
            <text:p text:style-name="P159"><text:span text:style-name="T399">98</text:span></text:p>
          </table:table-cell>
          <table:table-cell table:style-name="Таблица4.C2" office:value-type="float" office:value="99">
            <text:p text:style-name="P159"><text:span text:style-name="T399">99</text:span></text:p>
          </table:table-cell>
          <table:table-cell table:style-name="Таблица4.E2" office:value-type="float" office:value="100">
            <text:p text:style-name="P159"><text:span text:style-name="T399">100</text:span></text:p>
          </table:table-cell>
        </table:table-row>
        <table:table-row table:style-name="Таблица4.1">
          <table:table-cell table:style-name="Таблица4.A1" office:value-type="string">
            <text:p text:style-name="P191"><text:span text:style-name="Strong_20_Emphasis"><text:span text:style-name="T118">4</text:span></text:span></text:p>
          </table:table-cell>
          <table:table-cell table:style-name="Таблица4.A1" office:value-type="string">
            <text:p text:style-name="P191"><text:span text:style-name="Strong_20_Emphasis"><text:span text:style-name="T118">order</text:span></text:span></text:p>
          </table:table-cell>
          <table:table-cell table:style-name="Таблица4.C2" office:value-type="float" office:value="2">
            <text:p text:style-name="P191"><text:span text:style-name="Strong_20_Emphasis"><text:span text:style-name="T118">2</text:span></text:span></text:p>
          </table:table-cell>
          <table:table-cell table:style-name="Таблица4.A1" office:value-type="string">
            <text:p text:style-name="P191"><text:span text:style-name="Strong_20_Emphasis"><text:span text:style-name="T118">subgroup</text:span></text:span></text:p>
          </table:table-cell>
          <table:table-cell table:style-name="Таблица4.E1" office:value-type="string">
            <text:p text:style-name="P191"><text:span text:style-name="Strong_20_Emphasis"><text:span text:style-name="T118">symmetric</text:span></text:span></text:p>
          </table:table-cell>
        </table:table-row>
        <table:table-row table:style-name="Таблица4.1">
          <table:table-cell table:style-name="Таблица4.A1" office:value-type="string">
            <text:p text:style-name="P8"><text:span text:style-name="T399">1</text:span>01</text:p>
          </table:table-cell>
          <table:table-cell table:style-name="Таблица4.A1" office:value-type="string">
            <text:p text:style-name="P8"><text:span text:style-name="T399">1</text:span>02</text:p>
          </table:table-cell>
          <table:table-cell table:style-name="Таблица4.C2" office:value-type="float" office:value="103">
            <text:p text:style-name="P159"><text:span text:style-name="T399">103</text:span></text:p>
          </table:table-cell>
          <table:table-cell table:style-name="Таблица4.C2" office:value-type="float" office:value="104">
            <text:p text:style-name="P159"><text:span text:style-name="T399">104</text:span></text:p>
          </table:table-cell>
          <table:table-cell table:style-name="Таблица4.E2" office:value-type="float" office:value="105">
            <text:p text:style-name="P159"><text:span text:style-name="T399">105</text:span></text:p>
          </table:table-cell>
        </table:table-row>
        <table:table-row table:style-name="Таблица4.1">
          <table:table-cell table:style-name="Таблица4.A42" office:value-type="string">
            <text:p text:style-name="P218"><text:span text:style-name="T405">cyclic</text:span></text:p>
          </table:table-cell>
          <table:table-cell table:style-name="Таблица4.A42" office:value-type="string">
            <text:p text:style-name="P218"><text:span text:style-name="T405">presentation</text:span></text:p>
          </table:table-cell>
          <table:table-cell table:style-name="Таблица4.A42" office:value-type="string">
            <text:p text:style-name="P218"><text:span text:style-name="T405">Todd–Coxeter</text:span></text:p>
          </table:table-cell>
          <table:table-cell table:style-name="Таблица4.A42" office:value-type="string">
            <text:p text:style-name="P161"><text:span text:style-name="T115">1</text:span><text:span text:style-name="T405"> </text:span><text:span text:style-name="T115">– 2, 2 – 1<text:line-break/>3 – 3</text:span></text:p>
          </table:table-cell>
          <table:table-cell table:style-name="Таблица4.E42" office:value-type="string">
            <text:p text:style-name="P218"><text:span text:style-name="T405">divisor</text:span></text:p>
          </table:table-cell>
        </table:table-row>
        <text:soft-page-break/>
        <table:table-row table:style-name="Таблица4.1">
          <table:table-cell table:style-name="Таблица4.A42" office:value-type="string">
            <text:p text:style-name="P163"><text:span text:style-name="T399">10</text:span>6</text:p>
          </table:table-cell>
          <table:table-cell table:style-name="Таблица4.A42" office:value-type="string">
            <text:p text:style-name="P163"><text:span text:style-name="T399">10</text:span>7</text:p>
          </table:table-cell>
          <table:table-cell table:style-name="Таблица4.A42" office:value-type="string">
            <text:p text:style-name="P163"><text:span text:style-name="T399">10</text:span>8</text:p>
          </table:table-cell>
          <table:table-cell table:style-name="Таблица4.A42" office:value-type="string">
            <text:p text:style-name="P163"><text:span text:style-name="T399">10</text:span>9</text:p>
          </table:table-cell>
          <table:table-cell table:style-name="Таблица4.E42" office:value-type="string">
            <text:p text:style-name="P163"><text:span text:style-name="T399">1</text:span>10</text:p>
          </table:table-cell>
        </table:table-row>
        <table:table-row table:style-name="Таблица4.1">
          <table:table-cell table:style-name="Таблица4.A42" office:value-type="string">
            <text:p text:style-name="P254"><text:span text:style-name="T405">nornal</text:span></text:p>
          </table:table-cell>
          <table:table-cell table:style-name="Таблица4.A42" office:value-type="string">
            <text:p text:style-name="P254"><text:span text:style-name="T405">nornal</text:span></text:p>
          </table:table-cell>
          <table:table-cell table:style-name="Таблица4.A42" office:value-type="string">
            <text:p text:style-name="P177"><text:span text:style-name="T405">direct sum</text:span></text:p>
          </table:table-cell>
          <table:table-cell table:style-name="Таблица4.A42" office:value-type="string">
            <text:p text:style-name="P178"><text:span text:style-name="T405">Direct product</text:span></text:p>
          </table:table-cell>
          <table:table-cell table:style-name="Таблица4.E42" office:value-type="string">
            <text:p text:style-name="P178"><text:span text:style-name="T405">type</text:span></text:p>
          </table:table-cell>
        </table:table-row>
        <table:table-row table:style-name="Таблица4.1">
          <table:table-cell table:style-name="Таблица4.A45" office:value-type="float" office:value="111">
            <text:p text:style-name="P164">111</text:p>
          </table:table-cell>
          <table:table-cell table:style-name="Таблица4.A45" office:value-type="float" office:value="112">
            <text:p text:style-name="P164">112</text:p>
          </table:table-cell>
          <table:table-cell table:style-name="Таблица4.A45" office:value-type="float" office:value="113">
            <text:p text:style-name="P164">113</text:p>
          </table:table-cell>
          <table:table-cell table:style-name="Таблица4.A42" office:value-type="string">
            <text:p text:style-name="P164"><text:span text:style-name="T399">1</text:span>14</text:p>
          </table:table-cell>
          <table:table-cell table:style-name="Таблица4.E42" office:value-type="string">
            <text:p text:style-name="P164"><text:span text:style-name="T399">1</text:span>15</text:p>
          </table:table-cell>
        </table:table-row>
        <table:table-row table:style-name="Таблица4.1">
          <table:table-cell table:style-name="Таблица4.A42" office:value-type="string">
            <text:p text:style-name="P214"><text:span text:style-name="T405">relations</text:span></text:p>
          </table:table-cell>
          <table:table-cell table:style-name="Таблица4.A45" office:value-type="float" office:value="4">
            <text:p text:style-name="P195"><text:span text:style-name="T405">4</text:span></text:p>
          </table:table-cell>
          <table:table-cell table:style-name="Таблица4.A45" office:value-type="float" office:value="1">
            <text:p text:style-name="P211"><text:span text:style-name="T405">1</text:span></text:p>
          </table:table-cell>
          <table:table-cell table:style-name="Таблица4.A45" office:value-type="float" office:value="2">
            <text:p text:style-name="P178"><text:span text:style-name="T405">2</text:span></text:p>
          </table:table-cell>
          <table:table-cell table:style-name="Таблица4.E42" office:value-type="string">
            <text:p text:style-name="P180"><text:span text:style-name="T405">Eccentricity</text:span></text:p>
          </table:table-cell>
        </table:table-row>
        <table:table-row table:style-name="Таблица4.1">
          <table:table-cell table:style-name="Таблица4.A45" office:value-type="float" office:value="116">
            <text:p text:style-name="P156">116</text:p>
          </table:table-cell>
          <table:table-cell table:style-name="Таблица4.A45" office:value-type="float" office:value="117">
            <text:p text:style-name="P156">117</text:p>
          </table:table-cell>
          <table:table-cell table:style-name="Таблица4.A45" office:value-type="float" office:value="118">
            <text:p text:style-name="P156">118</text:p>
          </table:table-cell>
          <table:table-cell table:style-name="Таблица4.A45" office:value-type="float" office:value="119">
            <text:p text:style-name="P156">119</text:p>
          </table:table-cell>
          <table:table-cell table:style-name="Таблица4.E47" office:value-type="float" office:value="120">
            <text:p text:style-name="P156">120</text:p>
          </table:table-cell>
        </table:table-row>
        <table:table-row table:style-name="Таблица4.1">
          <table:table-cell table:style-name="Таблица4.A42" office:value-type="string">
            <text:p text:style-name="P182"><text:span text:style-name="T405">distance</text:span></text:p>
          </table:table-cell>
          <table:table-cell table:style-name="Таблица4.A45" office:value-type="float" office:value="2">
            <text:p text:style-name="P168"><text:span text:style-name="T438">2</text:span></text:p>
          </table:table-cell>
          <table:table-cell table:style-name="Таблица4.A45" office:value-type="float" office:value="3">
            <text:p text:style-name="P183"><text:span text:style-name="T438">3</text:span></text:p>
          </table:table-cell>
          <table:table-cell table:style-name="Таблица4.A42" office:value-type="string">
            <text:p text:style-name="P183"><text:span text:style-name="T438">cycle</text:span></text:p>
          </table:table-cell>
          <table:table-cell table:style-name="Таблица4.E42" office:value-type="string">
            <text:p text:style-name="P183"><text:span text:style-name="T438">Cartesian product</text:span></text:p>
          </table:table-cell>
        </table:table-row>
        <table:table-row table:style-name="Таблица4.1">
          <table:table-cell table:style-name="Таблица4.A45" office:value-type="float" office:value="121">
            <text:p text:style-name="P156">121</text:p>
          </table:table-cell>
          <table:table-cell table:style-name="Таблица4.A45" office:value-type="float" office:value="122">
            <text:p text:style-name="P8"><text:span text:style-name="T396">122</text:span></text:p>
          </table:table-cell>
          <table:table-cell table:style-name="Таблица4.A45" office:value-type="float" office:value="123">
            <text:p text:style-name="P8"><text:span text:style-name="T396">123</text:span></text:p>
          </table:table-cell>
          <table:table-cell table:style-name="Таблица4.A45" office:value-type="float" office:value="124">
            <text:p text:style-name="P8"><text:span text:style-name="T396">124</text:span></text:p>
          </table:table-cell>
          <table:table-cell table:style-name="Таблица4.E47" office:value-type="float" office:value="125">
            <text:p text:style-name="P8"><text:span text:style-name="T396">125</text:span></text:p>
          </table:table-cell>
        </table:table-row>
        <table:table-row table:style-name="Таблица4.1">
          <table:table-cell table:style-name="Таблица4.A45" office:value-type="float" office:value="2">
            <text:p text:style-name="P187"><text:span text:style-name="T439">2</text:span></text:p>
          </table:table-cell>
          <table:table-cell table:style-name="Таблица4.A45" office:value-type="float" office:value="3">
            <text:p text:style-name="P187"><text:span text:style-name="T439">3</text:span></text:p>
          </table:table-cell>
          <table:table-cell table:style-name="Таблица4.A45" office:value-type="float" office:value="2">
            <text:p text:style-name="P187"><text:span text:style-name="T439">2</text:span></text:p>
          </table:table-cell>
          <table:table-cell table:style-name="Таблица4.A45" office:value-type="float" office:value="1">
            <text:p text:style-name="P187"><text:span text:style-name="T439">1</text:span></text:p>
          </table:table-cell>
          <table:table-cell table:style-name="Таблица4.E47" office:value-type="float" office:value="1.3">
            <text:p text:style-name="P187"><text:span text:style-name="T439">1,3</text:span></text:p>
          </table:table-cell>
        </table:table-row>
        <table:table-row table:style-name="Таблица4.1">
          <table:table-cell table:style-name="Таблица4.A45" office:value-type="float" office:value="126">
            <text:p text:style-name="P157"><text:span text:style-name="T397">126</text:span></text:p>
          </table:table-cell>
          <table:table-cell table:style-name="Таблица4.A45" office:value-type="float" office:value="127">
            <text:p text:style-name="P157"><text:span text:style-name="T397">127</text:span></text:p>
          </table:table-cell>
          <table:table-cell table:style-name="Таблица4.A45" office:value-type="float" office:value="128">
            <text:p text:style-name="P157"><text:span text:style-name="T397">128</text:span></text:p>
          </table:table-cell>
          <table:table-cell table:style-name="Таблица4.A45" office:value-type="float" office:value="129">
            <text:p text:style-name="P8"><text:span text:style-name="T397">129</text:span></text:p>
          </table:table-cell>
          <table:table-cell table:style-name="Таблица4.E47" office:value-type="float" office:value="130">
            <text:p text:style-name="P157"><text:span text:style-name="T397">130</text:span></text:p>
          </table:table-cell>
        </table:table-row>
        <table:table-row table:style-name="Таблица4.1">
          <table:table-cell table:style-name="Таблица4.A42" office:value-type="string">
            <text:p text:style-name="P187"><text:span text:style-name="T439">adjacency</text:span></text:p>
          </table:table-cell>
          <table:table-cell table:style-name="Таблица4.A42" office:value-type="string">
            <text:p text:style-name="P192"><text:span text:style-name="T439">incidence</text:span></text:p>
          </table:table-cell>
          <table:table-cell table:style-name="Таблица4.A42" office:value-type="string">
            <text:p text:style-name="P192"><text:span text:style-name="Strong_20_Emphasis"><text:span text:style-name="T119">format</text:span></text:span></text:p>
            <text:p text:style-name="P162"/>
          </table:table-cell>
          <table:table-cell table:style-name="Таблица4.A42" office:value-type="string">
            <text:p text:style-name="P192"><text:span text:style-name="Strong_20_Emphasis"><text:span text:style-name="T119">circular</text:span></text:span></text:p>
            <text:p text:style-name="P162"/>
          </table:table-cell>
          <table:table-cell table:style-name="Таблица4.E42" office:value-type="string">
            <text:p text:style-name="P192"><text:span text:style-name="Strong_20_Emphasis"><text:span text:style-name="T119">graphs.CycleGraph(9)</text:span></text:span></text:p>
            <text:p text:style-name="P162"/>
          </table:table-cell>
        </table:table-row>
        <table:table-row table:style-name="Таблица4.1">
          <table:table-cell table:style-name="Таблица4.A45" office:value-type="float" office:value="131">
            <text:p text:style-name="P157"><text:span text:style-name="T397">131</text:span></text:p>
          </table:table-cell>
          <table:table-cell table:style-name="Таблица4.A45" office:value-type="float" office:value="132">
            <text:p text:style-name="P8"><text:span text:style-name="T397">132</text:span></text:p>
          </table:table-cell>
          <table:table-cell table:style-name="Таблица4.A45" office:value-type="float" office:value="133">
            <text:p text:style-name="P8"><text:span text:style-name="T397">133</text:span></text:p>
          </table:table-cell>
          <table:table-cell table:style-name="Таблица4.A45" office:value-type="float" office:value="134">
            <text:p text:style-name="P8"><text:span text:style-name="T397">134</text:span></text:p>
          </table:table-cell>
          <table:table-cell table:style-name="Таблица4.E47" office:value-type="float" office:value="135">
            <text:p text:style-name="P8"><text:span text:style-name="T397">135</text:span></text:p>
          </table:table-cell>
        </table:table-row>
        <table:table-row table:style-name="Таблица4.1">
          <table:table-cell table:style-name="Таблица4.A45" office:value-type="float" office:value="1">
            <text:p text:style-name="P192"><text:span text:style-name="Strong_20_Emphasis"><text:span text:style-name="T119">1</text:span></text:span></text:p>
          </table:table-cell>
          <table:table-cell table:style-name="Таблица4.A42" office:value-type="string">
            <text:p text:style-name="P192"><text:span text:style-name="Strong_20_Emphasis"><text:span text:style-name="T119">hamiltonian_cycle</text:span></text:span></text:p>
            <text:p text:style-name="P15"/>
          </table:table-cell>
          <table:table-cell table:style-name="Таблица4.A45" office:value-type="float" office:value="2">
            <text:p text:style-name="P187"><text:span text:style-name="T439">2</text:span></text:p>
          </table:table-cell>
          <table:table-cell table:style-name="Таблица4.A42" office:value-type="string">
            <text:p text:style-name="P187"><text:span text:style-name="T439">g.distance(1, 6)</text:span></text:p>
          </table:table-cell>
          <table:table-cell table:style-name="Таблица4.E42" office:value-type="string">
            <text:p text:style-name="P187"><text:span text:style-name="T439">distance_all_pairs</text:span></text:p>
          </table:table-cell>
        </table:table-row>
        <table:table-row table:style-name="Таблица4.1">
          <table:table-cell table:style-name="Таблица4.A45" office:value-type="float" office:value="136">
            <text:p text:style-name="P157"><text:span text:style-name="T397">136</text:span></text:p>
          </table:table-cell>
          <table:table-cell table:style-name="Таблица4.A45" office:value-type="float" office:value="137">
            <text:p text:style-name="P157"><text:span text:style-name="T397">137</text:span></text:p>
          </table:table-cell>
          <table:table-cell table:style-name="Таблица4.A45" office:value-type="float" office:value="138">
            <text:p text:style-name="P157"><text:span text:style-name="T397">138</text:span></text:p>
          </table:table-cell>
          <table:table-cell table:style-name="Таблица4.A45" office:value-type="float" office:value="139">
            <text:p text:style-name="P157"><text:span text:style-name="T397">139</text:span></text:p>
          </table:table-cell>
          <table:table-cell table:style-name="Таблица4.E47" office:value-type="float" office:value="140">
            <text:p text:style-name="P157"><text:span text:style-name="T397">140</text:span></text:p>
          </table:table-cell>
        </table:table-row>
        <table:table-row table:style-name="Таблица4.1">
          <table:table-cell table:style-name="Таблица4.A42" office:value-type="string">
            <text:p text:style-name="P187"><text:span text:style-name="T439">is_isomorphic</text:span></text:p>
          </table:table-cell>
          <table:table-cell table:style-name="Таблица4.A42" office:value-type="string">
            <text:p text:style-name="P187"><text:span text:style-name="T439">cartesian_product</text:span></text:p>
          </table:table-cell>
          <table:table-cell table:style-name="Таблица4.A42" office:value-type="string">
            <text:p text:style-name="P187"><text:span text:style-name="T439">partially</text:span></text:p>
          </table:table-cell>
          <table:table-cell table:style-name="Таблица4.A42" office:value-type="string">
            <text:p text:style-name="P187"><text:span text:style-name="T69">K</text:span><text:span text:style-name="T332">5</text:span></text:p>
          </table:table-cell>
          <table:table-cell table:style-name="Таблица4.E47" office:value-type="float" office:value="4">
            <text:p text:style-name="P187"><text:span text:style-name="T439">4</text:span></text:p>
          </table:table-cell>
        </table:table-row>
        <table:table-row table:style-name="Таблица4.1">
          <table:table-cell table:style-name="Таблица4.A45" office:value-type="float" office:value="141">
            <text:p text:style-name="P8"><text:span text:style-name="T397">141</text:span></text:p>
          </table:table-cell>
          <table:table-cell table:style-name="Таблица4.A45" office:value-type="float" office:value="142">
            <text:p text:style-name="P8"><text:span text:style-name="T397">142</text:span></text:p>
          </table:table-cell>
          <table:table-cell table:style-name="Таблица4.A45" office:value-type="float" office:value="143">
            <text:p text:style-name="P8"><text:span text:style-name="T397">143</text:span></text:p>
          </table:table-cell>
          <table:table-cell table:style-name="Таблица4.A45" office:value-type="float" office:value="144">
            <text:p text:style-name="P8"><text:span text:style-name="T397">144</text:span></text:p>
          </table:table-cell>
          <table:table-cell table:style-name="Таблица4.E47" office:value-type="float" office:value="145">
            <text:p text:style-name="P8"><text:span text:style-name="T397">145</text:span></text:p>
          </table:table-cell>
        </table:table-row>
        <table:table-row table:style-name="Таблица4.1">
          <table:table-cell table:style-name="Таблица4.A42" office:value-type="string">
            <text:p text:style-name="P192"><text:span text:style-name="Strong_20_Emphasis"><text:span text:style-name="T119">3</text:span></text:span></text:p>
            <text:p text:style-name="P15"/>
          </table:table-cell>
          <table:table-cell table:style-name="Таблица4.A45" office:value-type="float" office:value="4">
            <text:p text:style-name="P192"><text:span text:style-name="Strong_20_Emphasis"><text:span text:style-name="T119">4</text:span></text:span></text:p>
          </table:table-cell>
          <table:table-cell table:style-name="Таблица4.A42" office:value-type="string">
            <text:p text:style-name="P187"><text:span text:style-name="T439">3</text:span></text:p>
            <text:p text:style-name="P15"/>
          </table:table-cell>
          <table:table-cell table:style-name="Таблица4.A45" office:value-type="float" office:value="1">
            <text:p text:style-name="P187"><text:span text:style-name="T439">1</text:span></text:p>
          </table:table-cell>
          <table:table-cell table:style-name="Таблица4.E42" office:value-type="string">
            <text:p text:style-name="P187"><text:span text:style-name="T439">stack</text:span></text:p>
          </table:table-cell>
        </table:table-row>
        <table:table-row table:style-name="Таблица4.1">
          <table:table-cell table:style-name="Таблица4.A45" office:value-type="float" office:value="146">
            <text:p text:style-name="P157"><text:span text:style-name="T397">146</text:span></text:p>
          </table:table-cell>
          <table:table-cell table:style-name="Таблица4.A45" office:value-type="float" office:value="147">
            <text:p text:style-name="P157"><text:span text:style-name="T397">147</text:span></text:p>
          </table:table-cell>
          <table:table-cell table:style-name="Таблица4.A45" office:value-type="float" office:value="148">
            <text:p text:style-name="P157"><text:span text:style-name="T397">148</text:span></text:p>
          </table:table-cell>
          <table:table-cell table:style-name="Таблица4.A45" office:value-type="float" office:value="149">
            <text:p text:style-name="P157"><text:span text:style-name="T397">149</text:span></text:p>
          </table:table-cell>
          <table:table-cell table:style-name="Таблица4.E47" office:value-type="float" office:value="150">
            <text:p text:style-name="P157"><text:span text:style-name="T397">150</text:span></text:p>
          </table:table-cell>
        </table:table-row>
        <table:table-row table:style-name="Таблица4.1">
          <table:table-cell table:style-name="Таблица4.A42" office:value-type="string">
            <text:p text:style-name="P213"><text:span text:style-name="T439">assignment</text:span></text:p>
          </table:table-cell>
          <table:table-cell table:style-name="Таблица4.A42" office:value-type="string">
            <text:p text:style-name="P197">get</text:p>
          </table:table-cell>
          <table:table-cell table:style-name="Таблица4.A42" office:value-type="string">
            <text:p text:style-name="P197">1, 2, 3</text:p>
          </table:table-cell>
          <table:table-cell table:style-name="Таблица4.A45" office:value-type="float" office:value="3">
            <text:p text:style-name="P192"><text:span text:style-name="Strong_20_Emphasis"><text:span text:style-name="T119">3</text:span></text:span></text:p>
          </table:table-cell>
          <table:table-cell table:style-name="Таблица4.E47" office:value-type="float" office:value="2">
            <text:p text:style-name="P192"><text:span text:style-name="Strong_20_Emphasis"><text:span text:style-name="T119">2</text:span></text:span></text:p>
          </table:table-cell>
        </table:table-row>
        <table:table-row table:style-name="Таблица4.1">
          <table:table-cell table:style-name="Таблица4.A45" office:value-type="float" office:value="151">
            <text:p text:style-name="P157"><text:span text:style-name="T397">151</text:span></text:p>
          </table:table-cell>
          <table:table-cell table:style-name="Таблица4.A45" office:value-type="float" office:value="152">
            <text:p text:style-name="P8"><text:span text:style-name="T397">152</text:span></text:p>
          </table:table-cell>
          <table:table-cell table:style-name="Таблица4.A45" office:value-type="float" office:value="153">
            <text:p text:style-name="P8"><text:span text:style-name="T397">153</text:span></text:p>
          </table:table-cell>
          <table:table-cell table:style-name="Таблица4.A45" office:value-type="float" office:value="154">
            <text:p text:style-name="P8"><text:span text:style-name="T397">154</text:span></text:p>
          </table:table-cell>
          <table:table-cell table:style-name="Таблица4.E47" office:value-type="float" office:value="155">
            <text:p text:style-name="P8"><text:span text:style-name="T397">155</text:span></text:p>
          </table:table-cell>
        </table:table-row>
        <table:table-row table:style-name="Таблица4.1">
          <table:table-cell table:style-name="Таблица4.A45" office:value-type="float" office:value="3">
            <text:p text:style-name="P206"><text:span text:style-name="T439">3</text:span></text:p>
          </table:table-cell>
          <table:table-cell table:style-name="Таблица4.A42" office:value-type="string">
            <text:p text:style-name="P187"><text:span text:style-name="T439">non-archimedean</text:span></text:p>
          </table:table-cell>
          <table:table-cell table:style-name="Таблица4.A42" office:value-type="string">
            <text:p text:style-name="P187"><text:span text:style-name="T439">Ostrowsky</text:span></text:p>
          </table:table-cell>
          <table:table-cell table:style-name="Таблица4.A45" office:value-type="float" office:value="4">
            <text:p text:style-name="P187"><text:span text:style-name="T439">4</text:span></text:p>
          </table:table-cell>
          <table:table-cell table:style-name="Таблица4.E42" office:value-type="string">
            <text:p text:style-name="P187"><text:span text:style-name="T439">– 2 / 3</text:span></text:p>
          </table:table-cell>
        </table:table-row>
        <table:table-row table:style-name="Таблица4.1">
          <table:table-cell table:style-name="Таблица4.A45" office:value-type="float" office:value="156">
            <text:p text:style-name="P157"><text:span text:style-name="T397">156</text:span></text:p>
          </table:table-cell>
          <table:table-cell table:style-name="Таблица4.A45" office:value-type="float" office:value="157">
            <text:p text:style-name="P8"><text:span text:style-name="T397">157</text:span></text:p>
          </table:table-cell>
          <table:table-cell table:style-name="Таблица4.A45" office:value-type="float" office:value="158">
            <text:p text:style-name="P8"><text:span text:style-name="T397">158</text:span></text:p>
          </table:table-cell>
          <table:table-cell table:style-name="Таблица4.A45" office:value-type="float" office:value="159">
            <text:p text:style-name="P8"><text:span text:style-name="T397">159</text:span></text:p>
          </table:table-cell>
          <table:table-cell table:style-name="Таблица4.E47" office:value-type="float" office:value="160">
            <text:p text:style-name="P157"><text:span text:style-name="T397">160</text:span></text:p>
          </table:table-cell>
        </table:table-row>
        <table:table-row table:style-name="Таблица4.1">
          <table:table-cell table:style-name="Таблица4.A42" office:value-type="string">
            <text:p text:style-name="P187"><text:span text:style-name="T439">1 – 1, 2 – 2.</text:span></text:p>
          </table:table-cell>
          <table:table-cell table:style-name="Таблица4.A42" office:value-type="string">
            <text:p text:style-name="P185"><text:span text:style-name="T439">3</text:span></text:p>
          </table:table-cell>
          <table:table-cell table:style-name="Таблица4.A45" office:value-type="float" office:value="1">
            <text:p text:style-name="P187"><text:span text:style-name="T439">1</text:span></text:p>
          </table:table-cell>
          <table:table-cell table:style-name="Таблица4.A42" office:value-type="string">
            <text:p text:style-name="P185"><text:span text:style-name="T439">1, 2, 4, 7</text:span></text:p>
          </table:table-cell>
          <table:table-cell table:style-name="Таблица4.E47" office:value-type="float" office:value="1">
            <text:p text:style-name="P187"><text:span text:style-name="T439">1</text:span></text:p>
          </table:table-cell>
        </table:table-row>
        <table:table-row table:style-name="Таблица4.1">
          <table:table-cell table:style-name="Таблица4.A45" office:value-type="float" office:value="161">
            <text:p text:style-name="P8"><text:span text:style-name="T398">161</text:span></text:p>
          </table:table-cell>
          <table:table-cell table:style-name="Таблица4.A45" office:value-type="float" office:value="162">
            <text:p text:style-name="P158"><text:span text:style-name="T398">162</text:span></text:p>
          </table:table-cell>
          <table:table-cell table:style-name="Таблица4.A45" office:value-type="float" office:value="163">
            <text:p text:style-name="P158"><text:span text:style-name="T398">163</text:span></text:p>
          </table:table-cell>
          <table:table-cell table:style-name="Таблица4.A45" office:value-type="float" office:value="164">
            <text:p text:style-name="P158"><text:span text:style-name="T398">164</text:span></text:p>
          </table:table-cell>
          <table:table-cell table:style-name="Таблица4.E47" office:value-type="float" office:value="165">
            <text:p text:style-name="P158"><text:span text:style-name="T398">165</text:span></text:p>
          </table:table-cell>
        </table:table-row>
        <table:table-row table:style-name="Таблица4.1">
          <table:table-cell table:style-name="Таблица4.A45" office:value-type="float" office:value="1">
            <text:p text:style-name="P187"><text:span text:style-name="T439">1</text:span></text:p>
          </table:table-cell>
          <table:table-cell table:style-name="Таблица4.A42" office:value-type="string">
            <text:p text:style-name="P187"><text:span text:style-name="T439">integer</text:span></text:p>
          </table:table-cell>
          <table:table-cell table:style-name="Таблица4.A45" office:value-type="float" office:value="1">
            <text:p text:style-name="P187"><text:span text:style-name="T439">1</text:span></text:p>
          </table:table-cell>
          <table:table-cell table:style-name="Таблица4.A45" office:value-type="float" office:value="4">
            <text:p text:style-name="P187"><text:span text:style-name="T439">4</text:span></text:p>
          </table:table-cell>
          <table:table-cell table:style-name="Таблица4.E47" office:value-type="float" office:value="1">
            <text:p text:style-name="P187"><text:span text:style-name="T439">1</text:span></text:p>
          </table:table-cell>
        </table:table-row>
        <table:table-row table:style-name="Таблица4.1">
          <table:table-cell table:style-name="Таблица4.A45" office:value-type="float" office:value="166">
            <text:p text:style-name="P158"><text:span text:style-name="T398">166</text:span></text:p>
          </table:table-cell>
          <table:table-cell table:style-name="Таблица4.A45" office:value-type="float" office:value="167">
            <text:p text:style-name="P158"><text:span text:style-name="T398">167</text:span></text:p>
          </table:table-cell>
          <table:table-cell table:style-name="Таблица4.A45" office:value-type="float" office:value="168">
            <text:p text:style-name="P158"><text:span text:style-name="T398">168</text:span></text:p>
          </table:table-cell>
          <table:table-cell table:style-name="Таблица4.A45" office:value-type="float" office:value="169">
            <text:p text:style-name="P158"><text:span text:style-name="T398">169</text:span></text:p>
          </table:table-cell>
          <table:table-cell table:style-name="Таблица4.E47" office:value-type="float" office:value="170">
            <text:p text:style-name="P158"><text:span text:style-name="T398">170</text:span></text:p>
          </table:table-cell>
        </table:table-row>
        <table:table-row table:style-name="Таблица4.1">
          <table:table-cell table:style-name="Таблица4.A45" office:value-type="float" office:value="7">
            <text:p text:style-name="P187"><text:span text:style-name="T439">7</text:span></text:p>
          </table:table-cell>
          <table:table-cell table:style-name="Таблица4.A45" office:value-type="float" office:value="15">
            <text:p text:style-name="P187"><text:span text:style-name="T439">15</text:span></text:p>
          </table:table-cell>
          <table:table-cell table:style-name="Таблица4.A45" office:value-type="float" office:value="125">
            <text:p text:style-name="P197">125</text:p>
          </table:table-cell>
          <table:table-cell table:style-name="Таблица4.A42" office:value-type="string">
            <text:p text:style-name="P216"><text:span text:style-name="T439">– </text:span><text:span text:style-name="T69">i</text:span></text:p>
          </table:table-cell>
          <table:table-cell table:style-name="Таблица4.E47" office:value-type="float" office:value="2">
            <text:p text:style-name="P213"><text:span text:style-name="T439">2</text:span></text:p>
          </table:table-cell>
        </table:table-row>
        <table:table-row table:style-name="Таблица4.1">
          <table:table-cell table:style-name="Таблица4.A45" office:value-type="float" office:value="171">
            <text:p text:style-name="P158"><text:span text:style-name="T398">171</text:span></text:p>
          </table:table-cell>
          <table:table-cell table:style-name="Таблица4.A45" office:value-type="float" office:value="172">
            <text:p text:style-name="P8"><text:span text:style-name="T398">172</text:span></text:p>
          </table:table-cell>
          <table:table-cell table:style-name="Таблица4.A45" office:value-type="float" office:value="173">
            <text:p text:style-name="P158"><text:span text:style-name="T398">173</text:span></text:p>
          </table:table-cell>
          <table:table-cell table:style-name="Таблица4.A45" office:value-type="float" office:value="174">
            <text:p text:style-name="P158"><text:span text:style-name="T398">174</text:span></text:p>
          </table:table-cell>
          <table:table-cell table:style-name="Таблица4.E47" office:value-type="float" office:value="175">
            <text:p text:style-name="P158"><text:span text:style-name="T398">175</text:span></text:p>
          </table:table-cell>
        </table:table-row>
        <table:table-row table:style-name="Таблица4.1">
          <table:table-cell table:style-name="Таблица4.A45" office:value-type="float" office:value="1">
            <text:p text:style-name="P196">1</text:p>
          </table:table-cell>
          <table:table-cell table:style-name="Таблица4.A42" office:value-type="string">
            <text:p text:style-name="P200">Dijkstra's</text:p>
          </table:table-cell>
          <table:table-cell table:style-name="Таблица4.A42" office:value-type="string">
            <text:p text:style-name="P200">A* search</text:p>
          </table:table-cell>
          <table:table-cell table:style-name="Таблица4.A45" office:value-type="float" office:value="3">
            <text:p text:style-name="P200">3</text:p>
          </table:table-cell>
          <table:table-cell table:style-name="Таблица4.E47" office:value-type="float" office:value="2">
            <text:p text:style-name="P193"><text:span text:style-name="Strong_20_Emphasis"><text:span text:style-name="T120">2</text:span></text:span></text:p>
          </table:table-cell>
        </table:table-row>
        <table:table-row table:style-name="Таблица4.1">
          <table:table-cell table:style-name="Таблица4.A45" office:value-type="float" office:value="176">
            <text:p text:style-name="P158"><text:span text:style-name="T398">176</text:span></text:p>
          </table:table-cell>
          <table:table-cell table:style-name="Таблица4.A45" office:value-type="float" office:value="177">
            <text:p text:style-name="P158"><text:span text:style-name="T398">177</text:span></text:p>
          </table:table-cell>
          <table:table-cell table:style-name="Таблица4.A45" office:value-type="float" office:value="178">
            <text:p text:style-name="P158"><text:span text:style-name="T398">178</text:span></text:p>
          </table:table-cell>
          <table:table-cell table:style-name="Таблица4.A45" office:value-type="float" office:value="179">
            <text:p text:style-name="P158"><text:span text:style-name="T398">179</text:span></text:p>
          </table:table-cell>
          <table:table-cell table:style-name="Таблица4.E47" office:value-type="float" office:value="180">
            <text:p text:style-name="P158"><text:span text:style-name="T398">180</text:span></text:p>
          </table:table-cell>
        </table:table-row>
        <table:table-row table:style-name="Таблица4.1">
          <table:table-cell table:style-name="Таблица4.A45" office:value-type="float" office:value="1">
            <text:p text:style-name="P207"><text:span text:style-name="T440">1</text:span></text:p>
          </table:table-cell>
          <table:table-cell table:style-name="Таблица4.A45" office:value-type="float" office:value="3">
            <text:p text:style-name="P207"><text:span text:style-name="T440">3</text:span></text:p>
          </table:table-cell>
          <table:table-cell table:style-name="Таблица4.A45" office:value-type="float" office:value="1">
            <text:p text:style-name="P188"><text:span text:style-name="T440">1</text:span></text:p>
          </table:table-cell>
          <table:table-cell table:style-name="Таблица4.A42" office:value-type="string">
            <text:p text:style-name="P188"><text:span text:style-name="T440">– 1</text:span></text:p>
          </table:table-cell>
          <table:table-cell table:style-name="Таблица4.E42" office:value-type="string">
            <text:p text:style-name="P188"><text:span text:style-name="T440">prbabilistic</text:span></text:p>
          </table:table-cell>
        </table:table-row>
        <table:table-row table:style-name="Таблица4.1">
          <table:table-cell table:style-name="Таблица4.A45" office:value-type="float" office:value="181">
            <text:p text:style-name="P159"><text:span text:style-name="T399">181</text:span></text:p>
          </table:table-cell>
          <table:table-cell table:style-name="Таблица4.A45" office:value-type="float" office:value="182">
            <text:p text:style-name="P8"><text:span text:style-name="T399">182</text:span></text:p>
          </table:table-cell>
          <table:table-cell table:style-name="Таблица4.A45" office:value-type="float" office:value="183">
            <text:p text:style-name="P159"><text:span text:style-name="T399">183</text:span></text:p>
          </table:table-cell>
          <table:table-cell table:style-name="Таблица4.A45" office:value-type="float" office:value="184">
            <text:p text:style-name="P8"><text:span text:style-name="T399">184</text:span></text:p>
          </table:table-cell>
          <table:table-cell table:style-name="Таблица4.E47" office:value-type="float" office:value="185">
            <text:p text:style-name="P159"><text:span text:style-name="T399">185</text:span></text:p>
          </table:table-cell>
        </table:table-row>
        <table:table-row table:style-name="Таблица4.1">
          <table:table-cell table:style-name="Таблица4.A42" office:value-type="string">
            <text:p text:style-name="P188"><text:span text:style-name="T440">P</text:span></text:p>
          </table:table-cell>
          <table:table-cell table:style-name="Таблица4.A45" office:value-type="float" office:value="1">
            <text:p text:style-name="P188"><text:span text:style-name="T440">1</text:span></text:p>
          </table:table-cell>
          <table:table-cell table:style-name="Таблица4.A45" office:value-type="float" office:value="1">
            <text:p text:style-name="P188"><text:span text:style-name="T440">1</text:span></text:p>
          </table:table-cell>
          <table:table-cell table:style-name="Таблица4.A45" office:value-type="float" office:value="2">
            <text:p text:style-name="P188"><text:span text:style-name="T440">2</text:span></text:p>
          </table:table-cell>
          <table:table-cell table:style-name="Таблица4.E42" office:value-type="string">
            <text:p text:style-name="P188"><text:span text:style-name="T440">permutations</text:span></text:p>
          </table:table-cell>
        </table:table-row>
        <table:table-row table:style-name="Таблица4.1">
          <table:table-cell table:style-name="Таблица4.A45" office:value-type="float" office:value="186">
            <text:p text:style-name="P159"><text:span text:style-name="T399">186</text:span></text:p>
          </table:table-cell>
          <table:table-cell table:style-name="Таблица4.A45" office:value-type="float" office:value="187">
            <text:p text:style-name="P159"><text:span text:style-name="T399">187</text:span></text:p>
          </table:table-cell>
          <table:table-cell table:style-name="Таблица4.A45" office:value-type="float" office:value="188">
            <text:p text:style-name="P8"><text:span text:style-name="T399">188</text:span></text:p>
          </table:table-cell>
          <table:table-cell table:style-name="Таблица4.A45" office:value-type="float" office:value="189">
            <text:p text:style-name="P159"><text:span text:style-name="T399">189</text:span></text:p>
          </table:table-cell>
          <table:table-cell table:style-name="Таблица4.E47" office:value-type="float" office:value="190">
            <text:p text:style-name="P159"><text:span text:style-name="T399">190</text:span></text:p>
          </table:table-cell>
        </table:table-row>
        <table:table-row table:style-name="Таблица4.1">
          <table:table-cell table:style-name="Таблица4.A42" office:value-type="string">
            <text:p text:style-name="P196"><text:span text:style-name="T440">rotations</text:span></text:p>
          </table:table-cell>
          <table:table-cell table:style-name="Таблица4.A45" office:value-type="float" office:value="2">
            <text:p text:style-name="P196"><text:span text:style-name="T440">2</text:span></text:p>
          </table:table-cell>
          <table:table-cell table:style-name="Таблица4.A45" office:value-type="float" office:value="1">
            <text:p text:style-name="P196"><text:span text:style-name="T440">1</text:span></text:p>
          </table:table-cell>
          <table:table-cell table:style-name="Таблица4.A45" office:value-type="float" office:value="1">
            <text:p text:style-name="P200">1</text:p>
          </table:table-cell>
          <table:table-cell table:style-name="Таблица4.E47" office:value-type="float" office:value="3">
            <text:p text:style-name="P200">3</text:p>
          </table:table-cell>
        </table:table-row>
        <table:table-row table:style-name="Таблица4.1">
          <table:table-cell table:style-name="Таблица4.A45" office:value-type="float" office:value="191">
            <text:p text:style-name="P159"><text:span text:style-name="T399">191</text:span></text:p>
          </table:table-cell>
          <table:table-cell table:style-name="Таблица4.A45" office:value-type="float" office:value="192">
            <text:p text:style-name="P159"><text:span text:style-name="T399">192</text:span></text:p>
          </table:table-cell>
          <table:table-cell table:style-name="Таблица4.A45" office:value-type="float" office:value="193">
            <text:p text:style-name="P159"><text:span text:style-name="T399">193</text:span></text:p>
          </table:table-cell>
          <table:table-cell table:style-name="Таблица4.A45" office:value-type="float" office:value="194">
            <text:p text:style-name="P159"><text:span text:style-name="T399">194</text:span></text:p>
          </table:table-cell>
          <table:table-cell table:style-name="Таблица4.E47" office:value-type="float" office:value="195">
            <text:p text:style-name="P159"><text:span text:style-name="T399">195</text:span></text:p>
          </table:table-cell>
        </table:table-row>
        <table:table-row table:style-name="Таблица4.1">
          <table:table-cell table:style-name="Таблица4.A45" office:value-type="float" office:value="2">
            <text:p text:style-name="P193"><text:span text:style-name="T440">2</text:span></text:p>
          </table:table-cell>
          <table:table-cell table:style-name="Таблица4.A45" office:value-type="float" office:value="1">
            <text:p text:style-name="P193"><text:span text:style-name="T440">1</text:span></text:p>
          </table:table-cell>
          <table:table-cell table:style-name="Таблица4.A42" office:value-type="string">
            <text:p text:style-name="P193"><text:span text:style-name="T440">cyclic</text:span></text:p>
          </table:table-cell>
          <table:table-cell table:style-name="Таблица4.A45" office:value-type="float" office:value="2">
            <text:p text:style-name="P193"><text:span text:style-name="T440">2</text:span></text:p>
          </table:table-cell>
          <table:table-cell table:style-name="Таблица4.E47" office:value-type="float" office:value="8">
            <text:p text:style-name="P193"><text:span text:style-name="T440">8</text:span></text:p>
          </table:table-cell>
        </table:table-row>
        <table:table-row table:style-name="Таблица4.1">
          <table:table-cell table:style-name="Таблица4.A45" office:value-type="float" office:value="196">
            <text:p text:style-name="P159"><text:span text:style-name="T399">196</text:span></text:p>
          </table:table-cell>
          <table:table-cell table:style-name="Таблица4.A45" office:value-type="float" office:value="197">
            <text:p text:style-name="P8"><text:span text:style-name="T399">197</text:span></text:p>
          </table:table-cell>
          <table:table-cell table:style-name="Таблица4.A45" office:value-type="float" office:value="198">
            <text:p text:style-name="P159"><text:span text:style-name="T399">198</text:span></text:p>
          </table:table-cell>
          <table:table-cell table:style-name="Таблица4.A45" office:value-type="float" office:value="199">
            <text:p text:style-name="P159"><text:span text:style-name="T399">199</text:span></text:p>
          </table:table-cell>
          <table:table-cell table:style-name="Таблица4.E42" office:value-type="string">
            <text:p text:style-name="P159"><text:span text:style-name="T440">2</text:span><text:span text:style-name="T399">00</text:span></text:p>
          </table:table-cell>
        </table:table-row>
        <table:table-row table:style-name="Таблица4.1">
          <table:table-cell table:style-name="Таблица4.A42" office:value-type="string">
            <text:p text:style-name="P193"><text:span text:style-name="Strong_20_Emphasis"><text:span text:style-name="T120">5</text:span></text:span></text:p>
          </table:table-cell>
          <table:table-cell table:style-name="Таблица4.A42" office:value-type="string">
            <text:p text:style-name="P193"><text:span text:style-name="Strong_20_Emphasis"><text:span text:style-name="T120">24</text:span></text:span></text:p>
          </table:table-cell>
          <table:table-cell table:style-name="Таблица4.A45" office:value-type="float" office:value="4">
            <text:p text:style-name="P193"><text:span text:style-name="Strong_20_Emphasis"><text:span text:style-name="T120">4</text:span></text:span></text:p>
          </table:table-cell>
          <table:table-cell table:style-name="Таблица4.A42" office:value-type="string">
            <text:p text:style-name="P193"><text:span text:style-name="Strong_20_Emphasis"><text:span text:style-name="T120">2</text:span></text:span></text:p>
          </table:table-cell>
          <table:table-cell table:style-name="Таблица4.E47" office:value-type="float" office:value="1">
            <text:p text:style-name="P193"><text:span text:style-name="Strong_20_Emphasis"><text:span text:style-name="T120">1</text:span></text:span></text:p>
          </table:table-cell>
        </table:table-row>
        <table:table-row table:style-name="Таблица4.1">
          <table:table-cell table:style-name="Таблица4.A42" office:value-type="string">
            <text:p text:style-name="P8"><text:span text:style-name="T440">2</text:span><text:span text:style-name="T399">01</text:span></text:p>
          </table:table-cell>
          <table:table-cell table:style-name="Таблица4.A42" office:value-type="string">
            <text:p text:style-name="P8"><text:span text:style-name="T440">2</text:span><text:span text:style-name="T399">02</text:span></text:p>
          </table:table-cell>
          <table:table-cell table:style-name="Таблица4.A42" office:value-type="string">
            <text:p text:style-name="P159"><text:span text:style-name="T440">2</text:span><text:span text:style-name="T399">03</text:span></text:p>
          </table:table-cell>
          <table:table-cell table:style-name="Таблица4.A42" office:value-type="string">
            <text:p text:style-name="P8"/>
          </table:table-cell>
          <table:table-cell table:style-name="Таблица4.E42" office:value-type="string">
            <text:p text:style-name="P8"/>
          </table:table-cell>
        </table:table-row>
        <table:table-row table:style-name="Таблица4.1">
          <table:table-cell table:style-name="Таблица4.A45" office:value-type="float" office:value="3">
            <text:p text:style-name="P209"><text:span text:style-name="T440">3</text:span></text:p>
          </table:table-cell>
          <table:table-cell table:style-name="Таблица4.A45" office:value-type="float" office:value="1">
            <text:p text:style-name="P209"><text:span text:style-name="T440">1</text:span></text:p>
          </table:table-cell>
          <table:table-cell table:style-name="Таблица4.A45" office:value-type="float" office:value="4">
            <text:p text:style-name="P219"><text:span text:style-name="T440">4</text:span></text:p>
          </table:table-cell>
          <table:table-cell table:style-name="Таблица4.A42" office:value-type="string">
            <text:p text:style-name="P8"/>
          </table:table-cell>
          <table:table-cell table:style-name="Таблица4.E42" office:value-type="string">
            <text:p text:style-name="P8"/>
          </table:table-cell>
        </table:table-row>
      </table:table>
      <text:h text:style-name="P652" text:outline-level="2"><text:soft-page-break/>GRADING POLICY<text:line-break/>(SCALING TEST GRADES TO TREDITIONAL ONES)</text:h>
      <text:p text:style-name="P28">Test grading could be evaluated on 1 correct answer – 1 point basis. So 202 points is the maximum.</text:p>
      <text:p text:style-name="P28"><text:soft-page-break/>50% correct answers — C grade.</text:p>
      <text:p text:style-name="P28">70% correct answers — B grade.</text:p>
      <text:p text:style-name="P28">More than 80% correct answers — A grade.</text:p>
      <text:p text:style-name="P28"/>
      <text:h text:style-name="P654" text:outline-level="2">TEST HOLDING RECOMENDATIONS</text:h>
      <text:p text:style-name="P37">Timing should be computed from the 1 task – 3.5 minutes base.</text:p>
      <text:p text:style-name="P38">If testing is being hold in computer class then tests are to check by computers. Otherwise test are to check by teacher with the kyes.</text:p>
      <text:p text:style-name="P38">If testing holds without assistance then checking should be performed only after test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2" svg:font-family="'Times New Roman'"/>
    <style:font-face style:name="Verdana" svg:font-family="Verdana, Geneva, sans-serif"/>
    <style:font-face style:name="sans-serif" svg:font-family="sans-serif"/>
    <style:font-face style:name="TimesNewRomanPSMT" svg:font-family="TimesNewRomanPSMT"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cm" style:auto-text-indent="false" style:page-number="auto"/>
      <style:text-properties fo:font-size="14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Title" style:next-style-name="Text_20_body" style:default-outline-level="4" style:class="text" style:master-page-name="">
      <style:paragraph-properties fo:margin-left="0cm" fo:margin-right="0cm" fo:margin-top="0.4cm" fo:margin-bottom="0cm" fo:text-indent="1cm" style:auto-text-indent="false" style:page-number="auto"/>
      <style:text-properties style:font-name="Times New Roman1" fo:font-size="14pt" fo:font-style="normal" fo:font-weight="bold" style:font-size-asian="85%" style:font-style-asian="italic" style:font-weight-asian="bold" style:font-size-complex="85%" style:font-style-complex="italic"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42cm" fo:margin-bottom="0.109cm" fo:text-indent="0cm" style:auto-text-indent="false"/>
      <style:text-properties style:font-name="Times New Roman1" fo:font-size="16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paragraph-properties fo:margin-left="0cm" fo:margin-right="0cm" fo:text-align="center" style:justify-single-word="false" fo:text-indent="0cm" style:auto-text-indent="false"/>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Вопрос_20_теста" style:display-name="Вопрос теста" style:family="paragraph" style:parent-style-name="Text_20_body" style:class="text">
      <style:paragraph-properties fo:margin-left="0cm" fo:margin-right="0cm" fo:line-height="150%" fo:text-indent="0cm" style:auto-text-indent="false"/>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Strong_20_Emphasis" style:display-name="Strong Emphasis" style:family="text" style:parent-style-name="Основной_20_шрифт_20_абзаца1">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em Pelenitsyn</meta:initial-creator>
    <meta:creation-date>2010-12-21T21:17:24</meta:creation-date>
    <dc:date>2010-12-27T17:35:02.32</dc:date>
    <meta:editing-duration>PT50H18M23S</meta:editing-duration>
    <meta:editing-cycles>203</meta:editing-cycles>
    <meta:generator>OpenOffice.org/3.2$Win32 OpenOffice.org_project/320m19$Build-9505</meta:generator>
    <meta:document-statistic meta:table-count="4" meta:image-count="0" meta:object-count="0" meta:page-count="44" meta:paragraph-count="1851" meta:word-count="7401" meta:character-count="36042"/>
  </office:meta>
</office:document-meta>
</file>